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55.84mm"/>
    </style:style>
    <style:style style:name="co4" style:family="table-column">
      <style:table-column-properties fo:break-before="auto" style:column-width="121.3mm"/>
    </style:style>
    <style:style style:name="co5" style:family="table-column">
      <style:table-column-properties fo:break-before="auto" style:column-width="110.05mm"/>
    </style:style>
    <style:style style:name="co6" style:family="table-column">
      <style:table-column-properties fo:break-before="auto" style:column-width="189.12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210.94mm"/>
    </style:style>
    <style:style style:name="co9" style:family="table-column">
      <style:table-column-properties fo:break-before="auto" style:column-width="26.86mm"/>
    </style:style>
    <style:style style:name="co10" style:family="table-column">
      <style:table-column-properties fo:break-before="auto" style:column-width="20.06mm"/>
    </style:style>
    <style:style style:name="co11" style:family="table-column">
      <style:table-column-properties fo:break-before="auto" style:column-width="5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ponsabl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arterno</text:p>
          </table:table-cell>
          <table:table-cell table:style-name="ce1" office:value-type="string" calcext:value-type="string">
            <text:p>matern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correo</text:p>
          </table:table-cell>
          <table:table-cell table:style-name="ce2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bett</text:p>
          </table:table-cell>
          <table:table-cell office:value-type="string" calcext:value-type="string">
            <text:p>Dudmarsh</text:p>
          </table:table-cell>
          <table:table-cell office:value-type="string" calcext:value-type="string">
            <text:p>Colson</text:p>
          </table:table-cell>
          <table:table-cell office:value-type="string" calcext:value-type="string">
            <text:p>235-446-6231</text:p>
          </table:table-cell>
          <table:table-cell office:value-type="string" calcext:value-type="string">
            <text:p>ccolson0@squidoo.com</text:p>
          </table:table-cell>
          <table:table-cell table:formula="of:=CONCATENATE([.A2];&quot;::&quot;;[.B2];&quot;::&quot;;[.C2];&quot;::&quot;;[.D2];&quot;::&quot;;[.E2])" office:value-type="string" office:string-value="Corbett::Dudmarsh::Colson::235-446-6231::ccolson0@squidoo.com" calcext:value-type="string">
            <text:p>Corbett::Dudmarsh::Colson::235-446-6231::ccolson0@squido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a</text:p>
          </table:table-cell>
          <table:table-cell office:value-type="string" calcext:value-type="string">
            <text:p>Labarre</text:p>
          </table:table-cell>
          <table:table-cell office:value-type="string" calcext:value-type="string">
            <text:p>Asgodby</text:p>
          </table:table-cell>
          <table:table-cell office:value-type="string" calcext:value-type="string">
            <text:p>903-282-9401</text:p>
          </table:table-cell>
          <table:table-cell office:value-type="string" calcext:value-type="string">
            <text:p>casgodby1@tmall.com</text:p>
          </table:table-cell>
          <table:table-cell table:formula="of:=CONCATENATE([.A3];&quot;::&quot;;[.B3];&quot;::&quot;;[.C3];&quot;::&quot;;[.D3];&quot;::&quot;;[.E3])" office:value-type="string" office:string-value="Channa::Labarre::Asgodby::903-282-9401::casgodby1@tmall.com" calcext:value-type="string">
            <text:p>Channa::Labarre::Asgodby::903-282-9401::casgodby1@tmal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y</text:p>
          </table:table-cell>
          <table:table-cell office:value-type="string" calcext:value-type="string">
            <text:p>McGlone</text:p>
          </table:table-cell>
          <table:table-cell office:value-type="string" calcext:value-type="string">
            <text:p>Drakeley</text:p>
          </table:table-cell>
          <table:table-cell office:value-type="string" calcext:value-type="string">
            <text:p>163-124-4376</text:p>
          </table:table-cell>
          <table:table-cell office:value-type="string" calcext:value-type="string">
            <text:p>mdrakeley2@kickstarter.com</text:p>
          </table:table-cell>
          <table:table-cell table:formula="of:=CONCATENATE([.A4];&quot;::&quot;;[.B4];&quot;::&quot;;[.C4];&quot;::&quot;;[.D4];&quot;::&quot;;[.E4])" office:value-type="string" office:string-value="Maxy::McGlone::Drakeley::163-124-4376::mdrakeley2@kickstarter.com" calcext:value-type="string">
            <text:p>Maxy::McGlone::Drakeley::163-124-4376::mdrakeley2@kickstarte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rd</text:p>
          </table:table-cell>
          <table:table-cell office:value-type="string" calcext:value-type="string">
            <text:p>Biddlecombe</text:p>
          </table:table-cell>
          <table:table-cell office:value-type="string" calcext:value-type="string">
            <text:p>Middas</text:p>
          </table:table-cell>
          <table:table-cell office:value-type="string" calcext:value-type="string">
            <text:p>443-337-7602</text:p>
          </table:table-cell>
          <table:table-cell office:value-type="string" calcext:value-type="string">
            <text:p>amiddas3@w3.org</text:p>
          </table:table-cell>
          <table:table-cell table:formula="of:=CONCATENATE([.A5];&quot;::&quot;;[.B5];&quot;::&quot;;[.C5];&quot;::&quot;;[.D5];&quot;::&quot;;[.E5])" office:value-type="string" office:string-value="Alphard::Biddlecombe::Middas::443-337-7602::amiddas3@w3.org" calcext:value-type="string">
            <text:p>Alphard::Biddlecombe::Middas::443-337-7602::amiddas3@w3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sa</text:p>
          </table:table-cell>
          <table:table-cell office:value-type="string" calcext:value-type="string">
            <text:p>Cristoforetti</text:p>
          </table:table-cell>
          <table:table-cell office:value-type="string" calcext:value-type="string">
            <text:p>Senechell</text:p>
          </table:table-cell>
          <table:table-cell office:value-type="string" calcext:value-type="string">
            <text:p>512-941-2638</text:p>
          </table:table-cell>
          <table:table-cell office:value-type="string" calcext:value-type="string">
            <text:p>asenechell4@loc.gov</text:p>
          </table:table-cell>
          <table:table-cell table:formula="of:=CONCATENATE([.A6];&quot;::&quot;;[.B6];&quot;::&quot;;[.C6];&quot;::&quot;;[.D6];&quot;::&quot;;[.E6])" office:value-type="string" office:string-value="Anissa::Cristoforetti::Senechell::512-941-2638::asenechell4@loc.gov" calcext:value-type="string">
            <text:p>Anissa::Cristoforetti::Senechell::512-941-2638::asenechell4@loc.g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</text:p>
          </table:table-cell>
          <table:table-cell office:value-type="string" calcext:value-type="string">
            <text:p>Eke</text:p>
          </table:table-cell>
          <table:table-cell office:value-type="string" calcext:value-type="string">
            <text:p>Baldung</text:p>
          </table:table-cell>
          <table:table-cell office:value-type="string" calcext:value-type="string">
            <text:p>621-882-4066</text:p>
          </table:table-cell>
          <table:table-cell office:value-type="string" calcext:value-type="string">
            <text:p>lbaldung5@hostgator.com</text:p>
          </table:table-cell>
          <table:table-cell table:formula="of:=CONCATENATE([.A7];&quot;::&quot;;[.B7];&quot;::&quot;;[.C7];&quot;::&quot;;[.D7];&quot;::&quot;;[.E7])" office:value-type="string" office:string-value="Linc::Eke::Baldung::621-882-4066::lbaldung5@hostgator.com" calcext:value-type="string">
            <text:p>Linc::Eke::Baldung::621-882-4066::lbaldung5@hostgato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lson</text:p>
          </table:table-cell>
          <table:table-cell office:value-type="string" calcext:value-type="string">
            <text:p>Bushby</text:p>
          </table:table-cell>
          <table:table-cell office:value-type="string" calcext:value-type="string">
            <text:p>Gagan</text:p>
          </table:table-cell>
          <table:table-cell office:value-type="string" calcext:value-type="string">
            <text:p>406-528-7425</text:p>
          </table:table-cell>
          <table:table-cell office:value-type="string" calcext:value-type="string">
            <text:p>ngagan6@networksolutions.com</text:p>
          </table:table-cell>
          <table:table-cell table:formula="of:=CONCATENATE([.A8];&quot;::&quot;;[.B8];&quot;::&quot;;[.C8];&quot;::&quot;;[.D8];&quot;::&quot;;[.E8])" office:value-type="string" office:string-value="Nealson::Bushby::Gagan::406-528-7425::ngagan6@networksolutions.com" calcext:value-type="string">
            <text:p>Nealson::Bushby::Gagan::406-528-7425::ngagan6@networksolution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i</text:p>
          </table:table-cell>
          <table:table-cell office:value-type="string" calcext:value-type="string">
            <text:p>Dowers</text:p>
          </table:table-cell>
          <table:table-cell office:value-type="string" calcext:value-type="string">
            <text:p>Dupoy</text:p>
          </table:table-cell>
          <table:table-cell office:value-type="string" calcext:value-type="string">
            <text:p>584-178-7832</text:p>
          </table:table-cell>
          <table:table-cell office:value-type="string" calcext:value-type="string">
            <text:p>ddupoy7@sina.com.cn</text:p>
          </table:table-cell>
          <table:table-cell table:formula="of:=CONCATENATE([.A9];&quot;::&quot;;[.B9];&quot;::&quot;;[.C9];&quot;::&quot;;[.D9];&quot;::&quot;;[.E9])" office:value-type="string" office:string-value="Danni::Dowers::Dupoy::584-178-7832::ddupoy7@sina.com.cn" calcext:value-type="string">
            <text:p>Danni::Dowers::Dupoy::584-178-7832::ddupoy7@sina.com.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Opdenort</text:p>
          </table:table-cell>
          <table:table-cell office:value-type="string" calcext:value-type="string">
            <text:p>Andrioli</text:p>
          </table:table-cell>
          <table:table-cell office:value-type="string" calcext:value-type="string">
            <text:p>721-800-0025</text:p>
          </table:table-cell>
          <table:table-cell office:value-type="string" calcext:value-type="string">
            <text:p>bandrioli8@free.fr</text:p>
          </table:table-cell>
          <table:table-cell table:formula="of:=CONCATENATE([.A10];&quot;::&quot;;[.B10];&quot;::&quot;;[.C10];&quot;::&quot;;[.D10];&quot;::&quot;;[.E10])" office:value-type="string" office:string-value="Bennett::Opdenort::Andrioli::721-800-0025::bandrioli8@free.fr" calcext:value-type="string">
            <text:p>Bennett::Opdenort::Andrioli::721-800-0025::bandrioli8@free.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ico</text:p>
          </table:table-cell>
          <table:table-cell office:value-type="string" calcext:value-type="string">
            <text:p>Peddie</text:p>
          </table:table-cell>
          <table:table-cell office:value-type="string" calcext:value-type="string">
            <text:p>Couzens</text:p>
          </table:table-cell>
          <table:table-cell office:value-type="string" calcext:value-type="string">
            <text:p>123-670-9766</text:p>
          </table:table-cell>
          <table:table-cell office:value-type="string" calcext:value-type="string">
            <text:p>ecouzens9@latimes.com</text:p>
          </table:table-cell>
          <table:table-cell table:formula="of:=CONCATENATE([.A11];&quot;::&quot;;[.B11];&quot;::&quot;;[.C11];&quot;::&quot;;[.D11];&quot;::&quot;;[.E11])" office:value-type="string" office:string-value="Enrico::Peddie::Couzens::123-670-9766::ecouzens9@latimes.com" calcext:value-type="string">
            <text:p>Enrico::Peddie::Couzens::123-670-9766::ecouzens9@latime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</text:p>
          </table:table-cell>
          <table:table-cell office:value-type="string" calcext:value-type="string">
            <text:p>Paule</text:p>
          </table:table-cell>
          <table:table-cell office:value-type="string" calcext:value-type="string">
            <text:p>Schorah</text:p>
          </table:table-cell>
          <table:table-cell office:value-type="string" calcext:value-type="string">
            <text:p>844-166-2997</text:p>
          </table:table-cell>
          <table:table-cell office:value-type="string" calcext:value-type="string">
            <text:p>eschoraha@slashdot.org</text:p>
          </table:table-cell>
          <table:table-cell table:formula="of:=CONCATENATE([.A12];&quot;::&quot;;[.B12];&quot;::&quot;;[.C12];&quot;::&quot;;[.D12];&quot;::&quot;;[.E12])" office:value-type="string" office:string-value="Ede::Paule::Schorah::844-166-2997::eschoraha@slashdot.org" calcext:value-type="string">
            <text:p>Ede::Paule::Schorah::844-166-2997::eschoraha@slashdot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Berrigan</text:p>
          </table:table-cell>
          <table:table-cell office:value-type="string" calcext:value-type="string">
            <text:p>Hasley</text:p>
          </table:table-cell>
          <table:table-cell office:value-type="string" calcext:value-type="string">
            <text:p>338-349-9531</text:p>
          </table:table-cell>
          <table:table-cell office:value-type="string" calcext:value-type="string">
            <text:p>jhasleyb@php.net</text:p>
          </table:table-cell>
          <table:table-cell table:formula="of:=CONCATENATE([.A13];&quot;::&quot;;[.B13];&quot;::&quot;;[.C13];&quot;::&quot;;[.D13];&quot;::&quot;;[.E13])" office:value-type="string" office:string-value="Joya::Berrigan::Hasley::338-349-9531::jhasleyb@php.net" calcext:value-type="string">
            <text:p>Joya::Berrigan::Hasley::338-349-9531::jhasleyb@php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Skeggs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997-265-5222</text:p>
          </table:table-cell>
          <table:table-cell office:value-type="string" calcext:value-type="string">
            <text:p>ayarnellc@constantcontact.com</text:p>
          </table:table-cell>
          <table:table-cell table:formula="of:=CONCATENATE([.A14];&quot;::&quot;;[.B14];&quot;::&quot;;[.C14];&quot;::&quot;;[.D14];&quot;::&quot;;[.E14])" office:value-type="string" office:string-value="Ally::Skeggs::Yarnell::997-265-5222::ayarnellc@constantcontact.com" calcext:value-type="string">
            <text:p>Ally::Skeggs::Yarnell::997-265-5222::ayarnellc@constantcontac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ily</text:p>
          </table:table-cell>
          <table:table-cell office:value-type="string" calcext:value-type="string">
            <text:p>Thal</text:p>
          </table:table-cell>
          <table:table-cell office:value-type="string" calcext:value-type="string">
            <text:p>Ilson</text:p>
          </table:table-cell>
          <table:table-cell office:value-type="string" calcext:value-type="string">
            <text:p>254-497-3226</text:p>
          </table:table-cell>
          <table:table-cell office:value-type="string" calcext:value-type="string">
            <text:p>cilsond@omniture.com</text:p>
          </table:table-cell>
          <table:table-cell table:formula="of:=CONCATENATE([.A15];&quot;::&quot;;[.B15];&quot;::&quot;;[.C15];&quot;::&quot;;[.D15];&quot;::&quot;;[.E15])" office:value-type="string" office:string-value="Cicily::Thal::Ilson::254-497-3226::cilsond@omniture.com" calcext:value-type="string">
            <text:p>Cicily::Thal::Ilson::254-497-3226::cilsond@omniture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y</text:p>
          </table:table-cell>
          <table:table-cell office:value-type="string" calcext:value-type="string">
            <text:p>Reynoollds</text:p>
          </table:table-cell>
          <table:table-cell office:value-type="string" calcext:value-type="string">
            <text:p>Pavlov</text:p>
          </table:table-cell>
          <table:table-cell office:value-type="string" calcext:value-type="string">
            <text:p>647-582-1339</text:p>
          </table:table-cell>
          <table:table-cell office:value-type="string" calcext:value-type="string">
            <text:p>spavlove@sbwire.com</text:p>
          </table:table-cell>
          <table:table-cell table:formula="of:=CONCATENATE([.A16];&quot;::&quot;;[.B16];&quot;::&quot;;[.C16];&quot;::&quot;;[.D16];&quot;::&quot;;[.E16])" office:value-type="string" office:string-value="Sheffy::Reynoollds::Pavlov::647-582-1339::spavlove@sbwire.com" calcext:value-type="string">
            <text:p>Sheffy::Reynoollds::Pavlov::647-582-1339::spavlove@sbwire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i</text:p>
          </table:table-cell>
          <table:table-cell office:value-type="string" calcext:value-type="string">
            <text:p>Winkell</text:p>
          </table:table-cell>
          <table:table-cell office:value-type="string" calcext:value-type="string">
            <text:p>Leeke</text:p>
          </table:table-cell>
          <table:table-cell office:value-type="string" calcext:value-type="string">
            <text:p>880-622-0230</text:p>
          </table:table-cell>
          <table:table-cell office:value-type="string" calcext:value-type="string">
            <text:p>rleekef@lulu.com</text:p>
          </table:table-cell>
          <table:table-cell table:formula="of:=CONCATENATE([.A17];&quot;::&quot;;[.B17];&quot;::&quot;;[.C17];&quot;::&quot;;[.D17];&quot;::&quot;;[.E17])" office:value-type="string" office:string-value="Rici::Winkell::Leeke::880-622-0230::rleekef@lulu.com" calcext:value-type="string">
            <text:p>Rici::Winkell::Leeke::880-622-0230::rleekef@lul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ta</text:p>
          </table:table-cell>
          <table:table-cell office:value-type="string" calcext:value-type="string">
            <text:p>Stilgo</text:p>
          </table:table-cell>
          <table:table-cell office:value-type="string" calcext:value-type="string">
            <text:p>Overell</text:p>
          </table:table-cell>
          <table:table-cell office:value-type="string" calcext:value-type="string">
            <text:p>353-511-2410</text:p>
          </table:table-cell>
          <table:table-cell office:value-type="string" calcext:value-type="string">
            <text:p>coverellg@wikipedia.org</text:p>
          </table:table-cell>
          <table:table-cell table:formula="of:=CONCATENATE([.A18];&quot;::&quot;;[.B18];&quot;::&quot;;[.C18];&quot;::&quot;;[.D18];&quot;::&quot;;[.E18])" office:value-type="string" office:string-value="Carita::Stilgo::Overell::353-511-2410::coverellg@wikipedia.org" calcext:value-type="string">
            <text:p>Carita::Stilgo::Overell::353-511-2410::coverellg@wikipedia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Brangan</text:p>
          </table:table-cell>
          <table:table-cell office:value-type="string" calcext:value-type="string">
            <text:p>439-360-3241</text:p>
          </table:table-cell>
          <table:table-cell office:value-type="string" calcext:value-type="string">
            <text:p>fbranganh@instagram.com</text:p>
          </table:table-cell>
          <table:table-cell table:formula="of:=CONCATENATE([.A19];&quot;::&quot;;[.B19];&quot;::&quot;;[.C19];&quot;::&quot;;[.D19];&quot;::&quot;;[.E19])" office:value-type="string" office:string-value="Ferne::Roof::Brangan::439-360-3241::fbranganh@instagram.com" calcext:value-type="string">
            <text:p>Ferne::Roof::Brangan::439-360-3241::fbranganh@instagram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McKea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858-702-2760</text:p>
          </table:table-cell>
          <table:table-cell office:value-type="string" calcext:value-type="string">
            <text:p>tmorguei@independent.co.uk</text:p>
          </table:table-cell>
          <table:table-cell table:formula="of:=CONCATENATE([.A20];&quot;::&quot;;[.B20];&quot;::&quot;;[.C20];&quot;::&quot;;[.D20];&quot;::&quot;;[.E20])" office:value-type="string" office:string-value="Tamar::McKea::Morgue::858-702-2760::tmorguei@independent.co.uk" calcext:value-type="string">
            <text:p>Tamar::McKea::Morgue::858-702-2760::tmorguei@independent.co.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m</text:p>
          </table:table-cell>
          <table:table-cell office:value-type="string" calcext:value-type="string">
            <text:p>Switze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701-120-3313</text:p>
          </table:table-cell>
          <table:table-cell office:value-type="string" calcext:value-type="string">
            <text:p>isharpj@home.pl</text:p>
          </table:table-cell>
          <table:table-cell table:formula="of:=CONCATENATE([.A21];&quot;::&quot;;[.B21];&quot;::&quot;;[.C21];&quot;::&quot;;[.D21];&quot;::&quot;;[.E21])" office:value-type="string" office:string-value="Ingrim::Switzer::Sharp::701-120-3313::isharpj@home.pl" calcext:value-type="string">
            <text:p>Ingrim::Switzer::Sharp::701-120-3313::isharpj@home.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Trayte</text:p>
          </table:table-cell>
          <table:table-cell office:value-type="string" calcext:value-type="string">
            <text:p>Garard</text:p>
          </table:table-cell>
          <table:table-cell office:value-type="string" calcext:value-type="string">
            <text:p>128-772-9532</text:p>
          </table:table-cell>
          <table:table-cell office:value-type="string" calcext:value-type="string">
            <text:p>lgarardk@histats.com</text:p>
          </table:table-cell>
          <table:table-cell table:formula="of:=CONCATENATE([.A22];&quot;::&quot;;[.B22];&quot;::&quot;;[.C22];&quot;::&quot;;[.D22];&quot;::&quot;;[.E22])" office:value-type="string" office:string-value="Lara::Trayte::Garard::128-772-9532::lgarardk@histats.com" calcext:value-type="string">
            <text:p>Lara::Trayte::Garard::128-772-9532::lgarardk@histat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Bille</text:p>
          </table:table-cell>
          <table:table-cell office:value-type="string" calcext:value-type="string">
            <text:p>Egel</text:p>
          </table:table-cell>
          <table:table-cell office:value-type="string" calcext:value-type="string">
            <text:p>280-768-1336</text:p>
          </table:table-cell>
          <table:table-cell office:value-type="string" calcext:value-type="string">
            <text:p>segell@dedecms.com</text:p>
          </table:table-cell>
          <table:table-cell table:formula="of:=CONCATENATE([.A23];&quot;::&quot;;[.B23];&quot;::&quot;;[.C23];&quot;::&quot;;[.D23];&quot;::&quot;;[.E23])" office:value-type="string" office:string-value="Sandra::Bille::Egel::280-768-1336::segell@dedecms.com" calcext:value-type="string">
            <text:p>Sandra::Bille::Egel::280-768-1336::segell@dedecm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ll</text:p>
          </table:table-cell>
          <table:table-cell office:value-type="string" calcext:value-type="string">
            <text:p>Boothman</text:p>
          </table:table-cell>
          <table:table-cell office:value-type="string" calcext:value-type="string">
            <text:p>Elbourn</text:p>
          </table:table-cell>
          <table:table-cell office:value-type="string" calcext:value-type="string">
            <text:p>193-704-7242</text:p>
          </table:table-cell>
          <table:table-cell office:value-type="string" calcext:value-type="string">
            <text:p>lelbournm@youtu.be</text:p>
          </table:table-cell>
          <table:table-cell table:formula="of:=CONCATENATE([.A24];&quot;::&quot;;[.B24];&quot;::&quot;;[.C24];&quot;::&quot;;[.D24];&quot;::&quot;;[.E24])" office:value-type="string" office:string-value="Lowell::Boothman::Elbourn::193-704-7242::lelbournm@youtu.be" calcext:value-type="string">
            <text:p>Lowell::Boothman::Elbourn::193-704-7242::lelbournm@youtu.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Casbourne</text:p>
          </table:table-cell>
          <table:table-cell office:value-type="string" calcext:value-type="string">
            <text:p>Gellion</text:p>
          </table:table-cell>
          <table:table-cell office:value-type="string" calcext:value-type="string">
            <text:p>755-779-6668</text:p>
          </table:table-cell>
          <table:table-cell office:value-type="string" calcext:value-type="string">
            <text:p>cgellionn@surveymonkey.com</text:p>
          </table:table-cell>
          <table:table-cell table:formula="of:=CONCATENATE([.A25];&quot;::&quot;;[.B25];&quot;::&quot;;[.C25];&quot;::&quot;;[.D25];&quot;::&quot;;[.E25])" office:value-type="string" office:string-value="Carlos::Casbourne::Gellion::755-779-6668::cgellionn@surveymonkey.com" calcext:value-type="string">
            <text:p>Carlos::Casbourne::Gellion::755-779-6668::cgellionn@surveymonkey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Hinsche</text:p>
          </table:table-cell>
          <table:table-cell office:value-type="string" calcext:value-type="string">
            <text:p>Ghelardi</text:p>
          </table:table-cell>
          <table:table-cell office:value-type="string" calcext:value-type="string">
            <text:p>237-582-1287</text:p>
          </table:table-cell>
          <table:table-cell office:value-type="string" calcext:value-type="string">
            <text:p>eghelardio@marketwatch.com</text:p>
          </table:table-cell>
          <table:table-cell table:formula="of:=CONCATENATE([.A26];&quot;::&quot;;[.B26];&quot;::&quot;;[.C26];&quot;::&quot;;[.D26];&quot;::&quot;;[.E26])" office:value-type="string" office:string-value="Eddy::Hinsche::Ghelardi::237-582-1287::eghelardio@marketwatch.com" calcext:value-type="string">
            <text:p>Eddy::Hinsche::Ghelardi::237-582-1287::eghelardio@marketwatch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Paulsen</text:p>
          </table:table-cell>
          <table:table-cell office:value-type="string" calcext:value-type="string">
            <text:p>Wims</text:p>
          </table:table-cell>
          <table:table-cell office:value-type="string" calcext:value-type="string">
            <text:p>135-982-9992</text:p>
          </table:table-cell>
          <table:table-cell office:value-type="string" calcext:value-type="string">
            <text:p>pwimsp@t.co</text:p>
          </table:table-cell>
          <table:table-cell table:formula="of:=CONCATENATE([.A27];&quot;::&quot;;[.B27];&quot;::&quot;;[.C27];&quot;::&quot;;[.D27];&quot;::&quot;;[.E27])" office:value-type="string" office:string-value="Patrick::Paulsen::Wims::135-982-9992::pwimsp@t.co" calcext:value-type="string">
            <text:p>Patrick::Paulsen::Wims::135-982-9992::pwimsp@t.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sell</text:p>
          </table:table-cell>
          <table:table-cell office:value-type="string" calcext:value-type="string">
            <text:p>Yarnley</text:p>
          </table:table-cell>
          <table:table-cell office:value-type="string" calcext:value-type="string">
            <text:p>Sterley</text:p>
          </table:table-cell>
          <table:table-cell office:value-type="string" calcext:value-type="string">
            <text:p>914-820-0524</text:p>
          </table:table-cell>
          <table:table-cell office:value-type="string" calcext:value-type="string">
            <text:p>rsterleyq@loc.gov</text:p>
          </table:table-cell>
          <table:table-cell table:formula="of:=CONCATENATE([.A28];&quot;::&quot;;[.B28];&quot;::&quot;;[.C28];&quot;::&quot;;[.D28];&quot;::&quot;;[.E28])" office:value-type="string" office:string-value="Ransell::Yarnley::Sterley::914-820-0524::rsterleyq@loc.gov" calcext:value-type="string">
            <text:p>Ransell::Yarnley::Sterley::914-820-0524::rsterleyq@loc.g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a</text:p>
          </table:table-cell>
          <table:table-cell office:value-type="string" calcext:value-type="string">
            <text:p>Ettridge</text:p>
          </table:table-cell>
          <table:table-cell office:value-type="string" calcext:value-type="string">
            <text:p>Goretti</text:p>
          </table:table-cell>
          <table:table-cell office:value-type="string" calcext:value-type="string">
            <text:p>201-119-2995</text:p>
          </table:table-cell>
          <table:table-cell office:value-type="string" calcext:value-type="string">
            <text:p>kgorettir@cornell.edu</text:p>
          </table:table-cell>
          <table:table-cell table:formula="of:=CONCATENATE([.A29];&quot;::&quot;;[.B29];&quot;::&quot;;[.C29];&quot;::&quot;;[.D29];&quot;::&quot;;[.E29])" office:value-type="string" office:string-value="Karena::Ettridge::Goretti::201-119-2995::kgorettir@cornell.edu" calcext:value-type="string">
            <text:p>Karena::Ettridge::Goretti::201-119-2995::kgorettir@cornell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un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Le Monnier</text:p>
          </table:table-cell>
          <table:table-cell office:value-type="string" calcext:value-type="string">
            <text:p>486-500-4919</text:p>
          </table:table-cell>
          <table:table-cell office:value-type="string" calcext:value-type="string">
            <text:p>slemonniers@issuu.com</text:p>
          </table:table-cell>
          <table:table-cell table:formula="of:=CONCATENATE([.A30];&quot;::&quot;;[.B30];&quot;::&quot;;[.C30];&quot;::&quot;;[.D30];&quot;::&quot;;[.E30])" office:value-type="string" office:string-value="Shaun::Scholl::Le Monnier::486-500-4919::slemonniers@issuu.com" calcext:value-type="string">
            <text:p>Shaun::Scholl::Le Monnier::486-500-4919::slemonniers@issu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Beddows</text:p>
          </table:table-cell>
          <table:table-cell office:value-type="string" calcext:value-type="string">
            <text:p>Whanstall</text:p>
          </table:table-cell>
          <table:table-cell office:value-type="string" calcext:value-type="string">
            <text:p>335-447-8303</text:p>
          </table:table-cell>
          <table:table-cell office:value-type="string" calcext:value-type="string">
            <text:p>gwhanstallt@furl.net</text:p>
          </table:table-cell>
          <table:table-cell table:formula="of:=CONCATENATE([.A31];&quot;::&quot;;[.B31];&quot;::&quot;;[.C31];&quot;::&quot;;[.D31];&quot;::&quot;;[.E31])" office:value-type="string" office:string-value="Guillermo::Beddows::Whanstall::335-447-8303::gwhanstallt@furl.net" calcext:value-type="string">
            <text:p>Guillermo::Beddows::Whanstall::335-447-8303::gwhanstallt@furl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la</text:p>
          </table:table-cell>
          <table:table-cell office:value-type="string" calcext:value-type="string">
            <text:p>Cometson</text:p>
          </table:table-cell>
          <table:table-cell office:value-type="string" calcext:value-type="string">
            <text:p>Schofield</text:p>
          </table:table-cell>
          <table:table-cell office:value-type="string" calcext:value-type="string">
            <text:p>366-965-6349</text:p>
          </table:table-cell>
          <table:table-cell office:value-type="string" calcext:value-type="string">
            <text:p>cschofieldu@jalbum.net</text:p>
          </table:table-cell>
          <table:table-cell table:formula="of:=CONCATENATE([.A32];&quot;::&quot;;[.B32];&quot;::&quot;;[.C32];&quot;::&quot;;[.D32];&quot;::&quot;;[.E32])" office:value-type="string" office:string-value="Cornela::Cometson::Schofield::366-965-6349::cschofieldu@jalbum.net" calcext:value-type="string">
            <text:p>Cornela::Cometson::Schofield::366-965-6349::cschofieldu@jalbum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delyn</text:p>
          </table:table-cell>
          <table:table-cell office:value-type="string" calcext:value-type="string">
            <text:p>Lindner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471-632-1381</text:p>
          </table:table-cell>
          <table:table-cell office:value-type="string" calcext:value-type="string">
            <text:p>calpesv@npr.org</text:p>
          </table:table-cell>
          <table:table-cell table:formula="of:=CONCATENATE([.A33];&quot;::&quot;;[.B33];&quot;::&quot;;[.C33];&quot;::&quot;;[.D33];&quot;::&quot;;[.E33])" office:value-type="string" office:string-value="Cindelyn::Lindner::Alpes::471-632-1381::calpesv@npr.org" calcext:value-type="string">
            <text:p>Cindelyn::Lindner::Alpes::471-632-1381::calpesv@npr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lda</text:p>
          </table:table-cell>
          <table:table-cell office:value-type="string" calcext:value-type="string">
            <text:p>Bassilashvili</text:p>
          </table:table-cell>
          <table:table-cell office:value-type="string" calcext:value-type="string">
            <text:p>Osgardby</text:p>
          </table:table-cell>
          <table:table-cell office:value-type="string" calcext:value-type="string">
            <text:p>481-231-9356</text:p>
          </table:table-cell>
          <table:table-cell office:value-type="string" calcext:value-type="string">
            <text:p>mosgardbyw@qq.com</text:p>
          </table:table-cell>
          <table:table-cell table:formula="of:=CONCATENATE([.A34];&quot;::&quot;;[.B34];&quot;::&quot;;[.C34];&quot;::&quot;;[.D34];&quot;::&quot;;[.E34])" office:value-type="string" office:string-value="Matelda::Bassilashvili::Osgardby::481-231-9356::mosgardbyw@qq.com" calcext:value-type="string">
            <text:p>Matelda::Bassilashvili::Osgardby::481-231-9356::mosgardbyw@qq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wald</text:p>
          </table:table-cell>
          <table:table-cell office:value-type="string" calcext:value-type="string">
            <text:p>Formie</text:p>
          </table:table-cell>
          <table:table-cell office:value-type="string" calcext:value-type="string">
            <text:p>McCorley</text:p>
          </table:table-cell>
          <table:table-cell office:value-type="string" calcext:value-type="string">
            <text:p>887-831-1290</text:p>
          </table:table-cell>
          <table:table-cell office:value-type="string" calcext:value-type="string">
            <text:p>rmccorleyx@nyu.edu</text:p>
          </table:table-cell>
          <table:table-cell table:formula="of:=CONCATENATE([.A35];&quot;::&quot;;[.B35];&quot;::&quot;;[.C35];&quot;::&quot;;[.D35];&quot;::&quot;;[.E35])" office:value-type="string" office:string-value="Reinwald::Formie::McCorley::887-831-1290::rmccorleyx@nyu.edu" calcext:value-type="string">
            <text:p>Reinwald::Formie::McCorley::887-831-1290::rmccorleyx@nyu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yn</text:p>
          </table:table-cell>
          <table:table-cell office:value-type="string" calcext:value-type="string">
            <text:p>Wadwell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745-774-0252</text:p>
          </table:table-cell>
          <table:table-cell office:value-type="string" calcext:value-type="string">
            <text:p>mmoldeny@uol.com.br</text:p>
          </table:table-cell>
          <table:table-cell table:formula="of:=CONCATENATE([.A36];&quot;::&quot;;[.B36];&quot;::&quot;;[.C36];&quot;::&quot;;[.D36];&quot;::&quot;;[.E36])" office:value-type="string" office:string-value="Melvyn::Wadwell::Molden::745-774-0252::mmoldeny@uol.com.br" calcext:value-type="string">
            <text:p>Melvyn::Wadwell::Molden::745-774-0252::mmoldeny@uol.com.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524-997-3706</text:p>
          </table:table-cell>
          <table:table-cell office:value-type="string" calcext:value-type="string">
            <text:p>dcanadaz@creativecommons.org</text:p>
          </table:table-cell>
          <table:table-cell table:formula="of:=CONCATENATE([.A37];&quot;::&quot;;[.B37];&quot;::&quot;;[.C37];&quot;::&quot;;[.D37];&quot;::&quot;;[.E37])" office:value-type="string" office:string-value="Desiree::Free::Canada::524-997-3706::dcanadaz@creativecommons.org" calcext:value-type="string">
            <text:p>Desiree::Free::Canada::524-997-3706::dcanadaz@creativecommons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</text:p>
          </table:table-cell>
          <table:table-cell office:value-type="string" calcext:value-type="string">
            <text:p>Riccetti</text:p>
          </table:table-cell>
          <table:table-cell office:value-type="string" calcext:value-type="string">
            <text:p>Seater</text:p>
          </table:table-cell>
          <table:table-cell office:value-type="string" calcext:value-type="string">
            <text:p>690-538-5416</text:p>
          </table:table-cell>
          <table:table-cell office:value-type="string" calcext:value-type="string">
            <text:p>tseater10@seesaa.net</text:p>
          </table:table-cell>
          <table:table-cell table:formula="of:=CONCATENATE([.A38];&quot;::&quot;;[.B38];&quot;::&quot;;[.C38];&quot;::&quot;;[.D38];&quot;::&quot;;[.E38])" office:value-type="string" office:string-value="Teena::Riccetti::Seater::690-538-5416::tseater10@seesaa.net" calcext:value-type="string">
            <text:p>Teena::Riccetti::Seater::690-538-5416::tseater10@seesaa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ie</text:p>
          </table:table-cell>
          <table:table-cell office:value-type="string" calcext:value-type="string">
            <text:p>Labell</text:p>
          </table:table-cell>
          <table:table-cell office:value-type="string" calcext:value-type="string">
            <text:p>Tack</text:p>
          </table:table-cell>
          <table:table-cell office:value-type="string" calcext:value-type="string">
            <text:p>618-369-4663</text:p>
          </table:table-cell>
          <table:table-cell office:value-type="string" calcext:value-type="string">
            <text:p>ptack11@google.co.jp</text:p>
          </table:table-cell>
          <table:table-cell table:formula="of:=CONCATENATE([.A39];&quot;::&quot;;[.B39];&quot;::&quot;;[.C39];&quot;::&quot;;[.D39];&quot;::&quot;;[.E39])" office:value-type="string" office:string-value="Paulie::Labell::Tack::618-369-4663::ptack11@google.co.jp" calcext:value-type="string">
            <text:p>Paulie::Labell::Tack::618-369-4663::ptack11@google.co.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lle</text:p>
          </table:table-cell>
          <table:table-cell office:value-type="string" calcext:value-type="string">
            <text:p>Nyland</text:p>
          </table:table-cell>
          <table:table-cell office:value-type="string" calcext:value-type="string">
            <text:p>Pochon</text:p>
          </table:table-cell>
          <table:table-cell office:value-type="string" calcext:value-type="string">
            <text:p>552-558-3759</text:p>
          </table:table-cell>
          <table:table-cell office:value-type="string" calcext:value-type="string">
            <text:p>mpochon12@mac.com</text:p>
          </table:table-cell>
          <table:table-cell table:formula="of:=CONCATENATE([.A40];&quot;::&quot;;[.B40];&quot;::&quot;;[.C40];&quot;::&quot;;[.D40];&quot;::&quot;;[.E40])" office:value-type="string" office:string-value="Maybelle::Nyland::Pochon::552-558-3759::mpochon12@mac.com" calcext:value-type="string">
            <text:p>Maybelle::Nyland::Pochon::552-558-3759::mpochon12@mac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ni</text:p>
          </table:table-cell>
          <table:table-cell office:value-type="string" calcext:value-type="string">
            <text:p>Bleythin</text:p>
          </table:table-cell>
          <table:table-cell office:value-type="string" calcext:value-type="string">
            <text:p>Siveter</text:p>
          </table:table-cell>
          <table:table-cell office:value-type="string" calcext:value-type="string">
            <text:p>340-699-9033</text:p>
          </table:table-cell>
          <table:table-cell office:value-type="string" calcext:value-type="string">
            <text:p>gsiveter13@cbslocal.com</text:p>
          </table:table-cell>
          <table:table-cell table:formula="of:=CONCATENATE([.A41];&quot;::&quot;;[.B41];&quot;::&quot;;[.C41];&quot;::&quot;;[.D41];&quot;::&quot;;[.E41])" office:value-type="string" office:string-value="Gnni::Bleythin::Siveter::340-699-9033::gsiveter13@cbslocal.com" calcext:value-type="string">
            <text:p>Gnni::Bleythin::Siveter::340-699-9033::gsiveter13@cbsloca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zio</text:p>
          </table:table-cell>
          <table:table-cell office:value-type="string" calcext:value-type="string">
            <text:p>Brunroth</text:p>
          </table:table-cell>
          <table:table-cell office:value-type="string" calcext:value-type="string">
            <text:p>Craiker</text:p>
          </table:table-cell>
          <table:table-cell office:value-type="string" calcext:value-type="string">
            <text:p>752-404-8805</text:p>
          </table:table-cell>
          <table:table-cell office:value-type="string" calcext:value-type="string">
            <text:p>ocraiker14@ovh.net</text:p>
          </table:table-cell>
          <table:table-cell table:formula="of:=CONCATENATE([.A42];&quot;::&quot;;[.B42];&quot;::&quot;;[.C42];&quot;::&quot;;[.D42];&quot;::&quot;;[.E42])" office:value-type="string" office:string-value="Orazio::Brunroth::Craiker::752-404-8805::ocraiker14@ovh.net" calcext:value-type="string">
            <text:p>Orazio::Brunroth::Craiker::752-404-8805::ocraiker14@ovh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ne</text:p>
          </table:table-cell>
          <table:table-cell office:value-type="string" calcext:value-type="string">
            <text:p>Rathe</text:p>
          </table:table-cell>
          <table:table-cell office:value-type="string" calcext:value-type="string">
            <text:p>Kyles</text:p>
          </table:table-cell>
          <table:table-cell office:value-type="string" calcext:value-type="string">
            <text:p>860-489-7699</text:p>
          </table:table-cell>
          <table:table-cell office:value-type="string" calcext:value-type="string">
            <text:p>kkyles15@discovery.com</text:p>
          </table:table-cell>
          <table:table-cell table:formula="of:=CONCATENATE([.A43];&quot;::&quot;;[.B43];&quot;::&quot;;[.C43];&quot;::&quot;;[.D43];&quot;::&quot;;[.E43])" office:value-type="string" office:string-value="Katine::Rathe::Kyles::860-489-7699::kkyles15@discovery.com" calcext:value-type="string">
            <text:p>Katine::Rathe::Kyles::860-489-7699::kkyles15@discovery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ela</text:p>
          </table:table-cell>
          <table:table-cell office:value-type="string" calcext:value-type="string">
            <text:p>Downer</text:p>
          </table:table-cell>
          <table:table-cell office:value-type="string" calcext:value-type="string">
            <text:p>Paine</text:p>
          </table:table-cell>
          <table:table-cell office:value-type="string" calcext:value-type="string">
            <text:p>455-333-0074</text:p>
          </table:table-cell>
          <table:table-cell office:value-type="string" calcext:value-type="string">
            <text:p>mpaine16@microsoft.com</text:p>
          </table:table-cell>
          <table:table-cell table:formula="of:=CONCATENATE([.A44];&quot;::&quot;;[.B44];&quot;::&quot;;[.C44];&quot;::&quot;;[.D44];&quot;::&quot;;[.E44])" office:value-type="string" office:string-value="Micaela::Downer::Paine::455-333-0074::mpaine16@microsoft.com" calcext:value-type="string">
            <text:p>Micaela::Downer::Paine::455-333-0074::mpaine16@microsof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ra</text:p>
          </table:table-cell>
          <table:table-cell office:value-type="string" calcext:value-type="string">
            <text:p>Stiger</text:p>
          </table:table-cell>
          <table:table-cell office:value-type="string" calcext:value-type="string">
            <text:p>Gossipin</text:p>
          </table:table-cell>
          <table:table-cell office:value-type="string" calcext:value-type="string">
            <text:p>685-319-6574</text:p>
          </table:table-cell>
          <table:table-cell office:value-type="string" calcext:value-type="string">
            <text:p>agossipin17@1688.com</text:p>
          </table:table-cell>
          <table:table-cell table:formula="of:=CONCATENATE([.A45];&quot;::&quot;;[.B45];&quot;::&quot;;[.C45];&quot;::&quot;;[.D45];&quot;::&quot;;[.E45])" office:value-type="string" office:string-value="Allegra::Stiger::Gossipin::685-319-6574::agossipin17@1688.com" calcext:value-type="string">
            <text:p>Allegra::Stiger::Gossipin::685-319-6574::agossipin17@1688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Ickovic</text:p>
          </table:table-cell>
          <table:table-cell office:value-type="string" calcext:value-type="string">
            <text:p>Abramov</text:p>
          </table:table-cell>
          <table:table-cell office:value-type="string" calcext:value-type="string">
            <text:p>620-957-3794</text:p>
          </table:table-cell>
          <table:table-cell office:value-type="string" calcext:value-type="string">
            <text:p>iabramov18@cornell.edu</text:p>
          </table:table-cell>
          <table:table-cell table:formula="of:=CONCATENATE([.A46];&quot;::&quot;;[.B46];&quot;::&quot;;[.C46];&quot;::&quot;;[.D46];&quot;::&quot;;[.E46])" office:value-type="string" office:string-value="Iris::Ickovic::Abramov::620-957-3794::iabramov18@cornell.edu" calcext:value-type="string">
            <text:p>Iris::Ickovic::Abramov::620-957-3794::iabramov18@cornell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McCurtin</text:p>
          </table:table-cell>
          <table:table-cell office:value-type="string" calcext:value-type="string">
            <text:p>Seeman</text:p>
          </table:table-cell>
          <table:table-cell office:value-type="string" calcext:value-type="string">
            <text:p>265-656-8231</text:p>
          </table:table-cell>
          <table:table-cell office:value-type="string" calcext:value-type="string">
            <text:p>nseeman19@sogou.com</text:p>
          </table:table-cell>
          <table:table-cell table:formula="of:=CONCATENATE([.A47];&quot;::&quot;;[.B47];&quot;::&quot;;[.C47];&quot;::&quot;;[.D47];&quot;::&quot;;[.E47])" office:value-type="string" office:string-value="North::McCurtin::Seeman::265-656-8231::nseeman19@sogou.com" calcext:value-type="string">
            <text:p>North::McCurtin::Seeman::265-656-8231::nseeman19@sogo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y</text:p>
          </table:table-cell>
          <table:table-cell office:value-type="string" calcext:value-type="string">
            <text:p>Neylan</text:p>
          </table:table-cell>
          <table:table-cell office:value-type="string" calcext:value-type="string">
            <text:p>Cobon</text:p>
          </table:table-cell>
          <table:table-cell office:value-type="string" calcext:value-type="string">
            <text:p>213-606-4764</text:p>
          </table:table-cell>
          <table:table-cell office:value-type="string" calcext:value-type="string">
            <text:p>jcobon1a@gov.uk</text:p>
          </table:table-cell>
          <table:table-cell table:formula="of:=CONCATENATE([.A48];&quot;::&quot;;[.B48];&quot;::&quot;;[.C48];&quot;::&quot;;[.D48];&quot;::&quot;;[.E48])" office:value-type="string" office:string-value="Johny::Neylan::Cobon::213-606-4764::jcobon1a@gov.uk" calcext:value-type="string">
            <text:p>Johny::Neylan::Cobon::213-606-4764::jcobon1a@gov.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Glader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648-561-3650</text:p>
          </table:table-cell>
          <table:table-cell office:value-type="string" calcext:value-type="string">
            <text:p>goats1b@sphinn.com</text:p>
          </table:table-cell>
          <table:table-cell table:formula="of:=CONCATENATE([.A49];&quot;::&quot;;[.B49];&quot;::&quot;;[.C49];&quot;::&quot;;[.D49];&quot;::&quot;;[.E49])" office:value-type="string" office:string-value="Garry::Glader::Oats::648-561-3650::goats1b@sphinn.com" calcext:value-type="string">
            <text:p>Garry::Glader::Oats::648-561-3650::goats1b@sphinn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Cregin</text:p>
          </table:table-cell>
          <table:table-cell office:value-type="string" calcext:value-type="string">
            <text:p>Weaving</text:p>
          </table:table-cell>
          <table:table-cell office:value-type="string" calcext:value-type="string">
            <text:p>468-633-3596</text:p>
          </table:table-cell>
          <table:table-cell office:value-type="string" calcext:value-type="string">
            <text:p>lweaving1c@vistaprint.com</text:p>
          </table:table-cell>
          <table:table-cell table:formula="of:=CONCATENATE([.A50];&quot;::&quot;;[.B50];&quot;::&quot;;[.C50];&quot;::&quot;;[.D50];&quot;::&quot;;[.E50])" office:value-type="string" office:string-value="Lucky::Cregin::Weaving::468-633-3596::lweaving1c@vistaprint.com" calcext:value-type="string">
            <text:p>Lucky::Cregin::Weaving::468-633-3596::lweaving1c@vistaprin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h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Antram</text:p>
          </table:table-cell>
          <table:table-cell office:value-type="string" calcext:value-type="string">
            <text:p>861-455-4447</text:p>
          </table:table-cell>
          <table:table-cell office:value-type="string" calcext:value-type="string">
            <text:p>lantram1d@yahoo.co.jp</text:p>
          </table:table-cell>
          <table:table-cell table:formula="of:=CONCATENATE([.A51];&quot;::&quot;;[.B51];&quot;::&quot;;[.C51];&quot;::&quot;;[.D51];&quot;::&quot;;[.E51])" office:value-type="string" office:string-value="Leah::Hoy::Antram::861-455-4447::lantram1d@yahoo.co.jp" calcext:value-type="string">
            <text:p>Leah::Hoy::Antram::861-455-4447::lantram1d@yahoo.co.jp</text:p>
          </table:table-cell>
          <table:table-cell table:number-columns-repeated="2"/>
        </table:table-row>
      </table:table>
      <table:table table:name="asociacione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ferencia_llegada</text:p>
          </table:table-cell>
          <table:table-cell table:style-name="ce1" office:value-type="string" calcext:value-type="string">
            <text:p>responsable_id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Sheridan</text:p>
          </table:table-cell>
          <table:table-cell table:formula="of:=RANDBETWEEN(1;30) + RANDBETWEEN(1;100)/100" office:value-type="float" office:value="23.32" calcext:value-type="float">
            <text:p>23.32</text:p>
          </table:table-cell>
          <table:table-cell office:value-type="string" calcext:value-type="string">
            <text:p>Penstemon eatonii A. Gray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2];&quot;::&quot;;[.B2];&quot;::&quot;;[.C2];&quot;::&quot;;[.D2])" office:value-type="string" office:string-value="Sheridan::23.32::Penstemon eatonii A. Gray::33" calcext:value-type="string">
            <text:p>Sheridan::23.32::Penstemon eatonii A. Gray::33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table:formula="of:=RANDBETWEEN(1;30) + RANDBETWEEN(1;100)/100" office:value-type="float" office:value="22.29" calcext:value-type="float">
            <text:p>22.29</text:p>
          </table:table-cell>
          <table:table-cell office:value-type="string" calcext:value-type="string">
            <text:p>Philadelphus zelleri Hu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3];&quot;::&quot;;[.B3];&quot;::&quot;;[.C3];&quot;::&quot;;[.D3])" office:value-type="string" office:string-value="Melody::22.29::Philadelphus zelleri Hu::28" calcext:value-type="string">
            <text:p>Melody::22.29::Philadelphus zelleri Hu::28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table:formula="of:=RANDBETWEEN(1;30) + RANDBETWEEN(1;100)/100" office:value-type="float" office:value="6.05" calcext:value-type="float">
            <text:p>6.05</text:p>
          </table:table-cell>
          <table:table-cell office:value-type="string" calcext:value-type="string">
            <text:p>Rhamnus serrata Humb. &amp; Bonpl. ex Schult.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4];&quot;::&quot;;[.B4];&quot;::&quot;;[.C4];&quot;::&quot;;[.D4])" office:value-type="string" office:string-value="Hudson::6.05::Rhamnus serrata Humb. &amp; Bonpl. ex Schult.::10" calcext:value-type="string">
            <text:p>Hudson::6.05::Rhamnus serrata Humb. &amp; Bonpl. ex Schult.::10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table:formula="of:=RANDBETWEEN(1;30) + RANDBETWEEN(1;100)/100" office:value-type="float" office:value="26.26" calcext:value-type="float">
            <text:p>26.26</text:p>
          </table:table-cell>
          <table:table-cell office:value-type="string" calcext:value-type="string">
            <text:p>Castilleja caudata (Pennell) Rebr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5];&quot;::&quot;;[.B5];&quot;::&quot;;[.C5];&quot;::&quot;;[.D5])" office:value-type="string" office:string-value="South::26.26::Castilleja caudata (Pennell) Rebr.::15" calcext:value-type="string">
            <text:p>South::26.26::Castilleja caudata (Pennell) Rebr.::15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table:formula="of:=RANDBETWEEN(1;30) + RANDBETWEEN(1;100)/100" office:value-type="float" office:value="10.53" calcext:value-type="float">
            <text:p>10.53</text:p>
          </table:table-cell>
          <table:table-cell office:value-type="string" calcext:value-type="string">
            <text:p>Juncus hemiendytus F.J. Herm. var. hemiendytus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6];&quot;::&quot;;[.B6];&quot;::&quot;;[.C6];&quot;::&quot;;[.D6])" office:value-type="string" office:string-value="Melvin::10.53::Juncus hemiendytus F.J. Herm. var. hemiendytus::42" calcext:value-type="string">
            <text:p>Melvin::10.53::Juncus hemiendytus F.J. Herm. var. hemiendytus::42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RANDBETWEEN(1;30) + RANDBETWEEN(1;100)/100" office:value-type="float" office:value="23.35" calcext:value-type="float">
            <text:p>23.35</text:p>
          </table:table-cell>
          <table:table-cell office:value-type="string" calcext:value-type="string">
            <text:p>Mentzelia humilis (A. Gray) J. Darl.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7];&quot;::&quot;;[.B7];&quot;::&quot;;[.C7];&quot;::&quot;;[.D7])" office:value-type="string" office:string-value="Center::23.35::Mentzelia humilis (A. Gray) J. Darl.::41" calcext:value-type="string">
            <text:p>Center::23.35::Mentzelia humilis (A. Gray) J. Darl.::41</text:p>
          </table:table-cell>
        </table:table-row>
        <table:table-row table:style-name="ro1">
          <table:table-cell office:value-type="string" calcext:value-type="string">
            <text:p>Westerfield</text:p>
          </table:table-cell>
          <table:table-cell table:formula="of:=RANDBETWEEN(1;30) + RANDBETWEEN(1;100)/100" office:value-type="float" office:value="21.35" calcext:value-type="float">
            <text:p>21.35</text:p>
          </table:table-cell>
          <table:table-cell office:value-type="string" calcext:value-type="string">
            <text:p>Trimezia Salisb. ex Herb.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8];&quot;::&quot;;[.B8];&quot;::&quot;;[.C8];&quot;::&quot;;[.D8])" office:value-type="string" office:string-value="Westerfield::21.35::Trimezia Salisb. ex Herb.::46" calcext:value-type="string">
            <text:p>Westerfield::21.35::Trimezia Salisb. ex Herb.::46</text:p>
          </table:table-cell>
        </table:table-row>
        <table:table-row table:style-name="ro1">
          <table:table-cell office:value-type="string" calcext:value-type="string">
            <text:p>Springs</text:p>
          </table:table-cell>
          <table:table-cell table:formula="of:=RANDBETWEEN(1;30) + RANDBETWEEN(1;100)/100" office:value-type="float" office:value="3.65" calcext:value-type="float">
            <text:p>3.65</text:p>
          </table:table-cell>
          <table:table-cell office:value-type="string" calcext:value-type="string">
            <text:p>×Elyhordeum dutillyanum Lepage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9];&quot;::&quot;;[.B9];&quot;::&quot;;[.C9];&quot;::&quot;;[.D9])" office:value-type="string" office:string-value="Springs::3.65::×Elyhordeum dutillyanum Lepage::20" calcext:value-type="string">
            <text:p>Springs::3.65::×Elyhordeum dutillyanum Lepage::20</text:p>
          </table:table-cell>
        </table:table-row>
        <table:table-row table:style-name="ro1">
          <table:table-cell office:value-type="string" calcext:value-type="string">
            <text:p>Pawling</text:p>
          </table:table-cell>
          <table:table-cell table:formula="of:=RANDBETWEEN(1;30) + RANDBETWEEN(1;100)/100" office:value-type="float" office:value="14.38" calcext:value-type="float">
            <text:p>14.38</text:p>
          </table:table-cell>
          <table:table-cell office:value-type="string" calcext:value-type="string">
            <text:p>Oenothera kunthiana (Spach) Munz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0];&quot;::&quot;;[.B10];&quot;::&quot;;[.C10];&quot;::&quot;;[.D10])" office:value-type="string" office:string-value="Pawling::14.38::Oenothera kunthiana (Spach) Munz::14" calcext:value-type="string">
            <text:p>Pawling::14.38::Oenothera kunthiana (Spach) Munz::14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table:formula="of:=RANDBETWEEN(1;30) + RANDBETWEEN(1;100)/100" office:value-type="float" office:value="14.51" calcext:value-type="float">
            <text:p>14.51</text:p>
          </table:table-cell>
          <table:table-cell office:value-type="string" calcext:value-type="string">
            <text:p>Phyllopsora furfuracea (Pers.) Zahlbr.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11];&quot;::&quot;;[.B11];&quot;::&quot;;[.C11];&quot;::&quot;;[.D11])" office:value-type="string" office:string-value="Judy::14.51::Phyllopsora furfuracea (Pers.) Zahlbr.::13" calcext:value-type="string">
            <text:p>Judy::14.51::Phyllopsora furfuracea (Pers.) Zahlbr.::13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table:formula="of:=RANDBETWEEN(1;30) + RANDBETWEEN(1;100)/100" office:value-type="float" office:value="24.47" calcext:value-type="float">
            <text:p>24.47</text:p>
          </table:table-cell>
          <table:table-cell office:value-type="string" calcext:value-type="string">
            <text:p>Pseudophoenix sargentii H. Wendl. ex Sarg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2];&quot;::&quot;;[.B12];&quot;::&quot;;[.C12];&quot;::&quot;;[.D12])" office:value-type="string" office:string-value="Brentwood::24.47::Pseudophoenix sargentii H. Wendl. ex Sarg.::15" calcext:value-type="string">
            <text:p>Brentwood::24.47::Pseudophoenix sargentii H. Wendl. ex Sarg.::15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table:formula="of:=RANDBETWEEN(1;30) + RANDBETWEEN(1;100)/100" office:value-type="float" office:value="7.89" calcext:value-type="float">
            <text:p>7.89</text:p>
          </table:table-cell>
          <table:table-cell office:value-type="string" calcext:value-type="string">
            <text:p>Viola selkirkii Pursh ex Goldie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13];&quot;::&quot;;[.B13];&quot;::&quot;;[.C13];&quot;::&quot;;[.D13])" office:value-type="string" office:string-value="Garrison::7.89::Viola selkirkii Pursh ex Goldie::23" calcext:value-type="string">
            <text:p>Garrison::7.89::Viola selkirkii Pursh ex Goldie::23</text:p>
          </table:table-cell>
        </table:table-row>
        <table:table-row table:style-name="ro1">
          <table:table-cell office:value-type="string" calcext:value-type="string">
            <text:p>Crest Line</text:p>
          </table:table-cell>
          <table:table-cell table:formula="of:=RANDBETWEEN(1;30) + RANDBETWEEN(1;100)/100" office:value-type="float" office:value="5.23" calcext:value-type="float">
            <text:p>5.23</text:p>
          </table:table-cell>
          <table:table-cell office:value-type="string" calcext:value-type="string">
            <text:p>Carex marina Dewey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14];&quot;::&quot;;[.B14];&quot;::&quot;;[.C14];&quot;::&quot;;[.D14])" office:value-type="string" office:string-value="Crest Line::5.23::Carex marina Dewey::49" calcext:value-type="string">
            <text:p>Crest Line::5.23::Carex marina Dewey::49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table:formula="of:=RANDBETWEEN(1;30) + RANDBETWEEN(1;100)/100" office:value-type="float" office:value="8.22" calcext:value-type="float">
            <text:p>8.22</text:p>
          </table:table-cell>
          <table:table-cell office:value-type="string" calcext:value-type="string">
            <text:p>Parnassia caroliniana Michx.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CONCATENATE([.A15];&quot;::&quot;;[.B15];&quot;::&quot;;[.C15];&quot;::&quot;;[.D15])" office:value-type="string" office:string-value="Maryland::8.22::Parnassia caroliniana Michx.::3" calcext:value-type="string">
            <text:p>Maryland::8.22::Parnassia caroliniana Michx.::3</text:p>
          </table:table-cell>
        </table:table-row>
        <table:table-row table:style-name="ro1">
          <table:table-cell office:value-type="string" calcext:value-type="string">
            <text:p>Delladonna</text:p>
          </table:table-cell>
          <table:table-cell table:formula="of:=RANDBETWEEN(1;30) + RANDBETWEEN(1;100)/100" office:value-type="float" office:value="23.21" calcext:value-type="float">
            <text:p>23.21</text:p>
          </table:table-cell>
          <table:table-cell office:value-type="string" calcext:value-type="string">
            <text:p>Scirpus atrovirens Willd.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6];&quot;::&quot;;[.B16];&quot;::&quot;;[.C16];&quot;::&quot;;[.D16])" office:value-type="string" office:string-value="Delladonna::23.21::Scirpus atrovirens Willd.::41" calcext:value-type="string">
            <text:p>Delladonna::23.21::Scirpus atrovirens Willd.::41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formula="of:=RANDBETWEEN(1;30) + RANDBETWEEN(1;100)/100" office:value-type="float" office:value="21.16" calcext:value-type="float">
            <text:p>21.16</text:p>
          </table:table-cell>
          <table:table-cell office:value-type="string" calcext:value-type="string">
            <text:p>Physocarpus monogynus (Torr.) J.M. Coult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17];&quot;::&quot;;[.B17];&quot;::&quot;;[.C17];&quot;::&quot;;[.D17])" office:value-type="string" office:string-value="Forster::21.16::Physocarpus monogynus (Torr.) J.M. Coult.::31" calcext:value-type="string">
            <text:p>Forster::21.16::Physocarpus monogynus (Torr.) J.M. Coult.::31</text:p>
          </table:table-cell>
        </table:table-row>
        <table:table-row table:style-name="ro1">
          <table:table-cell office:value-type="string" calcext:value-type="string">
            <text:p>Sutteridge</text:p>
          </table:table-cell>
          <table:table-cell table:formula="of:=RANDBETWEEN(1;30) + RANDBETWEEN(1;100)/100" office:value-type="float" office:value="11.34" calcext:value-type="float">
            <text:p>11.34</text:p>
          </table:table-cell>
          <table:table-cell office:value-type="string" calcext:value-type="string">
            <text:p>Cylindropuntia ×neoarbuscula (Griffiths) F.M. Knuth (pro sp.)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8];&quot;::&quot;;[.B18];&quot;::&quot;;[.C18];&quot;::&quot;;[.D18])" office:value-type="string" office:string-value="Sutteridge::11.34::Cylindropuntia ×neoarbuscula (Griffiths) F.M. Knuth (pro sp.)::1" calcext:value-type="string">
            <text:p>Sutteridge::11.34::Cylindropuntia ×neoarbuscula (Griffiths) F.M. Knuth (pro sp.)::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table:formula="of:=RANDBETWEEN(1;30) + RANDBETWEEN(1;100)/100" office:value-type="float" office:value="29.44" calcext:value-type="float">
            <text:p>29.44</text:p>
          </table:table-cell>
          <table:table-cell office:value-type="string" calcext:value-type="string">
            <text:p>Batis P. Br.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CONCATENATE([.A19];&quot;::&quot;;[.B19];&quot;::&quot;;[.C19];&quot;::&quot;;[.D19])" office:value-type="string" office:string-value="Utah::29.44::Batis P. Br.::26" calcext:value-type="string">
            <text:p>Utah::29.44::Batis P. Br.::26</text:p>
          </table:table-cell>
        </table:table-row>
        <table:table-row table:style-name="ro1">
          <table:table-cell office:value-type="string" calcext:value-type="string">
            <text:p>Del Mar</text:p>
          </table:table-cell>
          <table:table-cell table:formula="of:=RANDBETWEEN(1;30) + RANDBETWEEN(1;100)/100" office:value-type="float" office:value="5.48" calcext:value-type="float">
            <text:p>5.48</text:p>
          </table:table-cell>
          <table:table-cell office:value-type="string" calcext:value-type="string">
            <text:p>Luina serpentina Cronquist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20];&quot;::&quot;;[.B20];&quot;::&quot;;[.C20];&quot;::&quot;;[.D20])" office:value-type="string" office:string-value="Del Mar::5.48::Luina serpentina Cronquist::19" calcext:value-type="string">
            <text:p>Del Mar::5.48::Luina serpentina Cronquist::19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table:formula="of:=RANDBETWEEN(1;30) + RANDBETWEEN(1;100)/100" office:value-type="float" office:value="10.29" calcext:value-type="float">
            <text:p>10.29</text:p>
          </table:table-cell>
          <table:table-cell office:value-type="string" calcext:value-type="string">
            <text:p>Crataegus consanguinea Beadle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CONCATENATE([.A21];&quot;::&quot;;[.B21];&quot;::&quot;;[.C21];&quot;::&quot;;[.D21])" office:value-type="string" office:string-value="Garrison::10.29::Crataegus consanguinea Beadle::24" calcext:value-type="string">
            <text:p>Garrison::10.29::Crataegus consanguinea Beadle::24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RANDBETWEEN(1;30) + RANDBETWEEN(1;100)/100" office:value-type="float" office:value="11.32" calcext:value-type="float">
            <text:p>11.32</text:p>
          </table:table-cell>
          <table:table-cell office:value-type="string" calcext:value-type="string">
            <text:p>Cryptantha grahamii I.M. Johnst.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22];&quot;::&quot;;[.B22];&quot;::&quot;;[.C22];&quot;::&quot;;[.D22])" office:value-type="string" office:string-value="Hanover::11.32::Cryptantha grahamii I.M. Johnst.::1" calcext:value-type="string">
            <text:p>Hanover::11.32::Cryptantha grahamii I.M. Johnst.::1</text:p>
          </table:table-cell>
        </table:table-row>
        <table:table-row table:style-name="ro1">
          <table:table-cell office:value-type="string" calcext:value-type="string">
            <text:p>Stoughton</text:p>
          </table:table-cell>
          <table:table-cell table:formula="of:=RANDBETWEEN(1;30) + RANDBETWEEN(1;100)/100" office:value-type="float" office:value="4.61" calcext:value-type="float">
            <text:p>4.61</text:p>
          </table:table-cell>
          <table:table-cell office:value-type="string" calcext:value-type="string">
            <text:p>Virola theiodora (Spruce ex Benth.) Warb.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23];&quot;::&quot;;[.B23];&quot;::&quot;;[.C23];&quot;::&quot;;[.D23])" office:value-type="string" office:string-value="Stoughton::4.61::Virola theiodora (Spruce ex Benth.) Warb.::41" calcext:value-type="string">
            <text:p>Stoughton::4.61::Virola theiodora (Spruce ex Benth.) Warb.::41</text:p>
          </table:table-cell>
        </table:table-row>
        <table:table-row table:style-name="ro1">
          <table:table-cell office:value-type="string" calcext:value-type="string">
            <text:p>Wayridge</text:p>
          </table:table-cell>
          <table:table-cell table:formula="of:=RANDBETWEEN(1;30) + RANDBETWEEN(1;100)/100" office:value-type="float" office:value="11.46" calcext:value-type="float">
            <text:p>11.46</text:p>
          </table:table-cell>
          <table:table-cell office:value-type="string" calcext:value-type="string">
            <text:p>Cynodontium Bruch &amp; Schimp. ex Schimp.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24];&quot;::&quot;;[.B24];&quot;::&quot;;[.C24];&quot;::&quot;;[.D24])" office:value-type="string" office:string-value="Wayridge::11.46::Cynodontium Bruch &amp; Schimp. ex Schimp.::49" calcext:value-type="string">
            <text:p>Wayridge::11.46::Cynodontium Bruch &amp; Schimp. ex Schimp.::49</text:p>
          </table:table-cell>
        </table:table-row>
        <table:table-row table:style-name="ro1">
          <table:table-cell office:value-type="string" calcext:value-type="string">
            <text:p>Loeprich</text:p>
          </table:table-cell>
          <table:table-cell table:formula="of:=RANDBETWEEN(1;30) + RANDBETWEEN(1;100)/100" office:value-type="float" office:value="18.04" calcext:value-type="float">
            <text:p>18.04</text:p>
          </table:table-cell>
          <table:table-cell office:value-type="string" calcext:value-type="string">
            <text:p>Calotropis gigantea (L.) W.T. Aiton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25];&quot;::&quot;;[.B25];&quot;::&quot;;[.C25];&quot;::&quot;;[.D25])" office:value-type="string" office:string-value="Loeprich::18.04::Calotropis gigantea (L.) W.T. Aiton::17" calcext:value-type="string">
            <text:p>Loeprich::18.04::Calotropis gigantea (L.) W.T. Aiton::17</text:p>
          </table:table-cell>
        </table:table-row>
        <table:table-row table:style-name="ro1">
          <table:table-cell office:value-type="string" calcext:value-type="string">
            <text:p>Hayes</text:p>
          </table:table-cell>
          <table:table-cell table:formula="of:=RANDBETWEEN(1;30) + RANDBETWEEN(1;100)/100" office:value-type="float" office:value="1.56" calcext:value-type="float">
            <text:p>1.56</text:p>
          </table:table-cell>
          <table:table-cell office:value-type="string" calcext:value-type="string">
            <text:p>Umbilicaria polyphylla (L.) Baumg.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26];&quot;::&quot;;[.B26];&quot;::&quot;;[.C26];&quot;::&quot;;[.D26])" office:value-type="string" office:string-value="Hayes::1.56::Umbilicaria polyphylla (L.) Baumg.::5" calcext:value-type="string">
            <text:p>Hayes::1.56::Umbilicaria polyphylla (L.) Baumg.::5</text:p>
          </table:table-cell>
        </table:table-row>
        <table:table-row table:style-name="ro1">
          <table:table-cell office:value-type="string" calcext:value-type="string">
            <text:p>Tomscot</text:p>
          </table:table-cell>
          <table:table-cell table:formula="of:=RANDBETWEEN(1;30) + RANDBETWEEN(1;100)/100" office:value-type="float" office:value="29.94" calcext:value-type="float">
            <text:p>29.94</text:p>
          </table:table-cell>
          <table:table-cell office:value-type="string" calcext:value-type="string">
            <text:p>Fumaria parviflora Lam.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27];&quot;::&quot;;[.B27];&quot;::&quot;;[.C27];&quot;::&quot;;[.D27])" office:value-type="string" office:string-value="Tomscot::29.94::Fumaria parviflora Lam.::32" calcext:value-type="string">
            <text:p>Tomscot::29.94::Fumaria parviflora Lam.::32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RANDBETWEEN(1;30) + RANDBETWEEN(1;100)/100" office:value-type="float" office:value="16.88" calcext:value-type="float">
            <text:p>16.88</text:p>
          </table:table-cell>
          <table:table-cell office:value-type="string" calcext:value-type="string">
            <text:p>Stachys bullata Benth.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CONCATENATE([.A28];&quot;::&quot;;[.B28];&quot;::&quot;;[.C28];&quot;::&quot;;[.D28])" office:value-type="string" office:string-value="Green::16.88::Stachys bullata Benth.::43" calcext:value-type="string">
            <text:p>Green::16.88::Stachys bullata Benth.::43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table:formula="of:=RANDBETWEEN(1;30) + RANDBETWEEN(1;100)/100" office:value-type="float" office:value="29.45" calcext:value-type="float">
            <text:p>29.45</text:p>
          </table:table-cell>
          <table:table-cell office:value-type="string" calcext:value-type="string">
            <text:p>Gentianella propinqua (Richardson) J.M. Gillett ssp. propinqua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29];&quot;::&quot;;[.B29];&quot;::&quot;;[.C29];&quot;::&quot;;[.D29])" office:value-type="string" office:string-value="Moose::29.45::Gentianella propinqua (Richardson) J.M. Gillett ssp. propinqua::2" calcext:value-type="string">
            <text:p>Moose::29.45::Gentianella propinqua (Richardson) J.M. Gillett ssp. propinqua::2</text:p>
          </table:table-cell>
        </table:table-row>
        <table:table-row table:style-name="ro1">
          <table:table-cell office:value-type="string" calcext:value-type="string">
            <text:p>Anzinger</text:p>
          </table:table-cell>
          <table:table-cell table:formula="of:=RANDBETWEEN(1;30) + RANDBETWEEN(1;100)/100" office:value-type="float" office:value="7.86" calcext:value-type="float">
            <text:p>7.86</text:p>
          </table:table-cell>
          <table:table-cell office:value-type="string" calcext:value-type="string">
            <text:p>Allium robinsonii L.F. Hend.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30];&quot;::&quot;;[.B30];&quot;::&quot;;[.C30];&quot;::&quot;;[.D30])" office:value-type="string" office:string-value="Anzinger::7.86::Allium robinsonii L.F. Hend.::34" calcext:value-type="string">
            <text:p>Anzinger::7.86::Allium robinsonii L.F. Hend.::34</text:p>
          </table:table-cell>
        </table:table-row>
        <table:table-row table:style-name="ro1">
          <table:table-cell office:value-type="string" calcext:value-type="string">
            <text:p>Springview</text:p>
          </table:table-cell>
          <table:table-cell table:formula="of:=RANDBETWEEN(1;30) + RANDBETWEEN(1;100)/100" office:value-type="float" office:value="28.04" calcext:value-type="float">
            <text:p>28.04</text:p>
          </table:table-cell>
          <table:table-cell office:value-type="string" calcext:value-type="string">
            <text:p>Bryoerythrophyllum Chen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31];&quot;::&quot;;[.B31];&quot;::&quot;;[.C31];&quot;::&quot;;[.D31])" office:value-type="string" office:string-value="Springview::28.04::Bryoerythrophyllum Chen::14" calcext:value-type="string">
            <text:p>Springview::28.04::Bryoerythrophyllum Chen::14</text:p>
          </table:table-cell>
        </table:table-row>
        <table:table-row table:style-name="ro1">
          <table:table-cell office:value-type="string" calcext:value-type="string">
            <text:p>Schurz</text:p>
          </table:table-cell>
          <table:table-cell table:formula="of:=RANDBETWEEN(1;30) + RANDBETWEEN(1;100)/100" office:value-type="float" office:value="12.88" calcext:value-type="float">
            <text:p>12.88</text:p>
          </table:table-cell>
          <table:table-cell office:value-type="string" calcext:value-type="string">
            <text:p>Caltha palustris L. var. palustris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32];&quot;::&quot;;[.B32];&quot;::&quot;;[.C32];&quot;::&quot;;[.D32])" office:value-type="string" office:string-value="Schurz::12.88::Caltha palustris L. var. palustris::29" calcext:value-type="string">
            <text:p>Schurz::12.88::Caltha palustris L. var. palustris::29</text:p>
          </table:table-cell>
        </table:table-row>
        <table:table-row table:style-name="ro1">
          <table:table-cell office:value-type="string" calcext:value-type="string">
            <text:p>Walton</text:p>
          </table:table-cell>
          <table:table-cell table:formula="of:=RANDBETWEEN(1;30) + RANDBETWEEN(1;100)/100" office:value-type="float" office:value="1.74" calcext:value-type="float">
            <text:p>1.74</text:p>
          </table:table-cell>
          <table:table-cell office:value-type="string" calcext:value-type="string">
            <text:p>Zeuxine strateumatica (L.) Schltr.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33];&quot;::&quot;;[.B33];&quot;::&quot;;[.C33];&quot;::&quot;;[.D33])" office:value-type="string" office:string-value="Walton::1.74::Zeuxine strateumatica (L.) Schltr.::20" calcext:value-type="string">
            <text:p>Walton::1.74::Zeuxine strateumatica (L.) Schltr.::20</text:p>
          </table:table-cell>
        </table:table-row>
        <table:table-row table:style-name="ro1">
          <table:table-cell office:value-type="string" calcext:value-type="string">
            <text:p>Gulseth</text:p>
          </table:table-cell>
          <table:table-cell table:formula="of:=RANDBETWEEN(1;30) + RANDBETWEEN(1;100)/100" office:value-type="float" office:value="19.8" calcext:value-type="float">
            <text:p>19.8</text:p>
          </table:table-cell>
          <table:table-cell office:value-type="string" calcext:value-type="string">
            <text:p>Anthoxanthum odoratum L. ssp. odoratum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34];&quot;::&quot;;[.B34];&quot;::&quot;;[.C34];&quot;::&quot;;[.D34])" office:value-type="string" office:string-value="Gulseth::19.8::Anthoxanthum odoratum L. ssp. odoratum::1" calcext:value-type="string">
            <text:p>Gulseth::19.8::Anthoxanthum odoratum L. ssp. odoratum::1</text:p>
          </table:table-cell>
        </table:table-row>
        <table:table-row table:style-name="ro1">
          <table:table-cell office:value-type="string" calcext:value-type="string">
            <text:p>Fairview</text:p>
          </table:table-cell>
          <table:table-cell table:formula="of:=RANDBETWEEN(1;30) + RANDBETWEEN(1;100)/100" office:value-type="float" office:value="2.88" calcext:value-type="float">
            <text:p>2.88</text:p>
          </table:table-cell>
          <table:table-cell office:value-type="string" calcext:value-type="string">
            <text:p>Arnica ×diversifolia Greene (pro sp.)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35];&quot;::&quot;;[.B35];&quot;::&quot;;[.C35];&quot;::&quot;;[.D35])" office:value-type="string" office:string-value="Fairview::2.88::Arnica ×diversifolia Greene (pro sp.)::2" calcext:value-type="string">
            <text:p>Fairview::2.88::Arnica ×diversifolia Greene (pro sp.)::2</text:p>
          </table:table-cell>
        </table:table-row>
        <table:table-row table:style-name="ro1">
          <table:table-cell office:value-type="string" calcext:value-type="string">
            <text:p>Arrowood</text:p>
          </table:table-cell>
          <table:table-cell table:formula="of:=RANDBETWEEN(1;30) + RANDBETWEEN(1;100)/100" office:value-type="float" office:value="20.05" calcext:value-type="float">
            <text:p>20.05</text:p>
          </table:table-cell>
          <table:table-cell office:value-type="string" calcext:value-type="string">
            <text:p>Melaleuca lanceolata Otto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36];&quot;::&quot;;[.B36];&quot;::&quot;;[.C36];&quot;::&quot;;[.D36])" office:value-type="string" office:string-value="Arrowood::20.05::Melaleuca lanceolata Otto::13" calcext:value-type="string">
            <text:p>Arrowood::20.05::Melaleuca lanceolata Otto::13</text:p>
          </table:table-cell>
        </table:table-row>
        <table:table-row table:style-name="ro1">
          <table:table-cell office:value-type="string" calcext:value-type="string">
            <text:p>Coolidge</text:p>
          </table:table-cell>
          <table:table-cell table:formula="of:=RANDBETWEEN(1;30) + RANDBETWEEN(1;100)/100" office:value-type="float" office:value="13.41" calcext:value-type="float">
            <text:p>13.41</text:p>
          </table:table-cell>
          <table:table-cell office:value-type="string" calcext:value-type="string">
            <text:p>Selaginella wallacei Hieron.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CONCATENATE([.A37];&quot;::&quot;;[.B37];&quot;::&quot;;[.C37];&quot;::&quot;;[.D37])" office:value-type="string" office:string-value="Coolidge::13.41::Selaginella wallacei Hieron.::43" calcext:value-type="string">
            <text:p>Coolidge::13.41::Selaginella wallacei Hieron.::43</text:p>
          </table:table-cell>
        </table:table-row>
        <table:table-row table:style-name="ro1">
          <table:table-cell office:value-type="string" calcext:value-type="string">
            <text:p>Carioca</text:p>
          </table:table-cell>
          <table:table-cell table:formula="of:=RANDBETWEEN(1;30) + RANDBETWEEN(1;100)/100" office:value-type="float" office:value="8.39" calcext:value-type="float">
            <text:p>8.39</text:p>
          </table:table-cell>
          <table:table-cell office:value-type="string" calcext:value-type="string">
            <text:p>Dillenia L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38];&quot;::&quot;;[.B38];&quot;::&quot;;[.C38];&quot;::&quot;;[.D38])" office:value-type="string" office:string-value="Carioca::8.39::Dillenia L.::21" calcext:value-type="string">
            <text:p>Carioca::8.39::Dillenia L.::21</text:p>
          </table:table-cell>
        </table:table-row>
        <table:table-row table:style-name="ro1">
          <table:table-cell office:value-type="string" calcext:value-type="string">
            <text:p>Hermina</text:p>
          </table:table-cell>
          <table:table-cell table:formula="of:=RANDBETWEEN(1;30) + RANDBETWEEN(1;100)/100" office:value-type="float" office:value="12.12" calcext:value-type="float">
            <text:p>12.12</text:p>
          </table:table-cell>
          <table:table-cell office:value-type="string" calcext:value-type="string">
            <text:p>Phaseolus lunatus L.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39];&quot;::&quot;;[.B39];&quot;::&quot;;[.C39];&quot;::&quot;;[.D39])" office:value-type="string" office:string-value="Hermina::12.12::Phaseolus lunatus L.::34" calcext:value-type="string">
            <text:p>Hermina::12.12::Phaseolus lunatus L.::34</text:p>
          </table:table-cell>
        </table:table-row>
        <table:table-row table:style-name="ro1">
          <table:table-cell office:value-type="string" calcext:value-type="string">
            <text:p>Grasskamp</text:p>
          </table:table-cell>
          <table:table-cell table:formula="of:=RANDBETWEEN(1;30) + RANDBETWEEN(1;100)/100" office:value-type="float" office:value="29.42" calcext:value-type="float">
            <text:p>29.42</text:p>
          </table:table-cell>
          <table:table-cell office:value-type="string" calcext:value-type="string">
            <text:p>Icacina A. Juss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40];&quot;::&quot;;[.B40];&quot;::&quot;;[.C40];&quot;::&quot;;[.D40])" office:value-type="string" office:string-value="Grasskamp::29.42::Icacina A. Juss.::18" calcext:value-type="string">
            <text:p>Grasskamp::29.42::Icacina A. Juss.::18</text:p>
          </table:table-cell>
        </table:table-row>
        <table:table-row table:style-name="ro1">
          <table:table-cell office:value-type="string" calcext:value-type="string">
            <text:p>Nobel</text:p>
          </table:table-cell>
          <table:table-cell table:formula="of:=RANDBETWEEN(1;30) + RANDBETWEEN(1;100)/100" office:value-type="float" office:value="28.09" calcext:value-type="float">
            <text:p>28.09</text:p>
          </table:table-cell>
          <table:table-cell office:value-type="string" calcext:value-type="string">
            <text:p>Labordia helleri Sherff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41];&quot;::&quot;;[.B41];&quot;::&quot;;[.C41];&quot;::&quot;;[.D41])" office:value-type="string" office:string-value="Nobel::28.09::Labordia helleri Sherff::20" calcext:value-type="string">
            <text:p>Nobel::28.09::Labordia helleri Sherff::20</text:p>
          </table:table-cell>
        </table:table-row>
        <table:table-row table:style-name="ro1">
          <table:table-cell office:value-type="string" calcext:value-type="string">
            <text:p>Norway Maple</text:p>
          </table:table-cell>
          <table:table-cell table:formula="of:=RANDBETWEEN(1;30) + RANDBETWEEN(1;100)/100" office:value-type="float" office:value="12.89" calcext:value-type="float">
            <text:p>12.89</text:p>
          </table:table-cell>
          <table:table-cell office:value-type="string" calcext:value-type="string">
            <text:p>Platyschkuhria integrifolia (A. Gray) Rydb. var. desertorum (M.E. Jones) W. Ellison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42];&quot;::&quot;;[.B42];&quot;::&quot;;[.C42];&quot;::&quot;;[.D42])" office:value-type="string" office:string-value="Norway Maple::12.89::Platyschkuhria integrifolia (A. Gray) Rydb. var. desertorum (M.E. Jones) W. Ellison::19" calcext:value-type="string">
            <text:p>Norway Maple::12.89::Platyschkuhria integrifolia (A. Gray) Rydb. var. desertorum (M.E. Jones) W. Ellison::19</text:p>
          </table:table-cell>
        </table:table-row>
        <table:table-row table:style-name="ro1">
          <table:table-cell office:value-type="string" calcext:value-type="string">
            <text:p>Schiller</text:p>
          </table:table-cell>
          <table:table-cell table:formula="of:=RANDBETWEEN(1;30) + RANDBETWEEN(1;100)/100" office:value-type="float" office:value="14.35" calcext:value-type="float">
            <text:p>14.35</text:p>
          </table:table-cell>
          <table:table-cell office:value-type="string" calcext:value-type="string">
            <text:p>Russelia equisetiformis Schltdl. &amp; Cham.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43];&quot;::&quot;;[.B43];&quot;::&quot;;[.C43];&quot;::&quot;;[.D43])" office:value-type="string" office:string-value="Schiller::14.35::Russelia equisetiformis Schltdl. &amp; Cham.::22" calcext:value-type="string">
            <text:p>Schiller::14.35::Russelia equisetiformis Schltdl. &amp; Cham.::22</text:p>
          </table:table-cell>
        </table:table-row>
        <table:table-row table:style-name="ro1">
          <table:table-cell office:value-type="string" calcext:value-type="string">
            <text:p>Glacier Hill</text:p>
          </table:table-cell>
          <table:table-cell table:formula="of:=RANDBETWEEN(1;30) + RANDBETWEEN(1;100)/100" office:value-type="float" office:value="15.3" calcext:value-type="float">
            <text:p>15.3</text:p>
          </table:table-cell>
          <table:table-cell office:value-type="string" calcext:value-type="string">
            <text:p>Isopterygiopsis pulchella (Hedw.) Z. Iwats.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44];&quot;::&quot;;[.B44];&quot;::&quot;;[.C44];&quot;::&quot;;[.D44])" office:value-type="string" office:string-value="Glacier Hill::15.3::Isopterygiopsis pulchella (Hedw.) Z. Iwats.::35" calcext:value-type="string">
            <text:p>Glacier Hill::15.3::Isopterygiopsis pulchella (Hedw.) Z. Iwats.::35</text:p>
          </table:table-cell>
        </table:table-row>
        <table:table-row table:style-name="ro1">
          <table:table-cell office:value-type="string" calcext:value-type="string">
            <text:p>Summerview</text:p>
          </table:table-cell>
          <table:table-cell table:formula="of:=RANDBETWEEN(1;30) + RANDBETWEEN(1;100)/100" office:value-type="float" office:value="18.1" calcext:value-type="float">
            <text:p>18.1</text:p>
          </table:table-cell>
          <table:table-cell office:value-type="string" calcext:value-type="string">
            <text:p>Panicum elephantipes Nees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45];&quot;::&quot;;[.B45];&quot;::&quot;;[.C45];&quot;::&quot;;[.D45])" office:value-type="string" office:string-value="Summerview::18.1::Panicum elephantipes Nees::11" calcext:value-type="string">
            <text:p>Summerview::18.1::Panicum elephantipes Nees::11</text:p>
          </table:table-cell>
        </table:table-row>
        <table:table-row table:style-name="ro1">
          <table:table-cell office:value-type="string" calcext:value-type="string">
            <text:p>Westridge</text:p>
          </table:table-cell>
          <table:table-cell table:formula="of:=RANDBETWEEN(1;30) + RANDBETWEEN(1;100)/100" office:value-type="float" office:value="12.94" calcext:value-type="float">
            <text:p>12.94</text:p>
          </table:table-cell>
          <table:table-cell office:value-type="string" calcext:value-type="string">
            <text:p>Sedum spathulifolium Hook. ssp. spathulifolium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46];&quot;::&quot;;[.B46];&quot;::&quot;;[.C46];&quot;::&quot;;[.D46])" office:value-type="string" office:string-value="Westridge::12.94::Sedum spathulifolium Hook. ssp. spathulifolium::23" calcext:value-type="string">
            <text:p>Westridge::12.94::Sedum spathulifolium Hook. ssp. spathulifolium::23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table:formula="of:=RANDBETWEEN(1;30) + RANDBETWEEN(1;100)/100" office:value-type="float" office:value="6.67" calcext:value-type="float">
            <text:p>6.67</text:p>
          </table:table-cell>
          <table:table-cell office:value-type="string" calcext:value-type="string">
            <text:p>Tetraneuris linearifolia (Hook.) Greene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47];&quot;::&quot;;[.B47];&quot;::&quot;;[.C47];&quot;::&quot;;[.D47])" office:value-type="string" office:string-value="Westport::6.67::Tetraneuris linearifolia (Hook.) Greene::9" calcext:value-type="string">
            <text:p>Westport::6.67::Tetraneuris linearifolia (Hook.) Greene::9</text:p>
          </table:table-cell>
        </table:table-row>
        <table:table-row table:style-name="ro1">
          <table:table-cell office:value-type="string" calcext:value-type="string">
            <text:p>Packers</text:p>
          </table:table-cell>
          <table:table-cell table:formula="of:=RANDBETWEEN(1;30) + RANDBETWEEN(1;100)/100" office:value-type="float" office:value="30.09" calcext:value-type="float">
            <text:p>30.09</text:p>
          </table:table-cell>
          <table:table-cell office:value-type="string" calcext:value-type="string">
            <text:p>Navarretia mellita Greene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CONCATENATE([.A48];&quot;::&quot;;[.B48];&quot;::&quot;;[.C48];&quot;::&quot;;[.D48])" office:value-type="string" office:string-value="Packers::30.09::Navarretia mellita Greene::6" calcext:value-type="string">
            <text:p>Packers::30.09::Navarretia mellita Greene::6</text:p>
          </table:table-cell>
        </table:table-row>
        <table:table-row table:style-name="ro1">
          <table:table-cell office:value-type="string" calcext:value-type="string">
            <text:p>Caliangt</text:p>
          </table:table-cell>
          <table:table-cell table:formula="of:=RANDBETWEEN(1;30) + RANDBETWEEN(1;100)/100" office:value-type="float" office:value="13.51" calcext:value-type="float">
            <text:p>13.51</text:p>
          </table:table-cell>
          <table:table-cell office:value-type="string" calcext:value-type="string">
            <text:p>Mimulus moschatus Douglas ex Lindl. var. longiflorus A. Gray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49];&quot;::&quot;;[.B49];&quot;::&quot;;[.C49];&quot;::&quot;;[.D49])" office:value-type="string" office:string-value="Caliangt::13.51::Mimulus moschatus Douglas ex Lindl. var. longiflorus A. Gray::49" calcext:value-type="string">
            <text:p>Caliangt::13.51::Mimulus moschatus Douglas ex Lindl. var. longiflorus A. Gray::49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table:formula="of:=RANDBETWEEN(1;30) + RANDBETWEEN(1;100)/100" office:value-type="float" office:value="21.15" calcext:value-type="float">
            <text:p>21.15</text:p>
          </table:table-cell>
          <table:table-cell office:value-type="string" calcext:value-type="string">
            <text:p>Ramalina sinensis Jatta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CONCATENATE([.A50];&quot;::&quot;;[.B50];&quot;::&quot;;[.C50];&quot;::&quot;;[.D50])" office:value-type="string" office:string-value="Fairfield::21.15::Ramalina sinensis Jatta::43" calcext:value-type="string">
            <text:p>Fairfield::21.15::Ramalina sinensis Jatta::43</text:p>
          </table:table-cell>
        </table:table-row>
        <table:table-row table:style-name="ro1">
          <table:table-cell office:value-type="string" calcext:value-type="string">
            <text:p>Anthes</text:p>
          </table:table-cell>
          <table:table-cell table:formula="of:=RANDBETWEEN(1;30) + RANDBETWEEN(1;100)/100" office:value-type="float" office:value="23.2" calcext:value-type="float">
            <text:p>23.2</text:p>
          </table:table-cell>
          <table:table-cell office:value-type="string" calcext:value-type="string">
            <text:p>Nephrolepis falcata (Cav.) C. Chr.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51];&quot;::&quot;;[.B51];&quot;::&quot;;[.C51];&quot;::&quot;;[.D51])" office:value-type="string" office:string-value="Anthes::23.2::Nephrolepis falcata (Cav.) C. Chr.::17" calcext:value-type="string">
            <text:p>Anthes::23.2::Nephrolepis falcata (Cav.) C. Chr.::17</text:p>
          </table:table-cell>
        </table:table-row>
        <table:table-row table:style-name="ro1">
          <table:table-cell office:value-type="string" calcext:value-type="string">
            <text:p>Heath</text:p>
          </table:table-cell>
          <table:table-cell table:formula="of:=RANDBETWEEN(1;30) + RANDBETWEEN(1;100)/100" office:value-type="float" office:value="24.28" calcext:value-type="float">
            <text:p>24.28</text:p>
          </table:table-cell>
          <table:table-cell office:value-type="string" calcext:value-type="string">
            <text:p>Leptosiphon pygmaeus (Brand) J.M. Porter &amp; L.A. Johnson ssp. continentalis (P.H. Raven) J.M. Porter &amp; L.A. Johnson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CONCATENATE([.A52];&quot;::&quot;;[.B52];&quot;::&quot;;[.C52];&quot;::&quot;;[.D52])" office:value-type="string" office:string-value="Heath::24.28::Leptosiphon pygmaeus (Brand) J.M. Porter &amp; L.A. Johnson ssp. continentalis (P.H. Raven) J.M. Porter &amp; L.A. Johnson::3" calcext:value-type="string">
            <text:p>Heath::24.28::Leptosiphon pygmaeus (Brand) J.M. Porter &amp; L.A. Johnson ssp. continentalis (P.H. Raven) J.M. Porter &amp; L.A. Johnson::3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table:formula="of:=RANDBETWEEN(1;30) + RANDBETWEEN(1;100)/100" office:value-type="float" office:value="17.34" calcext:value-type="float">
            <text:p>17.34</text:p>
          </table:table-cell>
          <table:table-cell office:value-type="string" calcext:value-type="string">
            <text:p>Chaenotheca laevigata Nadv.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53];&quot;::&quot;;[.B53];&quot;::&quot;;[.C53];&quot;::&quot;;[.D53])" office:value-type="string" office:string-value="Eliot::17.34::Chaenotheca laevigata Nadv.::33" calcext:value-type="string">
            <text:p>Eliot::17.34::Chaenotheca laevigata Nadv.::33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table:formula="of:=RANDBETWEEN(1;30) + RANDBETWEEN(1;100)/100" office:value-type="float" office:value="1.1" calcext:value-type="float">
            <text:p>1.1</text:p>
          </table:table-cell>
          <table:table-cell office:value-type="string" calcext:value-type="string">
            <text:p>Fimbristylis puberula (Michx.) Vahl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54];&quot;::&quot;;[.B54];&quot;::&quot;;[.C54];&quot;::&quot;;[.D54])" office:value-type="string" office:string-value="Maple::1.1::Fimbristylis puberula (Michx.) Vahl::31" calcext:value-type="string">
            <text:p>Maple::1.1::Fimbristylis puberula (Michx.) Vahl::31</text:p>
          </table:table-cell>
        </table:table-row>
        <table:table-row table:style-name="ro1">
          <table:table-cell office:value-type="string" calcext:value-type="string">
            <text:p>Golf View</text:p>
          </table:table-cell>
          <table:table-cell table:formula="of:=RANDBETWEEN(1;30) + RANDBETWEEN(1;100)/100" office:value-type="float" office:value="6.85" calcext:value-type="float">
            <text:p>6.85</text:p>
          </table:table-cell>
          <table:table-cell office:value-type="string" calcext:value-type="string">
            <text:p>Fontinalis antipyretica Hedw. var. antipyretica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CONCATENATE([.A55];&quot;::&quot;;[.B55];&quot;::&quot;;[.C55];&quot;::&quot;;[.D55])" office:value-type="string" office:string-value="Golf View::6.85::Fontinalis antipyretica Hedw. var. antipyretica::25" calcext:value-type="string">
            <text:p>Golf View::6.85::Fontinalis antipyretica Hedw. var. antipyretica::25</text:p>
          </table:table-cell>
        </table:table-row>
        <table:table-row table:style-name="ro1">
          <table:table-cell office:value-type="string" calcext:value-type="string">
            <text:p>Kensington</text:p>
          </table:table-cell>
          <table:table-cell table:formula="of:=RANDBETWEEN(1;30) + RANDBETWEEN(1;100)/100" office:value-type="float" office:value="25.95" calcext:value-type="float">
            <text:p>25.95</text:p>
          </table:table-cell>
          <table:table-cell office:value-type="string" calcext:value-type="string">
            <text:p>Vulpia microstachys (Nutt.) Munro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56];&quot;::&quot;;[.B56];&quot;::&quot;;[.C56];&quot;::&quot;;[.D56])" office:value-type="string" office:string-value="Kensington::25.95::Vulpia microstachys (Nutt.) Munro::5" calcext:value-type="string">
            <text:p>Kensington::25.95::Vulpia microstachys (Nutt.) Munro::5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table:formula="of:=RANDBETWEEN(1;30) + RANDBETWEEN(1;100)/100" office:value-type="float" office:value="14.34" calcext:value-type="float">
            <text:p>14.34</text:p>
          </table:table-cell>
          <table:table-cell office:value-type="string" calcext:value-type="string">
            <text:p>Pilostyles Guill.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57];&quot;::&quot;;[.B57];&quot;::&quot;;[.C57];&quot;::&quot;;[.D57])" office:value-type="string" office:string-value="Hoffman::14.34::Pilostyles Guill.::2" calcext:value-type="string">
            <text:p>Hoffman::14.34::Pilostyles Guill.::2</text:p>
          </table:table-cell>
        </table:table-row>
        <table:table-row table:style-name="ro1">
          <table:table-cell office:value-type="string" calcext:value-type="string">
            <text:p>Bluestem</text:p>
          </table:table-cell>
          <table:table-cell table:formula="of:=RANDBETWEEN(1;30) + RANDBETWEEN(1;100)/100" office:value-type="float" office:value="28.39" calcext:value-type="float">
            <text:p>28.39</text:p>
          </table:table-cell>
          <table:table-cell office:value-type="string" calcext:value-type="string">
            <text:p>Sphagnum warnstorfii Russow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58];&quot;::&quot;;[.B58];&quot;::&quot;;[.C58];&quot;::&quot;;[.D58])" office:value-type="string" office:string-value="Bluestem::28.39::Sphagnum warnstorfii Russow::13" calcext:value-type="string">
            <text:p>Bluestem::28.39::Sphagnum warnstorfii Russow::1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RANDBETWEEN(1;30) + RANDBETWEEN(1;100)/100" office:value-type="float" office:value="26.65" calcext:value-type="float">
            <text:p>26.65</text:p>
          </table:table-cell>
          <table:table-cell office:value-type="string" calcext:value-type="string">
            <text:p>Frangula californica (Eschsch.) A. Gray ssp. tomentella (Benth.) Kartesz &amp; Gandhi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59];&quot;::&quot;;[.B59];&quot;::&quot;;[.C59];&quot;::&quot;;[.D59])" office:value-type="string" office:string-value="Center::26.65::Frangula californica (Eschsch.) A. Gray ssp. tomentella (Benth.) Kartesz &amp; Gandhi::49" calcext:value-type="string">
            <text:p>Center::26.65::Frangula californica (Eschsch.) A. Gray ssp. tomentella (Benth.) Kartesz &amp; Gandhi::49</text:p>
          </table:table-cell>
        </table:table-row>
        <table:table-row table:style-name="ro1">
          <table:table-cell office:value-type="string" calcext:value-type="string">
            <text:p>Muir</text:p>
          </table:table-cell>
          <table:table-cell table:formula="of:=RANDBETWEEN(1;30) + RANDBETWEEN(1;100)/100" office:value-type="float" office:value="15.51" calcext:value-type="float">
            <text:p>15.51</text:p>
          </table:table-cell>
          <table:table-cell office:value-type="string" calcext:value-type="string">
            <text:p>Notholaena trichomanoides (L.) Desv.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CONCATENATE([.A60];&quot;::&quot;;[.B60];&quot;::&quot;;[.C60];&quot;::&quot;;[.D60])" office:value-type="string" office:string-value="Muir::15.51::Notholaena trichomanoides (L.) Desv.::25" calcext:value-type="string">
            <text:p>Muir::15.51::Notholaena trichomanoides (L.) Desv.::25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formula="of:=RANDBETWEEN(1;30) + RANDBETWEEN(1;100)/100" office:value-type="float" office:value="10.58" calcext:value-type="float">
            <text:p>10.58</text:p>
          </table:table-cell>
          <table:table-cell office:value-type="string" calcext:value-type="string">
            <text:p>Sidalcea elegans Greene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61];&quot;::&quot;;[.B61];&quot;::&quot;;[.C61];&quot;::&quot;;[.D61])" office:value-type="string" office:string-value="Service::10.58::Sidalcea elegans Greene::18" calcext:value-type="string">
            <text:p>Service::10.58::Sidalcea elegans Greene::18</text:p>
          </table:table-cell>
        </table:table-row>
        <table:table-row table:style-name="ro1">
          <table:table-cell office:value-type="string" calcext:value-type="string">
            <text:p>Forest Run</text:p>
          </table:table-cell>
          <table:table-cell table:formula="of:=RANDBETWEEN(1;30) + RANDBETWEEN(1;100)/100" office:value-type="float" office:value="16.76" calcext:value-type="float">
            <text:p>16.76</text:p>
          </table:table-cell>
          <table:table-cell office:value-type="string" calcext:value-type="string">
            <text:p>Hieracium ×atramentarium (Naegeli &amp; Peter) Zahn ex Engl. (pro sp.)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62];&quot;::&quot;;[.B62];&quot;::&quot;;[.C62];&quot;::&quot;;[.D62])" office:value-type="string" office:string-value="Forest Run::16.76::Hieracium ×atramentarium (Naegeli &amp; Peter) Zahn ex Engl. (pro sp.)::2" calcext:value-type="string">
            <text:p>Forest Run::16.76::Hieracium ×atramentarium (Naegeli &amp; Peter) Zahn ex Engl. (pro sp.)::2</text:p>
          </table:table-cell>
        </table:table-row>
        <table:table-row table:style-name="ro1">
          <table:table-cell office:value-type="string" calcext:value-type="string">
            <text:p>Rockefeller</text:p>
          </table:table-cell>
          <table:table-cell table:formula="of:=RANDBETWEEN(1;30) + RANDBETWEEN(1;100)/100" office:value-type="float" office:value="16.08" calcext:value-type="float">
            <text:p>16.08</text:p>
          </table:table-cell>
          <table:table-cell office:value-type="string" calcext:value-type="string">
            <text:p>Menyanthes L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63];&quot;::&quot;;[.B63];&quot;::&quot;;[.C63];&quot;::&quot;;[.D63])" office:value-type="string" office:string-value="Rockefeller::16.08::Menyanthes L.::31" calcext:value-type="string">
            <text:p>Rockefeller::16.08::Menyanthes L.::31</text:p>
          </table:table-cell>
        </table:table-row>
        <table:table-row table:style-name="ro1">
          <table:table-cell office:value-type="string" calcext:value-type="string">
            <text:p>Hermina</text:p>
          </table:table-cell>
          <table:table-cell table:formula="of:=RANDBETWEEN(1;30) + RANDBETWEEN(1;100)/100" office:value-type="float" office:value="28.51" calcext:value-type="float">
            <text:p>28.51</text:p>
          </table:table-cell>
          <table:table-cell office:value-type="string" calcext:value-type="string">
            <text:p>Orthothecium chryseum (Schwägr.) Schimp. var. cochlearifolium (Lindb.) Limpr.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CONCATENATE([.A64];&quot;::&quot;;[.B64];&quot;::&quot;;[.C64];&quot;::&quot;;[.D64])" office:value-type="string" office:string-value="Hermina::28.51::Orthothecium chryseum (Schwägr.) Schimp. var. cochlearifolium (Lindb.) Limpr.::39" calcext:value-type="string">
            <text:p>Hermina::28.51::Orthothecium chryseum (Schwägr.) Schimp. var. cochlearifolium (Lindb.) Limpr.::39</text:p>
          </table:table-cell>
        </table:table-row>
        <table:table-row table:style-name="ro1">
          <table:table-cell office:value-type="string" calcext:value-type="string">
            <text:p>Summit</text:p>
          </table:table-cell>
          <table:table-cell table:formula="of:=RANDBETWEEN(1;30) + RANDBETWEEN(1;100)/100" office:value-type="float" office:value="5.89" calcext:value-type="float">
            <text:p>5.89</text:p>
          </table:table-cell>
          <table:table-cell office:value-type="string" calcext:value-type="string">
            <text:p>Amblystegium Schimp.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65];&quot;::&quot;;[.B65];&quot;::&quot;;[.C65];&quot;::&quot;;[.D65])" office:value-type="string" office:string-value="Summit::5.89::Amblystegium Schimp.::14" calcext:value-type="string">
            <text:p>Summit::5.89::Amblystegium Schimp.::14</text:p>
          </table:table-cell>
        </table:table-row>
        <table:table-row table:style-name="ro1">
          <table:table-cell office:value-type="string" calcext:value-type="string">
            <text:p>Birchwood</text:p>
          </table:table-cell>
          <table:table-cell table:formula="of:=RANDBETWEEN(1;30) + RANDBETWEEN(1;100)/100" office:value-type="float" office:value="30.62" calcext:value-type="float">
            <text:p>30.62</text:p>
          </table:table-cell>
          <table:table-cell office:value-type="string" calcext:value-type="string">
            <text:p>Egeria Planch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66];&quot;::&quot;;[.B66];&quot;::&quot;;[.C66];&quot;::&quot;;[.D66])" office:value-type="string" office:string-value="Birchwood::30.62::Egeria Planch.::31" calcext:value-type="string">
            <text:p>Birchwood::30.62::Egeria Planch.::31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7.29" calcext:value-type="float">
            <text:p>27.29</text:p>
          </table:table-cell>
          <table:table-cell office:value-type="string" calcext:value-type="string">
            <text:p>Jamesia americana Torr. &amp; A. Gray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67];&quot;::&quot;;[.B67];&quot;::&quot;;[.C67];&quot;::&quot;;[.D67])" office:value-type="string" office:string-value="Vera::27.29::Jamesia americana Torr. &amp; A. Gray::8" calcext:value-type="string">
            <text:p>Vera::27.29::Jamesia americana Torr. &amp; A. Gray::8</text:p>
          </table:table-cell>
        </table:table-row>
        <table:table-row table:style-name="ro1">
          <table:table-cell office:value-type="string" calcext:value-type="string">
            <text:p>Rigney</text:p>
          </table:table-cell>
          <table:table-cell table:formula="of:=RANDBETWEEN(1;30) + RANDBETWEEN(1;100)/100" office:value-type="float" office:value="7.62" calcext:value-type="float">
            <text:p>7.62</text:p>
          </table:table-cell>
          <table:table-cell office:value-type="string" calcext:value-type="string">
            <text:p>Orthotrichum exiguum Sull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68];&quot;::&quot;;[.B68];&quot;::&quot;;[.C68];&quot;::&quot;;[.D68])" office:value-type="string" office:string-value="Rigney::7.62::Orthotrichum exiguum Sull.::31" calcext:value-type="string">
            <text:p>Rigney::7.62::Orthotrichum exiguum Sull.::31</text:p>
          </table:table-cell>
        </table:table-row>
        <table:table-row table:style-name="ro1">
          <table:table-cell office:value-type="string" calcext:value-type="string">
            <text:p>High Crossing</text:p>
          </table:table-cell>
          <table:table-cell table:formula="of:=RANDBETWEEN(1;30) + RANDBETWEEN(1;100)/100" office:value-type="float" office:value="22.3" calcext:value-type="float">
            <text:p>22.3</text:p>
          </table:table-cell>
          <table:table-cell office:value-type="string" calcext:value-type="string">
            <text:p>Parkia R. Br.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69];&quot;::&quot;;[.B69];&quot;::&quot;;[.C69];&quot;::&quot;;[.D69])" office:value-type="string" office:string-value="High Crossing::22.3::Parkia R. Br.::40" calcext:value-type="string">
            <text:p>High Crossing::22.3::Parkia R. Br.::40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RANDBETWEEN(1;30) + RANDBETWEEN(1;100)/100" office:value-type="float" office:value="3.93" calcext:value-type="float">
            <text:p>3.93</text:p>
          </table:table-cell>
          <table:table-cell office:value-type="string" calcext:value-type="string">
            <text:p>Carex hendersonii L.H. Bailey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70];&quot;::&quot;;[.B70];&quot;::&quot;;[.C70];&quot;::&quot;;[.D70])" office:value-type="string" office:string-value="Forest::3.93::Carex hendersonii L.H. Bailey::16" calcext:value-type="string">
            <text:p>Forest::3.93::Carex hendersonii L.H. Bailey::16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table:formula="of:=RANDBETWEEN(1;30) + RANDBETWEEN(1;100)/100" office:value-type="float" office:value="2.48" calcext:value-type="float">
            <text:p>2.48</text:p>
          </table:table-cell>
          <table:table-cell office:value-type="string" calcext:value-type="string">
            <text:p>Peltula michoacanensis (de Lesd.) Wetmore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71];&quot;::&quot;;[.B71];&quot;::&quot;;[.C71];&quot;::&quot;;[.D71])" office:value-type="string" office:string-value="Golf::2.48::Peltula michoacanensis (de Lesd.) Wetmore::8" calcext:value-type="string">
            <text:p>Golf::2.48::Peltula michoacanensis (de Lesd.) Wetmore::8</text:p>
          </table:table-cell>
        </table:table-row>
        <table:table-row table:style-name="ro1">
          <table:table-cell office:value-type="string" calcext:value-type="string">
            <text:p>Mosinee</text:p>
          </table:table-cell>
          <table:table-cell table:formula="of:=RANDBETWEEN(1;30) + RANDBETWEEN(1;100)/100" office:value-type="float" office:value="17.15" calcext:value-type="float">
            <text:p>17.15</text:p>
          </table:table-cell>
          <table:table-cell office:value-type="string" calcext:value-type="string">
            <text:p>Sansevieria roxburghiana Schult. &amp; Schult. f.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72];&quot;::&quot;;[.B72];&quot;::&quot;;[.C72];&quot;::&quot;;[.D72])" office:value-type="string" office:string-value="Mosinee::17.15::Sansevieria roxburghiana Schult. &amp; Schult. f.::27" calcext:value-type="string">
            <text:p>Mosinee::17.15::Sansevieria roxburghiana Schult. &amp; Schult. f.::27</text:p>
          </table:table-cell>
        </table:table-row>
        <table:table-row table:style-name="ro1">
          <table:table-cell office:value-type="string" calcext:value-type="string">
            <text:p>Lindbergh</text:p>
          </table:table-cell>
          <table:table-cell table:formula="of:=RANDBETWEEN(1;30) + RANDBETWEEN(1;100)/100" office:value-type="float" office:value="9.38" calcext:value-type="float">
            <text:p>9.38</text:p>
          </table:table-cell>
          <table:table-cell office:value-type="string" calcext:value-type="string">
            <text:p>Myagrum perfoliatum L.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73];&quot;::&quot;;[.B73];&quot;::&quot;;[.C73];&quot;::&quot;;[.D73])" office:value-type="string" office:string-value="Lindbergh::9.38::Myagrum perfoliatum L.::38" calcext:value-type="string">
            <text:p>Lindbergh::9.38::Myagrum perfoliatum L.::38</text:p>
          </table:table-cell>
        </table:table-row>
        <table:table-row table:style-name="ro1">
          <table:table-cell office:value-type="string" calcext:value-type="string">
            <text:p>Gulseth</text:p>
          </table:table-cell>
          <table:table-cell table:formula="of:=RANDBETWEEN(1;30) + RANDBETWEEN(1;100)/100" office:value-type="float" office:value="2.77" calcext:value-type="float">
            <text:p>2.77</text:p>
          </table:table-cell>
          <table:table-cell office:value-type="string" calcext:value-type="string">
            <text:p>Lecidella flavosorediata (Vezda) Hertel &amp; Leuckert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CONCATENATE([.A74];&quot;::&quot;;[.B74];&quot;::&quot;;[.C74];&quot;::&quot;;[.D74])" office:value-type="string" office:string-value="Gulseth::2.77::Lecidella flavosorediata (Vezda) Hertel &amp; Leuckert::48" calcext:value-type="string">
            <text:p>Gulseth::2.77::Lecidella flavosorediata (Vezda) Hertel &amp; Leuckert::48</text:p>
          </table:table-cell>
        </table:table-row>
        <table:table-row table:style-name="ro1">
          <table:table-cell office:value-type="string" calcext:value-type="string">
            <text:p>Blaine</text:p>
          </table:table-cell>
          <table:table-cell table:formula="of:=RANDBETWEEN(1;30) + RANDBETWEEN(1;100)/100" office:value-type="float" office:value="1.5" calcext:value-type="float">
            <text:p>1.5</text:p>
          </table:table-cell>
          <table:table-cell office:value-type="string" calcext:value-type="string">
            <text:p>Leavenworthia stylosa A. Gray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75];&quot;::&quot;;[.B75];&quot;::&quot;;[.C75];&quot;::&quot;;[.D75])" office:value-type="string" office:string-value="Blaine::1.5::Leavenworthia stylosa A. Gray::9" calcext:value-type="string">
            <text:p>Blaine::1.5::Leavenworthia stylosa A. Gray::9</text:p>
          </table:table-cell>
        </table:table-row>
        <table:table-row table:style-name="ro1">
          <table:table-cell office:value-type="string" calcext:value-type="string">
            <text:p>Grover</text:p>
          </table:table-cell>
          <table:table-cell table:formula="of:=RANDBETWEEN(1;30) + RANDBETWEEN(1;100)/100" office:value-type="float" office:value="20.13" calcext:value-type="float">
            <text:p>20.13</text:p>
          </table:table-cell>
          <table:table-cell office:value-type="string" calcext:value-type="string">
            <text:p>Monochoria hastata (L.) Solms [excluded]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76];&quot;::&quot;;[.B76];&quot;::&quot;;[.C76];&quot;::&quot;;[.D76])" office:value-type="string" office:string-value="Grover::20.13::Monochoria hastata (L.) Solms [excluded]::10" calcext:value-type="string">
            <text:p>Grover::20.13::Monochoria hastata (L.) Solms [excluded]::10</text:p>
          </table:table-cell>
        </table:table-row>
        <table:table-row table:style-name="ro1">
          <table:table-cell office:value-type="string" calcext:value-type="string">
            <text:p>Arrowood</text:p>
          </table:table-cell>
          <table:table-cell table:formula="of:=RANDBETWEEN(1;30) + RANDBETWEEN(1;100)/100" office:value-type="float" office:value="23.6" calcext:value-type="float">
            <text:p>23.6</text:p>
          </table:table-cell>
          <table:table-cell office:value-type="string" calcext:value-type="string">
            <text:p>Topelia P.M. Jørg. &amp; Vezda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77];&quot;::&quot;;[.B77];&quot;::&quot;;[.C77];&quot;::&quot;;[.D77])" office:value-type="string" office:string-value="Arrowood::23.6::Topelia P.M. Jørg. &amp; Vezda::30" calcext:value-type="string">
            <text:p>Arrowood::23.6::Topelia P.M. Jørg. &amp; Vezda::30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table:formula="of:=RANDBETWEEN(1;30) + RANDBETWEEN(1;100)/100" office:value-type="float" office:value="30.02" calcext:value-type="float">
            <text:p>30.02</text:p>
          </table:table-cell>
          <table:table-cell office:value-type="string" calcext:value-type="string">
            <text:p>Lythrum thymifolia L.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78];&quot;::&quot;;[.B78];&quot;::&quot;;[.C78];&quot;::&quot;;[.D78])" office:value-type="string" office:string-value="Nova::30.02::Lythrum thymifolia L.::2" calcext:value-type="string">
            <text:p>Nova::30.02::Lythrum thymifolia L.::2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table:formula="of:=RANDBETWEEN(1;30) + RANDBETWEEN(1;100)/100" office:value-type="float" office:value="29.17" calcext:value-type="float">
            <text:p>29.17</text:p>
          </table:table-cell>
          <table:table-cell office:value-type="string" calcext:value-type="string">
            <text:p>Caulophyllum giganteum (Farw.) Loconte &amp; Blackwell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79];&quot;::&quot;;[.B79];&quot;::&quot;;[.C79];&quot;::&quot;;[.D79])" office:value-type="string" office:string-value="Boyd::29.17::Caulophyllum giganteum (Farw.) Loconte &amp; Blackwell::47" calcext:value-type="string">
            <text:p>Boyd::29.17::Caulophyllum giganteum (Farw.) Loconte &amp; Blackwell::47</text:p>
          </table:table-cell>
        </table:table-row>
        <table:table-row table:style-name="ro1">
          <table:table-cell office:value-type="string" calcext:value-type="string">
            <text:p>Messerschmidt</text:p>
          </table:table-cell>
          <table:table-cell table:formula="of:=RANDBETWEEN(1;30) + RANDBETWEEN(1;100)/100" office:value-type="float" office:value="4.76" calcext:value-type="float">
            <text:p>4.76</text:p>
          </table:table-cell>
          <table:table-cell office:value-type="string" calcext:value-type="string">
            <text:p>Cyperus floridanus Britton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80];&quot;::&quot;;[.B80];&quot;::&quot;;[.C80];&quot;::&quot;;[.D80])" office:value-type="string" office:string-value="Messerschmidt::4.76::Cyperus floridanus Britton::42" calcext:value-type="string">
            <text:p>Messerschmidt::4.76::Cyperus floridanus Britton::42</text:p>
          </table:table-cell>
        </table:table-row>
        <table:table-row table:style-name="ro1">
          <table:table-cell office:value-type="string" calcext:value-type="string">
            <text:p>Northview</text:p>
          </table:table-cell>
          <table:table-cell table:formula="of:=RANDBETWEEN(1;30) + RANDBETWEEN(1;100)/100" office:value-type="float" office:value="19.49" calcext:value-type="float">
            <text:p>19.49</text:p>
          </table:table-cell>
          <table:table-cell office:value-type="string" calcext:value-type="string">
            <text:p>Cladonia bacilliformis (Nyl.) Gluck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CONCATENATE([.A81];&quot;::&quot;;[.B81];&quot;::&quot;;[.C81];&quot;::&quot;;[.D81])" office:value-type="string" office:string-value="Northview::19.49::Cladonia bacilliformis (Nyl.) Gluck::3" calcext:value-type="string">
            <text:p>Northview::19.49::Cladonia bacilliformis (Nyl.) Gluck::3</text:p>
          </table:table-cell>
        </table:table-row>
        <table:table-row table:style-name="ro1">
          <table:table-cell office:value-type="string" calcext:value-type="string">
            <text:p>Stang</text:p>
          </table:table-cell>
          <table:table-cell table:formula="of:=RANDBETWEEN(1;30) + RANDBETWEEN(1;100)/100" office:value-type="float" office:value="10.51" calcext:value-type="float">
            <text:p>10.51</text:p>
          </table:table-cell>
          <table:table-cell office:value-type="string" calcext:value-type="string">
            <text:p>Sibbaldiopsis Rydb.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82];&quot;::&quot;;[.B82];&quot;::&quot;;[.C82];&quot;::&quot;;[.D82])" office:value-type="string" office:string-value="Stang::10.51::Sibbaldiopsis Rydb.::9" calcext:value-type="string">
            <text:p>Stang::10.51::Sibbaldiopsis Rydb.::9</text:p>
          </table:table-cell>
        </table:table-row>
        <table:table-row table:style-name="ro1">
          <table:table-cell office:value-type="string" calcext:value-type="string">
            <text:p>Mallard</text:p>
          </table:table-cell>
          <table:table-cell table:formula="of:=RANDBETWEEN(1;30) + RANDBETWEEN(1;100)/100" office:value-type="float" office:value="3.85" calcext:value-type="float">
            <text:p>3.85</text:p>
          </table:table-cell>
          <table:table-cell office:value-type="string" calcext:value-type="string">
            <text:p>Eriogonum jamesii Benth. var. jamesii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83];&quot;::&quot;;[.B83];&quot;::&quot;;[.C83];&quot;::&quot;;[.D83])" office:value-type="string" office:string-value="Mallard::3.85::Eriogonum jamesii Benth. var. jamesii::32" calcext:value-type="string">
            <text:p>Mallard::3.85::Eriogonum jamesii Benth. var. jamesii::32</text:p>
          </table:table-cell>
        </table:table-row>
        <table:table-row table:style-name="ro1">
          <table:table-cell office:value-type="string" calcext:value-type="string">
            <text:p>Summerview</text:p>
          </table:table-cell>
          <table:table-cell table:formula="of:=RANDBETWEEN(1;30) + RANDBETWEEN(1;100)/100" office:value-type="float" office:value="20.86" calcext:value-type="float">
            <text:p>20.86</text:p>
          </table:table-cell>
          <table:table-cell office:value-type="string" calcext:value-type="string">
            <text:p>Astragalus ensiformis M.E. Jones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84];&quot;::&quot;;[.B84];&quot;::&quot;;[.C84];&quot;::&quot;;[.D84])" office:value-type="string" office:string-value="Summerview::20.86::Astragalus ensiformis M.E. Jones::46" calcext:value-type="string">
            <text:p>Summerview::20.86::Astragalus ensiformis M.E. Jones::46</text:p>
          </table:table-cell>
        </table:table-row>
        <table:table-row table:style-name="ro1">
          <table:table-cell office:value-type="string" calcext:value-type="string">
            <text:p>Maple Wood</text:p>
          </table:table-cell>
          <table:table-cell table:formula="of:=RANDBETWEEN(1;30) + RANDBETWEEN(1;100)/100" office:value-type="float" office:value="3.06" calcext:value-type="float">
            <text:p>3.06</text:p>
          </table:table-cell>
          <table:table-cell office:value-type="string" calcext:value-type="string">
            <text:p>Polysporina lapponica (Ach. ex Schaerer) Degel.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CONCATENATE([.A85];&quot;::&quot;;[.B85];&quot;::&quot;;[.C85];&quot;::&quot;;[.D85])" office:value-type="string" office:string-value="Maple Wood::3.06::Polysporina lapponica (Ach. ex Schaerer) Degel.::39" calcext:value-type="string">
            <text:p>Maple Wood::3.06::Polysporina lapponica (Ach. ex Schaerer) Degel.::39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formula="of:=RANDBETWEEN(1;30) + RANDBETWEEN(1;100)/100" office:value-type="float" office:value="1.71" calcext:value-type="float">
            <text:p>1.71</text:p>
          </table:table-cell>
          <table:table-cell office:value-type="string" calcext:value-type="string">
            <text:p>Parmotremopsis antillensis (Nyl.) Elix &amp; Hale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86];&quot;::&quot;;[.B86];&quot;::&quot;;[.C86];&quot;::&quot;;[.D86])" office:value-type="string" office:string-value="Forster::1.71::Parmotremopsis antillensis (Nyl.) Elix &amp; Hale::34" calcext:value-type="string">
            <text:p>Forster::1.71::Parmotremopsis antillensis (Nyl.) Elix &amp; Hale::34</text:p>
          </table:table-cell>
        </table:table-row>
        <table:table-row table:style-name="ro1">
          <table:table-cell office:value-type="string" calcext:value-type="string">
            <text:p>Novick</text:p>
          </table:table-cell>
          <table:table-cell table:formula="of:=RANDBETWEEN(1;30) + RANDBETWEEN(1;100)/100" office:value-type="float" office:value="3.05" calcext:value-type="float">
            <text:p>3.05</text:p>
          </table:table-cell>
          <table:table-cell office:value-type="string" calcext:value-type="string">
            <text:p>Wilkesia gymnoxiphium A. Gray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87];&quot;::&quot;;[.B87];&quot;::&quot;;[.C87];&quot;::&quot;;[.D87])" office:value-type="string" office:string-value="Novick::3.05::Wilkesia gymnoxiphium A. Gray::30" calcext:value-type="string">
            <text:p>Novick::3.05::Wilkesia gymnoxiphium A. Gray::30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table:formula="of:=RANDBETWEEN(1;30) + RANDBETWEEN(1;100)/100" office:value-type="float" office:value="12.42" calcext:value-type="float">
            <text:p>12.42</text:p>
          </table:table-cell>
          <table:table-cell office:value-type="string" calcext:value-type="string">
            <text:p>Luzula multiflora (Ehrh.) Lej.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88];&quot;::&quot;;[.B88];&quot;::&quot;;[.C88];&quot;::&quot;;[.D88])" office:value-type="string" office:string-value="Fairfield::12.42::Luzula multiflora (Ehrh.) Lej.::37" calcext:value-type="string">
            <text:p>Fairfield::12.42::Luzula multiflora (Ehrh.) Lej.::37</text:p>
          </table:table-cell>
        </table:table-row>
        <table:table-row table:style-name="ro1">
          <table:table-cell office:value-type="string" calcext:value-type="string">
            <text:p>Moulton</text:p>
          </table:table-cell>
          <table:table-cell table:formula="of:=RANDBETWEEN(1;30) + RANDBETWEEN(1;100)/100" office:value-type="float" office:value="19.43" calcext:value-type="float">
            <text:p>19.43</text:p>
          </table:table-cell>
          <table:table-cell office:value-type="string" calcext:value-type="string">
            <text:p>Populus simonii Carrière [excluded]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89];&quot;::&quot;;[.B89];&quot;::&quot;;[.C89];&quot;::&quot;;[.D89])" office:value-type="string" office:string-value="Moulton::19.43::Populus simonii Carrière [excluded]::35" calcext:value-type="string">
            <text:p>Moulton::19.43::Populus simonii Carrière [excluded]::35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table:formula="of:=RANDBETWEEN(1;30) + RANDBETWEEN(1;100)/100" office:value-type="float" office:value="23.46" calcext:value-type="float">
            <text:p>23.46</text:p>
          </table:table-cell>
          <table:table-cell office:value-type="string" calcext:value-type="string">
            <text:p>Hieracium scabrum Michx.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90];&quot;::&quot;;[.B90];&quot;::&quot;;[.C90];&quot;::&quot;;[.D90])" office:value-type="string" office:string-value="Superior::23.46::Hieracium scabrum Michx.::2" calcext:value-type="string">
            <text:p>Superior::23.46::Hieracium scabrum Michx.::2</text:p>
          </table:table-cell>
        </table:table-row>
        <table:table-row table:style-name="ro1">
          <table:table-cell office:value-type="string" calcext:value-type="string">
            <text:p>Hollow Ridge</text:p>
          </table:table-cell>
          <table:table-cell table:formula="of:=RANDBETWEEN(1;30) + RANDBETWEEN(1;100)/100" office:value-type="float" office:value="29.64" calcext:value-type="float">
            <text:p>29.64</text:p>
          </table:table-cell>
          <table:table-cell office:value-type="string" calcext:value-type="string">
            <text:p>Malacothrix similis W.S. Davis &amp; P.H. Raven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91];&quot;::&quot;;[.B91];&quot;::&quot;;[.C91];&quot;::&quot;;[.D91])" office:value-type="string" office:string-value="Hollow Ridge::29.64::Malacothrix similis W.S. Davis &amp; P.H. Raven::17" calcext:value-type="string">
            <text:p>Hollow Ridge::29.64::Malacothrix similis W.S. Davis &amp; P.H. Raven::17</text:p>
          </table:table-cell>
        </table:table-row>
        <table:table-row table:style-name="ro1">
          <table:table-cell office:value-type="string" calcext:value-type="string">
            <text:p>Sutherland</text:p>
          </table:table-cell>
          <table:table-cell table:formula="of:=RANDBETWEEN(1;30) + RANDBETWEEN(1;100)/100" office:value-type="float" office:value="1.27" calcext:value-type="float">
            <text:p>1.27</text:p>
          </table:table-cell>
          <table:table-cell office:value-type="string" calcext:value-type="string">
            <text:p>Dasynotus I.M. Johnst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92];&quot;::&quot;;[.B92];&quot;::&quot;;[.C92];&quot;::&quot;;[.D92])" office:value-type="string" office:string-value="Sutherland::1.27::Dasynotus I.M. Johnst.::31" calcext:value-type="string">
            <text:p>Sutherland::1.27::Dasynotus I.M. Johnst.::31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table:formula="of:=RANDBETWEEN(1;30) + RANDBETWEEN(1;100)/100" office:value-type="float" office:value="28.09" calcext:value-type="float">
            <text:p>28.09</text:p>
          </table:table-cell>
          <table:table-cell office:value-type="string" calcext:value-type="string">
            <text:p>Larix lyallii Parl.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93];&quot;::&quot;;[.B93];&quot;::&quot;;[.C93];&quot;::&quot;;[.D93])" office:value-type="string" office:string-value="Nancy::28.09::Larix lyallii Parl.::17" calcext:value-type="string">
            <text:p>Nancy::28.09::Larix lyallii Parl.::17</text:p>
          </table:table-cell>
        </table:table-row>
        <table:table-row table:style-name="ro1">
          <table:table-cell office:value-type="string" calcext:value-type="string">
            <text:p>Eastlawn</text:p>
          </table:table-cell>
          <table:table-cell table:formula="of:=RANDBETWEEN(1;30) + RANDBETWEEN(1;100)/100" office:value-type="float" office:value="27.4" calcext:value-type="float">
            <text:p>27.4</text:p>
          </table:table-cell>
          <table:table-cell office:value-type="string" calcext:value-type="string">
            <text:p>Epilobium hornemannii Rchb. ssp. behringianum (Hausskn.) Hoch &amp; P.H. Raven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94];&quot;::&quot;;[.B94];&quot;::&quot;;[.C94];&quot;::&quot;;[.D94])" office:value-type="string" office:string-value="Eastlawn::27.4::Epilobium hornemannii Rchb. ssp. behringianum (Hausskn.) Hoch &amp; P.H. Raven::32" calcext:value-type="string">
            <text:p>Eastlawn::27.4::Epilobium hornemannii Rchb. ssp. behringianum (Hausskn.) Hoch &amp; P.H. Raven::32</text:p>
          </table:table-cell>
        </table:table-row>
        <table:table-row table:style-name="ro1">
          <table:table-cell office:value-type="string" calcext:value-type="string">
            <text:p>Hollow Ridge</text:p>
          </table:table-cell>
          <table:table-cell table:formula="of:=RANDBETWEEN(1;30) + RANDBETWEEN(1;100)/100" office:value-type="float" office:value="24.09" calcext:value-type="float">
            <text:p>24.09</text:p>
          </table:table-cell>
          <table:table-cell office:value-type="string" calcext:value-type="string">
            <text:p>Draba aprica Beadle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95];&quot;::&quot;;[.B95];&quot;::&quot;;[.C95];&quot;::&quot;;[.D95])" office:value-type="string" office:string-value="Hollow Ridge::24.09::Draba aprica Beadle::11" calcext:value-type="string">
            <text:p>Hollow Ridge::24.09::Draba aprica Beadle::11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table:formula="of:=RANDBETWEEN(1;30) + RANDBETWEEN(1;100)/100" office:value-type="float" office:value="2.39" calcext:value-type="float">
            <text:p>2.39</text:p>
          </table:table-cell>
          <table:table-cell office:value-type="string" calcext:value-type="string">
            <text:p>Cirsium occidentale (Nutt.) Jeps. var. californicum (A. Gray) Keil &amp; C. Turner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96];&quot;::&quot;;[.B96];&quot;::&quot;;[.C96];&quot;::&quot;;[.D96])" office:value-type="string" office:string-value="Express::2.39::Cirsium occidentale (Nutt.) Jeps. var. californicum (A. Gray) Keil &amp; C. Turner::45" calcext:value-type="string">
            <text:p>Express::2.39::Cirsium occidentale (Nutt.) Jeps. var. californicum (A. Gray) Keil &amp; C. Turner::45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table:formula="of:=RANDBETWEEN(1;30) + RANDBETWEEN(1;100)/100" office:value-type="float" office:value="26.95" calcext:value-type="float">
            <text:p>26.95</text:p>
          </table:table-cell>
          <table:table-cell office:value-type="string" calcext:value-type="string">
            <text:p>Houstonia acerosa (A. Gray) A. Gray ex Benth. &amp; Hook. f. var. acerosa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97];&quot;::&quot;;[.B97];&quot;::&quot;;[.C97];&quot;::&quot;;[.D97])" office:value-type="string" office:string-value="Everett::26.95::Houstonia acerosa (A. Gray) A. Gray ex Benth. &amp; Hook. f. var. acerosa::46" calcext:value-type="string">
            <text:p>Everett::26.95::Houstonia acerosa (A. Gray) A. Gray ex Benth. &amp; Hook. f. var. acerosa::46</text:p>
          </table:table-cell>
        </table:table-row>
        <table:table-row table:style-name="ro1">
          <table:table-cell office:value-type="string" calcext:value-type="string">
            <text:p>Elka</text:p>
          </table:table-cell>
          <table:table-cell table:formula="of:=RANDBETWEEN(1;30) + RANDBETWEEN(1;100)/100" office:value-type="float" office:value="22.93" calcext:value-type="float">
            <text:p>22.93</text:p>
          </table:table-cell>
          <table:table-cell office:value-type="string" calcext:value-type="string">
            <text:p>Castilleja salsuginosa N.H. Holmgren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98];&quot;::&quot;;[.B98];&quot;::&quot;;[.C98];&quot;::&quot;;[.D98])" office:value-type="string" office:string-value="Elka::22.93::Castilleja salsuginosa N.H. Holmgren::15" calcext:value-type="string">
            <text:p>Elka::22.93::Castilleja salsuginosa N.H. Holmgren::15</text:p>
          </table:table-cell>
        </table:table-row>
        <table:table-row table:style-name="ro1">
          <table:table-cell office:value-type="string" calcext:value-type="string">
            <text:p>Merrick</text:p>
          </table:table-cell>
          <table:table-cell table:formula="of:=RANDBETWEEN(1;30) + RANDBETWEEN(1;100)/100" office:value-type="float" office:value="8.16" calcext:value-type="float">
            <text:p>8.16</text:p>
          </table:table-cell>
          <table:table-cell office:value-type="string" calcext:value-type="string">
            <text:p>Platanthera ×lassenii Schrenk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99];&quot;::&quot;;[.B99];&quot;::&quot;;[.C99];&quot;::&quot;;[.D99])" office:value-type="string" office:string-value="Merrick::8.16::Platanthera ×lassenii Schrenk::42" calcext:value-type="string">
            <text:p>Merrick::8.16::Platanthera ×lassenii Schrenk::42</text:p>
          </table:table-cell>
        </table:table-row>
        <table:table-row table:style-name="ro1">
          <table:table-cell office:value-type="string" calcext:value-type="string">
            <text:p>Barby</text:p>
          </table:table-cell>
          <table:table-cell table:formula="of:=RANDBETWEEN(1;30) + RANDBETWEEN(1;100)/100" office:value-type="float" office:value="18.55" calcext:value-type="float">
            <text:p>18.55</text:p>
          </table:table-cell>
          <table:table-cell office:value-type="string" calcext:value-type="string">
            <text:p>Calliergon cordifolium (Hedw.) Kindb.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CONCATENATE([.A100];&quot;::&quot;;[.B100];&quot;::&quot;;[.C100];&quot;::&quot;;[.D100])" office:value-type="string" office:string-value="Barby::18.55::Calliergon cordifolium (Hedw.) Kindb.::7" calcext:value-type="string">
            <text:p>Barby::18.55::Calliergon cordifolium (Hedw.) Kindb.::7</text:p>
          </table:table-cell>
        </table:table-row>
        <table:table-row table:style-name="ro1">
          <table:table-cell office:value-type="string" calcext:value-type="string">
            <text:p>Sommers</text:p>
          </table:table-cell>
          <table:table-cell table:formula="of:=RANDBETWEEN(1;30) + RANDBETWEEN(1;100)/100" office:value-type="float" office:value="22.82" calcext:value-type="float">
            <text:p>22.82</text:p>
          </table:table-cell>
          <table:table-cell office:value-type="string" calcext:value-type="string">
            <text:p>Chamaesyce thymifolia (L.) Millsp.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01];&quot;::&quot;;[.B101];&quot;::&quot;;[.C101];&quot;::&quot;;[.D101])" office:value-type="string" office:string-value="Sommers::22.82::Chamaesyce thymifolia (L.) Millsp.::41" calcext:value-type="string">
            <text:p>Sommers::22.82::Chamaesyce thymifolia (L.) Millsp.::41</text:p>
          </table:table-cell>
        </table:table-row>
        <table:table-row table:style-name="ro1">
          <table:table-cell office:value-type="string" calcext:value-type="string">
            <text:p>Truax</text:p>
          </table:table-cell>
          <table:table-cell table:formula="of:=RANDBETWEEN(1;30) + RANDBETWEEN(1;100)/100" office:value-type="float" office:value="4.61" calcext:value-type="float">
            <text:p>4.61</text:p>
          </table:table-cell>
          <table:table-cell office:value-type="string" calcext:value-type="string">
            <text:p>Solidago mollis Bartlett var. mollis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102];&quot;::&quot;;[.B102];&quot;::&quot;;[.C102];&quot;::&quot;;[.D102])" office:value-type="string" office:string-value="Truax::4.61::Solidago mollis Bartlett var. mollis::20" calcext:value-type="string">
            <text:p>Truax::4.61::Solidago mollis Bartlett var. mollis::20</text:p>
          </table:table-cell>
        </table:table-row>
        <table:table-row table:style-name="ro1">
          <table:table-cell office:value-type="string" calcext:value-type="string">
            <text:p>Shopko</text:p>
          </table:table-cell>
          <table:table-cell table:formula="of:=RANDBETWEEN(1;30) + RANDBETWEEN(1;100)/100" office:value-type="float" office:value="18.31" calcext:value-type="float">
            <text:p>18.31</text:p>
          </table:table-cell>
          <table:table-cell office:value-type="string" calcext:value-type="string">
            <text:p>Nymphoides indica (L.) Kuntze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103];&quot;::&quot;;[.B103];&quot;::&quot;;[.C103];&quot;::&quot;;[.D103])" office:value-type="string" office:string-value="Shopko::18.31::Nymphoides indica (L.) Kuntze::23" calcext:value-type="string">
            <text:p>Shopko::18.31::Nymphoides indica (L.) Kuntze::23</text:p>
          </table:table-cell>
        </table:table-row>
        <table:table-row table:style-name="ro1">
          <table:table-cell office:value-type="string" calcext:value-type="string">
            <text:p>Kedzie</text:p>
          </table:table-cell>
          <table:table-cell table:formula="of:=RANDBETWEEN(1;30) + RANDBETWEEN(1;100)/100" office:value-type="float" office:value="26.54" calcext:value-type="float">
            <text:p>26.54</text:p>
          </table:table-cell>
          <table:table-cell office:value-type="string" calcext:value-type="string">
            <text:p>Gaillardia aestivalis (Walter) H. Rock var. aestivalis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104];&quot;::&quot;;[.B104];&quot;::&quot;;[.C104];&quot;::&quot;;[.D104])" office:value-type="string" office:string-value="Kedzie::26.54::Gaillardia aestivalis (Walter) H. Rock var. aestivalis::34" calcext:value-type="string">
            <text:p>Kedzie::26.54::Gaillardia aestivalis (Walter) H. Rock var. aestivalis::34</text:p>
          </table:table-cell>
        </table:table-row>
        <table:table-row table:style-name="ro1">
          <table:table-cell office:value-type="string" calcext:value-type="string">
            <text:p>Lakewood</text:p>
          </table:table-cell>
          <table:table-cell table:formula="of:=RANDBETWEEN(1;30) + RANDBETWEEN(1;100)/100" office:value-type="float" office:value="19.18" calcext:value-type="float">
            <text:p>19.18</text:p>
          </table:table-cell>
          <table:table-cell office:value-type="string" calcext:value-type="string">
            <text:p>Dalea tenuifolia (A. Gray) Shinners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105];&quot;::&quot;;[.B105];&quot;::&quot;;[.C105];&quot;::&quot;;[.D105])" office:value-type="string" office:string-value="Lakewood::19.18::Dalea tenuifolia (A. Gray) Shinners::32" calcext:value-type="string">
            <text:p>Lakewood::19.18::Dalea tenuifolia (A. Gray) Shinners::32</text:p>
          </table:table-cell>
        </table:table-row>
        <table:table-row table:style-name="ro1">
          <table:table-cell office:value-type="string" calcext:value-type="string">
            <text:p>Rutledge</text:p>
          </table:table-cell>
          <table:table-cell table:formula="of:=RANDBETWEEN(1;30) + RANDBETWEEN(1;100)/100" office:value-type="float" office:value="12.21" calcext:value-type="float">
            <text:p>12.21</text:p>
          </table:table-cell>
          <table:table-cell office:value-type="string" calcext:value-type="string">
            <text:p>Acer nigrum Michx. f.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106];&quot;::&quot;;[.B106];&quot;::&quot;;[.C106];&quot;::&quot;;[.D106])" office:value-type="string" office:string-value="Rutledge::12.21::Acer nigrum Michx. f.::40" calcext:value-type="string">
            <text:p>Rutledge::12.21::Acer nigrum Michx. f.::40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table:formula="of:=RANDBETWEEN(1;30) + RANDBETWEEN(1;100)/100" office:value-type="float" office:value="20.13" calcext:value-type="float">
            <text:p>20.13</text:p>
          </table:table-cell>
          <table:table-cell office:value-type="string" calcext:value-type="string">
            <text:p>Mimosa texana (A. Gray) Small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107];&quot;::&quot;;[.B107];&quot;::&quot;;[.C107];&quot;::&quot;;[.D107])" office:value-type="string" office:string-value="Hudson::20.13::Mimosa texana (A. Gray) Small::12" calcext:value-type="string">
            <text:p>Hudson::20.13::Mimosa texana (A. Gray) Small::12</text:p>
          </table:table-cell>
        </table:table-row>
        <table:table-row table:style-name="ro1">
          <table:table-cell office:value-type="string" calcext:value-type="string">
            <text:p>Hazelcrest</text:p>
          </table:table-cell>
          <table:table-cell table:formula="of:=RANDBETWEEN(1;30) + RANDBETWEEN(1;100)/100" office:value-type="float" office:value="24.67" calcext:value-type="float">
            <text:p>24.67</text:p>
          </table:table-cell>
          <table:table-cell office:value-type="string" calcext:value-type="string">
            <text:p>Thelypteris opulenta (Kaulf.) Fosberg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08];&quot;::&quot;;[.B108];&quot;::&quot;;[.C108];&quot;::&quot;;[.D108])" office:value-type="string" office:string-value="Hazelcrest::24.67::Thelypteris opulenta (Kaulf.) Fosberg::41" calcext:value-type="string">
            <text:p>Hazelcrest::24.67::Thelypteris opulenta (Kaulf.) Fosberg::41</text:p>
          </table:table-cell>
        </table:table-row>
        <table:table-row table:style-name="ro1">
          <table:table-cell office:value-type="string" calcext:value-type="string">
            <text:p>Reindahl</text:p>
          </table:table-cell>
          <table:table-cell table:formula="of:=RANDBETWEEN(1;30) + RANDBETWEEN(1;100)/100" office:value-type="float" office:value="21.5" calcext:value-type="float">
            <text:p>21.5</text:p>
          </table:table-cell>
          <table:table-cell office:value-type="string" calcext:value-type="string">
            <text:p>Rubus arizonensis Focke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CONCATENATE([.A109];&quot;::&quot;;[.B109];&quot;::&quot;;[.C109];&quot;::&quot;;[.D109])" office:value-type="string" office:string-value="Reindahl::21.5::Rubus arizonensis Focke::48" calcext:value-type="string">
            <text:p>Reindahl::21.5::Rubus arizonensis Focke::48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3.87" calcext:value-type="float">
            <text:p>23.87</text:p>
          </table:table-cell>
          <table:table-cell office:value-type="string" calcext:value-type="string">
            <text:p>Tillandsia fasciculata Sw. var. densispica Mez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110];&quot;::&quot;;[.B110];&quot;::&quot;;[.C110];&quot;::&quot;;[.D110])" office:value-type="string" office:string-value="Vera::23.87::Tillandsia fasciculata Sw. var. densispica Mez::42" calcext:value-type="string">
            <text:p>Vera::23.87::Tillandsia fasciculata Sw. var. densispica Mez::42</text:p>
          </table:table-cell>
        </table:table-row>
        <table:table-row table:style-name="ro1">
          <table:table-cell office:value-type="string" calcext:value-type="string">
            <text:p>Pepper Wood</text:p>
          </table:table-cell>
          <table:table-cell table:formula="of:=RANDBETWEEN(1;30) + RANDBETWEEN(1;100)/100" office:value-type="float" office:value="25.84" calcext:value-type="float">
            <text:p>25.84</text:p>
          </table:table-cell>
          <table:table-cell office:value-type="string" calcext:value-type="string">
            <text:p>Cycas revoluta Thunb.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111];&quot;::&quot;;[.B111];&quot;::&quot;;[.C111];&quot;::&quot;;[.D111])" office:value-type="string" office:string-value="Pepper Wood::25.84::Cycas revoluta Thunb.::28" calcext:value-type="string">
            <text:p>Pepper Wood::25.84::Cycas revoluta Thunb.::28</text:p>
          </table:table-cell>
        </table:table-row>
        <table:table-row table:style-name="ro1">
          <table:table-cell office:value-type="string" calcext:value-type="string">
            <text:p>Anniversary</text:p>
          </table:table-cell>
          <table:table-cell table:formula="of:=RANDBETWEEN(1;30) + RANDBETWEEN(1;100)/100" office:value-type="float" office:value="19.06" calcext:value-type="float">
            <text:p>19.06</text:p>
          </table:table-cell>
          <table:table-cell office:value-type="string" calcext:value-type="string">
            <text:p>Acacia suaveolens (Sm.) Willd.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112];&quot;::&quot;;[.B112];&quot;::&quot;;[.C112];&quot;::&quot;;[.D112])" office:value-type="string" office:string-value="Anniversary::19.06::Acacia suaveolens (Sm.) Willd.::32" calcext:value-type="string">
            <text:p>Anniversary::19.06::Acacia suaveolens (Sm.) Willd.::32</text:p>
          </table:table-cell>
        </table:table-row>
        <table:table-row table:style-name="ro1">
          <table:table-cell office:value-type="string" calcext:value-type="string">
            <text:p>Prairie Rose</text:p>
          </table:table-cell>
          <table:table-cell table:formula="of:=RANDBETWEEN(1;30) + RANDBETWEEN(1;100)/100" office:value-type="float" office:value="19.92" calcext:value-type="float">
            <text:p>19.92</text:p>
          </table:table-cell>
          <table:table-cell office:value-type="string" calcext:value-type="string">
            <text:p>Tripogon major Hook. f.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13];&quot;::&quot;;[.B113];&quot;::&quot;;[.C113];&quot;::&quot;;[.D113])" office:value-type="string" office:string-value="Prairie Rose::19.92::Tripogon major Hook. f.::19" calcext:value-type="string">
            <text:p>Prairie Rose::19.92::Tripogon major Hook. f.::19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table:formula="of:=RANDBETWEEN(1;30) + RANDBETWEEN(1;100)/100" office:value-type="float" office:value="12.49" calcext:value-type="float">
            <text:p>12.49</text:p>
          </table:table-cell>
          <table:table-cell office:value-type="string" calcext:value-type="string">
            <text:p>Luzula divaricata S. Watson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14];&quot;::&quot;;[.B114];&quot;::&quot;;[.C114];&quot;::&quot;;[.D114])" office:value-type="string" office:string-value="Johnson::12.49::Luzula divaricata S. Watson::35" calcext:value-type="string">
            <text:p>Johnson::12.49::Luzula divaricata S. Watson::35</text:p>
          </table:table-cell>
        </table:table-row>
        <table:table-row table:style-name="ro1">
          <table:table-cell office:value-type="string" calcext:value-type="string">
            <text:p>Birchwood</text:p>
          </table:table-cell>
          <table:table-cell table:formula="of:=RANDBETWEEN(1;30) + RANDBETWEEN(1;100)/100" office:value-type="float" office:value="1.45" calcext:value-type="float">
            <text:p>1.45</text:p>
          </table:table-cell>
          <table:table-cell office:value-type="string" calcext:value-type="string">
            <text:p>Fuchsia arborescens Sims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15];&quot;::&quot;;[.B115];&quot;::&quot;;[.C115];&quot;::&quot;;[.D115])" office:value-type="string" office:string-value="Birchwood::1.45::Fuchsia arborescens Sims::19" calcext:value-type="string">
            <text:p>Birchwood::1.45::Fuchsia arborescens Sims::19</text:p>
          </table:table-cell>
        </table:table-row>
        <table:table-row table:style-name="ro1">
          <table:table-cell office:value-type="string" calcext:value-type="string">
            <text:p>Rigney</text:p>
          </table:table-cell>
          <table:table-cell table:formula="of:=RANDBETWEEN(1;30) + RANDBETWEEN(1;100)/100" office:value-type="float" office:value="14.17" calcext:value-type="float">
            <text:p>14.17</text:p>
          </table:table-cell>
          <table:table-cell office:value-type="string" calcext:value-type="string">
            <text:p>Asplenium ×kokeense W.H. Wagner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116];&quot;::&quot;;[.B116];&quot;::&quot;;[.C116];&quot;::&quot;;[.D116])" office:value-type="string" office:string-value="Rigney::14.17::Asplenium ×kokeense W.H. Wagner::11" calcext:value-type="string">
            <text:p>Rigney::14.17::Asplenium ×kokeense W.H. Wagner::11</text:p>
          </table:table-cell>
        </table:table-row>
        <table:table-row table:style-name="ro1">
          <table:table-cell office:value-type="string" calcext:value-type="string">
            <text:p>Lunder</text:p>
          </table:table-cell>
          <table:table-cell table:formula="of:=RANDBETWEEN(1;30) + RANDBETWEEN(1;100)/100" office:value-type="float" office:value="15.93" calcext:value-type="float">
            <text:p>15.93</text:p>
          </table:table-cell>
          <table:table-cell office:value-type="string" calcext:value-type="string">
            <text:p>Pentalinon luteum (L.) B.F. Hansen &amp; Wunderlin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CONCATENATE([.A117];&quot;::&quot;;[.B117];&quot;::&quot;;[.C117];&quot;::&quot;;[.D117])" office:value-type="string" office:string-value="Lunder::15.93::Pentalinon luteum (L.) B.F. Hansen &amp; Wunderlin::7" calcext:value-type="string">
            <text:p>Lunder::15.93::Pentalinon luteum (L.) B.F. Hansen &amp; Wunderlin::7</text:p>
          </table:table-cell>
        </table:table-row>
        <table:table-row table:style-name="ro1">
          <table:table-cell office:value-type="string" calcext:value-type="string">
            <text:p>Oneill</text:p>
          </table:table-cell>
          <table:table-cell table:formula="of:=RANDBETWEEN(1;30) + RANDBETWEEN(1;100)/100" office:value-type="float" office:value="4.77" calcext:value-type="float">
            <text:p>4.77</text:p>
          </table:table-cell>
          <table:table-cell office:value-type="string" calcext:value-type="string">
            <text:p>Diellia leucostegioides (Baker) W.H. Wagner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18];&quot;::&quot;;[.B118];&quot;::&quot;;[.C118];&quot;::&quot;;[.D118])" office:value-type="string" office:string-value="Oneill::4.77::Diellia leucostegioides (Baker) W.H. Wagner::15" calcext:value-type="string">
            <text:p>Oneill::4.77::Diellia leucostegioides (Baker) W.H. Wagner::15</text:p>
          </table:table-cell>
        </table:table-row>
        <table:table-row table:style-name="ro1">
          <table:table-cell office:value-type="string" calcext:value-type="string">
            <text:p>Old Gate</text:p>
          </table:table-cell>
          <table:table-cell table:formula="of:=RANDBETWEEN(1;30) + RANDBETWEEN(1;100)/100" office:value-type="float" office:value="21.7" calcext:value-type="float">
            <text:p>21.7</text:p>
          </table:table-cell>
          <table:table-cell office:value-type="string" calcext:value-type="string">
            <text:p>Gaillardia pinnatifida Torr. var. pinnatifida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19];&quot;::&quot;;[.B119];&quot;::&quot;;[.C119];&quot;::&quot;;[.D119])" office:value-type="string" office:string-value="Old Gate::21.7::Gaillardia pinnatifida Torr. var. pinnatifida::5" calcext:value-type="string">
            <text:p>Old Gate::21.7::Gaillardia pinnatifida Torr. var. pinnatifida::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table:formula="of:=RANDBETWEEN(1;30) + RANDBETWEEN(1;100)/100" office:value-type="float" office:value="10.29" calcext:value-type="float">
            <text:p>10.29</text:p>
          </table:table-cell>
          <table:table-cell office:value-type="string" calcext:value-type="string">
            <text:p>Scleria pauciflora Muhl. ex Willd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120];&quot;::&quot;;[.B120];&quot;::&quot;;[.C120];&quot;::&quot;;[.D120])" office:value-type="string" office:string-value="Brown::10.29::Scleria pauciflora Muhl. ex Willd.::18" calcext:value-type="string">
            <text:p>Brown::10.29::Scleria pauciflora Muhl. ex Willd.::18</text:p>
          </table:table-cell>
        </table:table-row>
        <table:table-row table:style-name="ro1">
          <table:table-cell office:value-type="string" calcext:value-type="string">
            <text:p>Manufacturers</text:p>
          </table:table-cell>
          <table:table-cell table:formula="of:=RANDBETWEEN(1;30) + RANDBETWEEN(1;100)/100" office:value-type="float" office:value="29.72" calcext:value-type="float">
            <text:p>29.72</text:p>
          </table:table-cell>
          <table:table-cell office:value-type="string" calcext:value-type="string">
            <text:p>Rauvolfia serpentina (L.) Benth. ex Kurz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121];&quot;::&quot;;[.B121];&quot;::&quot;;[.C121];&quot;::&quot;;[.D121])" office:value-type="string" office:string-value="Manufacturers::29.72::Rauvolfia serpentina (L.) Benth. ex Kurz::34" calcext:value-type="string">
            <text:p>Manufacturers::29.72::Rauvolfia serpentina (L.) Benth. ex Kurz::34</text:p>
          </table:table-cell>
        </table:table-row>
        <table:table-row table:style-name="ro1">
          <table:table-cell office:value-type="string" calcext:value-type="string">
            <text:p>Stang</text:p>
          </table:table-cell>
          <table:table-cell table:formula="of:=RANDBETWEEN(1;30) + RANDBETWEEN(1;100)/100" office:value-type="float" office:value="21.8" calcext:value-type="float">
            <text:p>21.8</text:p>
          </table:table-cell>
          <table:table-cell office:value-type="string" calcext:value-type="string">
            <text:p>Verrucaria Schrad.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122];&quot;::&quot;;[.B122];&quot;::&quot;;[.C122];&quot;::&quot;;[.D122])" office:value-type="string" office:string-value="Stang::21.8::Verrucaria Schrad.::38" calcext:value-type="string">
            <text:p>Stang::21.8::Verrucaria Schrad.::38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table:formula="of:=RANDBETWEEN(1;30) + RANDBETWEEN(1;100)/100" office:value-type="float" office:value="10.42" calcext:value-type="float">
            <text:p>10.42</text:p>
          </table:table-cell>
          <table:table-cell office:value-type="string" calcext:value-type="string">
            <text:p>Carex ×sullivantii Boott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CONCATENATE([.A123];&quot;::&quot;;[.B123];&quot;::&quot;;[.C123];&quot;::&quot;;[.D123])" office:value-type="string" office:string-value="Gale::10.42::Carex ×sullivantii Boott::4" calcext:value-type="string">
            <text:p>Gale::10.42::Carex ×sullivantii Boott::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formula="of:=RANDBETWEEN(1;30) + RANDBETWEEN(1;100)/100" office:value-type="float" office:value="12.69" calcext:value-type="float">
            <text:p>12.69</text:p>
          </table:table-cell>
          <table:table-cell office:value-type="string" calcext:value-type="string">
            <text:p>Gentiana ×billingtonii Farw. (pro sp.)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CONCATENATE([.A124];&quot;::&quot;;[.B124];&quot;::&quot;;[.C124];&quot;::&quot;;[.D124])" office:value-type="string" office:string-value="North::12.69::Gentiana ×billingtonii Farw. (pro sp.)::4" calcext:value-type="string">
            <text:p>North::12.69::Gentiana ×billingtonii Farw. (pro sp.)::4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RANDBETWEEN(1;30) + RANDBETWEEN(1;100)/100" office:value-type="float" office:value="12.74" calcext:value-type="float">
            <text:p>12.74</text:p>
          </table:table-cell>
          <table:table-cell office:value-type="string" calcext:value-type="string">
            <text:p>Calyptranthes zuzygium (L.) Sw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25];&quot;::&quot;;[.B125];&quot;::&quot;;[.C125];&quot;::&quot;;[.D125])" office:value-type="string" office:string-value="International::12.74::Calyptranthes zuzygium (L.) Sw.::15" calcext:value-type="string">
            <text:p>International::12.74::Calyptranthes zuzygium (L.) Sw.::15</text:p>
          </table:table-cell>
        </table:table-row>
        <table:table-row table:style-name="ro1">
          <table:table-cell office:value-type="string" calcext:value-type="string">
            <text:p>Redwing</text:p>
          </table:table-cell>
          <table:table-cell table:formula="of:=RANDBETWEEN(1;30) + RANDBETWEEN(1;100)/100" office:value-type="float" office:value="30.17" calcext:value-type="float">
            <text:p>30.17</text:p>
          </table:table-cell>
          <table:table-cell office:value-type="string" calcext:value-type="string">
            <text:p>Lupinus roseolus Rydb.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CONCATENATE([.A126];&quot;::&quot;;[.B126];&quot;::&quot;;[.C126];&quot;::&quot;;[.D126])" office:value-type="string" office:string-value="Redwing::30.17::Lupinus roseolus Rydb.::50" calcext:value-type="string">
            <text:p>Redwing::30.17::Lupinus roseolus Rydb.::50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table:formula="of:=RANDBETWEEN(1;30) + RANDBETWEEN(1;100)/100" office:value-type="float" office:value="23.89" calcext:value-type="float">
            <text:p>23.89</text:p>
          </table:table-cell>
          <table:table-cell office:value-type="string" calcext:value-type="string">
            <text:p>Dipteryx Schreb.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27];&quot;::&quot;;[.B127];&quot;::&quot;;[.C127];&quot;::&quot;;[.D127])" office:value-type="string" office:string-value="Westport::23.89::Dipteryx Schreb.::5" calcext:value-type="string">
            <text:p>Westport::23.89::Dipteryx Schreb.::5</text:p>
          </table:table-cell>
        </table:table-row>
        <table:table-row table:style-name="ro1">
          <table:table-cell office:value-type="string" calcext:value-type="string">
            <text:p>Spenser</text:p>
          </table:table-cell>
          <table:table-cell table:formula="of:=RANDBETWEEN(1;30) + RANDBETWEEN(1;100)/100" office:value-type="float" office:value="12.57" calcext:value-type="float">
            <text:p>12.57</text:p>
          </table:table-cell>
          <table:table-cell office:value-type="string" calcext:value-type="string">
            <text:p>Psidium calyptranthoides Alain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28];&quot;::&quot;;[.B128];&quot;::&quot;;[.C128];&quot;::&quot;;[.D128])" office:value-type="string" office:string-value="Spenser::12.57::Psidium calyptranthoides Alain::47" calcext:value-type="string">
            <text:p>Spenser::12.57::Psidium calyptranthoides Alain::47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table:formula="of:=RANDBETWEEN(1;30) + RANDBETWEEN(1;100)/100" office:value-type="float" office:value="13.88" calcext:value-type="float">
            <text:p>13.88</text:p>
          </table:table-cell>
          <table:table-cell office:value-type="string" calcext:value-type="string">
            <text:p>Krigia biflora (Walter) S.F. Blake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129];&quot;::&quot;;[.B129];&quot;::&quot;;[.C129];&quot;::&quot;;[.D129])" office:value-type="string" office:string-value="4th::13.88::Krigia biflora (Walter) S.F. Blake::38" calcext:value-type="string">
            <text:p>4th::13.88::Krigia biflora (Walter) S.F. Blake::38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table:formula="of:=RANDBETWEEN(1;30) + RANDBETWEEN(1;100)/100" office:value-type="float" office:value="2.51" calcext:value-type="float">
            <text:p>2.51</text:p>
          </table:table-cell>
          <table:table-cell office:value-type="string" calcext:value-type="string">
            <text:p>Geranium multiflorum A. Gray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30];&quot;::&quot;;[.B130];&quot;::&quot;;[.C130];&quot;::&quot;;[.D130])" office:value-type="string" office:string-value="Laurel::2.51::Geranium multiflorum A. Gray::5" calcext:value-type="string">
            <text:p>Laurel::2.51::Geranium multiflorum A. Gray::5</text:p>
          </table:table-cell>
        </table:table-row>
        <table:table-row table:style-name="ro1">
          <table:table-cell office:value-type="string" calcext:value-type="string">
            <text:p>Delladonna</text:p>
          </table:table-cell>
          <table:table-cell table:formula="of:=RANDBETWEEN(1;30) + RANDBETWEEN(1;100)/100" office:value-type="float" office:value="14.88" calcext:value-type="float">
            <text:p>14.88</text:p>
          </table:table-cell>
          <table:table-cell office:value-type="string" calcext:value-type="string">
            <text:p>Harrisia fragrans Small ex Britton &amp; Rose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131];&quot;::&quot;;[.B131];&quot;::&quot;;[.C131];&quot;::&quot;;[.D131])" office:value-type="string" office:string-value="Delladonna::14.88::Harrisia fragrans Small ex Britton &amp; Rose::11" calcext:value-type="string">
            <text:p>Delladonna::14.88::Harrisia fragrans Small ex Britton &amp; Rose::11</text:p>
          </table:table-cell>
        </table:table-row>
        <table:table-row table:style-name="ro1">
          <table:table-cell office:value-type="string" calcext:value-type="string">
            <text:p>Dapin</text:p>
          </table:table-cell>
          <table:table-cell table:formula="of:=RANDBETWEEN(1;30) + RANDBETWEEN(1;100)/100" office:value-type="float" office:value="28.27" calcext:value-type="float">
            <text:p>28.27</text:p>
          </table:table-cell>
          <table:table-cell office:value-type="string" calcext:value-type="string">
            <text:p>Coprosma elliptica W.R.B. Oliv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132];&quot;::&quot;;[.B132];&quot;::&quot;;[.C132];&quot;::&quot;;[.D132])" office:value-type="string" office:string-value="Dapin::28.27::Coprosma elliptica W.R.B. Oliv.::31" calcext:value-type="string">
            <text:p>Dapin::28.27::Coprosma elliptica W.R.B. Oliv.::31</text:p>
          </table:table-cell>
        </table:table-row>
        <table:table-row table:style-name="ro1">
          <table:table-cell office:value-type="string" calcext:value-type="string">
            <text:p>Mockingbird</text:p>
          </table:table-cell>
          <table:table-cell table:formula="of:=RANDBETWEEN(1;30) + RANDBETWEEN(1;100)/100" office:value-type="float" office:value="13.13" calcext:value-type="float">
            <text:p>13.13</text:p>
          </table:table-cell>
          <table:table-cell office:value-type="string" calcext:value-type="string">
            <text:p>Splachnum vasculosum Hedw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33];&quot;::&quot;;[.B133];&quot;::&quot;;[.C133];&quot;::&quot;;[.D133])" office:value-type="string" office:string-value="Mockingbird::13.13::Splachnum vasculosum Hedw.::21" calcext:value-type="string">
            <text:p>Mockingbird::13.13::Splachnum vasculosum Hedw.::21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table:formula="of:=RANDBETWEEN(1;30) + RANDBETWEEN(1;100)/100" office:value-type="float" office:value="17.54" calcext:value-type="float">
            <text:p>17.54</text:p>
          </table:table-cell>
          <table:table-cell office:value-type="string" calcext:value-type="string">
            <text:p>Corispermum pallidum Mosyakin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134];&quot;::&quot;;[.B134];&quot;::&quot;;[.C134];&quot;::&quot;;[.D134])" office:value-type="string" office:string-value="Vermont::17.54::Corispermum pallidum Mosyakin::12" calcext:value-type="string">
            <text:p>Vermont::17.54::Corispermum pallidum Mosyakin::12</text:p>
          </table:table-cell>
        </table:table-row>
        <table:table-row table:style-name="ro1">
          <table:table-cell office:value-type="string" calcext:value-type="string">
            <text:p>Northport</text:p>
          </table:table-cell>
          <table:table-cell table:formula="of:=RANDBETWEEN(1;30) + RANDBETWEEN(1;100)/100" office:value-type="float" office:value="23.31" calcext:value-type="float">
            <text:p>23.31</text:p>
          </table:table-cell>
          <table:table-cell office:value-type="string" calcext:value-type="string">
            <text:p>Quercus ×discreta Laughlin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135];&quot;::&quot;;[.B135];&quot;::&quot;;[.C135];&quot;::&quot;;[.D135])" office:value-type="string" office:string-value="Northport::23.31::Quercus ×discreta Laughlin::30" calcext:value-type="string">
            <text:p>Northport::23.31::Quercus ×discreta Laughlin::30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formula="of:=RANDBETWEEN(1;30) + RANDBETWEEN(1;100)/100" office:value-type="float" office:value="24.74" calcext:value-type="float">
            <text:p>24.74</text:p>
          </table:table-cell>
          <table:table-cell office:value-type="string" calcext:value-type="string">
            <text:p>Valerianella chenopodiifolia (Pursh) DC.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36];&quot;::&quot;;[.B136];&quot;::&quot;;[.C136];&quot;::&quot;;[.D136])" office:value-type="string" office:string-value="8th::24.74::Valerianella chenopodiifolia (Pursh) DC.::36" calcext:value-type="string">
            <text:p>8th::24.74::Valerianella chenopodiifolia (Pursh) DC.::36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table:formula="of:=RANDBETWEEN(1;30) + RANDBETWEEN(1;100)/100" office:value-type="float" office:value="10.85" calcext:value-type="float">
            <text:p>10.85</text:p>
          </table:table-cell>
          <table:table-cell office:value-type="string" calcext:value-type="string">
            <text:p>Rinodina oregana H. Magn.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137];&quot;::&quot;;[.B137];&quot;::&quot;;[.C137];&quot;::&quot;;[.D137])" office:value-type="string" office:string-value="Londonderry::10.85::Rinodina oregana H. Magn.::13" calcext:value-type="string">
            <text:p>Londonderry::10.85::Rinodina oregana H. Magn.::13</text:p>
          </table:table-cell>
        </table:table-row>
        <table:table-row table:style-name="ro1">
          <table:table-cell office:value-type="string" calcext:value-type="string">
            <text:p>Hovde</text:p>
          </table:table-cell>
          <table:table-cell table:formula="of:=RANDBETWEEN(1;30) + RANDBETWEEN(1;100)/100" office:value-type="float" office:value="12.31" calcext:value-type="float">
            <text:p>12.31</text:p>
          </table:table-cell>
          <table:table-cell office:value-type="string" calcext:value-type="string">
            <text:p>Eriochloa michauxii (Poir.) Hitchc.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138];&quot;::&quot;;[.B138];&quot;::&quot;;[.C138];&quot;::&quot;;[.D138])" office:value-type="string" office:string-value="Hovde::12.31::Eriochloa michauxii (Poir.) Hitchc.::34" calcext:value-type="string">
            <text:p>Hovde::12.31::Eriochloa michauxii (Poir.) Hitchc.::34</text:p>
          </table:table-cell>
        </table:table-row>
        <table:table-row table:style-name="ro1">
          <table:table-cell office:value-type="string" calcext:value-type="string">
            <text:p>Messerschmidt</text:p>
          </table:table-cell>
          <table:table-cell table:formula="of:=RANDBETWEEN(1;30) + RANDBETWEEN(1;100)/100" office:value-type="float" office:value="4.11" calcext:value-type="float">
            <text:p>4.11</text:p>
          </table:table-cell>
          <table:table-cell office:value-type="string" calcext:value-type="string">
            <text:p>Aralia elata (Miq.) Seem.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39];&quot;::&quot;;[.B139];&quot;::&quot;;[.C139];&quot;::&quot;;[.D139])" office:value-type="string" office:string-value="Messerschmidt::4.11::Aralia elata (Miq.) Seem.::41" calcext:value-type="string">
            <text:p>Messerschmidt::4.11::Aralia elata (Miq.) Seem.::41</text:p>
          </table:table-cell>
        </table:table-row>
        <table:table-row table:style-name="ro1">
          <table:table-cell office:value-type="string" calcext:value-type="string">
            <text:p>Monica</text:p>
          </table:table-cell>
          <table:table-cell table:formula="of:=RANDBETWEEN(1;30) + RANDBETWEEN(1;100)/100" office:value-type="float" office:value="25.5" calcext:value-type="float">
            <text:p>25.5</text:p>
          </table:table-cell>
          <table:table-cell office:value-type="string" calcext:value-type="string">
            <text:p>Eurybia chlorolepis (Burgess) G.L. Nesom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140];&quot;::&quot;;[.B140];&quot;::&quot;;[.C140];&quot;::&quot;;[.D140])" office:value-type="string" office:string-value="Monica::25.5::Eurybia chlorolepis (Burgess) G.L. Nesom::31" calcext:value-type="string">
            <text:p>Monica::25.5::Eurybia chlorolepis (Burgess) G.L. Nesom::31</text:p>
          </table:table-cell>
        </table:table-row>
        <table:table-row table:style-name="ro1">
          <table:table-cell office:value-type="string" calcext:value-type="string">
            <text:p>Debs</text:p>
          </table:table-cell>
          <table:table-cell table:formula="of:=RANDBETWEEN(1;30) + RANDBETWEEN(1;100)/100" office:value-type="float" office:value="13.39" calcext:value-type="float">
            <text:p>13.39</text:p>
          </table:table-cell>
          <table:table-cell office:value-type="string" calcext:value-type="string">
            <text:p>Solidago missouriensis Nutt. var. fasciculata Holz.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141];&quot;::&quot;;[.B141];&quot;::&quot;;[.C141];&quot;::&quot;;[.D141])" office:value-type="string" office:string-value="Debs::13.39::Solidago missouriensis Nutt. var. fasciculata Holz.::42" calcext:value-type="string">
            <text:p>Debs::13.39::Solidago missouriensis Nutt. var. fasciculata Holz.::42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table:formula="of:=RANDBETWEEN(1;30) + RANDBETWEEN(1;100)/100" office:value-type="float" office:value="24.37" calcext:value-type="float">
            <text:p>24.37</text:p>
          </table:table-cell>
          <table:table-cell office:value-type="string" calcext:value-type="string">
            <text:p>Salix raupii Argus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142];&quot;::&quot;;[.B142];&quot;::&quot;;[.C142];&quot;::&quot;;[.D142])" office:value-type="string" office:string-value="Hoffman::24.37::Salix raupii Argus::28" calcext:value-type="string">
            <text:p>Hoffman::24.37::Salix raupii Argus::28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RANDBETWEEN(1;30) + RANDBETWEEN(1;100)/100" office:value-type="float" office:value="20.79" calcext:value-type="float">
            <text:p>20.79</text:p>
          </table:table-cell>
          <table:table-cell office:value-type="string" calcext:value-type="string">
            <text:p>Psorothamnus arborescens (Torr. ex A. Gray) Barneby var. minutifolius (Parish) Barneby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143];&quot;::&quot;;[.B143];&quot;::&quot;;[.C143];&quot;::&quot;;[.D143])" office:value-type="string" office:string-value="Dixon::20.79::Psorothamnus arborescens (Torr. ex A. Gray) Barneby var. minutifolius (Parish) Barneby::38" calcext:value-type="string">
            <text:p>Dixon::20.79::Psorothamnus arborescens (Torr. ex A. Gray) Barneby var. minutifolius (Parish) Barneby::38</text:p>
          </table:table-cell>
        </table:table-row>
        <table:table-row table:style-name="ro1">
          <table:table-cell office:value-type="string" calcext:value-type="string">
            <text:p>Coolidge</text:p>
          </table:table-cell>
          <table:table-cell table:formula="of:=RANDBETWEEN(1;30) + RANDBETWEEN(1;100)/100" office:value-type="float" office:value="24.23" calcext:value-type="float">
            <text:p>24.23</text:p>
          </table:table-cell>
          <table:table-cell office:value-type="string" calcext:value-type="string">
            <text:p>Tauschia howellii (J.M. Coult. &amp; Rose) J.F. Macbr.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144];&quot;::&quot;;[.B144];&quot;::&quot;;[.C144];&quot;::&quot;;[.D144])" office:value-type="string" office:string-value="Coolidge::24.23::Tauschia howellii (J.M. Coult. &amp; Rose) J.F. Macbr.::29" calcext:value-type="string">
            <text:p>Coolidge::24.23::Tauschia howellii (J.M. Coult. &amp; Rose) J.F. Macbr.::29</text:p>
          </table:table-cell>
        </table:table-row>
        <table:table-row table:style-name="ro1">
          <table:table-cell office:value-type="string" calcext:value-type="string">
            <text:p>Springview</text:p>
          </table:table-cell>
          <table:table-cell table:formula="of:=RANDBETWEEN(1;30) + RANDBETWEEN(1;100)/100" office:value-type="float" office:value="19.2" calcext:value-type="float">
            <text:p>19.2</text:p>
          </table:table-cell>
          <table:table-cell office:value-type="string" calcext:value-type="string">
            <text:p>Solidago pinetorum Small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145];&quot;::&quot;;[.B145];&quot;::&quot;;[.C145];&quot;::&quot;;[.D145])" office:value-type="string" office:string-value="Springview::19.2::Solidago pinetorum Small::2" calcext:value-type="string">
            <text:p>Springview::19.2::Solidago pinetorum Small::2</text:p>
          </table:table-cell>
        </table:table-row>
        <table:table-row table:style-name="ro1">
          <table:table-cell office:value-type="string" calcext:value-type="string">
            <text:p>Rowland</text:p>
          </table:table-cell>
          <table:table-cell table:formula="of:=RANDBETWEEN(1;30) + RANDBETWEEN(1;100)/100" office:value-type="float" office:value="20.07" calcext:value-type="float">
            <text:p>20.07</text:p>
          </table:table-cell>
          <table:table-cell office:value-type="string" calcext:value-type="string">
            <text:p>Verbena ×clemensiorum Moldenke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CONCATENATE([.A146];&quot;::&quot;;[.B146];&quot;::&quot;;[.C146];&quot;::&quot;;[.D146])" office:value-type="string" office:string-value="Rowland::20.07::Verbena ×clemensiorum Moldenke::43" calcext:value-type="string">
            <text:p>Rowland::20.07::Verbena ×clemensiorum Moldenke::43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table:formula="of:=RANDBETWEEN(1;30) + RANDBETWEEN(1;100)/100" office:value-type="float" office:value="2.96" calcext:value-type="float">
            <text:p>2.96</text:p>
          </table:table-cell>
          <table:table-cell office:value-type="string" calcext:value-type="string">
            <text:p>Richardia tricocca (Torr. &amp; A. Gray) Standl.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147];&quot;::&quot;;[.B147];&quot;::&quot;;[.C147];&quot;::&quot;;[.D147])" office:value-type="string" office:string-value="Jay::2.96::Richardia tricocca (Torr. &amp; A. Gray) Standl.::11" calcext:value-type="string">
            <text:p>Jay::2.96::Richardia tricocca (Torr. &amp; A. Gray) Standl.::11</text:p>
          </table:table-cell>
        </table:table-row>
        <table:table-row table:style-name="ro1">
          <table:table-cell office:value-type="string" calcext:value-type="string">
            <text:p>Merrick</text:p>
          </table:table-cell>
          <table:table-cell table:formula="of:=RANDBETWEEN(1;30) + RANDBETWEEN(1;100)/100" office:value-type="float" office:value="9.68" calcext:value-type="float">
            <text:p>9.68</text:p>
          </table:table-cell>
          <table:table-cell office:value-type="string" calcext:value-type="string">
            <text:p>Melinis minutiflora P. Beauv.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148];&quot;::&quot;;[.B148];&quot;::&quot;;[.C148];&quot;::&quot;;[.D148])" office:value-type="string" office:string-value="Merrick::9.68::Melinis minutiflora P. Beauv.::20" calcext:value-type="string">
            <text:p>Merrick::9.68::Melinis minutiflora P. Beauv.::20</text:p>
          </table:table-cell>
        </table:table-row>
        <table:table-row table:style-name="ro1">
          <table:table-cell office:value-type="string" calcext:value-type="string">
            <text:p>Towne</text:p>
          </table:table-cell>
          <table:table-cell table:formula="of:=RANDBETWEEN(1;30) + RANDBETWEEN(1;100)/100" office:value-type="float" office:value="2.54" calcext:value-type="float">
            <text:p>2.54</text:p>
          </table:table-cell>
          <table:table-cell office:value-type="string" calcext:value-type="string">
            <text:p>Penstemon leiophyllus Pennell var. leiophyllus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CONCATENATE([.A149];&quot;::&quot;;[.B149];&quot;::&quot;;[.C149];&quot;::&quot;;[.D149])" office:value-type="string" office:string-value="Towne::2.54::Penstemon leiophyllus Pennell var. leiophyllus::39" calcext:value-type="string">
            <text:p>Towne::2.54::Penstemon leiophyllus Pennell var. leiophyllus::39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table:formula="of:=RANDBETWEEN(1;30) + RANDBETWEEN(1;100)/100" office:value-type="float" office:value="17.17" calcext:value-type="float">
            <text:p>17.17</text:p>
          </table:table-cell>
          <table:table-cell office:value-type="string" calcext:value-type="string">
            <text:p>Catapyrenium lachneum (Ach.) R. Sant.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150];&quot;::&quot;;[.B150];&quot;::&quot;;[.C150];&quot;::&quot;;[.D150])" office:value-type="string" office:string-value="Maple::17.17::Catapyrenium lachneum (Ach.) R. Sant.::40" calcext:value-type="string">
            <text:p>Maple::17.17::Catapyrenium lachneum (Ach.) R. Sant.::40</text:p>
          </table:table-cell>
        </table:table-row>
        <table:table-row table:style-name="ro1">
          <table:table-cell office:value-type="string" calcext:value-type="string">
            <text:p>Maple Wood</text:p>
          </table:table-cell>
          <table:table-cell table:formula="of:=RANDBETWEEN(1;30) + RANDBETWEEN(1;100)/100" office:value-type="float" office:value="18.15" calcext:value-type="float">
            <text:p>18.15</text:p>
          </table:table-cell>
          <table:table-cell office:value-type="string" calcext:value-type="string">
            <text:p>Caesalpinia pulcherrima (L.) Sw.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51];&quot;::&quot;;[.B151];&quot;::&quot;;[.C151];&quot;::&quot;;[.D151])" office:value-type="string" office:string-value="Maple Wood::18.15::Caesalpinia pulcherrima (L.) Sw.::5" calcext:value-type="string">
            <text:p>Maple Wood::18.15::Caesalpinia pulcherrima (L.) Sw.::5</text:p>
          </table:table-cell>
        </table:table-row>
        <table:table-row table:style-name="ro1">
          <table:table-cell office:value-type="string" calcext:value-type="string">
            <text:p>Sachtjen</text:p>
          </table:table-cell>
          <table:table-cell table:formula="of:=RANDBETWEEN(1;30) + RANDBETWEEN(1;100)/100" office:value-type="float" office:value="18.11" calcext:value-type="float">
            <text:p>18.11</text:p>
          </table:table-cell>
          <table:table-cell office:value-type="string" calcext:value-type="string">
            <text:p>Arnica chamissonis Less. ssp. foliosa (Nutt.) Maguire var. bernardina (Greene) Maguire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152];&quot;::&quot;;[.B152];&quot;::&quot;;[.C152];&quot;::&quot;;[.D152])" office:value-type="string" office:string-value="Sachtjen::18.11::Arnica chamissonis Less. ssp. foliosa (Nutt.) Maguire var. bernardina (Greene) Maguire::32" calcext:value-type="string">
            <text:p>Sachtjen::18.11::Arnica chamissonis Less. ssp. foliosa (Nutt.) Maguire var. bernardina (Greene) Maguire::32</text:p>
          </table:table-cell>
        </table:table-row>
        <table:table-row table:style-name="ro1">
          <table:table-cell office:value-type="string" calcext:value-type="string">
            <text:p>Mariners Cove</text:p>
          </table:table-cell>
          <table:table-cell table:formula="of:=RANDBETWEEN(1;30) + RANDBETWEEN(1;100)/100" office:value-type="float" office:value="2.24" calcext:value-type="float">
            <text:p>2.24</text:p>
          </table:table-cell>
          <table:table-cell office:value-type="string" calcext:value-type="string">
            <text:p>Lecidea lurida (Ach.) DC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53];&quot;::&quot;;[.B153];&quot;::&quot;;[.C153];&quot;::&quot;;[.D153])" office:value-type="string" office:string-value="Mariners Cove::2.24::Lecidea lurida (Ach.) DC.::21" calcext:value-type="string">
            <text:p>Mariners Cove::2.24::Lecidea lurida (Ach.) DC.::21</text:p>
          </table:table-cell>
        </table:table-row>
        <table:table-row table:style-name="ro1">
          <table:table-cell office:value-type="string" calcext:value-type="string">
            <text:p>New Castle</text:p>
          </table:table-cell>
          <table:table-cell table:formula="of:=RANDBETWEEN(1;30) + RANDBETWEEN(1;100)/100" office:value-type="float" office:value="3.28" calcext:value-type="float">
            <text:p>3.28</text:p>
          </table:table-cell>
          <table:table-cell office:value-type="string" calcext:value-type="string">
            <text:p>Coleogyne Torr.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CONCATENATE([.A154];&quot;::&quot;;[.B154];&quot;::&quot;;[.C154];&quot;::&quot;;[.D154])" office:value-type="string" office:string-value="New Castle::3.28::Coleogyne Torr.::25" calcext:value-type="string">
            <text:p>New Castle::3.28::Coleogyne Torr.::25</text:p>
          </table:table-cell>
        </table:table-row>
        <table:table-row table:style-name="ro1">
          <table:table-cell office:value-type="string" calcext:value-type="string">
            <text:p>Mariners Cove</text:p>
          </table:table-cell>
          <table:table-cell table:formula="of:=RANDBETWEEN(1;30) + RANDBETWEEN(1;100)/100" office:value-type="float" office:value="2.1" calcext:value-type="float">
            <text:p>2.1</text:p>
          </table:table-cell>
          <table:table-cell office:value-type="string" calcext:value-type="string">
            <text:p>Solidago wrightii A. Gray var. wrightii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155];&quot;::&quot;;[.B155];&quot;::&quot;;[.C155];&quot;::&quot;;[.D155])" office:value-type="string" office:string-value="Mariners Cove::2.1::Solidago wrightii A. Gray var. wrightii::18" calcext:value-type="string">
            <text:p>Mariners Cove::2.1::Solidago wrightii A. Gray var. wrightii::18</text:p>
          </table:table-cell>
        </table:table-row>
        <table:table-row table:style-name="ro1">
          <table:table-cell office:value-type="string" calcext:value-type="string">
            <text:p>John Wall</text:p>
          </table:table-cell>
          <table:table-cell table:formula="of:=RANDBETWEEN(1;30) + RANDBETWEEN(1;100)/100" office:value-type="float" office:value="10.65" calcext:value-type="float">
            <text:p>10.65</text:p>
          </table:table-cell>
          <table:table-cell office:value-type="string" calcext:value-type="string">
            <text:p>Apium prostratum Labill.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156];&quot;::&quot;;[.B156];&quot;::&quot;;[.C156];&quot;::&quot;;[.D156])" office:value-type="string" office:string-value="John Wall::10.65::Apium prostratum Labill.::42" calcext:value-type="string">
            <text:p>John Wall::10.65::Apium prostratum Labill.::42</text:p>
          </table:table-cell>
        </table:table-row>
        <table:table-row table:style-name="ro1">
          <table:table-cell office:value-type="string" calcext:value-type="string">
            <text:p>Eagan</text:p>
          </table:table-cell>
          <table:table-cell table:formula="of:=RANDBETWEEN(1;30) + RANDBETWEEN(1;100)/100" office:value-type="float" office:value="16.37" calcext:value-type="float">
            <text:p>16.37</text:p>
          </table:table-cell>
          <table:table-cell office:value-type="string" calcext:value-type="string">
            <text:p>Trillium rivale S. Watson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157];&quot;::&quot;;[.B157];&quot;::&quot;;[.C157];&quot;::&quot;;[.D157])" office:value-type="string" office:string-value="Eagan::16.37::Trillium rivale S. Watson::8" calcext:value-type="string">
            <text:p>Eagan::16.37::Trillium rivale S. Watson::8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table:formula="of:=RANDBETWEEN(1;30) + RANDBETWEEN(1;100)/100" office:value-type="float" office:value="16.46" calcext:value-type="float">
            <text:p>16.46</text:p>
          </table:table-cell>
          <table:table-cell office:value-type="string" calcext:value-type="string">
            <text:p>Pylaisiadelpha Cardot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158];&quot;::&quot;;[.B158];&quot;::&quot;;[.C158];&quot;::&quot;;[.D158])" office:value-type="string" office:string-value="Grim::16.46::Pylaisiadelpha Cardot::2" calcext:value-type="string">
            <text:p>Grim::16.46::Pylaisiadelpha Cardot::2</text:p>
          </table:table-cell>
        </table:table-row>
        <table:table-row table:style-name="ro1">
          <table:table-cell office:value-type="string" calcext:value-type="string">
            <text:p>Hintze</text:p>
          </table:table-cell>
          <table:table-cell table:formula="of:=RANDBETWEEN(1;30) + RANDBETWEEN(1;100)/100" office:value-type="float" office:value="9.15" calcext:value-type="float">
            <text:p>9.15</text:p>
          </table:table-cell>
          <table:table-cell office:value-type="string" calcext:value-type="string">
            <text:p>Coryphantha robustispina (Schott ex Engelm.) Britton &amp; Rose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59];&quot;::&quot;;[.B159];&quot;::&quot;;[.C159];&quot;::&quot;;[.D159])" office:value-type="string" office:string-value="Hintze::9.15::Coryphantha robustispina (Schott ex Engelm.) Britton &amp; Rose::36" calcext:value-type="string">
            <text:p>Hintze::9.15::Coryphantha robustispina (Schott ex Engelm.) Britton &amp; Rose::3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table:formula="of:=RANDBETWEEN(1;30) + RANDBETWEEN(1;100)/100" office:value-type="float" office:value="14.7" calcext:value-type="float">
            <text:p>14.7</text:p>
          </table:table-cell>
          <table:table-cell office:value-type="string" calcext:value-type="string">
            <text:p>Cladium mariscus (L.) Pohl ssp. jamaicense (Crantz) Kük.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60];&quot;::&quot;;[.B160];&quot;::&quot;;[.C160];&quot;::&quot;;[.D160])" office:value-type="string" office:string-value="Iowa::14.7::Cladium mariscus (L.) Pohl ssp. jamaicense (Crantz) Kük.::36" calcext:value-type="string">
            <text:p>Iowa::14.7::Cladium mariscus (L.) Pohl ssp. jamaicense (Crantz) Kük.::36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table:formula="of:=RANDBETWEEN(1;30) + RANDBETWEEN(1;100)/100" office:value-type="float" office:value="25.8" calcext:value-type="float">
            <text:p>25.8</text:p>
          </table:table-cell>
          <table:table-cell office:value-type="string" calcext:value-type="string">
            <text:p>Rhynchospora eximia (Nees) Boeckeler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161];&quot;::&quot;;[.B161];&quot;::&quot;;[.C161];&quot;::&quot;;[.D161])" office:value-type="string" office:string-value="Londonderry::25.8::Rhynchospora eximia (Nees) Boeckeler::37" calcext:value-type="string">
            <text:p>Londonderry::25.8::Rhynchospora eximia (Nees) Boeckeler::37</text:p>
          </table:table-cell>
        </table:table-row>
        <table:table-row table:style-name="ro1">
          <table:table-cell office:value-type="string" calcext:value-type="string">
            <text:p>Mandrake</text:p>
          </table:table-cell>
          <table:table-cell table:formula="of:=RANDBETWEEN(1;30) + RANDBETWEEN(1;100)/100" office:value-type="float" office:value="28.73" calcext:value-type="float">
            <text:p>28.73</text:p>
          </table:table-cell>
          <table:table-cell office:value-type="string" calcext:value-type="string">
            <text:p>Dodonaea viscosa (L.) Jacq.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162];&quot;::&quot;;[.B162];&quot;::&quot;;[.C162];&quot;::&quot;;[.D162])" office:value-type="string" office:string-value="Mandrake::28.73::Dodonaea viscosa (L.) Jacq.::12" calcext:value-type="string">
            <text:p>Mandrake::28.73::Dodonaea viscosa (L.) Jacq.::12</text:p>
          </table:table-cell>
        </table:table-row>
        <table:table-row table:style-name="ro1">
          <table:table-cell office:value-type="string" calcext:value-type="string">
            <text:p>Kenwood</text:p>
          </table:table-cell>
          <table:table-cell table:formula="of:=RANDBETWEEN(1;30) + RANDBETWEEN(1;100)/100" office:value-type="float" office:value="7.06" calcext:value-type="float">
            <text:p>7.06</text:p>
          </table:table-cell>
          <table:table-cell office:value-type="string" calcext:value-type="string">
            <text:p>Astragalus preussii A. Gray var. cutleri Barneby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CONCATENATE([.A163];&quot;::&quot;;[.B163];&quot;::&quot;;[.C163];&quot;::&quot;;[.D163])" office:value-type="string" office:string-value="Kenwood::7.06::Astragalus preussii A. Gray var. cutleri Barneby::39" calcext:value-type="string">
            <text:p>Kenwood::7.06::Astragalus preussii A. Gray var. cutleri Barneby::39</text:p>
          </table:table-cell>
        </table:table-row>
        <table:table-row table:style-name="ro1">
          <table:table-cell office:value-type="string" calcext:value-type="string">
            <text:p>Northview</text:p>
          </table:table-cell>
          <table:table-cell table:formula="of:=RANDBETWEEN(1;30) + RANDBETWEEN(1;100)/100" office:value-type="float" office:value="4.35" calcext:value-type="float">
            <text:p>4.35</text:p>
          </table:table-cell>
          <table:table-cell office:value-type="string" calcext:value-type="string">
            <text:p>Litsea aestivalis (L.) Fernald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164];&quot;::&quot;;[.B164];&quot;::&quot;;[.C164];&quot;::&quot;;[.D164])" office:value-type="string" office:string-value="Northview::4.35::Litsea aestivalis (L.) Fernald::49" calcext:value-type="string">
            <text:p>Northview::4.35::Litsea aestivalis (L.) Fernald::49</text:p>
          </table:table-cell>
        </table:table-row>
        <table:table-row table:style-name="ro1">
          <table:table-cell office:value-type="string" calcext:value-type="string">
            <text:p>Butterfield</text:p>
          </table:table-cell>
          <table:table-cell table:formula="of:=RANDBETWEEN(1;30) + RANDBETWEEN(1;100)/100" office:value-type="float" office:value="25.73" calcext:value-type="float">
            <text:p>25.73</text:p>
          </table:table-cell>
          <table:table-cell office:value-type="string" calcext:value-type="string">
            <text:p>Dicranella crispa (Hedw.) Schimp.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165];&quot;::&quot;;[.B165];&quot;::&quot;;[.C165];&quot;::&quot;;[.D165])" office:value-type="string" office:string-value="Butterfield::25.73::Dicranella crispa (Hedw.) Schimp.::20" calcext:value-type="string">
            <text:p>Butterfield::25.73::Dicranella crispa (Hedw.) Schimp.::20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table:formula="of:=RANDBETWEEN(1;30) + RANDBETWEEN(1;100)/100" office:value-type="float" office:value="17.51" calcext:value-type="float">
            <text:p>17.51</text:p>
          </table:table-cell>
          <table:table-cell office:value-type="string" calcext:value-type="string">
            <text:p>Congea Roxb.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66];&quot;::&quot;;[.B166];&quot;::&quot;;[.C166];&quot;::&quot;;[.D166])" office:value-type="string" office:string-value="Melvin::17.51::Congea Roxb.::47" calcext:value-type="string">
            <text:p>Melvin::17.51::Congea Roxb.::47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table:formula="of:=RANDBETWEEN(1;30) + RANDBETWEEN(1;100)/100" office:value-type="float" office:value="23.56" calcext:value-type="float">
            <text:p>23.56</text:p>
          </table:table-cell>
          <table:table-cell office:value-type="string" calcext:value-type="string">
            <text:p>Eleocharis acutangula (Roxb.) Schult.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67];&quot;::&quot;;[.B167];&quot;::&quot;;[.C167];&quot;::&quot;;[.D167])" office:value-type="string" office:string-value="Donald::23.56::Eleocharis acutangula (Roxb.) Schult.::19" calcext:value-type="string">
            <text:p>Donald::23.56::Eleocharis acutangula (Roxb.) Schult.::19</text:p>
          </table:table-cell>
        </table:table-row>
        <table:table-row table:style-name="ro1">
          <table:table-cell office:value-type="string" calcext:value-type="string">
            <text:p>Bartelt</text:p>
          </table:table-cell>
          <table:table-cell table:formula="of:=RANDBETWEEN(1;30) + RANDBETWEEN(1;100)/100" office:value-type="float" office:value="18.32" calcext:value-type="float">
            <text:p>18.32</text:p>
          </table:table-cell>
          <table:table-cell office:value-type="string" calcext:value-type="string">
            <text:p>Cyrto-hypnum (Hampe) Hampe &amp; Lor.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68];&quot;::&quot;;[.B168];&quot;::&quot;;[.C168];&quot;::&quot;;[.D168])" office:value-type="string" office:string-value="Bartelt::18.32::Cyrto-hypnum (Hampe) Hampe &amp; Lor.::14" calcext:value-type="string">
            <text:p>Bartelt::18.32::Cyrto-hypnum (Hampe) Hampe &amp; Lor.::14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table:formula="of:=RANDBETWEEN(1;30) + RANDBETWEEN(1;100)/100" office:value-type="float" office:value="29.06" calcext:value-type="float">
            <text:p>29.06</text:p>
          </table:table-cell>
          <table:table-cell office:value-type="string" calcext:value-type="string">
            <text:p>Caloncoba Gilg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69];&quot;::&quot;;[.B169];&quot;::&quot;;[.C169];&quot;::&quot;;[.D169])" office:value-type="string" office:string-value="Randy::29.06::Caloncoba Gilg::1" calcext:value-type="string">
            <text:p>Randy::29.06::Caloncoba Gilg::1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table:formula="of:=RANDBETWEEN(1;30) + RANDBETWEEN(1;100)/100" office:value-type="float" office:value="20.49" calcext:value-type="float">
            <text:p>20.49</text:p>
          </table:table-cell>
          <table:table-cell office:value-type="string" calcext:value-type="string">
            <text:p>Erigeron inornatus (A. Gray) A. Gray var. keilii G.L. Nesom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170];&quot;::&quot;;[.B170];&quot;::&quot;;[.C170];&quot;::&quot;;[.D170])" office:value-type="string" office:string-value="Moose::20.49::Erigeron inornatus (A. Gray) A. Gray var. keilii G.L. Nesom::33" calcext:value-type="string">
            <text:p>Moose::20.49::Erigeron inornatus (A. Gray) A. Gray var. keilii G.L. Nesom::33</text:p>
          </table:table-cell>
        </table:table-row>
        <table:table-row table:style-name="ro1">
          <table:table-cell office:value-type="string" calcext:value-type="string">
            <text:p>Grasskamp</text:p>
          </table:table-cell>
          <table:table-cell table:formula="of:=RANDBETWEEN(1;30) + RANDBETWEEN(1;100)/100" office:value-type="float" office:value="29.73" calcext:value-type="float">
            <text:p>29.73</text:p>
          </table:table-cell>
          <table:table-cell office:value-type="string" calcext:value-type="string">
            <text:p>Brunnichia Banks ex Gaertn.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71];&quot;::&quot;;[.B171];&quot;::&quot;;[.C171];&quot;::&quot;;[.D171])" office:value-type="string" office:string-value="Grasskamp::29.73::Brunnichia Banks ex Gaertn.::1" calcext:value-type="string">
            <text:p>Grasskamp::29.73::Brunnichia Banks ex Gaertn.::1</text:p>
          </table:table-cell>
        </table:table-row>
        <table:table-row table:style-name="ro1">
          <table:table-cell office:value-type="string" calcext:value-type="string">
            <text:p>Emmet</text:p>
          </table:table-cell>
          <table:table-cell table:formula="of:=RANDBETWEEN(1;30) + RANDBETWEEN(1;100)/100" office:value-type="float" office:value="15.75" calcext:value-type="float">
            <text:p>15.75</text:p>
          </table:table-cell>
          <table:table-cell office:value-type="string" calcext:value-type="string">
            <text:p>Nicotiana acuminata (Graham) Hook. var. multiflora (Phil.) Reiche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72];&quot;::&quot;;[.B172];&quot;::&quot;;[.C172];&quot;::&quot;;[.D172])" office:value-type="string" office:string-value="Emmet::15.75::Nicotiana acuminata (Graham) Hook. var. multiflora (Phil.) Reiche::19" calcext:value-type="string">
            <text:p>Emmet::15.75::Nicotiana acuminata (Graham) Hook. var. multiflora (Phil.) Reiche::19</text:p>
          </table:table-cell>
        </table:table-row>
        <table:table-row table:style-name="ro1">
          <table:table-cell office:value-type="string" calcext:value-type="string">
            <text:p>Armistice</text:p>
          </table:table-cell>
          <table:table-cell table:formula="of:=RANDBETWEEN(1;30) + RANDBETWEEN(1;100)/100" office:value-type="float" office:value="29.15" calcext:value-type="float">
            <text:p>29.15</text:p>
          </table:table-cell>
          <table:table-cell office:value-type="string" calcext:value-type="string">
            <text:p>Saxifraga virginiensis Michx. var. virginiensis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173];&quot;::&quot;;[.B173];&quot;::&quot;;[.C173];&quot;::&quot;;[.D173])" office:value-type="string" office:string-value="Armistice::29.15::Saxifraga virginiensis Michx. var. virginiensis::17" calcext:value-type="string">
            <text:p>Armistice::29.15::Saxifraga virginiensis Michx. var. virginiensis::17</text:p>
          </table:table-cell>
        </table:table-row>
        <table:table-row table:style-name="ro1">
          <table:table-cell office:value-type="string" calcext:value-type="string">
            <text:p>Hoepker</text:p>
          </table:table-cell>
          <table:table-cell table:formula="of:=RANDBETWEEN(1;30) + RANDBETWEEN(1;100)/100" office:value-type="float" office:value="4.92" calcext:value-type="float">
            <text:p>4.92</text:p>
          </table:table-cell>
          <table:table-cell office:value-type="string" calcext:value-type="string">
            <text:p>Oryza glaberrima Steud.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174];&quot;::&quot;;[.B174];&quot;::&quot;;[.C174];&quot;::&quot;;[.D174])" office:value-type="string" office:string-value="Hoepker::4.92::Oryza glaberrima Steud.::16" calcext:value-type="string">
            <text:p>Hoepker::4.92::Oryza glaberrima Steud.::16</text:p>
          </table:table-cell>
        </table:table-row>
        <table:table-row table:style-name="ro1">
          <table:table-cell office:value-type="string" calcext:value-type="string">
            <text:p>Forest Dale</text:p>
          </table:table-cell>
          <table:table-cell table:formula="of:=RANDBETWEEN(1;30) + RANDBETWEEN(1;100)/100" office:value-type="float" office:value="24.9" calcext:value-type="float">
            <text:p>24.9</text:p>
          </table:table-cell>
          <table:table-cell office:value-type="string" calcext:value-type="string">
            <text:p>Lipocarpha micrantha (Vahl) G. Tucker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175];&quot;::&quot;;[.B175];&quot;::&quot;;[.C175];&quot;::&quot;;[.D175])" office:value-type="string" office:string-value="Forest Dale::24.9::Lipocarpha micrantha (Vahl) G. Tucker::12" calcext:value-type="string">
            <text:p>Forest Dale::24.9::Lipocarpha micrantha (Vahl) G. Tucker::12</text:p>
          </table:table-cell>
        </table:table-row>
        <table:table-row table:style-name="ro1">
          <table:table-cell office:value-type="string" calcext:value-type="string">
            <text:p>Vernon</text:p>
          </table:table-cell>
          <table:table-cell table:formula="of:=RANDBETWEEN(1;30) + RANDBETWEEN(1;100)/100" office:value-type="float" office:value="24.07" calcext:value-type="float">
            <text:p>24.07</text:p>
          </table:table-cell>
          <table:table-cell office:value-type="string" calcext:value-type="string">
            <text:p>Hymenocallis duvalensis Traub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CONCATENATE([.A176];&quot;::&quot;;[.B176];&quot;::&quot;;[.C176];&quot;::&quot;;[.D176])" office:value-type="string" office:string-value="Vernon::24.07::Hymenocallis duvalensis Traub::50" calcext:value-type="string">
            <text:p>Vernon::24.07::Hymenocallis duvalensis Traub::50</text:p>
          </table:table-cell>
        </table:table-row>
        <table:table-row table:style-name="ro1">
          <table:table-cell office:value-type="string" calcext:value-type="string">
            <text:p>Lotheville</text:p>
          </table:table-cell>
          <table:table-cell table:formula="of:=RANDBETWEEN(1;30) + RANDBETWEEN(1;100)/100" office:value-type="float" office:value="3.59" calcext:value-type="float">
            <text:p>3.59</text:p>
          </table:table-cell>
          <table:table-cell office:value-type="string" calcext:value-type="string">
            <text:p>Rubus tygartensis H.A. Davis &amp; T. Davis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177];&quot;::&quot;;[.B177];&quot;::&quot;;[.C177];&quot;::&quot;;[.D177])" office:value-type="string" office:string-value="Lotheville::3.59::Rubus tygartensis H.A. Davis &amp; T. Davis::33" calcext:value-type="string">
            <text:p>Lotheville::3.59::Rubus tygartensis H.A. Davis &amp; T. Davis::33</text:p>
          </table:table-cell>
        </table:table-row>
        <table:table-row table:style-name="ro1">
          <table:table-cell office:value-type="string" calcext:value-type="string">
            <text:p>Crownhardt</text:p>
          </table:table-cell>
          <table:table-cell table:formula="of:=RANDBETWEEN(1;30) + RANDBETWEEN(1;100)/100" office:value-type="float" office:value="1.86" calcext:value-type="float">
            <text:p>1.86</text:p>
          </table:table-cell>
          <table:table-cell office:value-type="string" calcext:value-type="string">
            <text:p>Carex abrupta Mack.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78];&quot;::&quot;;[.B178];&quot;::&quot;;[.C178];&quot;::&quot;;[.D178])" office:value-type="string" office:string-value="Crownhardt::1.86::Carex abrupta Mack.::41" calcext:value-type="string">
            <text:p>Crownhardt::1.86::Carex abrupta Mack.::4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formula="of:=RANDBETWEEN(1;30) + RANDBETWEEN(1;100)/100" office:value-type="float" office:value="22.47" calcext:value-type="float">
            <text:p>22.47</text:p>
          </table:table-cell>
          <table:table-cell office:value-type="string" calcext:value-type="string">
            <text:p>Cecropia schreberiana Miq.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79];&quot;::&quot;;[.B179];&quot;::&quot;;[.C179];&quot;::&quot;;[.D179])" office:value-type="string" office:string-value="Montana::22.47::Cecropia schreberiana Miq.::1" calcext:value-type="string">
            <text:p>Montana::22.47::Cecropia schreberiana Miq.::1</text:p>
          </table:table-cell>
        </table:table-row>
        <table:table-row table:style-name="ro1">
          <table:table-cell office:value-type="string" calcext:value-type="string">
            <text:p>Melrose</text:p>
          </table:table-cell>
          <table:table-cell table:formula="of:=RANDBETWEEN(1;30) + RANDBETWEEN(1;100)/100" office:value-type="float" office:value="3.54" calcext:value-type="float">
            <text:p>3.54</text:p>
          </table:table-cell>
          <table:table-cell office:value-type="string" calcext:value-type="string">
            <text:p>Epilobium ciliatum Raf. ssp. ciliatum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180];&quot;::&quot;;[.B180];&quot;::&quot;;[.C180];&quot;::&quot;;[.D180])" office:value-type="string" office:string-value="Melrose::3.54::Epilobium ciliatum Raf. ssp. ciliatum::29" calcext:value-type="string">
            <text:p>Melrose::3.54::Epilobium ciliatum Raf. ssp. ciliatum::29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table:formula="of:=RANDBETWEEN(1;30) + RANDBETWEEN(1;100)/100" office:value-type="float" office:value="19.82" calcext:value-type="float">
            <text:p>19.82</text:p>
          </table:table-cell>
          <table:table-cell office:value-type="string" calcext:value-type="string">
            <text:p>Hedyotis hillebrandii (Fosberg) W.L. Wagner &amp; D.R. Herbst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81];&quot;::&quot;;[.B181];&quot;::&quot;;[.C181];&quot;::&quot;;[.D181])" office:value-type="string" office:string-value="Texas::19.82::Hedyotis hillebrandii (Fosberg) W.L. Wagner &amp; D.R. Herbst::41" calcext:value-type="string">
            <text:p>Texas::19.82::Hedyotis hillebrandii (Fosberg) W.L. Wagner &amp; D.R. Herbst::41</text:p>
          </table:table-cell>
        </table:table-row>
        <table:table-row table:style-name="ro1">
          <table:table-cell office:value-type="string" calcext:value-type="string">
            <text:p>Calypso</text:p>
          </table:table-cell>
          <table:table-cell table:formula="of:=RANDBETWEEN(1;30) + RANDBETWEEN(1;100)/100" office:value-type="float" office:value="5.26" calcext:value-type="float">
            <text:p>5.26</text:p>
          </table:table-cell>
          <table:table-cell office:value-type="string" calcext:value-type="string">
            <text:p>Acanthomintha lanceolata Curran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82];&quot;::&quot;;[.B182];&quot;::&quot;;[.C182];&quot;::&quot;;[.D182])" office:value-type="string" office:string-value="Calypso::5.26::Acanthomintha lanceolata Curran::15" calcext:value-type="string">
            <text:p>Calypso::5.26::Acanthomintha lanceolata Curran::15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table:formula="of:=RANDBETWEEN(1;30) + RANDBETWEEN(1;100)/100" office:value-type="float" office:value="7.62" calcext:value-type="float">
            <text:p>7.62</text:p>
          </table:table-cell>
          <table:table-cell office:value-type="string" calcext:value-type="string">
            <text:p>Lysimachia haupuensis H. St. John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183];&quot;::&quot;;[.B183];&quot;::&quot;;[.C183];&quot;::&quot;;[.D183])" office:value-type="string" office:string-value="Delaware::7.62::Lysimachia haupuensis H. St. John::46" calcext:value-type="string">
            <text:p>Delaware::7.62::Lysimachia haupuensis H. St. John::4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table:formula="of:=RANDBETWEEN(1;30) + RANDBETWEEN(1;100)/100" office:value-type="float" office:value="22.19" calcext:value-type="float">
            <text:p>22.19</text:p>
          </table:table-cell>
          <table:table-cell office:value-type="string" calcext:value-type="string">
            <text:p>Balsamorhiza hookeri (Hook.) Nutt.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184];&quot;::&quot;;[.B184];&quot;::&quot;;[.C184];&quot;::&quot;;[.D184])" office:value-type="string" office:string-value="Ohio::22.19::Balsamorhiza hookeri (Hook.) Nutt.::9" calcext:value-type="string">
            <text:p>Ohio::22.19::Balsamorhiza hookeri (Hook.) Nutt.::9</text:p>
          </table:table-cell>
        </table:table-row>
        <table:table-row table:style-name="ro1">
          <table:table-cell office:value-type="string" calcext:value-type="string">
            <text:p>Drewry</text:p>
          </table:table-cell>
          <table:table-cell table:formula="of:=RANDBETWEEN(1;30) + RANDBETWEEN(1;100)/100" office:value-type="float" office:value="24.63" calcext:value-type="float">
            <text:p>24.63</text:p>
          </table:table-cell>
          <table:table-cell office:value-type="string" calcext:value-type="string">
            <text:p>Ilex myrtifolia Walter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185];&quot;::&quot;;[.B185];&quot;::&quot;;[.C185];&quot;::&quot;;[.D185])" office:value-type="string" office:string-value="Drewry::24.63::Ilex myrtifolia Walter::45" calcext:value-type="string">
            <text:p>Drewry::24.63::Ilex myrtifolia Walter::45</text:p>
          </table:table-cell>
        </table:table-row>
        <table:table-row table:style-name="ro1">
          <table:table-cell office:value-type="string" calcext:value-type="string">
            <text:p>Vidon</text:p>
          </table:table-cell>
          <table:table-cell table:formula="of:=RANDBETWEEN(1;30) + RANDBETWEEN(1;100)/100" office:value-type="float" office:value="8.56" calcext:value-type="float">
            <text:p>8.56</text:p>
          </table:table-cell>
          <table:table-cell office:value-type="string" calcext:value-type="string">
            <text:p>Nymphoides aquatica (J.F. Gmel.) Kuntze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186];&quot;::&quot;;[.B186];&quot;::&quot;;[.C186];&quot;::&quot;;[.D186])" office:value-type="string" office:string-value="Vidon::8.56::Nymphoides aquatica (J.F. Gmel.) Kuntze::31" calcext:value-type="string">
            <text:p>Vidon::8.56::Nymphoides aquatica (J.F. Gmel.) Kuntze::31</text:p>
          </table:table-cell>
        </table:table-row>
        <table:table-row table:style-name="ro1">
          <table:table-cell office:value-type="string" calcext:value-type="string">
            <text:p>Sundown</text:p>
          </table:table-cell>
          <table:table-cell table:formula="of:=RANDBETWEEN(1;30) + RANDBETWEEN(1;100)/100" office:value-type="float" office:value="13.68" calcext:value-type="float">
            <text:p>13.68</text:p>
          </table:table-cell>
          <table:table-cell office:value-type="string" calcext:value-type="string">
            <text:p>Luzula comosa E. Mey.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CONCATENATE([.A187];&quot;::&quot;;[.B187];&quot;::&quot;;[.C187];&quot;::&quot;;[.D187])" office:value-type="string" office:string-value="Sundown::13.68::Luzula comosa E. Mey.::7" calcext:value-type="string">
            <text:p>Sundown::13.68::Luzula comosa E. Mey.::7</text:p>
          </table:table-cell>
        </table:table-row>
        <table:table-row table:style-name="ro1">
          <table:table-cell office:value-type="string" calcext:value-type="string">
            <text:p>Lotheville</text:p>
          </table:table-cell>
          <table:table-cell table:formula="of:=RANDBETWEEN(1;30) + RANDBETWEEN(1;100)/100" office:value-type="float" office:value="4.56" calcext:value-type="float">
            <text:p>4.56</text:p>
          </table:table-cell>
          <table:table-cell office:value-type="string" calcext:value-type="string">
            <text:p>Eriogonum hemipterum (Torr.) S. Stokes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CONCATENATE([.A188];&quot;::&quot;;[.B188];&quot;::&quot;;[.C188];&quot;::&quot;;[.D188])" office:value-type="string" office:string-value="Lotheville::4.56::Eriogonum hemipterum (Torr.) S. Stokes::44" calcext:value-type="string">
            <text:p>Lotheville::4.56::Eriogonum hemipterum (Torr.) S. Stokes::44</text:p>
          </table:table-cell>
        </table:table-row>
        <table:table-row table:style-name="ro1">
          <table:table-cell office:value-type="string" calcext:value-type="string">
            <text:p>Oakridge</text:p>
          </table:table-cell>
          <table:table-cell table:formula="of:=RANDBETWEEN(1;30) + RANDBETWEEN(1;100)/100" office:value-type="float" office:value="13.96" calcext:value-type="float">
            <text:p>13.96</text:p>
          </table:table-cell>
          <table:table-cell office:value-type="string" calcext:value-type="string">
            <text:p>Poa douglasii Nees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189];&quot;::&quot;;[.B189];&quot;::&quot;;[.C189];&quot;::&quot;;[.D189])" office:value-type="string" office:string-value="Oakridge::13.96::Poa douglasii Nees::46" calcext:value-type="string">
            <text:p>Oakridge::13.96::Poa douglasii Nees::46</text:p>
          </table:table-cell>
        </table:table-row>
        <table:table-row table:style-name="ro1">
          <table:table-cell office:value-type="string" calcext:value-type="string">
            <text:p>Corry</text:p>
          </table:table-cell>
          <table:table-cell table:formula="of:=RANDBETWEEN(1;30) + RANDBETWEEN(1;100)/100" office:value-type="float" office:value="16.95" calcext:value-type="float">
            <text:p>16.95</text:p>
          </table:table-cell>
          <table:table-cell office:value-type="string" calcext:value-type="string">
            <text:p>Selaginella densa Rydb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90];&quot;::&quot;;[.B190];&quot;::&quot;;[.C190];&quot;::&quot;;[.D190])" office:value-type="string" office:string-value="Corry::16.95::Selaginella densa Rydb.::21" calcext:value-type="string">
            <text:p>Corry::16.95::Selaginella densa Rydb.::2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formula="of:=RANDBETWEEN(1;30) + RANDBETWEEN(1;100)/100" office:value-type="float" office:value="19.03" calcext:value-type="float">
            <text:p>19.03</text:p>
          </table:table-cell>
          <table:table-cell office:value-type="string" calcext:value-type="string">
            <text:p>Ipomoea pandurata (L.) G. Mey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91];&quot;::&quot;;[.B191];&quot;::&quot;;[.C191];&quot;::&quot;;[.D191])" office:value-type="string" office:string-value="Montana::19.03::Ipomoea pandurata (L.) G. Mey.::15" calcext:value-type="string">
            <text:p>Montana::19.03::Ipomoea pandurata (L.) G. Mey.::15</text:p>
          </table:table-cell>
        </table:table-row>
        <table:table-row table:style-name="ro1">
          <table:table-cell office:value-type="string" calcext:value-type="string">
            <text:p>Fair Oaks</text:p>
          </table:table-cell>
          <table:table-cell table:formula="of:=RANDBETWEEN(1;30) + RANDBETWEEN(1;100)/100" office:value-type="float" office:value="10.1" calcext:value-type="float">
            <text:p>10.1</text:p>
          </table:table-cell>
          <table:table-cell office:value-type="string" calcext:value-type="string">
            <text:p>Marshallia graminifolia (Walter) Small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192];&quot;::&quot;;[.B192];&quot;::&quot;;[.C192];&quot;::&quot;;[.D192])" office:value-type="string" office:string-value="Fair Oaks::10.1::Marshallia graminifolia (Walter) Small::10" calcext:value-type="string">
            <text:p>Fair Oaks::10.1::Marshallia graminifolia (Walter) Small::10</text:p>
          </table:table-cell>
        </table:table-row>
        <table:table-row table:style-name="ro1">
          <table:table-cell office:value-type="string" calcext:value-type="string">
            <text:p>Schurz</text:p>
          </table:table-cell>
          <table:table-cell table:formula="of:=RANDBETWEEN(1;30) + RANDBETWEEN(1;100)/100" office:value-type="float" office:value="10.39" calcext:value-type="float">
            <text:p>10.39</text:p>
          </table:table-cell>
          <table:table-cell office:value-type="string" calcext:value-type="string">
            <text:p>Menegazzia terebrata (Hoffm.) A. Massal.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193];&quot;::&quot;;[.B193];&quot;::&quot;;[.C193];&quot;::&quot;;[.D193])" office:value-type="string" office:string-value="Schurz::10.39::Menegazzia terebrata (Hoffm.) A. Massal.::46" calcext:value-type="string">
            <text:p>Schurz::10.39::Menegazzia terebrata (Hoffm.) A. Massal.::46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table:formula="of:=RANDBETWEEN(1;30) + RANDBETWEEN(1;100)/100" office:value-type="float" office:value="5.2" calcext:value-type="float">
            <text:p>5.2</text:p>
          </table:table-cell>
          <table:table-cell office:value-type="string" calcext:value-type="string">
            <text:p>Artemisia suksdorfii Piper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194];&quot;::&quot;;[.B194];&quot;::&quot;;[.C194];&quot;::&quot;;[.D194])" office:value-type="string" office:string-value="Columbus::5.2::Artemisia suksdorfii Piper::17" calcext:value-type="string">
            <text:p>Columbus::5.2::Artemisia suksdorfii Piper::17</text:p>
          </table:table-cell>
        </table:table-row>
        <table:table-row table:style-name="ro1">
          <table:table-cell office:value-type="string" calcext:value-type="string">
            <text:p>Northport</text:p>
          </table:table-cell>
          <table:table-cell table:formula="of:=RANDBETWEEN(1;30) + RANDBETWEEN(1;100)/100" office:value-type="float" office:value="6.28" calcext:value-type="float">
            <text:p>6.28</text:p>
          </table:table-cell>
          <table:table-cell office:value-type="string" calcext:value-type="string">
            <text:p>Arthothelium macounii (G. Merr.) W. Noble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95];&quot;::&quot;;[.B195];&quot;::&quot;;[.C195];&quot;::&quot;;[.D195])" office:value-type="string" office:string-value="Northport::6.28::Arthothelium macounii (G. Merr.) W. Noble::36" calcext:value-type="string">
            <text:p>Northport::6.28::Arthothelium macounii (G. Merr.) W. Noble::36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9.1" calcext:value-type="float">
            <text:p>29.1</text:p>
          </table:table-cell>
          <table:table-cell office:value-type="string" calcext:value-type="string">
            <text:p>Trifolium arvense L.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96];&quot;::&quot;;[.B196];&quot;::&quot;;[.C196];&quot;::&quot;;[.D196])" office:value-type="string" office:string-value="Vera::29.1::Trifolium arvense L.::36" calcext:value-type="string">
            <text:p>Vera::29.1::Trifolium arvense L.::36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table:formula="of:=RANDBETWEEN(1;30) + RANDBETWEEN(1;100)/100" office:value-type="float" office:value="30.62" calcext:value-type="float">
            <text:p>30.62</text:p>
          </table:table-cell>
          <table:table-cell office:value-type="string" calcext:value-type="string">
            <text:p>Camissonia sierrae P.H. Raven ssp. sierrae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97];&quot;::&quot;;[.B197];&quot;::&quot;;[.C197];&quot;::&quot;;[.D197])" office:value-type="string" office:string-value="Gerald::30.62::Camissonia sierrae P.H. Raven ssp. sierrae::5" calcext:value-type="string">
            <text:p>Gerald::30.62::Camissonia sierrae P.H. Raven ssp. sierrae::5</text:p>
          </table:table-cell>
        </table:table-row>
        <table:table-row table:style-name="ro1">
          <table:table-cell office:value-type="string" calcext:value-type="string">
            <text:p>Ridgeway</text:p>
          </table:table-cell>
          <table:table-cell table:formula="of:=RANDBETWEEN(1;30) + RANDBETWEEN(1;100)/100" office:value-type="float" office:value="27.69" calcext:value-type="float">
            <text:p>27.69</text:p>
          </table:table-cell>
          <table:table-cell office:value-type="string" calcext:value-type="string">
            <text:p>Kiaeria blyttii (Schimp.) Broth.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98];&quot;::&quot;;[.B198];&quot;::&quot;;[.C198];&quot;::&quot;;[.D198])" office:value-type="string" office:string-value="Ridgeway::27.69::Kiaeria blyttii (Schimp.) Broth.::47" calcext:value-type="string">
            <text:p>Ridgeway::27.69::Kiaeria blyttii (Schimp.) Broth.::47</text:p>
          </table:table-cell>
        </table:table-row>
        <table:table-row table:style-name="ro1">
          <table:table-cell office:value-type="string" calcext:value-type="string">
            <text:p>Chive</text:p>
          </table:table-cell>
          <table:table-cell table:formula="of:=RANDBETWEEN(1;30) + RANDBETWEEN(1;100)/100" office:value-type="float" office:value="7.86" calcext:value-type="float">
            <text:p>7.86</text:p>
          </table:table-cell>
          <table:table-cell office:value-type="string" calcext:value-type="string">
            <text:p>Lavatera trimestris L.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199];&quot;::&quot;;[.B199];&quot;::&quot;;[.C199];&quot;::&quot;;[.D199])" office:value-type="string" office:string-value="Chive::7.86::Lavatera trimestris L.::33" calcext:value-type="string">
            <text:p>Chive::7.86::Lavatera trimestris L.::33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table:formula="of:=RANDBETWEEN(1;30) + RANDBETWEEN(1;100)/100" office:value-type="float" office:value="24.08" calcext:value-type="float">
            <text:p>24.08</text:p>
          </table:table-cell>
          <table:table-cell office:value-type="string" calcext:value-type="string">
            <text:p>Sorghastrum setosum (Griseb.) Hitchc.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200];&quot;::&quot;;[.B200];&quot;::&quot;;[.C200];&quot;::&quot;;[.D200])" office:value-type="string" office:string-value="Columbus::24.08::Sorghastrum setosum (Griseb.) Hitchc.::38" calcext:value-type="string">
            <text:p>Columbus::24.08::Sorghastrum setosum (Griseb.) Hitchc.::38</text:p>
          </table:table-cell>
        </table:table-row>
        <table:table-row table:style-name="ro1">
          <table:table-cell office:value-type="string" calcext:value-type="string">
            <text:p>Lunder</text:p>
          </table:table-cell>
          <table:table-cell table:formula="of:=RANDBETWEEN(1;30) + RANDBETWEEN(1;100)/100" office:value-type="float" office:value="28.43" calcext:value-type="float">
            <text:p>28.43</text:p>
          </table:table-cell>
          <table:table-cell office:value-type="string" calcext:value-type="string">
            <text:p>Usnea strigosa (Ach.) Eaton ssp. major (Michx.) I. Tav.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201];&quot;::&quot;;[.B201];&quot;::&quot;;[.C201];&quot;::&quot;;[.D201])" office:value-type="string" office:string-value="Lunder::28.43::Usnea strigosa (Ach.) Eaton ssp. major (Michx.) I. Tav.::27" calcext:value-type="string">
            <text:p>Lunder::28.43::Usnea strigosa (Ach.) Eaton ssp. major (Michx.) I. Tav.::27</text:p>
          </table:table-cell>
        </table:table-row>
      </table:table>
      <table:table table:name="campos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sociacion_id</text:p>
          </table:table-cell>
          <table:table-cell table:style-name="ce1" office:value-type="string" calcext:value-type="string">
            <text:p>distrito_id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Sheridan</text:p>
          </table:table-cell>
          <table:table-cell table:formula="of:=RANDBETWEEN(1;30) + RANDBETWEEN(1;100)/100" office:value-type="float" office:value="19.37" calcext:value-type="float">
            <text:p>19.37</text:p>
          </table:table-cell>
          <table:table-cell table:formula="of:=RANDBETWEEN(1;200)" office:value-type="float" office:value="198" calcext:value-type="float">
            <text:p>198</text:p>
          </table:table-cell>
          <table:table-cell table:formula="of:=RANDBETWEEN(1;1830)" office:value-type="float" office:value="203" calcext:value-type="float">
            <text:p>203</text:p>
          </table:table-cell>
          <table:table-cell table:formula="of:=CONCATENATE([.A2];&quot;::&quot;;[.B2];&quot;::&quot;;[.C2];&quot;::&quot;;[.D2])" office:value-type="string" office:string-value="Sheridan::19.37::198::203" calcext:value-type="string">
            <text:p>Sheridan::19.37::198::203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table:formula="of:=RANDBETWEEN(1;30) + RANDBETWEEN(1;100)/100" office:value-type="float" office:value="20.27" calcext:value-type="float">
            <text:p>20.27</text:p>
          </table:table-cell>
          <table:table-cell table:formula="of:=RANDBETWEEN(1;200)" office:value-type="float" office:value="194" calcext:value-type="float">
            <text:p>194</text:p>
          </table:table-cell>
          <table:table-cell table:formula="of:=RANDBETWEEN(1;1830)" office:value-type="float" office:value="280" calcext:value-type="float">
            <text:p>280</text:p>
          </table:table-cell>
          <table:table-cell table:formula="of:=CONCATENATE([.A3];&quot;::&quot;;[.B3];&quot;::&quot;;[.C3];&quot;::&quot;;[.D3])" office:value-type="string" office:string-value="Melody::20.27::194::280" calcext:value-type="string">
            <text:p>Melody::20.27::194::280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table:formula="of:=RANDBETWEEN(1;30) + RANDBETWEEN(1;100)/100" office:value-type="float" office:value="13.39" calcext:value-type="float">
            <text:p>13.39</text:p>
          </table:table-cell>
          <table:table-cell table:formula="of:=RANDBETWEEN(1;200)" office:value-type="float" office:value="126" calcext:value-type="float">
            <text:p>126</text:p>
          </table:table-cell>
          <table:table-cell table:formula="of:=RANDBETWEEN(1;1830)" office:value-type="float" office:value="752" calcext:value-type="float">
            <text:p>752</text:p>
          </table:table-cell>
          <table:table-cell table:formula="of:=CONCATENATE([.A4];&quot;::&quot;;[.B4];&quot;::&quot;;[.C4];&quot;::&quot;;[.D4])" office:value-type="string" office:string-value="Hudson::13.39::126::752" calcext:value-type="string">
            <text:p>Hudson::13.39::126::75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table:formula="of:=RANDBETWEEN(1;30) + RANDBETWEEN(1;100)/100" office:value-type="float" office:value="2.11" calcext:value-type="float">
            <text:p>2.11</text:p>
          </table:table-cell>
          <table:table-cell table:formula="of:=RANDBETWEEN(1;200)" office:value-type="float" office:value="166" calcext:value-type="float">
            <text:p>166</text:p>
          </table:table-cell>
          <table:table-cell table:formula="of:=RANDBETWEEN(1;1830)" office:value-type="float" office:value="1119" calcext:value-type="float">
            <text:p>1119</text:p>
          </table:table-cell>
          <table:table-cell table:formula="of:=CONCATENATE([.A5];&quot;::&quot;;[.B5];&quot;::&quot;;[.C5];&quot;::&quot;;[.D5])" office:value-type="string" office:string-value="South::2.11::166::1119" calcext:value-type="string">
            <text:p>South::2.11::166::1119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table:formula="of:=RANDBETWEEN(1;30) + RANDBETWEEN(1;100)/100" office:value-type="float" office:value="25.19" calcext:value-type="float">
            <text:p>25.19</text:p>
          </table:table-cell>
          <table:table-cell table:formula="of:=RANDBETWEEN(1;200)" office:value-type="float" office:value="169" calcext:value-type="float">
            <text:p>169</text:p>
          </table:table-cell>
          <table:table-cell table:formula="of:=RANDBETWEEN(1;1830)" office:value-type="float" office:value="294" calcext:value-type="float">
            <text:p>294</text:p>
          </table:table-cell>
          <table:table-cell table:formula="of:=CONCATENATE([.A6];&quot;::&quot;;[.B6];&quot;::&quot;;[.C6];&quot;::&quot;;[.D6])" office:value-type="string" office:string-value="Melvin::25.19::169::294" calcext:value-type="string">
            <text:p>Melvin::25.19::169::294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RANDBETWEEN(1;30) + RANDBETWEEN(1;100)/100" office:value-type="float" office:value="25.24" calcext:value-type="float">
            <text:p>25.24</text:p>
          </table:table-cell>
          <table:table-cell table:formula="of:=RANDBETWEEN(1;200)" office:value-type="float" office:value="53" calcext:value-type="float">
            <text:p>53</text:p>
          </table:table-cell>
          <table:table-cell table:formula="of:=RANDBETWEEN(1;1830)" office:value-type="float" office:value="993" calcext:value-type="float">
            <text:p>993</text:p>
          </table:table-cell>
          <table:table-cell table:formula="of:=CONCATENATE([.A7];&quot;::&quot;;[.B7];&quot;::&quot;;[.C7];&quot;::&quot;;[.D7])" office:value-type="string" office:string-value="Center::25.24::53::993" calcext:value-type="string">
            <text:p>Center::25.24::53::993</text:p>
          </table:table-cell>
        </table:table-row>
        <table:table-row table:style-name="ro1">
          <table:table-cell office:value-type="string" calcext:value-type="string">
            <text:p>Westerfield</text:p>
          </table:table-cell>
          <table:table-cell table:formula="of:=RANDBETWEEN(1;30) + RANDBETWEEN(1;100)/100" office:value-type="float" office:value="23.47" calcext:value-type="float">
            <text:p>23.47</text:p>
          </table:table-cell>
          <table:table-cell table:formula="of:=RANDBETWEEN(1;200)" office:value-type="float" office:value="133" calcext:value-type="float">
            <text:p>133</text:p>
          </table:table-cell>
          <table:table-cell table:formula="of:=RANDBETWEEN(1;1830)" office:value-type="float" office:value="1763" calcext:value-type="float">
            <text:p>1763</text:p>
          </table:table-cell>
          <table:table-cell table:formula="of:=CONCATENATE([.A8];&quot;::&quot;;[.B8];&quot;::&quot;;[.C8];&quot;::&quot;;[.D8])" office:value-type="string" office:string-value="Westerfield::23.47::133::1763" calcext:value-type="string">
            <text:p>Westerfield::23.47::133::1763</text:p>
          </table:table-cell>
        </table:table-row>
        <table:table-row table:style-name="ro1">
          <table:table-cell office:value-type="string" calcext:value-type="string">
            <text:p>Springs</text:p>
          </table:table-cell>
          <table:table-cell table:formula="of:=RANDBETWEEN(1;30) + RANDBETWEEN(1;100)/100" office:value-type="float" office:value="5.16" calcext:value-type="float">
            <text:p>5.16</text:p>
          </table:table-cell>
          <table:table-cell table:formula="of:=RANDBETWEEN(1;200)" office:value-type="float" office:value="168" calcext:value-type="float">
            <text:p>168</text:p>
          </table:table-cell>
          <table:table-cell table:formula="of:=RANDBETWEEN(1;1830)" office:value-type="float" office:value="791" calcext:value-type="float">
            <text:p>791</text:p>
          </table:table-cell>
          <table:table-cell table:formula="of:=CONCATENATE([.A9];&quot;::&quot;;[.B9];&quot;::&quot;;[.C9];&quot;::&quot;;[.D9])" office:value-type="string" office:string-value="Springs::5.16::168::791" calcext:value-type="string">
            <text:p>Springs::5.16::168::791</text:p>
          </table:table-cell>
        </table:table-row>
        <table:table-row table:style-name="ro1">
          <table:table-cell office:value-type="string" calcext:value-type="string">
            <text:p>Pawling</text:p>
          </table:table-cell>
          <table:table-cell table:formula="of:=RANDBETWEEN(1;30) + RANDBETWEEN(1;100)/100" office:value-type="float" office:value="27.88" calcext:value-type="float">
            <text:p>27.88</text:p>
          </table:table-cell>
          <table:table-cell table:formula="of:=RANDBETWEEN(1;200)" office:value-type="float" office:value="118" calcext:value-type="float">
            <text:p>118</text:p>
          </table:table-cell>
          <table:table-cell table:formula="of:=RANDBETWEEN(1;1830)" office:value-type="float" office:value="197" calcext:value-type="float">
            <text:p>197</text:p>
          </table:table-cell>
          <table:table-cell table:formula="of:=CONCATENATE([.A10];&quot;::&quot;;[.B10];&quot;::&quot;;[.C10];&quot;::&quot;;[.D10])" office:value-type="string" office:string-value="Pawling::27.88::118::197" calcext:value-type="string">
            <text:p>Pawling::27.88::118::197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table:formula="of:=RANDBETWEEN(1;30) + RANDBETWEEN(1;100)/100" office:value-type="float" office:value="9.67" calcext:value-type="float">
            <text:p>9.67</text:p>
          </table:table-cell>
          <table:table-cell table:formula="of:=RANDBETWEEN(1;200)" office:value-type="float" office:value="120" calcext:value-type="float">
            <text:p>120</text:p>
          </table:table-cell>
          <table:table-cell table:formula="of:=RANDBETWEEN(1;1830)" office:value-type="float" office:value="561" calcext:value-type="float">
            <text:p>561</text:p>
          </table:table-cell>
          <table:table-cell table:formula="of:=CONCATENATE([.A11];&quot;::&quot;;[.B11];&quot;::&quot;;[.C11];&quot;::&quot;;[.D11])" office:value-type="string" office:string-value="Judy::9.67::120::561" calcext:value-type="string">
            <text:p>Judy::9.67::120::561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table:formula="of:=RANDBETWEEN(1;30) + RANDBETWEEN(1;100)/100" office:value-type="float" office:value="28.36" calcext:value-type="float">
            <text:p>28.36</text:p>
          </table:table-cell>
          <table:table-cell table:formula="of:=RANDBETWEEN(1;200)" office:value-type="float" office:value="165" calcext:value-type="float">
            <text:p>165</text:p>
          </table:table-cell>
          <table:table-cell table:formula="of:=RANDBETWEEN(1;1830)" office:value-type="float" office:value="339" calcext:value-type="float">
            <text:p>339</text:p>
          </table:table-cell>
          <table:table-cell table:formula="of:=CONCATENATE([.A12];&quot;::&quot;;[.B12];&quot;::&quot;;[.C12];&quot;::&quot;;[.D12])" office:value-type="string" office:string-value="Brentwood::28.36::165::339" calcext:value-type="string">
            <text:p>Brentwood::28.36::165::339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table:formula="of:=RANDBETWEEN(1;30) + RANDBETWEEN(1;100)/100" office:value-type="float" office:value="7.22" calcext:value-type="float">
            <text:p>7.22</text:p>
          </table:table-cell>
          <table:table-cell table:formula="of:=RANDBETWEEN(1;200)" office:value-type="float" office:value="117" calcext:value-type="float">
            <text:p>117</text:p>
          </table:table-cell>
          <table:table-cell table:formula="of:=RANDBETWEEN(1;1830)" office:value-type="float" office:value="1027" calcext:value-type="float">
            <text:p>1027</text:p>
          </table:table-cell>
          <table:table-cell table:formula="of:=CONCATENATE([.A13];&quot;::&quot;;[.B13];&quot;::&quot;;[.C13];&quot;::&quot;;[.D13])" office:value-type="string" office:string-value="Garrison::7.22::117::1027" calcext:value-type="string">
            <text:p>Garrison::7.22::117::1027</text:p>
          </table:table-cell>
        </table:table-row>
        <table:table-row table:style-name="ro1">
          <table:table-cell office:value-type="string" calcext:value-type="string">
            <text:p>Crest Line</text:p>
          </table:table-cell>
          <table:table-cell table:formula="of:=RANDBETWEEN(1;30) + RANDBETWEEN(1;100)/100" office:value-type="float" office:value="28.76" calcext:value-type="float">
            <text:p>28.76</text:p>
          </table:table-cell>
          <table:table-cell table:formula="of:=RANDBETWEEN(1;200)" office:value-type="float" office:value="72" calcext:value-type="float">
            <text:p>72</text:p>
          </table:table-cell>
          <table:table-cell table:formula="of:=RANDBETWEEN(1;1830)" office:value-type="float" office:value="426" calcext:value-type="float">
            <text:p>426</text:p>
          </table:table-cell>
          <table:table-cell table:formula="of:=CONCATENATE([.A14];&quot;::&quot;;[.B14];&quot;::&quot;;[.C14];&quot;::&quot;;[.D14])" office:value-type="string" office:string-value="Crest Line::28.76::72::426" calcext:value-type="string">
            <text:p>Crest Line::28.76::72::426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table:formula="of:=RANDBETWEEN(1;30) + RANDBETWEEN(1;100)/100" office:value-type="float" office:value="13" calcext:value-type="float">
            <text:p>13</text:p>
          </table:table-cell>
          <table:table-cell table:formula="of:=RANDBETWEEN(1;200)" office:value-type="float" office:value="196" calcext:value-type="float">
            <text:p>196</text:p>
          </table:table-cell>
          <table:table-cell table:formula="of:=RANDBETWEEN(1;1830)" office:value-type="float" office:value="875" calcext:value-type="float">
            <text:p>875</text:p>
          </table:table-cell>
          <table:table-cell table:formula="of:=CONCATENATE([.A15];&quot;::&quot;;[.B15];&quot;::&quot;;[.C15];&quot;::&quot;;[.D15])" office:value-type="string" office:string-value="Maryland::13::196::875" calcext:value-type="string">
            <text:p>Maryland::13::196::875</text:p>
          </table:table-cell>
        </table:table-row>
        <table:table-row table:style-name="ro1">
          <table:table-cell office:value-type="string" calcext:value-type="string">
            <text:p>Delladonna</text:p>
          </table:table-cell>
          <table:table-cell table:formula="of:=RANDBETWEEN(1;30) + RANDBETWEEN(1;100)/100" office:value-type="float" office:value="10.92" calcext:value-type="float">
            <text:p>10.92</text:p>
          </table:table-cell>
          <table:table-cell table:formula="of:=RANDBETWEEN(1;200)" office:value-type="float" office:value="46" calcext:value-type="float">
            <text:p>46</text:p>
          </table:table-cell>
          <table:table-cell table:formula="of:=RANDBETWEEN(1;1830)" office:value-type="float" office:value="1682" calcext:value-type="float">
            <text:p>1682</text:p>
          </table:table-cell>
          <table:table-cell table:formula="of:=CONCATENATE([.A16];&quot;::&quot;;[.B16];&quot;::&quot;;[.C16];&quot;::&quot;;[.D16])" office:value-type="string" office:string-value="Delladonna::10.92::46::1682" calcext:value-type="string">
            <text:p>Delladonna::10.92::46::1682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formula="of:=RANDBETWEEN(1;30) + RANDBETWEEN(1;100)/100" office:value-type="float" office:value="23.98" calcext:value-type="float">
            <text:p>23.98</text:p>
          </table:table-cell>
          <table:table-cell table:formula="of:=RANDBETWEEN(1;200)" office:value-type="float" office:value="32" calcext:value-type="float">
            <text:p>32</text:p>
          </table:table-cell>
          <table:table-cell table:formula="of:=RANDBETWEEN(1;1830)" office:value-type="float" office:value="581" calcext:value-type="float">
            <text:p>581</text:p>
          </table:table-cell>
          <table:table-cell table:formula="of:=CONCATENATE([.A17];&quot;::&quot;;[.B17];&quot;::&quot;;[.C17];&quot;::&quot;;[.D17])" office:value-type="string" office:string-value="Forster::23.98::32::581" calcext:value-type="string">
            <text:p>Forster::23.98::32::581</text:p>
          </table:table-cell>
        </table:table-row>
        <table:table-row table:style-name="ro1">
          <table:table-cell office:value-type="string" calcext:value-type="string">
            <text:p>Sutteridge</text:p>
          </table:table-cell>
          <table:table-cell table:formula="of:=RANDBETWEEN(1;30) + RANDBETWEEN(1;100)/100" office:value-type="float" office:value="23" calcext:value-type="float">
            <text:p>23</text:p>
          </table:table-cell>
          <table:table-cell table:formula="of:=RANDBETWEEN(1;200)" office:value-type="float" office:value="177" calcext:value-type="float">
            <text:p>177</text:p>
          </table:table-cell>
          <table:table-cell table:formula="of:=RANDBETWEEN(1;1830)" office:value-type="float" office:value="1020" calcext:value-type="float">
            <text:p>1020</text:p>
          </table:table-cell>
          <table:table-cell table:formula="of:=CONCATENATE([.A18];&quot;::&quot;;[.B18];&quot;::&quot;;[.C18];&quot;::&quot;;[.D18])" office:value-type="string" office:string-value="Sutteridge::23::177::1020" calcext:value-type="string">
            <text:p>Sutteridge::23::177::1020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table:formula="of:=RANDBETWEEN(1;30) + RANDBETWEEN(1;100)/100" office:value-type="float" office:value="13.22" calcext:value-type="float">
            <text:p>13.22</text:p>
          </table:table-cell>
          <table:table-cell table:formula="of:=RANDBETWEEN(1;200)" office:value-type="float" office:value="28" calcext:value-type="float">
            <text:p>28</text:p>
          </table:table-cell>
          <table:table-cell table:formula="of:=RANDBETWEEN(1;1830)" office:value-type="float" office:value="624" calcext:value-type="float">
            <text:p>624</text:p>
          </table:table-cell>
          <table:table-cell table:formula="of:=CONCATENATE([.A19];&quot;::&quot;;[.B19];&quot;::&quot;;[.C19];&quot;::&quot;;[.D19])" office:value-type="string" office:string-value="Utah::13.22::28::624" calcext:value-type="string">
            <text:p>Utah::13.22::28::624</text:p>
          </table:table-cell>
        </table:table-row>
        <table:table-row table:style-name="ro1">
          <table:table-cell office:value-type="string" calcext:value-type="string">
            <text:p>Del Mar</text:p>
          </table:table-cell>
          <table:table-cell table:formula="of:=RANDBETWEEN(1;30) + RANDBETWEEN(1;100)/100" office:value-type="float" office:value="12.29" calcext:value-type="float">
            <text:p>12.29</text:p>
          </table:table-cell>
          <table:table-cell table:formula="of:=RANDBETWEEN(1;200)" office:value-type="float" office:value="19" calcext:value-type="float">
            <text:p>19</text:p>
          </table:table-cell>
          <table:table-cell table:formula="of:=RANDBETWEEN(1;1830)" office:value-type="float" office:value="1587" calcext:value-type="float">
            <text:p>1587</text:p>
          </table:table-cell>
          <table:table-cell table:formula="of:=CONCATENATE([.A20];&quot;::&quot;;[.B20];&quot;::&quot;;[.C20];&quot;::&quot;;[.D20])" office:value-type="string" office:string-value="Del Mar::12.29::19::1587" calcext:value-type="string">
            <text:p>Del Mar::12.29::19::1587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table:formula="of:=RANDBETWEEN(1;30) + RANDBETWEEN(1;100)/100" office:value-type="float" office:value="26.62" calcext:value-type="float">
            <text:p>26.62</text:p>
          </table:table-cell>
          <table:table-cell table:formula="of:=RANDBETWEEN(1;200)" office:value-type="float" office:value="179" calcext:value-type="float">
            <text:p>179</text:p>
          </table:table-cell>
          <table:table-cell table:formula="of:=RANDBETWEEN(1;1830)" office:value-type="float" office:value="559" calcext:value-type="float">
            <text:p>559</text:p>
          </table:table-cell>
          <table:table-cell table:formula="of:=CONCATENATE([.A21];&quot;::&quot;;[.B21];&quot;::&quot;;[.C21];&quot;::&quot;;[.D21])" office:value-type="string" office:string-value="Garrison::26.62::179::559" calcext:value-type="string">
            <text:p>Garrison::26.62::179::559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RANDBETWEEN(1;30) + RANDBETWEEN(1;100)/100" office:value-type="float" office:value="15.16" calcext:value-type="float">
            <text:p>15.16</text:p>
          </table:table-cell>
          <table:table-cell table:formula="of:=RANDBETWEEN(1;200)" office:value-type="float" office:value="70" calcext:value-type="float">
            <text:p>70</text:p>
          </table:table-cell>
          <table:table-cell table:formula="of:=RANDBETWEEN(1;1830)" office:value-type="float" office:value="430" calcext:value-type="float">
            <text:p>430</text:p>
          </table:table-cell>
          <table:table-cell table:formula="of:=CONCATENATE([.A22];&quot;::&quot;;[.B22];&quot;::&quot;;[.C22];&quot;::&quot;;[.D22])" office:value-type="string" office:string-value="Hanover::15.16::70::430" calcext:value-type="string">
            <text:p>Hanover::15.16::70::430</text:p>
          </table:table-cell>
        </table:table-row>
        <table:table-row table:style-name="ro1">
          <table:table-cell office:value-type="string" calcext:value-type="string">
            <text:p>Stoughton</text:p>
          </table:table-cell>
          <table:table-cell table:formula="of:=RANDBETWEEN(1;30) + RANDBETWEEN(1;100)/100" office:value-type="float" office:value="28.73" calcext:value-type="float">
            <text:p>28.73</text:p>
          </table:table-cell>
          <table:table-cell table:formula="of:=RANDBETWEEN(1;200)" office:value-type="float" office:value="5" calcext:value-type="float">
            <text:p>5</text:p>
          </table:table-cell>
          <table:table-cell table:formula="of:=RANDBETWEEN(1;1830)" office:value-type="float" office:value="1611" calcext:value-type="float">
            <text:p>1611</text:p>
          </table:table-cell>
          <table:table-cell table:formula="of:=CONCATENATE([.A23];&quot;::&quot;;[.B23];&quot;::&quot;;[.C23];&quot;::&quot;;[.D23])" office:value-type="string" office:string-value="Stoughton::28.73::5::1611" calcext:value-type="string">
            <text:p>Stoughton::28.73::5::1611</text:p>
          </table:table-cell>
        </table:table-row>
        <table:table-row table:style-name="ro1">
          <table:table-cell office:value-type="string" calcext:value-type="string">
            <text:p>Wayridge</text:p>
          </table:table-cell>
          <table:table-cell table:formula="of:=RANDBETWEEN(1;30) + RANDBETWEEN(1;100)/100" office:value-type="float" office:value="27.88" calcext:value-type="float">
            <text:p>27.88</text:p>
          </table:table-cell>
          <table:table-cell table:formula="of:=RANDBETWEEN(1;200)" office:value-type="float" office:value="150" calcext:value-type="float">
            <text:p>150</text:p>
          </table:table-cell>
          <table:table-cell table:formula="of:=RANDBETWEEN(1;1830)" office:value-type="float" office:value="693" calcext:value-type="float">
            <text:p>693</text:p>
          </table:table-cell>
          <table:table-cell table:formula="of:=CONCATENATE([.A24];&quot;::&quot;;[.B24];&quot;::&quot;;[.C24];&quot;::&quot;;[.D24])" office:value-type="string" office:string-value="Wayridge::27.88::150::693" calcext:value-type="string">
            <text:p>Wayridge::27.88::150::693</text:p>
          </table:table-cell>
        </table:table-row>
        <table:table-row table:style-name="ro1">
          <table:table-cell office:value-type="string" calcext:value-type="string">
            <text:p>Loeprich</text:p>
          </table:table-cell>
          <table:table-cell table:formula="of:=RANDBETWEEN(1;30) + RANDBETWEEN(1;100)/100" office:value-type="float" office:value="15.2" calcext:value-type="float">
            <text:p>15.2</text:p>
          </table:table-cell>
          <table:table-cell table:formula="of:=RANDBETWEEN(1;200)" office:value-type="float" office:value="15" calcext:value-type="float">
            <text:p>15</text:p>
          </table:table-cell>
          <table:table-cell table:formula="of:=RANDBETWEEN(1;1830)" office:value-type="float" office:value="1749" calcext:value-type="float">
            <text:p>1749</text:p>
          </table:table-cell>
          <table:table-cell table:formula="of:=CONCATENATE([.A25];&quot;::&quot;;[.B25];&quot;::&quot;;[.C25];&quot;::&quot;;[.D25])" office:value-type="string" office:string-value="Loeprich::15.2::15::1749" calcext:value-type="string">
            <text:p>Loeprich::15.2::15::1749</text:p>
          </table:table-cell>
        </table:table-row>
        <table:table-row table:style-name="ro1">
          <table:table-cell office:value-type="string" calcext:value-type="string">
            <text:p>Hayes</text:p>
          </table:table-cell>
          <table:table-cell table:formula="of:=RANDBETWEEN(1;30) + RANDBETWEEN(1;100)/100" office:value-type="float" office:value="9.55" calcext:value-type="float">
            <text:p>9.55</text:p>
          </table:table-cell>
          <table:table-cell table:formula="of:=RANDBETWEEN(1;200)" office:value-type="float" office:value="154" calcext:value-type="float">
            <text:p>154</text:p>
          </table:table-cell>
          <table:table-cell table:formula="of:=RANDBETWEEN(1;1830)" office:value-type="float" office:value="480" calcext:value-type="float">
            <text:p>480</text:p>
          </table:table-cell>
          <table:table-cell table:formula="of:=CONCATENATE([.A26];&quot;::&quot;;[.B26];&quot;::&quot;;[.C26];&quot;::&quot;;[.D26])" office:value-type="string" office:string-value="Hayes::9.55::154::480" calcext:value-type="string">
            <text:p>Hayes::9.55::154::480</text:p>
          </table:table-cell>
        </table:table-row>
        <table:table-row table:style-name="ro1">
          <table:table-cell office:value-type="string" calcext:value-type="string">
            <text:p>Tomscot</text:p>
          </table:table-cell>
          <table:table-cell table:formula="of:=RANDBETWEEN(1;30) + RANDBETWEEN(1;100)/100" office:value-type="float" office:value="5.72" calcext:value-type="float">
            <text:p>5.72</text:p>
          </table:table-cell>
          <table:table-cell table:formula="of:=RANDBETWEEN(1;200)" office:value-type="float" office:value="183" calcext:value-type="float">
            <text:p>183</text:p>
          </table:table-cell>
          <table:table-cell table:formula="of:=RANDBETWEEN(1;1830)" office:value-type="float" office:value="1565" calcext:value-type="float">
            <text:p>1565</text:p>
          </table:table-cell>
          <table:table-cell table:formula="of:=CONCATENATE([.A27];&quot;::&quot;;[.B27];&quot;::&quot;;[.C27];&quot;::&quot;;[.D27])" office:value-type="string" office:string-value="Tomscot::5.72::183::1565" calcext:value-type="string">
            <text:p>Tomscot::5.72::183::1565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RANDBETWEEN(1;30) + RANDBETWEEN(1;100)/100" office:value-type="float" office:value="17.1" calcext:value-type="float">
            <text:p>17.1</text:p>
          </table:table-cell>
          <table:table-cell table:formula="of:=RANDBETWEEN(1;200)" office:value-type="float" office:value="81" calcext:value-type="float">
            <text:p>81</text:p>
          </table:table-cell>
          <table:table-cell table:formula="of:=RANDBETWEEN(1;1830)" office:value-type="float" office:value="1175" calcext:value-type="float">
            <text:p>1175</text:p>
          </table:table-cell>
          <table:table-cell table:formula="of:=CONCATENATE([.A28];&quot;::&quot;;[.B28];&quot;::&quot;;[.C28];&quot;::&quot;;[.D28])" office:value-type="string" office:string-value="Green::17.1::81::1175" calcext:value-type="string">
            <text:p>Green::17.1::81::1175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table:formula="of:=RANDBETWEEN(1;30) + RANDBETWEEN(1;100)/100" office:value-type="float" office:value="13.56" calcext:value-type="float">
            <text:p>13.56</text:p>
          </table:table-cell>
          <table:table-cell table:formula="of:=RANDBETWEEN(1;200)" office:value-type="float" office:value="70" calcext:value-type="float">
            <text:p>70</text:p>
          </table:table-cell>
          <table:table-cell table:formula="of:=RANDBETWEEN(1;1830)" office:value-type="float" office:value="38" calcext:value-type="float">
            <text:p>38</text:p>
          </table:table-cell>
          <table:table-cell table:formula="of:=CONCATENATE([.A29];&quot;::&quot;;[.B29];&quot;::&quot;;[.C29];&quot;::&quot;;[.D29])" office:value-type="string" office:string-value="Moose::13.56::70::38" calcext:value-type="string">
            <text:p>Moose::13.56::70::38</text:p>
          </table:table-cell>
        </table:table-row>
        <table:table-row table:style-name="ro1">
          <table:table-cell office:value-type="string" calcext:value-type="string">
            <text:p>Anzinger</text:p>
          </table:table-cell>
          <table:table-cell table:formula="of:=RANDBETWEEN(1;30) + RANDBETWEEN(1;100)/100" office:value-type="float" office:value="21.52" calcext:value-type="float">
            <text:p>21.52</text:p>
          </table:table-cell>
          <table:table-cell table:formula="of:=RANDBETWEEN(1;200)" office:value-type="float" office:value="105" calcext:value-type="float">
            <text:p>105</text:p>
          </table:table-cell>
          <table:table-cell table:formula="of:=RANDBETWEEN(1;1830)" office:value-type="float" office:value="1030" calcext:value-type="float">
            <text:p>1030</text:p>
          </table:table-cell>
          <table:table-cell table:formula="of:=CONCATENATE([.A30];&quot;::&quot;;[.B30];&quot;::&quot;;[.C30];&quot;::&quot;;[.D30])" office:value-type="string" office:string-value="Anzinger::21.52::105::1030" calcext:value-type="string">
            <text:p>Anzinger::21.52::105::1030</text:p>
          </table:table-cell>
        </table:table-row>
        <table:table-row table:style-name="ro1">
          <table:table-cell office:value-type="string" calcext:value-type="string">
            <text:p>Springview</text:p>
          </table:table-cell>
          <table:table-cell table:formula="of:=RANDBETWEEN(1;30) + RANDBETWEEN(1;100)/100" office:value-type="float" office:value="1.37" calcext:value-type="float">
            <text:p>1.37</text:p>
          </table:table-cell>
          <table:table-cell table:formula="of:=RANDBETWEEN(1;200)" office:value-type="float" office:value="28" calcext:value-type="float">
            <text:p>28</text:p>
          </table:table-cell>
          <table:table-cell table:formula="of:=RANDBETWEEN(1;1830)" office:value-type="float" office:value="1689" calcext:value-type="float">
            <text:p>1689</text:p>
          </table:table-cell>
          <table:table-cell table:formula="of:=CONCATENATE([.A31];&quot;::&quot;;[.B31];&quot;::&quot;;[.C31];&quot;::&quot;;[.D31])" office:value-type="string" office:string-value="Springview::1.37::28::1689" calcext:value-type="string">
            <text:p>Springview::1.37::28::1689</text:p>
          </table:table-cell>
        </table:table-row>
        <table:table-row table:style-name="ro1">
          <table:table-cell office:value-type="string" calcext:value-type="string">
            <text:p>Schurz</text:p>
          </table:table-cell>
          <table:table-cell table:formula="of:=RANDBETWEEN(1;30) + RANDBETWEEN(1;100)/100" office:value-type="float" office:value="24.07" calcext:value-type="float">
            <text:p>24.07</text:p>
          </table:table-cell>
          <table:table-cell table:formula="of:=RANDBETWEEN(1;200)" office:value-type="float" office:value="132" calcext:value-type="float">
            <text:p>132</text:p>
          </table:table-cell>
          <table:table-cell table:formula="of:=RANDBETWEEN(1;1830)" office:value-type="float" office:value="1098" calcext:value-type="float">
            <text:p>1098</text:p>
          </table:table-cell>
          <table:table-cell table:formula="of:=CONCATENATE([.A32];&quot;::&quot;;[.B32];&quot;::&quot;;[.C32];&quot;::&quot;;[.D32])" office:value-type="string" office:string-value="Schurz::24.07::132::1098" calcext:value-type="string">
            <text:p>Schurz::24.07::132::1098</text:p>
          </table:table-cell>
        </table:table-row>
        <table:table-row table:style-name="ro1">
          <table:table-cell office:value-type="string" calcext:value-type="string">
            <text:p>Walton</text:p>
          </table:table-cell>
          <table:table-cell table:formula="of:=RANDBETWEEN(1;30) + RANDBETWEEN(1;100)/100" office:value-type="float" office:value="11.44" calcext:value-type="float">
            <text:p>11.44</text:p>
          </table:table-cell>
          <table:table-cell table:formula="of:=RANDBETWEEN(1;200)" office:value-type="float" office:value="27" calcext:value-type="float">
            <text:p>27</text:p>
          </table:table-cell>
          <table:table-cell table:formula="of:=RANDBETWEEN(1;1830)" office:value-type="float" office:value="1260" calcext:value-type="float">
            <text:p>1260</text:p>
          </table:table-cell>
          <table:table-cell table:formula="of:=CONCATENATE([.A33];&quot;::&quot;;[.B33];&quot;::&quot;;[.C33];&quot;::&quot;;[.D33])" office:value-type="string" office:string-value="Walton::11.44::27::1260" calcext:value-type="string">
            <text:p>Walton::11.44::27::1260</text:p>
          </table:table-cell>
        </table:table-row>
        <table:table-row table:style-name="ro1">
          <table:table-cell office:value-type="string" calcext:value-type="string">
            <text:p>Gulseth</text:p>
          </table:table-cell>
          <table:table-cell table:formula="of:=RANDBETWEEN(1;30) + RANDBETWEEN(1;100)/100" office:value-type="float" office:value="23.88" calcext:value-type="float">
            <text:p>23.88</text:p>
          </table:table-cell>
          <table:table-cell table:formula="of:=RANDBETWEEN(1;200)" office:value-type="float" office:value="98" calcext:value-type="float">
            <text:p>98</text:p>
          </table:table-cell>
          <table:table-cell table:formula="of:=RANDBETWEEN(1;1830)" office:value-type="float" office:value="14" calcext:value-type="float">
            <text:p>14</text:p>
          </table:table-cell>
          <table:table-cell table:formula="of:=CONCATENATE([.A34];&quot;::&quot;;[.B34];&quot;::&quot;;[.C34];&quot;::&quot;;[.D34])" office:value-type="string" office:string-value="Gulseth::23.88::98::14" calcext:value-type="string">
            <text:p>Gulseth::23.88::98::14</text:p>
          </table:table-cell>
        </table:table-row>
        <table:table-row table:style-name="ro1">
          <table:table-cell office:value-type="string" calcext:value-type="string">
            <text:p>Fairview</text:p>
          </table:table-cell>
          <table:table-cell table:formula="of:=RANDBETWEEN(1;30) + RANDBETWEEN(1;100)/100" office:value-type="float" office:value="17.31" calcext:value-type="float">
            <text:p>17.31</text:p>
          </table:table-cell>
          <table:table-cell table:formula="of:=RANDBETWEEN(1;200)" office:value-type="float" office:value="11" calcext:value-type="float">
            <text:p>11</text:p>
          </table:table-cell>
          <table:table-cell table:formula="of:=RANDBETWEEN(1;1830)" office:value-type="float" office:value="800" calcext:value-type="float">
            <text:p>800</text:p>
          </table:table-cell>
          <table:table-cell table:formula="of:=CONCATENATE([.A35];&quot;::&quot;;[.B35];&quot;::&quot;;[.C35];&quot;::&quot;;[.D35])" office:value-type="string" office:string-value="Fairview::17.31::11::800" calcext:value-type="string">
            <text:p>Fairview::17.31::11::800</text:p>
          </table:table-cell>
        </table:table-row>
        <table:table-row table:style-name="ro1">
          <table:table-cell office:value-type="string" calcext:value-type="string">
            <text:p>Arrowood</text:p>
          </table:table-cell>
          <table:table-cell table:formula="of:=RANDBETWEEN(1;30) + RANDBETWEEN(1;100)/100" office:value-type="float" office:value="26.66" calcext:value-type="float">
            <text:p>26.66</text:p>
          </table:table-cell>
          <table:table-cell table:formula="of:=RANDBETWEEN(1;200)" office:value-type="float" office:value="80" calcext:value-type="float">
            <text:p>80</text:p>
          </table:table-cell>
          <table:table-cell table:formula="of:=RANDBETWEEN(1;1830)" office:value-type="float" office:value="225" calcext:value-type="float">
            <text:p>225</text:p>
          </table:table-cell>
          <table:table-cell table:formula="of:=CONCATENATE([.A36];&quot;::&quot;;[.B36];&quot;::&quot;;[.C36];&quot;::&quot;;[.D36])" office:value-type="string" office:string-value="Arrowood::26.66::80::225" calcext:value-type="string">
            <text:p>Arrowood::26.66::80::225</text:p>
          </table:table-cell>
        </table:table-row>
        <table:table-row table:style-name="ro1">
          <table:table-cell office:value-type="string" calcext:value-type="string">
            <text:p>Coolidge</text:p>
          </table:table-cell>
          <table:table-cell table:formula="of:=RANDBETWEEN(1;30) + RANDBETWEEN(1;100)/100" office:value-type="float" office:value="16.41" calcext:value-type="float">
            <text:p>16.41</text:p>
          </table:table-cell>
          <table:table-cell table:formula="of:=RANDBETWEEN(1;200)" office:value-type="float" office:value="104" calcext:value-type="float">
            <text:p>104</text:p>
          </table:table-cell>
          <table:table-cell table:formula="of:=RANDBETWEEN(1;1830)" office:value-type="float" office:value="1821" calcext:value-type="float">
            <text:p>1821</text:p>
          </table:table-cell>
          <table:table-cell table:formula="of:=CONCATENATE([.A37];&quot;::&quot;;[.B37];&quot;::&quot;;[.C37];&quot;::&quot;;[.D37])" office:value-type="string" office:string-value="Coolidge::16.41::104::1821" calcext:value-type="string">
            <text:p>Coolidge::16.41::104::1821</text:p>
          </table:table-cell>
        </table:table-row>
        <table:table-row table:style-name="ro1">
          <table:table-cell office:value-type="string" calcext:value-type="string">
            <text:p>Carioca</text:p>
          </table:table-cell>
          <table:table-cell table:formula="of:=RANDBETWEEN(1;30) + RANDBETWEEN(1;100)/100" office:value-type="float" office:value="4.83" calcext:value-type="float">
            <text:p>4.83</text:p>
          </table:table-cell>
          <table:table-cell table:formula="of:=RANDBETWEEN(1;200)" office:value-type="float" office:value="36" calcext:value-type="float">
            <text:p>36</text:p>
          </table:table-cell>
          <table:table-cell table:formula="of:=RANDBETWEEN(1;1830)" office:value-type="float" office:value="341" calcext:value-type="float">
            <text:p>341</text:p>
          </table:table-cell>
          <table:table-cell table:formula="of:=CONCATENATE([.A38];&quot;::&quot;;[.B38];&quot;::&quot;;[.C38];&quot;::&quot;;[.D38])" office:value-type="string" office:string-value="Carioca::4.83::36::341" calcext:value-type="string">
            <text:p>Carioca::4.83::36::341</text:p>
          </table:table-cell>
        </table:table-row>
        <table:table-row table:style-name="ro1">
          <table:table-cell office:value-type="string" calcext:value-type="string">
            <text:p>Hermina</text:p>
          </table:table-cell>
          <table:table-cell table:formula="of:=RANDBETWEEN(1;30) + RANDBETWEEN(1;100)/100" office:value-type="float" office:value="29.59" calcext:value-type="float">
            <text:p>29.59</text:p>
          </table:table-cell>
          <table:table-cell table:formula="of:=RANDBETWEEN(1;200)" office:value-type="float" office:value="5" calcext:value-type="float">
            <text:p>5</text:p>
          </table:table-cell>
          <table:table-cell table:formula="of:=RANDBETWEEN(1;1830)" office:value-type="float" office:value="424" calcext:value-type="float">
            <text:p>424</text:p>
          </table:table-cell>
          <table:table-cell table:formula="of:=CONCATENATE([.A39];&quot;::&quot;;[.B39];&quot;::&quot;;[.C39];&quot;::&quot;;[.D39])" office:value-type="string" office:string-value="Hermina::29.59::5::424" calcext:value-type="string">
            <text:p>Hermina::29.59::5::424</text:p>
          </table:table-cell>
        </table:table-row>
        <table:table-row table:style-name="ro1">
          <table:table-cell office:value-type="string" calcext:value-type="string">
            <text:p>Grasskamp</text:p>
          </table:table-cell>
          <table:table-cell table:formula="of:=RANDBETWEEN(1;30) + RANDBETWEEN(1;100)/100" office:value-type="float" office:value="18.22" calcext:value-type="float">
            <text:p>18.22</text:p>
          </table:table-cell>
          <table:table-cell table:formula="of:=RANDBETWEEN(1;200)" office:value-type="float" office:value="108" calcext:value-type="float">
            <text:p>108</text:p>
          </table:table-cell>
          <table:table-cell table:formula="of:=RANDBETWEEN(1;1830)" office:value-type="float" office:value="1406" calcext:value-type="float">
            <text:p>1406</text:p>
          </table:table-cell>
          <table:table-cell table:formula="of:=CONCATENATE([.A40];&quot;::&quot;;[.B40];&quot;::&quot;;[.C40];&quot;::&quot;;[.D40])" office:value-type="string" office:string-value="Grasskamp::18.22::108::1406" calcext:value-type="string">
            <text:p>Grasskamp::18.22::108::1406</text:p>
          </table:table-cell>
        </table:table-row>
        <table:table-row table:style-name="ro1">
          <table:table-cell office:value-type="string" calcext:value-type="string">
            <text:p>Nobel</text:p>
          </table:table-cell>
          <table:table-cell table:formula="of:=RANDBETWEEN(1;30) + RANDBETWEEN(1;100)/100" office:value-type="float" office:value="11.17" calcext:value-type="float">
            <text:p>11.17</text:p>
          </table:table-cell>
          <table:table-cell table:formula="of:=RANDBETWEEN(1;200)" office:value-type="float" office:value="132" calcext:value-type="float">
            <text:p>132</text:p>
          </table:table-cell>
          <table:table-cell table:formula="of:=RANDBETWEEN(1;1830)" office:value-type="float" office:value="122" calcext:value-type="float">
            <text:p>122</text:p>
          </table:table-cell>
          <table:table-cell table:formula="of:=CONCATENATE([.A41];&quot;::&quot;;[.B41];&quot;::&quot;;[.C41];&quot;::&quot;;[.D41])" office:value-type="string" office:string-value="Nobel::11.17::132::122" calcext:value-type="string">
            <text:p>Nobel::11.17::132::122</text:p>
          </table:table-cell>
        </table:table-row>
        <table:table-row table:style-name="ro1">
          <table:table-cell office:value-type="string" calcext:value-type="string">
            <text:p>Norway Maple</text:p>
          </table:table-cell>
          <table:table-cell table:formula="of:=RANDBETWEEN(1;30) + RANDBETWEEN(1;100)/100" office:value-type="float" office:value="4.39" calcext:value-type="float">
            <text:p>4.39</text:p>
          </table:table-cell>
          <table:table-cell table:formula="of:=RANDBETWEEN(1;200)" office:value-type="float" office:value="49" calcext:value-type="float">
            <text:p>49</text:p>
          </table:table-cell>
          <table:table-cell table:formula="of:=RANDBETWEEN(1;1830)" office:value-type="float" office:value="55" calcext:value-type="float">
            <text:p>55</text:p>
          </table:table-cell>
          <table:table-cell table:formula="of:=CONCATENATE([.A42];&quot;::&quot;;[.B42];&quot;::&quot;;[.C42];&quot;::&quot;;[.D42])" office:value-type="string" office:string-value="Norway Maple::4.39::49::55" calcext:value-type="string">
            <text:p>Norway Maple::4.39::49::55</text:p>
          </table:table-cell>
        </table:table-row>
        <table:table-row table:style-name="ro1">
          <table:table-cell office:value-type="string" calcext:value-type="string">
            <text:p>Schiller</text:p>
          </table:table-cell>
          <table:table-cell table:formula="of:=RANDBETWEEN(1;30) + RANDBETWEEN(1;100)/100" office:value-type="float" office:value="30.42" calcext:value-type="float">
            <text:p>30.42</text:p>
          </table:table-cell>
          <table:table-cell table:formula="of:=RANDBETWEEN(1;200)" office:value-type="float" office:value="163" calcext:value-type="float">
            <text:p>163</text:p>
          </table:table-cell>
          <table:table-cell table:formula="of:=RANDBETWEEN(1;1830)" office:value-type="float" office:value="1438" calcext:value-type="float">
            <text:p>1438</text:p>
          </table:table-cell>
          <table:table-cell table:formula="of:=CONCATENATE([.A43];&quot;::&quot;;[.B43];&quot;::&quot;;[.C43];&quot;::&quot;;[.D43])" office:value-type="string" office:string-value="Schiller::30.42::163::1438" calcext:value-type="string">
            <text:p>Schiller::30.42::163::1438</text:p>
          </table:table-cell>
        </table:table-row>
        <table:table-row table:style-name="ro1">
          <table:table-cell office:value-type="string" calcext:value-type="string">
            <text:p>Glacier Hill</text:p>
          </table:table-cell>
          <table:table-cell table:formula="of:=RANDBETWEEN(1;30) + RANDBETWEEN(1;100)/100" office:value-type="float" office:value="14.26" calcext:value-type="float">
            <text:p>14.26</text:p>
          </table:table-cell>
          <table:table-cell table:formula="of:=RANDBETWEEN(1;200)" office:value-type="float" office:value="87" calcext:value-type="float">
            <text:p>87</text:p>
          </table:table-cell>
          <table:table-cell table:formula="of:=RANDBETWEEN(1;1830)" office:value-type="float" office:value="876" calcext:value-type="float">
            <text:p>876</text:p>
          </table:table-cell>
          <table:table-cell table:formula="of:=CONCATENATE([.A44];&quot;::&quot;;[.B44];&quot;::&quot;;[.C44];&quot;::&quot;;[.D44])" office:value-type="string" office:string-value="Glacier Hill::14.26::87::876" calcext:value-type="string">
            <text:p>Glacier Hill::14.26::87::876</text:p>
          </table:table-cell>
        </table:table-row>
        <table:table-row table:style-name="ro1">
          <table:table-cell office:value-type="string" calcext:value-type="string">
            <text:p>Summerview</text:p>
          </table:table-cell>
          <table:table-cell table:formula="of:=RANDBETWEEN(1;30) + RANDBETWEEN(1;100)/100" office:value-type="float" office:value="27.2" calcext:value-type="float">
            <text:p>27.2</text:p>
          </table:table-cell>
          <table:table-cell table:formula="of:=RANDBETWEEN(1;200)" office:value-type="float" office:value="52" calcext:value-type="float">
            <text:p>52</text:p>
          </table:table-cell>
          <table:table-cell table:formula="of:=RANDBETWEEN(1;1830)" office:value-type="float" office:value="469" calcext:value-type="float">
            <text:p>469</text:p>
          </table:table-cell>
          <table:table-cell table:formula="of:=CONCATENATE([.A45];&quot;::&quot;;[.B45];&quot;::&quot;;[.C45];&quot;::&quot;;[.D45])" office:value-type="string" office:string-value="Summerview::27.2::52::469" calcext:value-type="string">
            <text:p>Summerview::27.2::52::469</text:p>
          </table:table-cell>
        </table:table-row>
        <table:table-row table:style-name="ro1">
          <table:table-cell office:value-type="string" calcext:value-type="string">
            <text:p>Westridge</text:p>
          </table:table-cell>
          <table:table-cell table:formula="of:=RANDBETWEEN(1;30) + RANDBETWEEN(1;100)/100" office:value-type="float" office:value="15.15" calcext:value-type="float">
            <text:p>15.15</text:p>
          </table:table-cell>
          <table:table-cell table:formula="of:=RANDBETWEEN(1;200)" office:value-type="float" office:value="179" calcext:value-type="float">
            <text:p>179</text:p>
          </table:table-cell>
          <table:table-cell table:formula="of:=RANDBETWEEN(1;1830)" office:value-type="float" office:value="899" calcext:value-type="float">
            <text:p>899</text:p>
          </table:table-cell>
          <table:table-cell table:formula="of:=CONCATENATE([.A46];&quot;::&quot;;[.B46];&quot;::&quot;;[.C46];&quot;::&quot;;[.D46])" office:value-type="string" office:string-value="Westridge::15.15::179::899" calcext:value-type="string">
            <text:p>Westridge::15.15::179::899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table:formula="of:=RANDBETWEEN(1;30) + RANDBETWEEN(1;100)/100" office:value-type="float" office:value="10.45" calcext:value-type="float">
            <text:p>10.45</text:p>
          </table:table-cell>
          <table:table-cell table:formula="of:=RANDBETWEEN(1;200)" office:value-type="float" office:value="107" calcext:value-type="float">
            <text:p>107</text:p>
          </table:table-cell>
          <table:table-cell table:formula="of:=RANDBETWEEN(1;1830)" office:value-type="float" office:value="190" calcext:value-type="float">
            <text:p>190</text:p>
          </table:table-cell>
          <table:table-cell table:formula="of:=CONCATENATE([.A47];&quot;::&quot;;[.B47];&quot;::&quot;;[.C47];&quot;::&quot;;[.D47])" office:value-type="string" office:string-value="Westport::10.45::107::190" calcext:value-type="string">
            <text:p>Westport::10.45::107::190</text:p>
          </table:table-cell>
        </table:table-row>
        <table:table-row table:style-name="ro1">
          <table:table-cell office:value-type="string" calcext:value-type="string">
            <text:p>Packers</text:p>
          </table:table-cell>
          <table:table-cell table:formula="of:=RANDBETWEEN(1;30) + RANDBETWEEN(1;100)/100" office:value-type="float" office:value="30.88" calcext:value-type="float">
            <text:p>30.88</text:p>
          </table:table-cell>
          <table:table-cell table:formula="of:=RANDBETWEEN(1;200)" office:value-type="float" office:value="110" calcext:value-type="float">
            <text:p>110</text:p>
          </table:table-cell>
          <table:table-cell table:formula="of:=RANDBETWEEN(1;1830)" office:value-type="float" office:value="1673" calcext:value-type="float">
            <text:p>1673</text:p>
          </table:table-cell>
          <table:table-cell table:formula="of:=CONCATENATE([.A48];&quot;::&quot;;[.B48];&quot;::&quot;;[.C48];&quot;::&quot;;[.D48])" office:value-type="string" office:string-value="Packers::30.88::110::1673" calcext:value-type="string">
            <text:p>Packers::30.88::110::1673</text:p>
          </table:table-cell>
        </table:table-row>
        <table:table-row table:style-name="ro1">
          <table:table-cell office:value-type="string" calcext:value-type="string">
            <text:p>Caliangt</text:p>
          </table:table-cell>
          <table:table-cell table:formula="of:=RANDBETWEEN(1;30) + RANDBETWEEN(1;100)/100" office:value-type="float" office:value="25.75" calcext:value-type="float">
            <text:p>25.75</text:p>
          </table:table-cell>
          <table:table-cell table:formula="of:=RANDBETWEEN(1;200)" office:value-type="float" office:value="93" calcext:value-type="float">
            <text:p>93</text:p>
          </table:table-cell>
          <table:table-cell table:formula="of:=RANDBETWEEN(1;1830)" office:value-type="float" office:value="885" calcext:value-type="float">
            <text:p>885</text:p>
          </table:table-cell>
          <table:table-cell table:formula="of:=CONCATENATE([.A49];&quot;::&quot;;[.B49];&quot;::&quot;;[.C49];&quot;::&quot;;[.D49])" office:value-type="string" office:string-value="Caliangt::25.75::93::885" calcext:value-type="string">
            <text:p>Caliangt::25.75::93::885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table:formula="of:=RANDBETWEEN(1;30) + RANDBETWEEN(1;100)/100" office:value-type="float" office:value="28.87" calcext:value-type="float">
            <text:p>28.87</text:p>
          </table:table-cell>
          <table:table-cell table:formula="of:=RANDBETWEEN(1;200)" office:value-type="float" office:value="64" calcext:value-type="float">
            <text:p>64</text:p>
          </table:table-cell>
          <table:table-cell table:formula="of:=RANDBETWEEN(1;1830)" office:value-type="float" office:value="1119" calcext:value-type="float">
            <text:p>1119</text:p>
          </table:table-cell>
          <table:table-cell table:formula="of:=CONCATENATE([.A50];&quot;::&quot;;[.B50];&quot;::&quot;;[.C50];&quot;::&quot;;[.D50])" office:value-type="string" office:string-value="Fairfield::28.87::64::1119" calcext:value-type="string">
            <text:p>Fairfield::28.87::64::1119</text:p>
          </table:table-cell>
        </table:table-row>
        <table:table-row table:style-name="ro1">
          <table:table-cell office:value-type="string" calcext:value-type="string">
            <text:p>Anthes</text:p>
          </table:table-cell>
          <table:table-cell table:formula="of:=RANDBETWEEN(1;30) + RANDBETWEEN(1;100)/100" office:value-type="float" office:value="12.27" calcext:value-type="float">
            <text:p>12.27</text:p>
          </table:table-cell>
          <table:table-cell table:formula="of:=RANDBETWEEN(1;200)" office:value-type="float" office:value="50" calcext:value-type="float">
            <text:p>50</text:p>
          </table:table-cell>
          <table:table-cell table:formula="of:=RANDBETWEEN(1;1830)" office:value-type="float" office:value="71" calcext:value-type="float">
            <text:p>71</text:p>
          </table:table-cell>
          <table:table-cell table:formula="of:=CONCATENATE([.A51];&quot;::&quot;;[.B51];&quot;::&quot;;[.C51];&quot;::&quot;;[.D51])" office:value-type="string" office:string-value="Anthes::12.27::50::71" calcext:value-type="string">
            <text:p>Anthes::12.27::50::71</text:p>
          </table:table-cell>
        </table:table-row>
        <table:table-row table:style-name="ro1">
          <table:table-cell office:value-type="string" calcext:value-type="string">
            <text:p>Heath</text:p>
          </table:table-cell>
          <table:table-cell table:formula="of:=RANDBETWEEN(1;30) + RANDBETWEEN(1;100)/100" office:value-type="float" office:value="14.83" calcext:value-type="float">
            <text:p>14.83</text:p>
          </table:table-cell>
          <table:table-cell table:formula="of:=RANDBETWEEN(1;200)" office:value-type="float" office:value="154" calcext:value-type="float">
            <text:p>154</text:p>
          </table:table-cell>
          <table:table-cell table:formula="of:=RANDBETWEEN(1;1830)" office:value-type="float" office:value="27" calcext:value-type="float">
            <text:p>27</text:p>
          </table:table-cell>
          <table:table-cell table:formula="of:=CONCATENATE([.A52];&quot;::&quot;;[.B52];&quot;::&quot;;[.C52];&quot;::&quot;;[.D52])" office:value-type="string" office:string-value="Heath::14.83::154::27" calcext:value-type="string">
            <text:p>Heath::14.83::154::27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table:formula="of:=RANDBETWEEN(1;30) + RANDBETWEEN(1;100)/100" office:value-type="float" office:value="28.12" calcext:value-type="float">
            <text:p>28.12</text:p>
          </table:table-cell>
          <table:table-cell table:formula="of:=RANDBETWEEN(1;200)" office:value-type="float" office:value="158" calcext:value-type="float">
            <text:p>158</text:p>
          </table:table-cell>
          <table:table-cell table:formula="of:=RANDBETWEEN(1;1830)" office:value-type="float" office:value="396" calcext:value-type="float">
            <text:p>396</text:p>
          </table:table-cell>
          <table:table-cell table:formula="of:=CONCATENATE([.A53];&quot;::&quot;;[.B53];&quot;::&quot;;[.C53];&quot;::&quot;;[.D53])" office:value-type="string" office:string-value="Eliot::28.12::158::396" calcext:value-type="string">
            <text:p>Eliot::28.12::158::396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table:formula="of:=RANDBETWEEN(1;30) + RANDBETWEEN(1;100)/100" office:value-type="float" office:value="21.15" calcext:value-type="float">
            <text:p>21.15</text:p>
          </table:table-cell>
          <table:table-cell table:formula="of:=RANDBETWEEN(1;200)" office:value-type="float" office:value="51" calcext:value-type="float">
            <text:p>51</text:p>
          </table:table-cell>
          <table:table-cell table:formula="of:=RANDBETWEEN(1;1830)" office:value-type="float" office:value="1504" calcext:value-type="float">
            <text:p>1504</text:p>
          </table:table-cell>
          <table:table-cell table:formula="of:=CONCATENATE([.A54];&quot;::&quot;;[.B54];&quot;::&quot;;[.C54];&quot;::&quot;;[.D54])" office:value-type="string" office:string-value="Maple::21.15::51::1504" calcext:value-type="string">
            <text:p>Maple::21.15::51::1504</text:p>
          </table:table-cell>
        </table:table-row>
        <table:table-row table:style-name="ro1">
          <table:table-cell office:value-type="string" calcext:value-type="string">
            <text:p>Golf View</text:p>
          </table:table-cell>
          <table:table-cell table:formula="of:=RANDBETWEEN(1;30) + RANDBETWEEN(1;100)/100" office:value-type="float" office:value="30.18" calcext:value-type="float">
            <text:p>30.18</text:p>
          </table:table-cell>
          <table:table-cell table:formula="of:=RANDBETWEEN(1;200)" office:value-type="float" office:value="148" calcext:value-type="float">
            <text:p>148</text:p>
          </table:table-cell>
          <table:table-cell table:formula="of:=RANDBETWEEN(1;1830)" office:value-type="float" office:value="805" calcext:value-type="float">
            <text:p>805</text:p>
          </table:table-cell>
          <table:table-cell table:formula="of:=CONCATENATE([.A55];&quot;::&quot;;[.B55];&quot;::&quot;;[.C55];&quot;::&quot;;[.D55])" office:value-type="string" office:string-value="Golf View::30.18::148::805" calcext:value-type="string">
            <text:p>Golf View::30.18::148::805</text:p>
          </table:table-cell>
        </table:table-row>
        <table:table-row table:style-name="ro1">
          <table:table-cell office:value-type="string" calcext:value-type="string">
            <text:p>Kensington</text:p>
          </table:table-cell>
          <table:table-cell table:formula="of:=RANDBETWEEN(1;30) + RANDBETWEEN(1;100)/100" office:value-type="float" office:value="12.44" calcext:value-type="float">
            <text:p>12.44</text:p>
          </table:table-cell>
          <table:table-cell table:formula="of:=RANDBETWEEN(1;200)" office:value-type="float" office:value="157" calcext:value-type="float">
            <text:p>157</text:p>
          </table:table-cell>
          <table:table-cell table:formula="of:=RANDBETWEEN(1;1830)" office:value-type="float" office:value="1668" calcext:value-type="float">
            <text:p>1668</text:p>
          </table:table-cell>
          <table:table-cell table:formula="of:=CONCATENATE([.A56];&quot;::&quot;;[.B56];&quot;::&quot;;[.C56];&quot;::&quot;;[.D56])" office:value-type="string" office:string-value="Kensington::12.44::157::1668" calcext:value-type="string">
            <text:p>Kensington::12.44::157::1668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table:formula="of:=RANDBETWEEN(1;30) + RANDBETWEEN(1;100)/100" office:value-type="float" office:value="9.51" calcext:value-type="float">
            <text:p>9.51</text:p>
          </table:table-cell>
          <table:table-cell table:formula="of:=RANDBETWEEN(1;200)" office:value-type="float" office:value="127" calcext:value-type="float">
            <text:p>127</text:p>
          </table:table-cell>
          <table:table-cell table:formula="of:=RANDBETWEEN(1;1830)" office:value-type="float" office:value="442" calcext:value-type="float">
            <text:p>442</text:p>
          </table:table-cell>
          <table:table-cell table:formula="of:=CONCATENATE([.A57];&quot;::&quot;;[.B57];&quot;::&quot;;[.C57];&quot;::&quot;;[.D57])" office:value-type="string" office:string-value="Hoffman::9.51::127::442" calcext:value-type="string">
            <text:p>Hoffman::9.51::127::442</text:p>
          </table:table-cell>
        </table:table-row>
        <table:table-row table:style-name="ro1">
          <table:table-cell office:value-type="string" calcext:value-type="string">
            <text:p>Bluestem</text:p>
          </table:table-cell>
          <table:table-cell table:formula="of:=RANDBETWEEN(1;30) + RANDBETWEEN(1;100)/100" office:value-type="float" office:value="15.58" calcext:value-type="float">
            <text:p>15.58</text:p>
          </table:table-cell>
          <table:table-cell table:formula="of:=RANDBETWEEN(1;200)" office:value-type="float" office:value="65" calcext:value-type="float">
            <text:p>65</text:p>
          </table:table-cell>
          <table:table-cell table:formula="of:=RANDBETWEEN(1;1830)" office:value-type="float" office:value="415" calcext:value-type="float">
            <text:p>415</text:p>
          </table:table-cell>
          <table:table-cell table:formula="of:=CONCATENATE([.A58];&quot;::&quot;;[.B58];&quot;::&quot;;[.C58];&quot;::&quot;;[.D58])" office:value-type="string" office:string-value="Bluestem::15.58::65::415" calcext:value-type="string">
            <text:p>Bluestem::15.58::65::415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RANDBETWEEN(1;30) + RANDBETWEEN(1;100)/100" office:value-type="float" office:value="11.58" calcext:value-type="float">
            <text:p>11.58</text:p>
          </table:table-cell>
          <table:table-cell table:formula="of:=RANDBETWEEN(1;200)" office:value-type="float" office:value="78" calcext:value-type="float">
            <text:p>78</text:p>
          </table:table-cell>
          <table:table-cell table:formula="of:=RANDBETWEEN(1;1830)" office:value-type="float" office:value="919" calcext:value-type="float">
            <text:p>919</text:p>
          </table:table-cell>
          <table:table-cell table:formula="of:=CONCATENATE([.A59];&quot;::&quot;;[.B59];&quot;::&quot;;[.C59];&quot;::&quot;;[.D59])" office:value-type="string" office:string-value="Center::11.58::78::919" calcext:value-type="string">
            <text:p>Center::11.58::78::919</text:p>
          </table:table-cell>
        </table:table-row>
        <table:table-row table:style-name="ro1">
          <table:table-cell office:value-type="string" calcext:value-type="string">
            <text:p>Muir</text:p>
          </table:table-cell>
          <table:table-cell table:formula="of:=RANDBETWEEN(1;30) + RANDBETWEEN(1;100)/100" office:value-type="float" office:value="2.03" calcext:value-type="float">
            <text:p>2.03</text:p>
          </table:table-cell>
          <table:table-cell table:formula="of:=RANDBETWEEN(1;200)" office:value-type="float" office:value="171" calcext:value-type="float">
            <text:p>171</text:p>
          </table:table-cell>
          <table:table-cell table:formula="of:=RANDBETWEEN(1;1830)" office:value-type="float" office:value="884" calcext:value-type="float">
            <text:p>884</text:p>
          </table:table-cell>
          <table:table-cell table:formula="of:=CONCATENATE([.A60];&quot;::&quot;;[.B60];&quot;::&quot;;[.C60];&quot;::&quot;;[.D60])" office:value-type="string" office:string-value="Muir::2.03::171::884" calcext:value-type="string">
            <text:p>Muir::2.03::171::884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formula="of:=RANDBETWEEN(1;30) + RANDBETWEEN(1;100)/100" office:value-type="float" office:value="14.65" calcext:value-type="float">
            <text:p>14.65</text:p>
          </table:table-cell>
          <table:table-cell table:formula="of:=RANDBETWEEN(1;200)" office:value-type="float" office:value="195" calcext:value-type="float">
            <text:p>195</text:p>
          </table:table-cell>
          <table:table-cell table:formula="of:=RANDBETWEEN(1;1830)" office:value-type="float" office:value="683" calcext:value-type="float">
            <text:p>683</text:p>
          </table:table-cell>
          <table:table-cell table:formula="of:=CONCATENATE([.A61];&quot;::&quot;;[.B61];&quot;::&quot;;[.C61];&quot;::&quot;;[.D61])" office:value-type="string" office:string-value="Service::14.65::195::683" calcext:value-type="string">
            <text:p>Service::14.65::195::683</text:p>
          </table:table-cell>
        </table:table-row>
        <table:table-row table:style-name="ro1">
          <table:table-cell office:value-type="string" calcext:value-type="string">
            <text:p>Forest Run</text:p>
          </table:table-cell>
          <table:table-cell table:formula="of:=RANDBETWEEN(1;30) + RANDBETWEEN(1;100)/100" office:value-type="float" office:value="6.25" calcext:value-type="float">
            <text:p>6.25</text:p>
          </table:table-cell>
          <table:table-cell table:formula="of:=RANDBETWEEN(1;200)" office:value-type="float" office:value="137" calcext:value-type="float">
            <text:p>137</text:p>
          </table:table-cell>
          <table:table-cell table:formula="of:=RANDBETWEEN(1;1830)" office:value-type="float" office:value="1136" calcext:value-type="float">
            <text:p>1136</text:p>
          </table:table-cell>
          <table:table-cell table:formula="of:=CONCATENATE([.A62];&quot;::&quot;;[.B62];&quot;::&quot;;[.C62];&quot;::&quot;;[.D62])" office:value-type="string" office:string-value="Forest Run::6.25::137::1136" calcext:value-type="string">
            <text:p>Forest Run::6.25::137::1136</text:p>
          </table:table-cell>
        </table:table-row>
        <table:table-row table:style-name="ro1">
          <table:table-cell office:value-type="string" calcext:value-type="string">
            <text:p>Rockefeller</text:p>
          </table:table-cell>
          <table:table-cell table:formula="of:=RANDBETWEEN(1;30) + RANDBETWEEN(1;100)/100" office:value-type="float" office:value="10.86" calcext:value-type="float">
            <text:p>10.86</text:p>
          </table:table-cell>
          <table:table-cell table:formula="of:=RANDBETWEEN(1;200)" office:value-type="float" office:value="14" calcext:value-type="float">
            <text:p>14</text:p>
          </table:table-cell>
          <table:table-cell table:formula="of:=RANDBETWEEN(1;1830)" office:value-type="float" office:value="1655" calcext:value-type="float">
            <text:p>1655</text:p>
          </table:table-cell>
          <table:table-cell table:formula="of:=CONCATENATE([.A63];&quot;::&quot;;[.B63];&quot;::&quot;;[.C63];&quot;::&quot;;[.D63])" office:value-type="string" office:string-value="Rockefeller::10.86::14::1655" calcext:value-type="string">
            <text:p>Rockefeller::10.86::14::1655</text:p>
          </table:table-cell>
        </table:table-row>
        <table:table-row table:style-name="ro1">
          <table:table-cell office:value-type="string" calcext:value-type="string">
            <text:p>Hermina</text:p>
          </table:table-cell>
          <table:table-cell table:formula="of:=RANDBETWEEN(1;30) + RANDBETWEEN(1;100)/100" office:value-type="float" office:value="15.3" calcext:value-type="float">
            <text:p>15.3</text:p>
          </table:table-cell>
          <table:table-cell table:formula="of:=RANDBETWEEN(1;200)" office:value-type="float" office:value="10" calcext:value-type="float">
            <text:p>10</text:p>
          </table:table-cell>
          <table:table-cell table:formula="of:=RANDBETWEEN(1;1830)" office:value-type="float" office:value="1516" calcext:value-type="float">
            <text:p>1516</text:p>
          </table:table-cell>
          <table:table-cell table:formula="of:=CONCATENATE([.A64];&quot;::&quot;;[.B64];&quot;::&quot;;[.C64];&quot;::&quot;;[.D64])" office:value-type="string" office:string-value="Hermina::15.3::10::1516" calcext:value-type="string">
            <text:p>Hermina::15.3::10::1516</text:p>
          </table:table-cell>
        </table:table-row>
        <table:table-row table:style-name="ro1">
          <table:table-cell office:value-type="string" calcext:value-type="string">
            <text:p>Summit</text:p>
          </table:table-cell>
          <table:table-cell table:formula="of:=RANDBETWEEN(1;30) + RANDBETWEEN(1;100)/100" office:value-type="float" office:value="1.54" calcext:value-type="float">
            <text:p>1.54</text:p>
          </table:table-cell>
          <table:table-cell table:formula="of:=RANDBETWEEN(1;200)" office:value-type="float" office:value="66" calcext:value-type="float">
            <text:p>66</text:p>
          </table:table-cell>
          <table:table-cell table:formula="of:=RANDBETWEEN(1;1830)" office:value-type="float" office:value="1803" calcext:value-type="float">
            <text:p>1803</text:p>
          </table:table-cell>
          <table:table-cell table:formula="of:=CONCATENATE([.A65];&quot;::&quot;;[.B65];&quot;::&quot;;[.C65];&quot;::&quot;;[.D65])" office:value-type="string" office:string-value="Summit::1.54::66::1803" calcext:value-type="string">
            <text:p>Summit::1.54::66::1803</text:p>
          </table:table-cell>
        </table:table-row>
        <table:table-row table:style-name="ro1">
          <table:table-cell office:value-type="string" calcext:value-type="string">
            <text:p>Birchwood</text:p>
          </table:table-cell>
          <table:table-cell table:formula="of:=RANDBETWEEN(1;30) + RANDBETWEEN(1;100)/100" office:value-type="float" office:value="14.28" calcext:value-type="float">
            <text:p>14.28</text:p>
          </table:table-cell>
          <table:table-cell table:formula="of:=RANDBETWEEN(1;200)" office:value-type="float" office:value="163" calcext:value-type="float">
            <text:p>163</text:p>
          </table:table-cell>
          <table:table-cell table:formula="of:=RANDBETWEEN(1;1830)" office:value-type="float" office:value="1276" calcext:value-type="float">
            <text:p>1276</text:p>
          </table:table-cell>
          <table:table-cell table:formula="of:=CONCATENATE([.A66];&quot;::&quot;;[.B66];&quot;::&quot;;[.C66];&quot;::&quot;;[.D66])" office:value-type="string" office:string-value="Birchwood::14.28::163::1276" calcext:value-type="string">
            <text:p>Birchwood::14.28::163::1276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8.62" calcext:value-type="float">
            <text:p>8.62</text:p>
          </table:table-cell>
          <table:table-cell table:formula="of:=RANDBETWEEN(1;200)" office:value-type="float" office:value="112" calcext:value-type="float">
            <text:p>112</text:p>
          </table:table-cell>
          <table:table-cell table:formula="of:=RANDBETWEEN(1;1830)" office:value-type="float" office:value="1271" calcext:value-type="float">
            <text:p>1271</text:p>
          </table:table-cell>
          <table:table-cell table:formula="of:=CONCATENATE([.A67];&quot;::&quot;;[.B67];&quot;::&quot;;[.C67];&quot;::&quot;;[.D67])" office:value-type="string" office:string-value="Vera::8.62::112::1271" calcext:value-type="string">
            <text:p>Vera::8.62::112::1271</text:p>
          </table:table-cell>
        </table:table-row>
        <table:table-row table:style-name="ro1">
          <table:table-cell office:value-type="string" calcext:value-type="string">
            <text:p>Rigney</text:p>
          </table:table-cell>
          <table:table-cell table:formula="of:=RANDBETWEEN(1;30) + RANDBETWEEN(1;100)/100" office:value-type="float" office:value="29.99" calcext:value-type="float">
            <text:p>29.99</text:p>
          </table:table-cell>
          <table:table-cell table:formula="of:=RANDBETWEEN(1;200)" office:value-type="float" office:value="96" calcext:value-type="float">
            <text:p>96</text:p>
          </table:table-cell>
          <table:table-cell table:formula="of:=RANDBETWEEN(1;1830)" office:value-type="float" office:value="80" calcext:value-type="float">
            <text:p>80</text:p>
          </table:table-cell>
          <table:table-cell table:formula="of:=CONCATENATE([.A68];&quot;::&quot;;[.B68];&quot;::&quot;;[.C68];&quot;::&quot;;[.D68])" office:value-type="string" office:string-value="Rigney::29.99::96::80" calcext:value-type="string">
            <text:p>Rigney::29.99::96::80</text:p>
          </table:table-cell>
        </table:table-row>
        <table:table-row table:style-name="ro1">
          <table:table-cell office:value-type="string" calcext:value-type="string">
            <text:p>High Crossing</text:p>
          </table:table-cell>
          <table:table-cell table:formula="of:=RANDBETWEEN(1;30) + RANDBETWEEN(1;100)/100" office:value-type="float" office:value="17.1" calcext:value-type="float">
            <text:p>17.1</text:p>
          </table:table-cell>
          <table:table-cell table:formula="of:=RANDBETWEEN(1;200)" office:value-type="float" office:value="72" calcext:value-type="float">
            <text:p>72</text:p>
          </table:table-cell>
          <table:table-cell table:formula="of:=RANDBETWEEN(1;1830)" office:value-type="float" office:value="1670" calcext:value-type="float">
            <text:p>1670</text:p>
          </table:table-cell>
          <table:table-cell table:formula="of:=CONCATENATE([.A69];&quot;::&quot;;[.B69];&quot;::&quot;;[.C69];&quot;::&quot;;[.D69])" office:value-type="string" office:string-value="High Crossing::17.1::72::1670" calcext:value-type="string">
            <text:p>High Crossing::17.1::72::1670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RANDBETWEEN(1;30) + RANDBETWEEN(1;100)/100" office:value-type="float" office:value="3.95" calcext:value-type="float">
            <text:p>3.95</text:p>
          </table:table-cell>
          <table:table-cell table:formula="of:=RANDBETWEEN(1;200)" office:value-type="float" office:value="172" calcext:value-type="float">
            <text:p>172</text:p>
          </table:table-cell>
          <table:table-cell table:formula="of:=RANDBETWEEN(1;1830)" office:value-type="float" office:value="1117" calcext:value-type="float">
            <text:p>1117</text:p>
          </table:table-cell>
          <table:table-cell table:formula="of:=CONCATENATE([.A70];&quot;::&quot;;[.B70];&quot;::&quot;;[.C70];&quot;::&quot;;[.D70])" office:value-type="string" office:string-value="Forest::3.95::172::1117" calcext:value-type="string">
            <text:p>Forest::3.95::172::1117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table:formula="of:=RANDBETWEEN(1;30) + RANDBETWEEN(1;100)/100" office:value-type="float" office:value="23.23" calcext:value-type="float">
            <text:p>23.23</text:p>
          </table:table-cell>
          <table:table-cell table:formula="of:=RANDBETWEEN(1;200)" office:value-type="float" office:value="148" calcext:value-type="float">
            <text:p>148</text:p>
          </table:table-cell>
          <table:table-cell table:formula="of:=RANDBETWEEN(1;1830)" office:value-type="float" office:value="1495" calcext:value-type="float">
            <text:p>1495</text:p>
          </table:table-cell>
          <table:table-cell table:formula="of:=CONCATENATE([.A71];&quot;::&quot;;[.B71];&quot;::&quot;;[.C71];&quot;::&quot;;[.D71])" office:value-type="string" office:string-value="Golf::23.23::148::1495" calcext:value-type="string">
            <text:p>Golf::23.23::148::1495</text:p>
          </table:table-cell>
        </table:table-row>
        <table:table-row table:style-name="ro1">
          <table:table-cell office:value-type="string" calcext:value-type="string">
            <text:p>Mosinee</text:p>
          </table:table-cell>
          <table:table-cell table:formula="of:=RANDBETWEEN(1;30) + RANDBETWEEN(1;100)/100" office:value-type="float" office:value="10.6" calcext:value-type="float">
            <text:p>10.6</text:p>
          </table:table-cell>
          <table:table-cell table:formula="of:=RANDBETWEEN(1;200)" office:value-type="float" office:value="161" calcext:value-type="float">
            <text:p>161</text:p>
          </table:table-cell>
          <table:table-cell table:formula="of:=RANDBETWEEN(1;1830)" office:value-type="float" office:value="197" calcext:value-type="float">
            <text:p>197</text:p>
          </table:table-cell>
          <table:table-cell table:formula="of:=CONCATENATE([.A72];&quot;::&quot;;[.B72];&quot;::&quot;;[.C72];&quot;::&quot;;[.D72])" office:value-type="string" office:string-value="Mosinee::10.6::161::197" calcext:value-type="string">
            <text:p>Mosinee::10.6::161::197</text:p>
          </table:table-cell>
        </table:table-row>
        <table:table-row table:style-name="ro1">
          <table:table-cell office:value-type="string" calcext:value-type="string">
            <text:p>Lindbergh</text:p>
          </table:table-cell>
          <table:table-cell table:formula="of:=RANDBETWEEN(1;30) + RANDBETWEEN(1;100)/100" office:value-type="float" office:value="28.57" calcext:value-type="float">
            <text:p>28.57</text:p>
          </table:table-cell>
          <table:table-cell table:formula="of:=RANDBETWEEN(1;200)" office:value-type="float" office:value="53" calcext:value-type="float">
            <text:p>53</text:p>
          </table:table-cell>
          <table:table-cell table:formula="of:=RANDBETWEEN(1;1830)" office:value-type="float" office:value="1227" calcext:value-type="float">
            <text:p>1227</text:p>
          </table:table-cell>
          <table:table-cell table:formula="of:=CONCATENATE([.A73];&quot;::&quot;;[.B73];&quot;::&quot;;[.C73];&quot;::&quot;;[.D73])" office:value-type="string" office:string-value="Lindbergh::28.57::53::1227" calcext:value-type="string">
            <text:p>Lindbergh::28.57::53::1227</text:p>
          </table:table-cell>
        </table:table-row>
        <table:table-row table:style-name="ro1">
          <table:table-cell office:value-type="string" calcext:value-type="string">
            <text:p>Gulseth</text:p>
          </table:table-cell>
          <table:table-cell table:formula="of:=RANDBETWEEN(1;30) + RANDBETWEEN(1;100)/100" office:value-type="float" office:value="24.35" calcext:value-type="float">
            <text:p>24.35</text:p>
          </table:table-cell>
          <table:table-cell table:formula="of:=RANDBETWEEN(1;200)" office:value-type="float" office:value="159" calcext:value-type="float">
            <text:p>159</text:p>
          </table:table-cell>
          <table:table-cell table:formula="of:=RANDBETWEEN(1;1830)" office:value-type="float" office:value="1227" calcext:value-type="float">
            <text:p>1227</text:p>
          </table:table-cell>
          <table:table-cell table:formula="of:=CONCATENATE([.A74];&quot;::&quot;;[.B74];&quot;::&quot;;[.C74];&quot;::&quot;;[.D74])" office:value-type="string" office:string-value="Gulseth::24.35::159::1227" calcext:value-type="string">
            <text:p>Gulseth::24.35::159::1227</text:p>
          </table:table-cell>
        </table:table-row>
        <table:table-row table:style-name="ro1">
          <table:table-cell office:value-type="string" calcext:value-type="string">
            <text:p>Blaine</text:p>
          </table:table-cell>
          <table:table-cell table:formula="of:=RANDBETWEEN(1;30) + RANDBETWEEN(1;100)/100" office:value-type="float" office:value="6.51" calcext:value-type="float">
            <text:p>6.51</text:p>
          </table:table-cell>
          <table:table-cell table:formula="of:=RANDBETWEEN(1;200)" office:value-type="float" office:value="26" calcext:value-type="float">
            <text:p>26</text:p>
          </table:table-cell>
          <table:table-cell table:formula="of:=RANDBETWEEN(1;1830)" office:value-type="float" office:value="1387" calcext:value-type="float">
            <text:p>1387</text:p>
          </table:table-cell>
          <table:table-cell table:formula="of:=CONCATENATE([.A75];&quot;::&quot;;[.B75];&quot;::&quot;;[.C75];&quot;::&quot;;[.D75])" office:value-type="string" office:string-value="Blaine::6.51::26::1387" calcext:value-type="string">
            <text:p>Blaine::6.51::26::1387</text:p>
          </table:table-cell>
        </table:table-row>
        <table:table-row table:style-name="ro1">
          <table:table-cell office:value-type="string" calcext:value-type="string">
            <text:p>Grover</text:p>
          </table:table-cell>
          <table:table-cell table:formula="of:=RANDBETWEEN(1;30) + RANDBETWEEN(1;100)/100" office:value-type="float" office:value="23.46" calcext:value-type="float">
            <text:p>23.46</text:p>
          </table:table-cell>
          <table:table-cell table:formula="of:=RANDBETWEEN(1;200)" office:value-type="float" office:value="32" calcext:value-type="float">
            <text:p>32</text:p>
          </table:table-cell>
          <table:table-cell table:formula="of:=RANDBETWEEN(1;1830)" office:value-type="float" office:value="436" calcext:value-type="float">
            <text:p>436</text:p>
          </table:table-cell>
          <table:table-cell table:formula="of:=CONCATENATE([.A76];&quot;::&quot;;[.B76];&quot;::&quot;;[.C76];&quot;::&quot;;[.D76])" office:value-type="string" office:string-value="Grover::23.46::32::436" calcext:value-type="string">
            <text:p>Grover::23.46::32::436</text:p>
          </table:table-cell>
        </table:table-row>
        <table:table-row table:style-name="ro1">
          <table:table-cell office:value-type="string" calcext:value-type="string">
            <text:p>Arrowood</text:p>
          </table:table-cell>
          <table:table-cell table:formula="of:=RANDBETWEEN(1;30) + RANDBETWEEN(1;100)/100" office:value-type="float" office:value="30.03" calcext:value-type="float">
            <text:p>30.03</text:p>
          </table:table-cell>
          <table:table-cell table:formula="of:=RANDBETWEEN(1;200)" office:value-type="float" office:value="23" calcext:value-type="float">
            <text:p>23</text:p>
          </table:table-cell>
          <table:table-cell table:formula="of:=RANDBETWEEN(1;1830)" office:value-type="float" office:value="1386" calcext:value-type="float">
            <text:p>1386</text:p>
          </table:table-cell>
          <table:table-cell table:formula="of:=CONCATENATE([.A77];&quot;::&quot;;[.B77];&quot;::&quot;;[.C77];&quot;::&quot;;[.D77])" office:value-type="string" office:string-value="Arrowood::30.03::23::1386" calcext:value-type="string">
            <text:p>Arrowood::30.03::23::1386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table:formula="of:=RANDBETWEEN(1;30) + RANDBETWEEN(1;100)/100" office:value-type="float" office:value="30.09" calcext:value-type="float">
            <text:p>30.09</text:p>
          </table:table-cell>
          <table:table-cell table:formula="of:=RANDBETWEEN(1;200)" office:value-type="float" office:value="145" calcext:value-type="float">
            <text:p>145</text:p>
          </table:table-cell>
          <table:table-cell table:formula="of:=RANDBETWEEN(1;1830)" office:value-type="float" office:value="1501" calcext:value-type="float">
            <text:p>1501</text:p>
          </table:table-cell>
          <table:table-cell table:formula="of:=CONCATENATE([.A78];&quot;::&quot;;[.B78];&quot;::&quot;;[.C78];&quot;::&quot;;[.D78])" office:value-type="string" office:string-value="Nova::30.09::145::1501" calcext:value-type="string">
            <text:p>Nova::30.09::145::1501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table:formula="of:=RANDBETWEEN(1;30) + RANDBETWEEN(1;100)/100" office:value-type="float" office:value="1.66" calcext:value-type="float">
            <text:p>1.66</text:p>
          </table:table-cell>
          <table:table-cell table:formula="of:=RANDBETWEEN(1;200)" office:value-type="float" office:value="7" calcext:value-type="float">
            <text:p>7</text:p>
          </table:table-cell>
          <table:table-cell table:formula="of:=RANDBETWEEN(1;1830)" office:value-type="float" office:value="295" calcext:value-type="float">
            <text:p>295</text:p>
          </table:table-cell>
          <table:table-cell table:formula="of:=CONCATENATE([.A79];&quot;::&quot;;[.B79];&quot;::&quot;;[.C79];&quot;::&quot;;[.D79])" office:value-type="string" office:string-value="Boyd::1.66::7::295" calcext:value-type="string">
            <text:p>Boyd::1.66::7::295</text:p>
          </table:table-cell>
        </table:table-row>
        <table:table-row table:style-name="ro1">
          <table:table-cell office:value-type="string" calcext:value-type="string">
            <text:p>Messerschmidt</text:p>
          </table:table-cell>
          <table:table-cell table:formula="of:=RANDBETWEEN(1;30) + RANDBETWEEN(1;100)/100" office:value-type="float" office:value="26.54" calcext:value-type="float">
            <text:p>26.54</text:p>
          </table:table-cell>
          <table:table-cell table:formula="of:=RANDBETWEEN(1;200)" office:value-type="float" office:value="198" calcext:value-type="float">
            <text:p>198</text:p>
          </table:table-cell>
          <table:table-cell table:formula="of:=RANDBETWEEN(1;1830)" office:value-type="float" office:value="1042" calcext:value-type="float">
            <text:p>1042</text:p>
          </table:table-cell>
          <table:table-cell table:formula="of:=CONCATENATE([.A80];&quot;::&quot;;[.B80];&quot;::&quot;;[.C80];&quot;::&quot;;[.D80])" office:value-type="string" office:string-value="Messerschmidt::26.54::198::1042" calcext:value-type="string">
            <text:p>Messerschmidt::26.54::198::1042</text:p>
          </table:table-cell>
        </table:table-row>
        <table:table-row table:style-name="ro1">
          <table:table-cell office:value-type="string" calcext:value-type="string">
            <text:p>Northview</text:p>
          </table:table-cell>
          <table:table-cell table:formula="of:=RANDBETWEEN(1;30) + RANDBETWEEN(1;100)/100" office:value-type="float" office:value="9.16" calcext:value-type="float">
            <text:p>9.16</text:p>
          </table:table-cell>
          <table:table-cell table:formula="of:=RANDBETWEEN(1;200)" office:value-type="float" office:value="116" calcext:value-type="float">
            <text:p>116</text:p>
          </table:table-cell>
          <table:table-cell table:formula="of:=RANDBETWEEN(1;1830)" office:value-type="float" office:value="352" calcext:value-type="float">
            <text:p>352</text:p>
          </table:table-cell>
          <table:table-cell table:formula="of:=CONCATENATE([.A81];&quot;::&quot;;[.B81];&quot;::&quot;;[.C81];&quot;::&quot;;[.D81])" office:value-type="string" office:string-value="Northview::9.16::116::352" calcext:value-type="string">
            <text:p>Northview::9.16::116::352</text:p>
          </table:table-cell>
        </table:table-row>
        <table:table-row table:style-name="ro1">
          <table:table-cell office:value-type="string" calcext:value-type="string">
            <text:p>Stang</text:p>
          </table:table-cell>
          <table:table-cell table:formula="of:=RANDBETWEEN(1;30) + RANDBETWEEN(1;100)/100" office:value-type="float" office:value="16.14" calcext:value-type="float">
            <text:p>16.14</text:p>
          </table:table-cell>
          <table:table-cell table:formula="of:=RANDBETWEEN(1;200)" office:value-type="float" office:value="38" calcext:value-type="float">
            <text:p>38</text:p>
          </table:table-cell>
          <table:table-cell table:formula="of:=RANDBETWEEN(1;1830)" office:value-type="float" office:value="169" calcext:value-type="float">
            <text:p>169</text:p>
          </table:table-cell>
          <table:table-cell table:formula="of:=CONCATENATE([.A82];&quot;::&quot;;[.B82];&quot;::&quot;;[.C82];&quot;::&quot;;[.D82])" office:value-type="string" office:string-value="Stang::16.14::38::169" calcext:value-type="string">
            <text:p>Stang::16.14::38::169</text:p>
          </table:table-cell>
        </table:table-row>
        <table:table-row table:style-name="ro1">
          <table:table-cell office:value-type="string" calcext:value-type="string">
            <text:p>Mallard</text:p>
          </table:table-cell>
          <table:table-cell table:formula="of:=RANDBETWEEN(1;30) + RANDBETWEEN(1;100)/100" office:value-type="float" office:value="27.6" calcext:value-type="float">
            <text:p>27.6</text:p>
          </table:table-cell>
          <table:table-cell table:formula="of:=RANDBETWEEN(1;200)" office:value-type="float" office:value="56" calcext:value-type="float">
            <text:p>56</text:p>
          </table:table-cell>
          <table:table-cell table:formula="of:=RANDBETWEEN(1;1830)" office:value-type="float" office:value="706" calcext:value-type="float">
            <text:p>706</text:p>
          </table:table-cell>
          <table:table-cell table:formula="of:=CONCATENATE([.A83];&quot;::&quot;;[.B83];&quot;::&quot;;[.C83];&quot;::&quot;;[.D83])" office:value-type="string" office:string-value="Mallard::27.6::56::706" calcext:value-type="string">
            <text:p>Mallard::27.6::56::706</text:p>
          </table:table-cell>
        </table:table-row>
        <table:table-row table:style-name="ro1">
          <table:table-cell office:value-type="string" calcext:value-type="string">
            <text:p>Summerview</text:p>
          </table:table-cell>
          <table:table-cell table:formula="of:=RANDBETWEEN(1;30) + RANDBETWEEN(1;100)/100" office:value-type="float" office:value="12.26" calcext:value-type="float">
            <text:p>12.26</text:p>
          </table:table-cell>
          <table:table-cell table:formula="of:=RANDBETWEEN(1;200)" office:value-type="float" office:value="103" calcext:value-type="float">
            <text:p>103</text:p>
          </table:table-cell>
          <table:table-cell table:formula="of:=RANDBETWEEN(1;1830)" office:value-type="float" office:value="1204" calcext:value-type="float">
            <text:p>1204</text:p>
          </table:table-cell>
          <table:table-cell table:formula="of:=CONCATENATE([.A84];&quot;::&quot;;[.B84];&quot;::&quot;;[.C84];&quot;::&quot;;[.D84])" office:value-type="string" office:string-value="Summerview::12.26::103::1204" calcext:value-type="string">
            <text:p>Summerview::12.26::103::1204</text:p>
          </table:table-cell>
        </table:table-row>
        <table:table-row table:style-name="ro1">
          <table:table-cell office:value-type="string" calcext:value-type="string">
            <text:p>Maple Wood</text:p>
          </table:table-cell>
          <table:table-cell table:formula="of:=RANDBETWEEN(1;30) + RANDBETWEEN(1;100)/100" office:value-type="float" office:value="22.8" calcext:value-type="float">
            <text:p>22.8</text:p>
          </table:table-cell>
          <table:table-cell table:formula="of:=RANDBETWEEN(1;200)" office:value-type="float" office:value="82" calcext:value-type="float">
            <text:p>82</text:p>
          </table:table-cell>
          <table:table-cell table:formula="of:=RANDBETWEEN(1;1830)" office:value-type="float" office:value="660" calcext:value-type="float">
            <text:p>660</text:p>
          </table:table-cell>
          <table:table-cell table:formula="of:=CONCATENATE([.A85];&quot;::&quot;;[.B85];&quot;::&quot;;[.C85];&quot;::&quot;;[.D85])" office:value-type="string" office:string-value="Maple Wood::22.8::82::660" calcext:value-type="string">
            <text:p>Maple Wood::22.8::82::660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formula="of:=RANDBETWEEN(1;30) + RANDBETWEEN(1;100)/100" office:value-type="float" office:value="2.43" calcext:value-type="float">
            <text:p>2.43</text:p>
          </table:table-cell>
          <table:table-cell table:formula="of:=RANDBETWEEN(1;200)" office:value-type="float" office:value="9" calcext:value-type="float">
            <text:p>9</text:p>
          </table:table-cell>
          <table:table-cell table:formula="of:=RANDBETWEEN(1;1830)" office:value-type="float" office:value="1313" calcext:value-type="float">
            <text:p>1313</text:p>
          </table:table-cell>
          <table:table-cell table:formula="of:=CONCATENATE([.A86];&quot;::&quot;;[.B86];&quot;::&quot;;[.C86];&quot;::&quot;;[.D86])" office:value-type="string" office:string-value="Forster::2.43::9::1313" calcext:value-type="string">
            <text:p>Forster::2.43::9::1313</text:p>
          </table:table-cell>
        </table:table-row>
        <table:table-row table:style-name="ro1">
          <table:table-cell office:value-type="string" calcext:value-type="string">
            <text:p>Novick</text:p>
          </table:table-cell>
          <table:table-cell table:formula="of:=RANDBETWEEN(1;30) + RANDBETWEEN(1;100)/100" office:value-type="float" office:value="24.43" calcext:value-type="float">
            <text:p>24.43</text:p>
          </table:table-cell>
          <table:table-cell table:formula="of:=RANDBETWEEN(1;200)" office:value-type="float" office:value="80" calcext:value-type="float">
            <text:p>80</text:p>
          </table:table-cell>
          <table:table-cell table:formula="of:=RANDBETWEEN(1;1830)" office:value-type="float" office:value="1370" calcext:value-type="float">
            <text:p>1370</text:p>
          </table:table-cell>
          <table:table-cell table:formula="of:=CONCATENATE([.A87];&quot;::&quot;;[.B87];&quot;::&quot;;[.C87];&quot;::&quot;;[.D87])" office:value-type="string" office:string-value="Novick::24.43::80::1370" calcext:value-type="string">
            <text:p>Novick::24.43::80::1370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table:formula="of:=RANDBETWEEN(1;30) + RANDBETWEEN(1;100)/100" office:value-type="float" office:value="26.75" calcext:value-type="float">
            <text:p>26.75</text:p>
          </table:table-cell>
          <table:table-cell table:formula="of:=RANDBETWEEN(1;200)" office:value-type="float" office:value="84" calcext:value-type="float">
            <text:p>84</text:p>
          </table:table-cell>
          <table:table-cell table:formula="of:=RANDBETWEEN(1;1830)" office:value-type="float" office:value="456" calcext:value-type="float">
            <text:p>456</text:p>
          </table:table-cell>
          <table:table-cell table:formula="of:=CONCATENATE([.A88];&quot;::&quot;;[.B88];&quot;::&quot;;[.C88];&quot;::&quot;;[.D88])" office:value-type="string" office:string-value="Fairfield::26.75::84::456" calcext:value-type="string">
            <text:p>Fairfield::26.75::84::456</text:p>
          </table:table-cell>
        </table:table-row>
        <table:table-row table:style-name="ro1">
          <table:table-cell office:value-type="string" calcext:value-type="string">
            <text:p>Moulton</text:p>
          </table:table-cell>
          <table:table-cell table:formula="of:=RANDBETWEEN(1;30) + RANDBETWEEN(1;100)/100" office:value-type="float" office:value="11.11" calcext:value-type="float">
            <text:p>11.11</text:p>
          </table:table-cell>
          <table:table-cell table:formula="of:=RANDBETWEEN(1;200)" office:value-type="float" office:value="80" calcext:value-type="float">
            <text:p>80</text:p>
          </table:table-cell>
          <table:table-cell table:formula="of:=RANDBETWEEN(1;1830)" office:value-type="float" office:value="1086" calcext:value-type="float">
            <text:p>1086</text:p>
          </table:table-cell>
          <table:table-cell table:formula="of:=CONCATENATE([.A89];&quot;::&quot;;[.B89];&quot;::&quot;;[.C89];&quot;::&quot;;[.D89])" office:value-type="string" office:string-value="Moulton::11.11::80::1086" calcext:value-type="string">
            <text:p>Moulton::11.11::80::1086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table:formula="of:=RANDBETWEEN(1;30) + RANDBETWEEN(1;100)/100" office:value-type="float" office:value="15.76" calcext:value-type="float">
            <text:p>15.76</text:p>
          </table:table-cell>
          <table:table-cell table:formula="of:=RANDBETWEEN(1;200)" office:value-type="float" office:value="122" calcext:value-type="float">
            <text:p>122</text:p>
          </table:table-cell>
          <table:table-cell table:formula="of:=RANDBETWEEN(1;1830)" office:value-type="float" office:value="811" calcext:value-type="float">
            <text:p>811</text:p>
          </table:table-cell>
          <table:table-cell table:formula="of:=CONCATENATE([.A90];&quot;::&quot;;[.B90];&quot;::&quot;;[.C90];&quot;::&quot;;[.D90])" office:value-type="string" office:string-value="Superior::15.76::122::811" calcext:value-type="string">
            <text:p>Superior::15.76::122::811</text:p>
          </table:table-cell>
        </table:table-row>
        <table:table-row table:style-name="ro1">
          <table:table-cell office:value-type="string" calcext:value-type="string">
            <text:p>Hollow Ridge</text:p>
          </table:table-cell>
          <table:table-cell table:formula="of:=RANDBETWEEN(1;30) + RANDBETWEEN(1;100)/100" office:value-type="float" office:value="10.52" calcext:value-type="float">
            <text:p>10.52</text:p>
          </table:table-cell>
          <table:table-cell table:formula="of:=RANDBETWEEN(1;200)" office:value-type="float" office:value="113" calcext:value-type="float">
            <text:p>113</text:p>
          </table:table-cell>
          <table:table-cell table:formula="of:=RANDBETWEEN(1;1830)" office:value-type="float" office:value="12" calcext:value-type="float">
            <text:p>12</text:p>
          </table:table-cell>
          <table:table-cell table:formula="of:=CONCATENATE([.A91];&quot;::&quot;;[.B91];&quot;::&quot;;[.C91];&quot;::&quot;;[.D91])" office:value-type="string" office:string-value="Hollow Ridge::10.52::113::12" calcext:value-type="string">
            <text:p>Hollow Ridge::10.52::113::12</text:p>
          </table:table-cell>
        </table:table-row>
        <table:table-row table:style-name="ro1">
          <table:table-cell office:value-type="string" calcext:value-type="string">
            <text:p>Sutherland</text:p>
          </table:table-cell>
          <table:table-cell table:formula="of:=RANDBETWEEN(1;30) + RANDBETWEEN(1;100)/100" office:value-type="float" office:value="24.46" calcext:value-type="float">
            <text:p>24.46</text:p>
          </table:table-cell>
          <table:table-cell table:formula="of:=RANDBETWEEN(1;200)" office:value-type="float" office:value="21" calcext:value-type="float">
            <text:p>21</text:p>
          </table:table-cell>
          <table:table-cell table:formula="of:=RANDBETWEEN(1;1830)" office:value-type="float" office:value="1541" calcext:value-type="float">
            <text:p>1541</text:p>
          </table:table-cell>
          <table:table-cell table:formula="of:=CONCATENATE([.A92];&quot;::&quot;;[.B92];&quot;::&quot;;[.C92];&quot;::&quot;;[.D92])" office:value-type="string" office:string-value="Sutherland::24.46::21::1541" calcext:value-type="string">
            <text:p>Sutherland::24.46::21::1541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table:formula="of:=RANDBETWEEN(1;30) + RANDBETWEEN(1;100)/100" office:value-type="float" office:value="27.8" calcext:value-type="float">
            <text:p>27.8</text:p>
          </table:table-cell>
          <table:table-cell table:formula="of:=RANDBETWEEN(1;200)" office:value-type="float" office:value="42" calcext:value-type="float">
            <text:p>42</text:p>
          </table:table-cell>
          <table:table-cell table:formula="of:=RANDBETWEEN(1;1830)" office:value-type="float" office:value="993" calcext:value-type="float">
            <text:p>993</text:p>
          </table:table-cell>
          <table:table-cell table:formula="of:=CONCATENATE([.A93];&quot;::&quot;;[.B93];&quot;::&quot;;[.C93];&quot;::&quot;;[.D93])" office:value-type="string" office:string-value="Nancy::27.8::42::993" calcext:value-type="string">
            <text:p>Nancy::27.8::42::993</text:p>
          </table:table-cell>
        </table:table-row>
        <table:table-row table:style-name="ro1">
          <table:table-cell office:value-type="string" calcext:value-type="string">
            <text:p>Eastlawn</text:p>
          </table:table-cell>
          <table:table-cell table:formula="of:=RANDBETWEEN(1;30) + RANDBETWEEN(1;100)/100" office:value-type="float" office:value="9.13" calcext:value-type="float">
            <text:p>9.13</text:p>
          </table:table-cell>
          <table:table-cell table:formula="of:=RANDBETWEEN(1;200)" office:value-type="float" office:value="35" calcext:value-type="float">
            <text:p>35</text:p>
          </table:table-cell>
          <table:table-cell table:formula="of:=RANDBETWEEN(1;1830)" office:value-type="float" office:value="1380" calcext:value-type="float">
            <text:p>1380</text:p>
          </table:table-cell>
          <table:table-cell table:formula="of:=CONCATENATE([.A94];&quot;::&quot;;[.B94];&quot;::&quot;;[.C94];&quot;::&quot;;[.D94])" office:value-type="string" office:string-value="Eastlawn::9.13::35::1380" calcext:value-type="string">
            <text:p>Eastlawn::9.13::35::1380</text:p>
          </table:table-cell>
        </table:table-row>
        <table:table-row table:style-name="ro1">
          <table:table-cell office:value-type="string" calcext:value-type="string">
            <text:p>Hollow Ridge</text:p>
          </table:table-cell>
          <table:table-cell table:formula="of:=RANDBETWEEN(1;30) + RANDBETWEEN(1;100)/100" office:value-type="float" office:value="7.58" calcext:value-type="float">
            <text:p>7.58</text:p>
          </table:table-cell>
          <table:table-cell table:formula="of:=RANDBETWEEN(1;200)" office:value-type="float" office:value="71" calcext:value-type="float">
            <text:p>71</text:p>
          </table:table-cell>
          <table:table-cell table:formula="of:=RANDBETWEEN(1;1830)" office:value-type="float" office:value="369" calcext:value-type="float">
            <text:p>369</text:p>
          </table:table-cell>
          <table:table-cell table:formula="of:=CONCATENATE([.A95];&quot;::&quot;;[.B95];&quot;::&quot;;[.C95];&quot;::&quot;;[.D95])" office:value-type="string" office:string-value="Hollow Ridge::7.58::71::369" calcext:value-type="string">
            <text:p>Hollow Ridge::7.58::71::369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table:formula="of:=RANDBETWEEN(1;30) + RANDBETWEEN(1;100)/100" office:value-type="float" office:value="5.69" calcext:value-type="float">
            <text:p>5.69</text:p>
          </table:table-cell>
          <table:table-cell table:formula="of:=RANDBETWEEN(1;200)" office:value-type="float" office:value="24" calcext:value-type="float">
            <text:p>24</text:p>
          </table:table-cell>
          <table:table-cell table:formula="of:=RANDBETWEEN(1;1830)" office:value-type="float" office:value="171" calcext:value-type="float">
            <text:p>171</text:p>
          </table:table-cell>
          <table:table-cell table:formula="of:=CONCATENATE([.A96];&quot;::&quot;;[.B96];&quot;::&quot;;[.C96];&quot;::&quot;;[.D96])" office:value-type="string" office:string-value="Express::5.69::24::171" calcext:value-type="string">
            <text:p>Express::5.69::24::171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table:formula="of:=RANDBETWEEN(1;30) + RANDBETWEEN(1;100)/100" office:value-type="float" office:value="20.26" calcext:value-type="float">
            <text:p>20.26</text:p>
          </table:table-cell>
          <table:table-cell table:formula="of:=RANDBETWEEN(1;200)" office:value-type="float" office:value="169" calcext:value-type="float">
            <text:p>169</text:p>
          </table:table-cell>
          <table:table-cell table:formula="of:=RANDBETWEEN(1;1830)" office:value-type="float" office:value="1706" calcext:value-type="float">
            <text:p>1706</text:p>
          </table:table-cell>
          <table:table-cell table:formula="of:=CONCATENATE([.A97];&quot;::&quot;;[.B97];&quot;::&quot;;[.C97];&quot;::&quot;;[.D97])" office:value-type="string" office:string-value="Everett::20.26::169::1706" calcext:value-type="string">
            <text:p>Everett::20.26::169::1706</text:p>
          </table:table-cell>
        </table:table-row>
        <table:table-row table:style-name="ro1">
          <table:table-cell office:value-type="string" calcext:value-type="string">
            <text:p>Elka</text:p>
          </table:table-cell>
          <table:table-cell table:formula="of:=RANDBETWEEN(1;30) + RANDBETWEEN(1;100)/100" office:value-type="float" office:value="22.39" calcext:value-type="float">
            <text:p>22.39</text:p>
          </table:table-cell>
          <table:table-cell table:formula="of:=RANDBETWEEN(1;200)" office:value-type="float" office:value="30" calcext:value-type="float">
            <text:p>30</text:p>
          </table:table-cell>
          <table:table-cell table:formula="of:=RANDBETWEEN(1;1830)" office:value-type="float" office:value="1193" calcext:value-type="float">
            <text:p>1193</text:p>
          </table:table-cell>
          <table:table-cell table:formula="of:=CONCATENATE([.A98];&quot;::&quot;;[.B98];&quot;::&quot;;[.C98];&quot;::&quot;;[.D98])" office:value-type="string" office:string-value="Elka::22.39::30::1193" calcext:value-type="string">
            <text:p>Elka::22.39::30::1193</text:p>
          </table:table-cell>
        </table:table-row>
        <table:table-row table:style-name="ro1">
          <table:table-cell office:value-type="string" calcext:value-type="string">
            <text:p>Merrick</text:p>
          </table:table-cell>
          <table:table-cell table:formula="of:=RANDBETWEEN(1;30) + RANDBETWEEN(1;100)/100" office:value-type="float" office:value="11.26" calcext:value-type="float">
            <text:p>11.26</text:p>
          </table:table-cell>
          <table:table-cell table:formula="of:=RANDBETWEEN(1;200)" office:value-type="float" office:value="186" calcext:value-type="float">
            <text:p>186</text:p>
          </table:table-cell>
          <table:table-cell table:formula="of:=RANDBETWEEN(1;1830)" office:value-type="float" office:value="576" calcext:value-type="float">
            <text:p>576</text:p>
          </table:table-cell>
          <table:table-cell table:formula="of:=CONCATENATE([.A99];&quot;::&quot;;[.B99];&quot;::&quot;;[.C99];&quot;::&quot;;[.D99])" office:value-type="string" office:string-value="Merrick::11.26::186::576" calcext:value-type="string">
            <text:p>Merrick::11.26::186::576</text:p>
          </table:table-cell>
        </table:table-row>
        <table:table-row table:style-name="ro1">
          <table:table-cell office:value-type="string" calcext:value-type="string">
            <text:p>Barby</text:p>
          </table:table-cell>
          <table:table-cell table:formula="of:=RANDBETWEEN(1;30) + RANDBETWEEN(1;100)/100" office:value-type="float" office:value="1.48" calcext:value-type="float">
            <text:p>1.48</text:p>
          </table:table-cell>
          <table:table-cell table:formula="of:=RANDBETWEEN(1;200)" office:value-type="float" office:value="188" calcext:value-type="float">
            <text:p>188</text:p>
          </table:table-cell>
          <table:table-cell table:formula="of:=RANDBETWEEN(1;1830)" office:value-type="float" office:value="1036" calcext:value-type="float">
            <text:p>1036</text:p>
          </table:table-cell>
          <table:table-cell table:formula="of:=CONCATENATE([.A100];&quot;::&quot;;[.B100];&quot;::&quot;;[.C100];&quot;::&quot;;[.D100])" office:value-type="string" office:string-value="Barby::1.48::188::1036" calcext:value-type="string">
            <text:p>Barby::1.48::188::1036</text:p>
          </table:table-cell>
        </table:table-row>
        <table:table-row table:style-name="ro1">
          <table:table-cell office:value-type="string" calcext:value-type="string">
            <text:p>Sommers</text:p>
          </table:table-cell>
          <table:table-cell table:formula="of:=RANDBETWEEN(1;30) + RANDBETWEEN(1;100)/100" office:value-type="float" office:value="25.18" calcext:value-type="float">
            <text:p>25.18</text:p>
          </table:table-cell>
          <table:table-cell table:formula="of:=RANDBETWEEN(1;200)" office:value-type="float" office:value="51" calcext:value-type="float">
            <text:p>51</text:p>
          </table:table-cell>
          <table:table-cell table:formula="of:=RANDBETWEEN(1;1830)" office:value-type="float" office:value="66" calcext:value-type="float">
            <text:p>66</text:p>
          </table:table-cell>
          <table:table-cell table:formula="of:=CONCATENATE([.A101];&quot;::&quot;;[.B101];&quot;::&quot;;[.C101];&quot;::&quot;;[.D101])" office:value-type="string" office:string-value="Sommers::25.18::51::66" calcext:value-type="string">
            <text:p>Sommers::25.18::51::66</text:p>
          </table:table-cell>
        </table:table-row>
        <table:table-row table:style-name="ro1">
          <table:table-cell office:value-type="string" calcext:value-type="string">
            <text:p>Truax</text:p>
          </table:table-cell>
          <table:table-cell table:formula="of:=RANDBETWEEN(1;30) + RANDBETWEEN(1;100)/100" office:value-type="float" office:value="28.18" calcext:value-type="float">
            <text:p>28.18</text:p>
          </table:table-cell>
          <table:table-cell table:formula="of:=RANDBETWEEN(1;200)" office:value-type="float" office:value="107" calcext:value-type="float">
            <text:p>107</text:p>
          </table:table-cell>
          <table:table-cell table:formula="of:=RANDBETWEEN(1;1830)" office:value-type="float" office:value="885" calcext:value-type="float">
            <text:p>885</text:p>
          </table:table-cell>
          <table:table-cell table:formula="of:=CONCATENATE([.A102];&quot;::&quot;;[.B102];&quot;::&quot;;[.C102];&quot;::&quot;;[.D102])" office:value-type="string" office:string-value="Truax::28.18::107::885" calcext:value-type="string">
            <text:p>Truax::28.18::107::885</text:p>
          </table:table-cell>
        </table:table-row>
        <table:table-row table:style-name="ro1">
          <table:table-cell office:value-type="string" calcext:value-type="string">
            <text:p>Shopko</text:p>
          </table:table-cell>
          <table:table-cell table:formula="of:=RANDBETWEEN(1;30) + RANDBETWEEN(1;100)/100" office:value-type="float" office:value="19.09" calcext:value-type="float">
            <text:p>19.09</text:p>
          </table:table-cell>
          <table:table-cell table:formula="of:=RANDBETWEEN(1;200)" office:value-type="float" office:value="151" calcext:value-type="float">
            <text:p>151</text:p>
          </table:table-cell>
          <table:table-cell table:formula="of:=RANDBETWEEN(1;1830)" office:value-type="float" office:value="456" calcext:value-type="float">
            <text:p>456</text:p>
          </table:table-cell>
          <table:table-cell table:formula="of:=CONCATENATE([.A103];&quot;::&quot;;[.B103];&quot;::&quot;;[.C103];&quot;::&quot;;[.D103])" office:value-type="string" office:string-value="Shopko::19.09::151::456" calcext:value-type="string">
            <text:p>Shopko::19.09::151::456</text:p>
          </table:table-cell>
        </table:table-row>
        <table:table-row table:style-name="ro1">
          <table:table-cell office:value-type="string" calcext:value-type="string">
            <text:p>Kedzie</text:p>
          </table:table-cell>
          <table:table-cell table:formula="of:=RANDBETWEEN(1;30) + RANDBETWEEN(1;100)/100" office:value-type="float" office:value="5.04" calcext:value-type="float">
            <text:p>5.04</text:p>
          </table:table-cell>
          <table:table-cell table:formula="of:=RANDBETWEEN(1;200)" office:value-type="float" office:value="97" calcext:value-type="float">
            <text:p>97</text:p>
          </table:table-cell>
          <table:table-cell table:formula="of:=RANDBETWEEN(1;1830)" office:value-type="float" office:value="700" calcext:value-type="float">
            <text:p>700</text:p>
          </table:table-cell>
          <table:table-cell table:formula="of:=CONCATENATE([.A104];&quot;::&quot;;[.B104];&quot;::&quot;;[.C104];&quot;::&quot;;[.D104])" office:value-type="string" office:string-value="Kedzie::5.04::97::700" calcext:value-type="string">
            <text:p>Kedzie::5.04::97::700</text:p>
          </table:table-cell>
        </table:table-row>
        <table:table-row table:style-name="ro1">
          <table:table-cell office:value-type="string" calcext:value-type="string">
            <text:p>Lakewood</text:p>
          </table:table-cell>
          <table:table-cell table:formula="of:=RANDBETWEEN(1;30) + RANDBETWEEN(1;100)/100" office:value-type="float" office:value="10.47" calcext:value-type="float">
            <text:p>10.47</text:p>
          </table:table-cell>
          <table:table-cell table:formula="of:=RANDBETWEEN(1;200)" office:value-type="float" office:value="113" calcext:value-type="float">
            <text:p>113</text:p>
          </table:table-cell>
          <table:table-cell table:formula="of:=RANDBETWEEN(1;1830)" office:value-type="float" office:value="1691" calcext:value-type="float">
            <text:p>1691</text:p>
          </table:table-cell>
          <table:table-cell table:formula="of:=CONCATENATE([.A105];&quot;::&quot;;[.B105];&quot;::&quot;;[.C105];&quot;::&quot;;[.D105])" office:value-type="string" office:string-value="Lakewood::10.47::113::1691" calcext:value-type="string">
            <text:p>Lakewood::10.47::113::1691</text:p>
          </table:table-cell>
        </table:table-row>
        <table:table-row table:style-name="ro1">
          <table:table-cell office:value-type="string" calcext:value-type="string">
            <text:p>Rutledge</text:p>
          </table:table-cell>
          <table:table-cell table:formula="of:=RANDBETWEEN(1;30) + RANDBETWEEN(1;100)/100" office:value-type="float" office:value="15.82" calcext:value-type="float">
            <text:p>15.82</text:p>
          </table:table-cell>
          <table:table-cell table:formula="of:=RANDBETWEEN(1;200)" office:value-type="float" office:value="85" calcext:value-type="float">
            <text:p>85</text:p>
          </table:table-cell>
          <table:table-cell table:formula="of:=RANDBETWEEN(1;1830)" office:value-type="float" office:value="206" calcext:value-type="float">
            <text:p>206</text:p>
          </table:table-cell>
          <table:table-cell table:formula="of:=CONCATENATE([.A106];&quot;::&quot;;[.B106];&quot;::&quot;;[.C106];&quot;::&quot;;[.D106])" office:value-type="string" office:string-value="Rutledge::15.82::85::206" calcext:value-type="string">
            <text:p>Rutledge::15.82::85::206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table:formula="of:=RANDBETWEEN(1;30) + RANDBETWEEN(1;100)/100" office:value-type="float" office:value="27.3" calcext:value-type="float">
            <text:p>27.3</text:p>
          </table:table-cell>
          <table:table-cell table:formula="of:=RANDBETWEEN(1;200)" office:value-type="float" office:value="187" calcext:value-type="float">
            <text:p>187</text:p>
          </table:table-cell>
          <table:table-cell table:formula="of:=RANDBETWEEN(1;1830)" office:value-type="float" office:value="554" calcext:value-type="float">
            <text:p>554</text:p>
          </table:table-cell>
          <table:table-cell table:formula="of:=CONCATENATE([.A107];&quot;::&quot;;[.B107];&quot;::&quot;;[.C107];&quot;::&quot;;[.D107])" office:value-type="string" office:string-value="Hudson::27.3::187::554" calcext:value-type="string">
            <text:p>Hudson::27.3::187::554</text:p>
          </table:table-cell>
        </table:table-row>
        <table:table-row table:style-name="ro1">
          <table:table-cell office:value-type="string" calcext:value-type="string">
            <text:p>Hazelcrest</text:p>
          </table:table-cell>
          <table:table-cell table:formula="of:=RANDBETWEEN(1;30) + RANDBETWEEN(1;100)/100" office:value-type="float" office:value="5.29" calcext:value-type="float">
            <text:p>5.29</text:p>
          </table:table-cell>
          <table:table-cell table:formula="of:=RANDBETWEEN(1;200)" office:value-type="float" office:value="160" calcext:value-type="float">
            <text:p>160</text:p>
          </table:table-cell>
          <table:table-cell table:formula="of:=RANDBETWEEN(1;1830)" office:value-type="float" office:value="1260" calcext:value-type="float">
            <text:p>1260</text:p>
          </table:table-cell>
          <table:table-cell table:formula="of:=CONCATENATE([.A108];&quot;::&quot;;[.B108];&quot;::&quot;;[.C108];&quot;::&quot;;[.D108])" office:value-type="string" office:string-value="Hazelcrest::5.29::160::1260" calcext:value-type="string">
            <text:p>Hazelcrest::5.29::160::1260</text:p>
          </table:table-cell>
        </table:table-row>
        <table:table-row table:style-name="ro1">
          <table:table-cell office:value-type="string" calcext:value-type="string">
            <text:p>Reindahl</text:p>
          </table:table-cell>
          <table:table-cell table:formula="of:=RANDBETWEEN(1;30) + RANDBETWEEN(1;100)/100" office:value-type="float" office:value="2.82" calcext:value-type="float">
            <text:p>2.82</text:p>
          </table:table-cell>
          <table:table-cell table:formula="of:=RANDBETWEEN(1;200)" office:value-type="float" office:value="142" calcext:value-type="float">
            <text:p>142</text:p>
          </table:table-cell>
          <table:table-cell table:formula="of:=RANDBETWEEN(1;1830)" office:value-type="float" office:value="606" calcext:value-type="float">
            <text:p>606</text:p>
          </table:table-cell>
          <table:table-cell table:formula="of:=CONCATENATE([.A109];&quot;::&quot;;[.B109];&quot;::&quot;;[.C109];&quot;::&quot;;[.D109])" office:value-type="string" office:string-value="Reindahl::2.82::142::606" calcext:value-type="string">
            <text:p>Reindahl::2.82::142::606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8.82" calcext:value-type="float">
            <text:p>28.82</text:p>
          </table:table-cell>
          <table:table-cell table:formula="of:=RANDBETWEEN(1;200)" office:value-type="float" office:value="65" calcext:value-type="float">
            <text:p>65</text:p>
          </table:table-cell>
          <table:table-cell table:formula="of:=RANDBETWEEN(1;1830)" office:value-type="float" office:value="633" calcext:value-type="float">
            <text:p>633</text:p>
          </table:table-cell>
          <table:table-cell table:formula="of:=CONCATENATE([.A110];&quot;::&quot;;[.B110];&quot;::&quot;;[.C110];&quot;::&quot;;[.D110])" office:value-type="string" office:string-value="Vera::28.82::65::633" calcext:value-type="string">
            <text:p>Vera::28.82::65::633</text:p>
          </table:table-cell>
        </table:table-row>
        <table:table-row table:style-name="ro1">
          <table:table-cell office:value-type="string" calcext:value-type="string">
            <text:p>Pepper Wood</text:p>
          </table:table-cell>
          <table:table-cell table:formula="of:=RANDBETWEEN(1;30) + RANDBETWEEN(1;100)/100" office:value-type="float" office:value="2.33" calcext:value-type="float">
            <text:p>2.33</text:p>
          </table:table-cell>
          <table:table-cell table:formula="of:=RANDBETWEEN(1;200)" office:value-type="float" office:value="93" calcext:value-type="float">
            <text:p>93</text:p>
          </table:table-cell>
          <table:table-cell table:formula="of:=RANDBETWEEN(1;1830)" office:value-type="float" office:value="1826" calcext:value-type="float">
            <text:p>1826</text:p>
          </table:table-cell>
          <table:table-cell table:formula="of:=CONCATENATE([.A111];&quot;::&quot;;[.B111];&quot;::&quot;;[.C111];&quot;::&quot;;[.D111])" office:value-type="string" office:string-value="Pepper Wood::2.33::93::1826" calcext:value-type="string">
            <text:p>Pepper Wood::2.33::93::1826</text:p>
          </table:table-cell>
        </table:table-row>
        <table:table-row table:style-name="ro1">
          <table:table-cell office:value-type="string" calcext:value-type="string">
            <text:p>Anniversary</text:p>
          </table:table-cell>
          <table:table-cell table:formula="of:=RANDBETWEEN(1;30) + RANDBETWEEN(1;100)/100" office:value-type="float" office:value="2.77" calcext:value-type="float">
            <text:p>2.77</text:p>
          </table:table-cell>
          <table:table-cell table:formula="of:=RANDBETWEEN(1;200)" office:value-type="float" office:value="67" calcext:value-type="float">
            <text:p>67</text:p>
          </table:table-cell>
          <table:table-cell table:formula="of:=RANDBETWEEN(1;1830)" office:value-type="float" office:value="423" calcext:value-type="float">
            <text:p>423</text:p>
          </table:table-cell>
          <table:table-cell table:formula="of:=CONCATENATE([.A112];&quot;::&quot;;[.B112];&quot;::&quot;;[.C112];&quot;::&quot;;[.D112])" office:value-type="string" office:string-value="Anniversary::2.77::67::423" calcext:value-type="string">
            <text:p>Anniversary::2.77::67::423</text:p>
          </table:table-cell>
        </table:table-row>
        <table:table-row table:style-name="ro1">
          <table:table-cell office:value-type="string" calcext:value-type="string">
            <text:p>Prairie Rose</text:p>
          </table:table-cell>
          <table:table-cell table:formula="of:=RANDBETWEEN(1;30) + RANDBETWEEN(1;100)/100" office:value-type="float" office:value="12.44" calcext:value-type="float">
            <text:p>12.44</text:p>
          </table:table-cell>
          <table:table-cell table:formula="of:=RANDBETWEEN(1;200)" office:value-type="float" office:value="163" calcext:value-type="float">
            <text:p>163</text:p>
          </table:table-cell>
          <table:table-cell table:formula="of:=RANDBETWEEN(1;1830)" office:value-type="float" office:value="167" calcext:value-type="float">
            <text:p>167</text:p>
          </table:table-cell>
          <table:table-cell table:formula="of:=CONCATENATE([.A113];&quot;::&quot;;[.B113];&quot;::&quot;;[.C113];&quot;::&quot;;[.D113])" office:value-type="string" office:string-value="Prairie Rose::12.44::163::167" calcext:value-type="string">
            <text:p>Prairie Rose::12.44::163::167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table:formula="of:=RANDBETWEEN(1;30) + RANDBETWEEN(1;100)/100" office:value-type="float" office:value="5.96" calcext:value-type="float">
            <text:p>5.96</text:p>
          </table:table-cell>
          <table:table-cell table:formula="of:=RANDBETWEEN(1;200)" office:value-type="float" office:value="134" calcext:value-type="float">
            <text:p>134</text:p>
          </table:table-cell>
          <table:table-cell table:formula="of:=RANDBETWEEN(1;1830)" office:value-type="float" office:value="1581" calcext:value-type="float">
            <text:p>1581</text:p>
          </table:table-cell>
          <table:table-cell table:formula="of:=CONCATENATE([.A114];&quot;::&quot;;[.B114];&quot;::&quot;;[.C114];&quot;::&quot;;[.D114])" office:value-type="string" office:string-value="Johnson::5.96::134::1581" calcext:value-type="string">
            <text:p>Johnson::5.96::134::1581</text:p>
          </table:table-cell>
        </table:table-row>
        <table:table-row table:style-name="ro1">
          <table:table-cell office:value-type="string" calcext:value-type="string">
            <text:p>Birchwood</text:p>
          </table:table-cell>
          <table:table-cell table:formula="of:=RANDBETWEEN(1;30) + RANDBETWEEN(1;100)/100" office:value-type="float" office:value="3.06" calcext:value-type="float">
            <text:p>3.06</text:p>
          </table:table-cell>
          <table:table-cell table:formula="of:=RANDBETWEEN(1;200)" office:value-type="float" office:value="185" calcext:value-type="float">
            <text:p>185</text:p>
          </table:table-cell>
          <table:table-cell table:formula="of:=RANDBETWEEN(1;1830)" office:value-type="float" office:value="857" calcext:value-type="float">
            <text:p>857</text:p>
          </table:table-cell>
          <table:table-cell table:formula="of:=CONCATENATE([.A115];&quot;::&quot;;[.B115];&quot;::&quot;;[.C115];&quot;::&quot;;[.D115])" office:value-type="string" office:string-value="Birchwood::3.06::185::857" calcext:value-type="string">
            <text:p>Birchwood::3.06::185::857</text:p>
          </table:table-cell>
        </table:table-row>
        <table:table-row table:style-name="ro1">
          <table:table-cell office:value-type="string" calcext:value-type="string">
            <text:p>Rigney</text:p>
          </table:table-cell>
          <table:table-cell table:formula="of:=RANDBETWEEN(1;30) + RANDBETWEEN(1;100)/100" office:value-type="float" office:value="8.3" calcext:value-type="float">
            <text:p>8.3</text:p>
          </table:table-cell>
          <table:table-cell table:formula="of:=RANDBETWEEN(1;200)" office:value-type="float" office:value="14" calcext:value-type="float">
            <text:p>14</text:p>
          </table:table-cell>
          <table:table-cell table:formula="of:=RANDBETWEEN(1;1830)" office:value-type="float" office:value="217" calcext:value-type="float">
            <text:p>217</text:p>
          </table:table-cell>
          <table:table-cell table:formula="of:=CONCATENATE([.A116];&quot;::&quot;;[.B116];&quot;::&quot;;[.C116];&quot;::&quot;;[.D116])" office:value-type="string" office:string-value="Rigney::8.3::14::217" calcext:value-type="string">
            <text:p>Rigney::8.3::14::217</text:p>
          </table:table-cell>
        </table:table-row>
        <table:table-row table:style-name="ro1">
          <table:table-cell office:value-type="string" calcext:value-type="string">
            <text:p>Lunder</text:p>
          </table:table-cell>
          <table:table-cell table:formula="of:=RANDBETWEEN(1;30) + RANDBETWEEN(1;100)/100" office:value-type="float" office:value="25.64" calcext:value-type="float">
            <text:p>25.64</text:p>
          </table:table-cell>
          <table:table-cell table:formula="of:=RANDBETWEEN(1;200)" office:value-type="float" office:value="115" calcext:value-type="float">
            <text:p>115</text:p>
          </table:table-cell>
          <table:table-cell table:formula="of:=RANDBETWEEN(1;1830)" office:value-type="float" office:value="1257" calcext:value-type="float">
            <text:p>1257</text:p>
          </table:table-cell>
          <table:table-cell table:formula="of:=CONCATENATE([.A117];&quot;::&quot;;[.B117];&quot;::&quot;;[.C117];&quot;::&quot;;[.D117])" office:value-type="string" office:string-value="Lunder::25.64::115::1257" calcext:value-type="string">
            <text:p>Lunder::25.64::115::1257</text:p>
          </table:table-cell>
        </table:table-row>
        <table:table-row table:style-name="ro1">
          <table:table-cell office:value-type="string" calcext:value-type="string">
            <text:p>Oneill</text:p>
          </table:table-cell>
          <table:table-cell table:formula="of:=RANDBETWEEN(1;30) + RANDBETWEEN(1;100)/100" office:value-type="float" office:value="5.36" calcext:value-type="float">
            <text:p>5.36</text:p>
          </table:table-cell>
          <table:table-cell table:formula="of:=RANDBETWEEN(1;200)" office:value-type="float" office:value="96" calcext:value-type="float">
            <text:p>96</text:p>
          </table:table-cell>
          <table:table-cell table:formula="of:=RANDBETWEEN(1;1830)" office:value-type="float" office:value="190" calcext:value-type="float">
            <text:p>190</text:p>
          </table:table-cell>
          <table:table-cell table:formula="of:=CONCATENATE([.A118];&quot;::&quot;;[.B118];&quot;::&quot;;[.C118];&quot;::&quot;;[.D118])" office:value-type="string" office:string-value="Oneill::5.36::96::190" calcext:value-type="string">
            <text:p>Oneill::5.36::96::190</text:p>
          </table:table-cell>
        </table:table-row>
        <table:table-row table:style-name="ro1">
          <table:table-cell office:value-type="string" calcext:value-type="string">
            <text:p>Old Gate</text:p>
          </table:table-cell>
          <table:table-cell table:formula="of:=RANDBETWEEN(1;30) + RANDBETWEEN(1;100)/100" office:value-type="float" office:value="13.88" calcext:value-type="float">
            <text:p>13.88</text:p>
          </table:table-cell>
          <table:table-cell table:formula="of:=RANDBETWEEN(1;200)" office:value-type="float" office:value="157" calcext:value-type="float">
            <text:p>157</text:p>
          </table:table-cell>
          <table:table-cell table:formula="of:=RANDBETWEEN(1;1830)" office:value-type="float" office:value="1746" calcext:value-type="float">
            <text:p>1746</text:p>
          </table:table-cell>
          <table:table-cell table:formula="of:=CONCATENATE([.A119];&quot;::&quot;;[.B119];&quot;::&quot;;[.C119];&quot;::&quot;;[.D119])" office:value-type="string" office:string-value="Old Gate::13.88::157::1746" calcext:value-type="string">
            <text:p>Old Gate::13.88::157::1746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table:formula="of:=RANDBETWEEN(1;30) + RANDBETWEEN(1;100)/100" office:value-type="float" office:value="21.68" calcext:value-type="float">
            <text:p>21.68</text:p>
          </table:table-cell>
          <table:table-cell table:formula="of:=RANDBETWEEN(1;200)" office:value-type="float" office:value="167" calcext:value-type="float">
            <text:p>167</text:p>
          </table:table-cell>
          <table:table-cell table:formula="of:=RANDBETWEEN(1;1830)" office:value-type="float" office:value="1158" calcext:value-type="float">
            <text:p>1158</text:p>
          </table:table-cell>
          <table:table-cell table:formula="of:=CONCATENATE([.A120];&quot;::&quot;;[.B120];&quot;::&quot;;[.C120];&quot;::&quot;;[.D120])" office:value-type="string" office:string-value="Brown::21.68::167::1158" calcext:value-type="string">
            <text:p>Brown::21.68::167::1158</text:p>
          </table:table-cell>
        </table:table-row>
        <table:table-row table:style-name="ro1">
          <table:table-cell office:value-type="string" calcext:value-type="string">
            <text:p>Manufacturers</text:p>
          </table:table-cell>
          <table:table-cell table:formula="of:=RANDBETWEEN(1;30) + RANDBETWEEN(1;100)/100" office:value-type="float" office:value="8.96" calcext:value-type="float">
            <text:p>8.96</text:p>
          </table:table-cell>
          <table:table-cell table:formula="of:=RANDBETWEEN(1;200)" office:value-type="float" office:value="147" calcext:value-type="float">
            <text:p>147</text:p>
          </table:table-cell>
          <table:table-cell table:formula="of:=RANDBETWEEN(1;1830)" office:value-type="float" office:value="754" calcext:value-type="float">
            <text:p>754</text:p>
          </table:table-cell>
          <table:table-cell table:formula="of:=CONCATENATE([.A121];&quot;::&quot;;[.B121];&quot;::&quot;;[.C121];&quot;::&quot;;[.D121])" office:value-type="string" office:string-value="Manufacturers::8.96::147::754" calcext:value-type="string">
            <text:p>Manufacturers::8.96::147::754</text:p>
          </table:table-cell>
        </table:table-row>
        <table:table-row table:style-name="ro1">
          <table:table-cell office:value-type="string" calcext:value-type="string">
            <text:p>Stang</text:p>
          </table:table-cell>
          <table:table-cell table:formula="of:=RANDBETWEEN(1;30) + RANDBETWEEN(1;100)/100" office:value-type="float" office:value="24.3" calcext:value-type="float">
            <text:p>24.3</text:p>
          </table:table-cell>
          <table:table-cell table:formula="of:=RANDBETWEEN(1;200)" office:value-type="float" office:value="131" calcext:value-type="float">
            <text:p>131</text:p>
          </table:table-cell>
          <table:table-cell table:formula="of:=RANDBETWEEN(1;1830)" office:value-type="float" office:value="736" calcext:value-type="float">
            <text:p>736</text:p>
          </table:table-cell>
          <table:table-cell table:formula="of:=CONCATENATE([.A122];&quot;::&quot;;[.B122];&quot;::&quot;;[.C122];&quot;::&quot;;[.D122])" office:value-type="string" office:string-value="Stang::24.3::131::736" calcext:value-type="string">
            <text:p>Stang::24.3::131::736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table:formula="of:=RANDBETWEEN(1;30) + RANDBETWEEN(1;100)/100" office:value-type="float" office:value="17.31" calcext:value-type="float">
            <text:p>17.31</text:p>
          </table:table-cell>
          <table:table-cell table:formula="of:=RANDBETWEEN(1;200)" office:value-type="float" office:value="119" calcext:value-type="float">
            <text:p>119</text:p>
          </table:table-cell>
          <table:table-cell table:formula="of:=RANDBETWEEN(1;1830)" office:value-type="float" office:value="1471" calcext:value-type="float">
            <text:p>1471</text:p>
          </table:table-cell>
          <table:table-cell table:formula="of:=CONCATENATE([.A123];&quot;::&quot;;[.B123];&quot;::&quot;;[.C123];&quot;::&quot;;[.D123])" office:value-type="string" office:string-value="Gale::17.31::119::1471" calcext:value-type="string">
            <text:p>Gale::17.31::119::1471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formula="of:=RANDBETWEEN(1;30) + RANDBETWEEN(1;100)/100" office:value-type="float" office:value="25.37" calcext:value-type="float">
            <text:p>25.37</text:p>
          </table:table-cell>
          <table:table-cell table:formula="of:=RANDBETWEEN(1;200)" office:value-type="float" office:value="40" calcext:value-type="float">
            <text:p>40</text:p>
          </table:table-cell>
          <table:table-cell table:formula="of:=RANDBETWEEN(1;1830)" office:value-type="float" office:value="885" calcext:value-type="float">
            <text:p>885</text:p>
          </table:table-cell>
          <table:table-cell table:formula="of:=CONCATENATE([.A124];&quot;::&quot;;[.B124];&quot;::&quot;;[.C124];&quot;::&quot;;[.D124])" office:value-type="string" office:string-value="North::25.37::40::885" calcext:value-type="string">
            <text:p>North::25.37::40::885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RANDBETWEEN(1;30) + RANDBETWEEN(1;100)/100" office:value-type="float" office:value="5.08" calcext:value-type="float">
            <text:p>5.08</text:p>
          </table:table-cell>
          <table:table-cell table:formula="of:=RANDBETWEEN(1;200)" office:value-type="float" office:value="75" calcext:value-type="float">
            <text:p>75</text:p>
          </table:table-cell>
          <table:table-cell table:formula="of:=RANDBETWEEN(1;1830)" office:value-type="float" office:value="1623" calcext:value-type="float">
            <text:p>1623</text:p>
          </table:table-cell>
          <table:table-cell table:formula="of:=CONCATENATE([.A125];&quot;::&quot;;[.B125];&quot;::&quot;;[.C125];&quot;::&quot;;[.D125])" office:value-type="string" office:string-value="International::5.08::75::1623" calcext:value-type="string">
            <text:p>International::5.08::75::1623</text:p>
          </table:table-cell>
        </table:table-row>
        <table:table-row table:style-name="ro1">
          <table:table-cell office:value-type="string" calcext:value-type="string">
            <text:p>Redwing</text:p>
          </table:table-cell>
          <table:table-cell table:formula="of:=RANDBETWEEN(1;30) + RANDBETWEEN(1;100)/100" office:value-type="float" office:value="18.62" calcext:value-type="float">
            <text:p>18.62</text:p>
          </table:table-cell>
          <table:table-cell table:formula="of:=RANDBETWEEN(1;200)" office:value-type="float" office:value="93" calcext:value-type="float">
            <text:p>93</text:p>
          </table:table-cell>
          <table:table-cell table:formula="of:=RANDBETWEEN(1;1830)" office:value-type="float" office:value="823" calcext:value-type="float">
            <text:p>823</text:p>
          </table:table-cell>
          <table:table-cell table:formula="of:=CONCATENATE([.A126];&quot;::&quot;;[.B126];&quot;::&quot;;[.C126];&quot;::&quot;;[.D126])" office:value-type="string" office:string-value="Redwing::18.62::93::823" calcext:value-type="string">
            <text:p>Redwing::18.62::93::823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table:formula="of:=RANDBETWEEN(1;30) + RANDBETWEEN(1;100)/100" office:value-type="float" office:value="18.08" calcext:value-type="float">
            <text:p>18.08</text:p>
          </table:table-cell>
          <table:table-cell table:formula="of:=RANDBETWEEN(1;200)" office:value-type="float" office:value="52" calcext:value-type="float">
            <text:p>52</text:p>
          </table:table-cell>
          <table:table-cell table:formula="of:=RANDBETWEEN(1;1830)" office:value-type="float" office:value="1807" calcext:value-type="float">
            <text:p>1807</text:p>
          </table:table-cell>
          <table:table-cell table:formula="of:=CONCATENATE([.A127];&quot;::&quot;;[.B127];&quot;::&quot;;[.C127];&quot;::&quot;;[.D127])" office:value-type="string" office:string-value="Westport::18.08::52::1807" calcext:value-type="string">
            <text:p>Westport::18.08::52::1807</text:p>
          </table:table-cell>
        </table:table-row>
        <table:table-row table:style-name="ro1">
          <table:table-cell office:value-type="string" calcext:value-type="string">
            <text:p>Spenser</text:p>
          </table:table-cell>
          <table:table-cell table:formula="of:=RANDBETWEEN(1;30) + RANDBETWEEN(1;100)/100" office:value-type="float" office:value="25.24" calcext:value-type="float">
            <text:p>25.24</text:p>
          </table:table-cell>
          <table:table-cell table:formula="of:=RANDBETWEEN(1;200)" office:value-type="float" office:value="18" calcext:value-type="float">
            <text:p>18</text:p>
          </table:table-cell>
          <table:table-cell table:formula="of:=RANDBETWEEN(1;1830)" office:value-type="float" office:value="992" calcext:value-type="float">
            <text:p>992</text:p>
          </table:table-cell>
          <table:table-cell table:formula="of:=CONCATENATE([.A128];&quot;::&quot;;[.B128];&quot;::&quot;;[.C128];&quot;::&quot;;[.D128])" office:value-type="string" office:string-value="Spenser::25.24::18::992" calcext:value-type="string">
            <text:p>Spenser::25.24::18::992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table:formula="of:=RANDBETWEEN(1;30) + RANDBETWEEN(1;100)/100" office:value-type="float" office:value="14.26" calcext:value-type="float">
            <text:p>14.26</text:p>
          </table:table-cell>
          <table:table-cell table:formula="of:=RANDBETWEEN(1;200)" office:value-type="float" office:value="129" calcext:value-type="float">
            <text:p>129</text:p>
          </table:table-cell>
          <table:table-cell table:formula="of:=RANDBETWEEN(1;1830)" office:value-type="float" office:value="536" calcext:value-type="float">
            <text:p>536</text:p>
          </table:table-cell>
          <table:table-cell table:formula="of:=CONCATENATE([.A129];&quot;::&quot;;[.B129];&quot;::&quot;;[.C129];&quot;::&quot;;[.D129])" office:value-type="string" office:string-value="4th::14.26::129::536" calcext:value-type="string">
            <text:p>4th::14.26::129::536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table:formula="of:=RANDBETWEEN(1;30) + RANDBETWEEN(1;100)/100" office:value-type="float" office:value="24.63" calcext:value-type="float">
            <text:p>24.63</text:p>
          </table:table-cell>
          <table:table-cell table:formula="of:=RANDBETWEEN(1;200)" office:value-type="float" office:value="78" calcext:value-type="float">
            <text:p>78</text:p>
          </table:table-cell>
          <table:table-cell table:formula="of:=RANDBETWEEN(1;1830)" office:value-type="float" office:value="1305" calcext:value-type="float">
            <text:p>1305</text:p>
          </table:table-cell>
          <table:table-cell table:formula="of:=CONCATENATE([.A130];&quot;::&quot;;[.B130];&quot;::&quot;;[.C130];&quot;::&quot;;[.D130])" office:value-type="string" office:string-value="Laurel::24.63::78::1305" calcext:value-type="string">
            <text:p>Laurel::24.63::78::1305</text:p>
          </table:table-cell>
        </table:table-row>
        <table:table-row table:style-name="ro1">
          <table:table-cell office:value-type="string" calcext:value-type="string">
            <text:p>Delladonna</text:p>
          </table:table-cell>
          <table:table-cell table:formula="of:=RANDBETWEEN(1;30) + RANDBETWEEN(1;100)/100" office:value-type="float" office:value="19.88" calcext:value-type="float">
            <text:p>19.88</text:p>
          </table:table-cell>
          <table:table-cell table:formula="of:=RANDBETWEEN(1;200)" office:value-type="float" office:value="143" calcext:value-type="float">
            <text:p>143</text:p>
          </table:table-cell>
          <table:table-cell table:formula="of:=RANDBETWEEN(1;1830)" office:value-type="float" office:value="1688" calcext:value-type="float">
            <text:p>1688</text:p>
          </table:table-cell>
          <table:table-cell table:formula="of:=CONCATENATE([.A131];&quot;::&quot;;[.B131];&quot;::&quot;;[.C131];&quot;::&quot;;[.D131])" office:value-type="string" office:string-value="Delladonna::19.88::143::1688" calcext:value-type="string">
            <text:p>Delladonna::19.88::143::1688</text:p>
          </table:table-cell>
        </table:table-row>
        <table:table-row table:style-name="ro1">
          <table:table-cell office:value-type="string" calcext:value-type="string">
            <text:p>Dapin</text:p>
          </table:table-cell>
          <table:table-cell table:formula="of:=RANDBETWEEN(1;30) + RANDBETWEEN(1;100)/100" office:value-type="float" office:value="25.98" calcext:value-type="float">
            <text:p>25.98</text:p>
          </table:table-cell>
          <table:table-cell table:formula="of:=RANDBETWEEN(1;200)" office:value-type="float" office:value="125" calcext:value-type="float">
            <text:p>125</text:p>
          </table:table-cell>
          <table:table-cell table:formula="of:=RANDBETWEEN(1;1830)" office:value-type="float" office:value="528" calcext:value-type="float">
            <text:p>528</text:p>
          </table:table-cell>
          <table:table-cell table:formula="of:=CONCATENATE([.A132];&quot;::&quot;;[.B132];&quot;::&quot;;[.C132];&quot;::&quot;;[.D132])" office:value-type="string" office:string-value="Dapin::25.98::125::528" calcext:value-type="string">
            <text:p>Dapin::25.98::125::528</text:p>
          </table:table-cell>
        </table:table-row>
        <table:table-row table:style-name="ro1">
          <table:table-cell office:value-type="string" calcext:value-type="string">
            <text:p>Mockingbird</text:p>
          </table:table-cell>
          <table:table-cell table:formula="of:=RANDBETWEEN(1;30) + RANDBETWEEN(1;100)/100" office:value-type="float" office:value="23.11" calcext:value-type="float">
            <text:p>23.11</text:p>
          </table:table-cell>
          <table:table-cell table:formula="of:=RANDBETWEEN(1;200)" office:value-type="float" office:value="62" calcext:value-type="float">
            <text:p>62</text:p>
          </table:table-cell>
          <table:table-cell table:formula="of:=RANDBETWEEN(1;1830)" office:value-type="float" office:value="355" calcext:value-type="float">
            <text:p>355</text:p>
          </table:table-cell>
          <table:table-cell table:formula="of:=CONCATENATE([.A133];&quot;::&quot;;[.B133];&quot;::&quot;;[.C133];&quot;::&quot;;[.D133])" office:value-type="string" office:string-value="Mockingbird::23.11::62::355" calcext:value-type="string">
            <text:p>Mockingbird::23.11::62::355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table:formula="of:=RANDBETWEEN(1;30) + RANDBETWEEN(1;100)/100" office:value-type="float" office:value="19.02" calcext:value-type="float">
            <text:p>19.02</text:p>
          </table:table-cell>
          <table:table-cell table:formula="of:=RANDBETWEEN(1;200)" office:value-type="float" office:value="120" calcext:value-type="float">
            <text:p>120</text:p>
          </table:table-cell>
          <table:table-cell table:formula="of:=RANDBETWEEN(1;1830)" office:value-type="float" office:value="85" calcext:value-type="float">
            <text:p>85</text:p>
          </table:table-cell>
          <table:table-cell table:formula="of:=CONCATENATE([.A134];&quot;::&quot;;[.B134];&quot;::&quot;;[.C134];&quot;::&quot;;[.D134])" office:value-type="string" office:string-value="Vermont::19.02::120::85" calcext:value-type="string">
            <text:p>Vermont::19.02::120::85</text:p>
          </table:table-cell>
        </table:table-row>
        <table:table-row table:style-name="ro1">
          <table:table-cell office:value-type="string" calcext:value-type="string">
            <text:p>Northport</text:p>
          </table:table-cell>
          <table:table-cell table:formula="of:=RANDBETWEEN(1;30) + RANDBETWEEN(1;100)/100" office:value-type="float" office:value="16.29" calcext:value-type="float">
            <text:p>16.29</text:p>
          </table:table-cell>
          <table:table-cell table:formula="of:=RANDBETWEEN(1;200)" office:value-type="float" office:value="52" calcext:value-type="float">
            <text:p>52</text:p>
          </table:table-cell>
          <table:table-cell table:formula="of:=RANDBETWEEN(1;1830)" office:value-type="float" office:value="242" calcext:value-type="float">
            <text:p>242</text:p>
          </table:table-cell>
          <table:table-cell table:formula="of:=CONCATENATE([.A135];&quot;::&quot;;[.B135];&quot;::&quot;;[.C135];&quot;::&quot;;[.D135])" office:value-type="string" office:string-value="Northport::16.29::52::242" calcext:value-type="string">
            <text:p>Northport::16.29::52::242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formula="of:=RANDBETWEEN(1;30) + RANDBETWEEN(1;100)/100" office:value-type="float" office:value="24.78" calcext:value-type="float">
            <text:p>24.78</text:p>
          </table:table-cell>
          <table:table-cell table:formula="of:=RANDBETWEEN(1;200)" office:value-type="float" office:value="125" calcext:value-type="float">
            <text:p>125</text:p>
          </table:table-cell>
          <table:table-cell table:formula="of:=RANDBETWEEN(1;1830)" office:value-type="float" office:value="29" calcext:value-type="float">
            <text:p>29</text:p>
          </table:table-cell>
          <table:table-cell table:formula="of:=CONCATENATE([.A136];&quot;::&quot;;[.B136];&quot;::&quot;;[.C136];&quot;::&quot;;[.D136])" office:value-type="string" office:string-value="8th::24.78::125::29" calcext:value-type="string">
            <text:p>8th::24.78::125::29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table:formula="of:=RANDBETWEEN(1;30) + RANDBETWEEN(1;100)/100" office:value-type="float" office:value="14.9" calcext:value-type="float">
            <text:p>14.9</text:p>
          </table:table-cell>
          <table:table-cell table:formula="of:=RANDBETWEEN(1;200)" office:value-type="float" office:value="176" calcext:value-type="float">
            <text:p>176</text:p>
          </table:table-cell>
          <table:table-cell table:formula="of:=RANDBETWEEN(1;1830)" office:value-type="float" office:value="1697" calcext:value-type="float">
            <text:p>1697</text:p>
          </table:table-cell>
          <table:table-cell table:formula="of:=CONCATENATE([.A137];&quot;::&quot;;[.B137];&quot;::&quot;;[.C137];&quot;::&quot;;[.D137])" office:value-type="string" office:string-value="Londonderry::14.9::176::1697" calcext:value-type="string">
            <text:p>Londonderry::14.9::176::1697</text:p>
          </table:table-cell>
        </table:table-row>
        <table:table-row table:style-name="ro1">
          <table:table-cell office:value-type="string" calcext:value-type="string">
            <text:p>Hovde</text:p>
          </table:table-cell>
          <table:table-cell table:formula="of:=RANDBETWEEN(1;30) + RANDBETWEEN(1;100)/100" office:value-type="float" office:value="10.39" calcext:value-type="float">
            <text:p>10.39</text:p>
          </table:table-cell>
          <table:table-cell table:formula="of:=RANDBETWEEN(1;200)" office:value-type="float" office:value="91" calcext:value-type="float">
            <text:p>91</text:p>
          </table:table-cell>
          <table:table-cell table:formula="of:=RANDBETWEEN(1;1830)" office:value-type="float" office:value="1196" calcext:value-type="float">
            <text:p>1196</text:p>
          </table:table-cell>
          <table:table-cell table:formula="of:=CONCATENATE([.A138];&quot;::&quot;;[.B138];&quot;::&quot;;[.C138];&quot;::&quot;;[.D138])" office:value-type="string" office:string-value="Hovde::10.39::91::1196" calcext:value-type="string">
            <text:p>Hovde::10.39::91::1196</text:p>
          </table:table-cell>
        </table:table-row>
        <table:table-row table:style-name="ro1">
          <table:table-cell office:value-type="string" calcext:value-type="string">
            <text:p>Messerschmidt</text:p>
          </table:table-cell>
          <table:table-cell table:formula="of:=RANDBETWEEN(1;30) + RANDBETWEEN(1;100)/100" office:value-type="float" office:value="23.35" calcext:value-type="float">
            <text:p>23.35</text:p>
          </table:table-cell>
          <table:table-cell table:formula="of:=RANDBETWEEN(1;200)" office:value-type="float" office:value="91" calcext:value-type="float">
            <text:p>91</text:p>
          </table:table-cell>
          <table:table-cell table:formula="of:=RANDBETWEEN(1;1830)" office:value-type="float" office:value="789" calcext:value-type="float">
            <text:p>789</text:p>
          </table:table-cell>
          <table:table-cell table:formula="of:=CONCATENATE([.A139];&quot;::&quot;;[.B139];&quot;::&quot;;[.C139];&quot;::&quot;;[.D139])" office:value-type="string" office:string-value="Messerschmidt::23.35::91::789" calcext:value-type="string">
            <text:p>Messerschmidt::23.35::91::789</text:p>
          </table:table-cell>
        </table:table-row>
        <table:table-row table:style-name="ro1">
          <table:table-cell office:value-type="string" calcext:value-type="string">
            <text:p>Monica</text:p>
          </table:table-cell>
          <table:table-cell table:formula="of:=RANDBETWEEN(1;30) + RANDBETWEEN(1;100)/100" office:value-type="float" office:value="3.07" calcext:value-type="float">
            <text:p>3.07</text:p>
          </table:table-cell>
          <table:table-cell table:formula="of:=RANDBETWEEN(1;200)" office:value-type="float" office:value="76" calcext:value-type="float">
            <text:p>76</text:p>
          </table:table-cell>
          <table:table-cell table:formula="of:=RANDBETWEEN(1;1830)" office:value-type="float" office:value="526" calcext:value-type="float">
            <text:p>526</text:p>
          </table:table-cell>
          <table:table-cell table:formula="of:=CONCATENATE([.A140];&quot;::&quot;;[.B140];&quot;::&quot;;[.C140];&quot;::&quot;;[.D140])" office:value-type="string" office:string-value="Monica::3.07::76::526" calcext:value-type="string">
            <text:p>Monica::3.07::76::526</text:p>
          </table:table-cell>
        </table:table-row>
        <table:table-row table:style-name="ro1">
          <table:table-cell office:value-type="string" calcext:value-type="string">
            <text:p>Debs</text:p>
          </table:table-cell>
          <table:table-cell table:formula="of:=RANDBETWEEN(1;30) + RANDBETWEEN(1;100)/100" office:value-type="float" office:value="29.54" calcext:value-type="float">
            <text:p>29.54</text:p>
          </table:table-cell>
          <table:table-cell table:formula="of:=RANDBETWEEN(1;200)" office:value-type="float" office:value="191" calcext:value-type="float">
            <text:p>191</text:p>
          </table:table-cell>
          <table:table-cell table:formula="of:=RANDBETWEEN(1;1830)" office:value-type="float" office:value="1076" calcext:value-type="float">
            <text:p>1076</text:p>
          </table:table-cell>
          <table:table-cell table:formula="of:=CONCATENATE([.A141];&quot;::&quot;;[.B141];&quot;::&quot;;[.C141];&quot;::&quot;;[.D141])" office:value-type="string" office:string-value="Debs::29.54::191::1076" calcext:value-type="string">
            <text:p>Debs::29.54::191::1076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table:formula="of:=RANDBETWEEN(1;30) + RANDBETWEEN(1;100)/100" office:value-type="float" office:value="23.88" calcext:value-type="float">
            <text:p>23.88</text:p>
          </table:table-cell>
          <table:table-cell table:formula="of:=RANDBETWEEN(1;200)" office:value-type="float" office:value="42" calcext:value-type="float">
            <text:p>42</text:p>
          </table:table-cell>
          <table:table-cell table:formula="of:=RANDBETWEEN(1;1830)" office:value-type="float" office:value="754" calcext:value-type="float">
            <text:p>754</text:p>
          </table:table-cell>
          <table:table-cell table:formula="of:=CONCATENATE([.A142];&quot;::&quot;;[.B142];&quot;::&quot;;[.C142];&quot;::&quot;;[.D142])" office:value-type="string" office:string-value="Hoffman::23.88::42::754" calcext:value-type="string">
            <text:p>Hoffman::23.88::42::754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RANDBETWEEN(1;30) + RANDBETWEEN(1;100)/100" office:value-type="float" office:value="30.58" calcext:value-type="float">
            <text:p>30.58</text:p>
          </table:table-cell>
          <table:table-cell table:formula="of:=RANDBETWEEN(1;200)" office:value-type="float" office:value="105" calcext:value-type="float">
            <text:p>105</text:p>
          </table:table-cell>
          <table:table-cell table:formula="of:=RANDBETWEEN(1;1830)" office:value-type="float" office:value="272" calcext:value-type="float">
            <text:p>272</text:p>
          </table:table-cell>
          <table:table-cell table:formula="of:=CONCATENATE([.A143];&quot;::&quot;;[.B143];&quot;::&quot;;[.C143];&quot;::&quot;;[.D143])" office:value-type="string" office:string-value="Dixon::30.58::105::272" calcext:value-type="string">
            <text:p>Dixon::30.58::105::272</text:p>
          </table:table-cell>
        </table:table-row>
        <table:table-row table:style-name="ro1">
          <table:table-cell office:value-type="string" calcext:value-type="string">
            <text:p>Coolidge</text:p>
          </table:table-cell>
          <table:table-cell table:formula="of:=RANDBETWEEN(1;30) + RANDBETWEEN(1;100)/100" office:value-type="float" office:value="29.72" calcext:value-type="float">
            <text:p>29.72</text:p>
          </table:table-cell>
          <table:table-cell table:formula="of:=RANDBETWEEN(1;200)" office:value-type="float" office:value="90" calcext:value-type="float">
            <text:p>90</text:p>
          </table:table-cell>
          <table:table-cell table:formula="of:=RANDBETWEEN(1;1830)" office:value-type="float" office:value="596" calcext:value-type="float">
            <text:p>596</text:p>
          </table:table-cell>
          <table:table-cell table:formula="of:=CONCATENATE([.A144];&quot;::&quot;;[.B144];&quot;::&quot;;[.C144];&quot;::&quot;;[.D144])" office:value-type="string" office:string-value="Coolidge::29.72::90::596" calcext:value-type="string">
            <text:p>Coolidge::29.72::90::596</text:p>
          </table:table-cell>
        </table:table-row>
        <table:table-row table:style-name="ro1">
          <table:table-cell office:value-type="string" calcext:value-type="string">
            <text:p>Springview</text:p>
          </table:table-cell>
          <table:table-cell table:formula="of:=RANDBETWEEN(1;30) + RANDBETWEEN(1;100)/100" office:value-type="float" office:value="8.66" calcext:value-type="float">
            <text:p>8.66</text:p>
          </table:table-cell>
          <table:table-cell table:formula="of:=RANDBETWEEN(1;200)" office:value-type="float" office:value="21" calcext:value-type="float">
            <text:p>21</text:p>
          </table:table-cell>
          <table:table-cell table:formula="of:=RANDBETWEEN(1;1830)" office:value-type="float" office:value="730" calcext:value-type="float">
            <text:p>730</text:p>
          </table:table-cell>
          <table:table-cell table:formula="of:=CONCATENATE([.A145];&quot;::&quot;;[.B145];&quot;::&quot;;[.C145];&quot;::&quot;;[.D145])" office:value-type="string" office:string-value="Springview::8.66::21::730" calcext:value-type="string">
            <text:p>Springview::8.66::21::730</text:p>
          </table:table-cell>
        </table:table-row>
        <table:table-row table:style-name="ro1">
          <table:table-cell office:value-type="string" calcext:value-type="string">
            <text:p>Rowland</text:p>
          </table:table-cell>
          <table:table-cell table:formula="of:=RANDBETWEEN(1;30) + RANDBETWEEN(1;100)/100" office:value-type="float" office:value="3.11" calcext:value-type="float">
            <text:p>3.11</text:p>
          </table:table-cell>
          <table:table-cell table:formula="of:=RANDBETWEEN(1;200)" office:value-type="float" office:value="60" calcext:value-type="float">
            <text:p>60</text:p>
          </table:table-cell>
          <table:table-cell table:formula="of:=RANDBETWEEN(1;1830)" office:value-type="float" office:value="1749" calcext:value-type="float">
            <text:p>1749</text:p>
          </table:table-cell>
          <table:table-cell table:formula="of:=CONCATENATE([.A146];&quot;::&quot;;[.B146];&quot;::&quot;;[.C146];&quot;::&quot;;[.D146])" office:value-type="string" office:string-value="Rowland::3.11::60::1749" calcext:value-type="string">
            <text:p>Rowland::3.11::60::1749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table:formula="of:=RANDBETWEEN(1;30) + RANDBETWEEN(1;100)/100" office:value-type="float" office:value="8.52" calcext:value-type="float">
            <text:p>8.52</text:p>
          </table:table-cell>
          <table:table-cell table:formula="of:=RANDBETWEEN(1;200)" office:value-type="float" office:value="87" calcext:value-type="float">
            <text:p>87</text:p>
          </table:table-cell>
          <table:table-cell table:formula="of:=RANDBETWEEN(1;1830)" office:value-type="float" office:value="1596" calcext:value-type="float">
            <text:p>1596</text:p>
          </table:table-cell>
          <table:table-cell table:formula="of:=CONCATENATE([.A147];&quot;::&quot;;[.B147];&quot;::&quot;;[.C147];&quot;::&quot;;[.D147])" office:value-type="string" office:string-value="Jay::8.52::87::1596" calcext:value-type="string">
            <text:p>Jay::8.52::87::1596</text:p>
          </table:table-cell>
        </table:table-row>
        <table:table-row table:style-name="ro1">
          <table:table-cell office:value-type="string" calcext:value-type="string">
            <text:p>Merrick</text:p>
          </table:table-cell>
          <table:table-cell table:formula="of:=RANDBETWEEN(1;30) + RANDBETWEEN(1;100)/100" office:value-type="float" office:value="18.78" calcext:value-type="float">
            <text:p>18.78</text:p>
          </table:table-cell>
          <table:table-cell table:formula="of:=RANDBETWEEN(1;200)" office:value-type="float" office:value="129" calcext:value-type="float">
            <text:p>129</text:p>
          </table:table-cell>
          <table:table-cell table:formula="of:=RANDBETWEEN(1;1830)" office:value-type="float" office:value="867" calcext:value-type="float">
            <text:p>867</text:p>
          </table:table-cell>
          <table:table-cell table:formula="of:=CONCATENATE([.A148];&quot;::&quot;;[.B148];&quot;::&quot;;[.C148];&quot;::&quot;;[.D148])" office:value-type="string" office:string-value="Merrick::18.78::129::867" calcext:value-type="string">
            <text:p>Merrick::18.78::129::867</text:p>
          </table:table-cell>
        </table:table-row>
        <table:table-row table:style-name="ro1">
          <table:table-cell office:value-type="string" calcext:value-type="string">
            <text:p>Towne</text:p>
          </table:table-cell>
          <table:table-cell table:formula="of:=RANDBETWEEN(1;30) + RANDBETWEEN(1;100)/100" office:value-type="float" office:value="12.05" calcext:value-type="float">
            <text:p>12.05</text:p>
          </table:table-cell>
          <table:table-cell table:formula="of:=RANDBETWEEN(1;200)" office:value-type="float" office:value="37" calcext:value-type="float">
            <text:p>37</text:p>
          </table:table-cell>
          <table:table-cell table:formula="of:=RANDBETWEEN(1;1830)" office:value-type="float" office:value="1517" calcext:value-type="float">
            <text:p>1517</text:p>
          </table:table-cell>
          <table:table-cell table:formula="of:=CONCATENATE([.A149];&quot;::&quot;;[.B149];&quot;::&quot;;[.C149];&quot;::&quot;;[.D149])" office:value-type="string" office:string-value="Towne::12.05::37::1517" calcext:value-type="string">
            <text:p>Towne::12.05::37::1517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table:formula="of:=RANDBETWEEN(1;30) + RANDBETWEEN(1;100)/100" office:value-type="float" office:value="6.2" calcext:value-type="float">
            <text:p>6.2</text:p>
          </table:table-cell>
          <table:table-cell table:formula="of:=RANDBETWEEN(1;200)" office:value-type="float" office:value="89" calcext:value-type="float">
            <text:p>89</text:p>
          </table:table-cell>
          <table:table-cell table:formula="of:=RANDBETWEEN(1;1830)" office:value-type="float" office:value="458" calcext:value-type="float">
            <text:p>458</text:p>
          </table:table-cell>
          <table:table-cell table:formula="of:=CONCATENATE([.A150];&quot;::&quot;;[.B150];&quot;::&quot;;[.C150];&quot;::&quot;;[.D150])" office:value-type="string" office:string-value="Maple::6.2::89::458" calcext:value-type="string">
            <text:p>Maple::6.2::89::458</text:p>
          </table:table-cell>
        </table:table-row>
        <table:table-row table:style-name="ro1">
          <table:table-cell office:value-type="string" calcext:value-type="string">
            <text:p>Maple Wood</text:p>
          </table:table-cell>
          <table:table-cell table:formula="of:=RANDBETWEEN(1;30) + RANDBETWEEN(1;100)/100" office:value-type="float" office:value="4.33" calcext:value-type="float">
            <text:p>4.33</text:p>
          </table:table-cell>
          <table:table-cell table:formula="of:=RANDBETWEEN(1;200)" office:value-type="float" office:value="30" calcext:value-type="float">
            <text:p>30</text:p>
          </table:table-cell>
          <table:table-cell table:formula="of:=RANDBETWEEN(1;1830)" office:value-type="float" office:value="585" calcext:value-type="float">
            <text:p>585</text:p>
          </table:table-cell>
          <table:table-cell table:formula="of:=CONCATENATE([.A151];&quot;::&quot;;[.B151];&quot;::&quot;;[.C151];&quot;::&quot;;[.D151])" office:value-type="string" office:string-value="Maple Wood::4.33::30::585" calcext:value-type="string">
            <text:p>Maple Wood::4.33::30::585</text:p>
          </table:table-cell>
        </table:table-row>
        <table:table-row table:style-name="ro1">
          <table:table-cell office:value-type="string" calcext:value-type="string">
            <text:p>Sachtjen</text:p>
          </table:table-cell>
          <table:table-cell table:formula="of:=RANDBETWEEN(1;30) + RANDBETWEEN(1;100)/100" office:value-type="float" office:value="13.74" calcext:value-type="float">
            <text:p>13.74</text:p>
          </table:table-cell>
          <table:table-cell table:formula="of:=RANDBETWEEN(1;200)" office:value-type="float" office:value="58" calcext:value-type="float">
            <text:p>58</text:p>
          </table:table-cell>
          <table:table-cell table:formula="of:=RANDBETWEEN(1;1830)" office:value-type="float" office:value="422" calcext:value-type="float">
            <text:p>422</text:p>
          </table:table-cell>
          <table:table-cell table:formula="of:=CONCATENATE([.A152];&quot;::&quot;;[.B152];&quot;::&quot;;[.C152];&quot;::&quot;;[.D152])" office:value-type="string" office:string-value="Sachtjen::13.74::58::422" calcext:value-type="string">
            <text:p>Sachtjen::13.74::58::422</text:p>
          </table:table-cell>
        </table:table-row>
        <table:table-row table:style-name="ro1">
          <table:table-cell office:value-type="string" calcext:value-type="string">
            <text:p>Mariners Cove</text:p>
          </table:table-cell>
          <table:table-cell table:formula="of:=RANDBETWEEN(1;30) + RANDBETWEEN(1;100)/100" office:value-type="float" office:value="12.11" calcext:value-type="float">
            <text:p>12.11</text:p>
          </table:table-cell>
          <table:table-cell table:formula="of:=RANDBETWEEN(1;200)" office:value-type="float" office:value="39" calcext:value-type="float">
            <text:p>39</text:p>
          </table:table-cell>
          <table:table-cell table:formula="of:=RANDBETWEEN(1;1830)" office:value-type="float" office:value="1561" calcext:value-type="float">
            <text:p>1561</text:p>
          </table:table-cell>
          <table:table-cell table:formula="of:=CONCATENATE([.A153];&quot;::&quot;;[.B153];&quot;::&quot;;[.C153];&quot;::&quot;;[.D153])" office:value-type="string" office:string-value="Mariners Cove::12.11::39::1561" calcext:value-type="string">
            <text:p>Mariners Cove::12.11::39::1561</text:p>
          </table:table-cell>
        </table:table-row>
        <table:table-row table:style-name="ro1">
          <table:table-cell office:value-type="string" calcext:value-type="string">
            <text:p>New Castle</text:p>
          </table:table-cell>
          <table:table-cell table:formula="of:=RANDBETWEEN(1;30) + RANDBETWEEN(1;100)/100" office:value-type="float" office:value="25.25" calcext:value-type="float">
            <text:p>25.25</text:p>
          </table:table-cell>
          <table:table-cell table:formula="of:=RANDBETWEEN(1;200)" office:value-type="float" office:value="128" calcext:value-type="float">
            <text:p>128</text:p>
          </table:table-cell>
          <table:table-cell table:formula="of:=RANDBETWEEN(1;1830)" office:value-type="float" office:value="1726" calcext:value-type="float">
            <text:p>1726</text:p>
          </table:table-cell>
          <table:table-cell table:formula="of:=CONCATENATE([.A154];&quot;::&quot;;[.B154];&quot;::&quot;;[.C154];&quot;::&quot;;[.D154])" office:value-type="string" office:string-value="New Castle::25.25::128::1726" calcext:value-type="string">
            <text:p>New Castle::25.25::128::1726</text:p>
          </table:table-cell>
        </table:table-row>
        <table:table-row table:style-name="ro1">
          <table:table-cell office:value-type="string" calcext:value-type="string">
            <text:p>Mariners Cove</text:p>
          </table:table-cell>
          <table:table-cell table:formula="of:=RANDBETWEEN(1;30) + RANDBETWEEN(1;100)/100" office:value-type="float" office:value="20.25" calcext:value-type="float">
            <text:p>20.25</text:p>
          </table:table-cell>
          <table:table-cell table:formula="of:=RANDBETWEEN(1;200)" office:value-type="float" office:value="186" calcext:value-type="float">
            <text:p>186</text:p>
          </table:table-cell>
          <table:table-cell table:formula="of:=RANDBETWEEN(1;1830)" office:value-type="float" office:value="548" calcext:value-type="float">
            <text:p>548</text:p>
          </table:table-cell>
          <table:table-cell table:formula="of:=CONCATENATE([.A155];&quot;::&quot;;[.B155];&quot;::&quot;;[.C155];&quot;::&quot;;[.D155])" office:value-type="string" office:string-value="Mariners Cove::20.25::186::548" calcext:value-type="string">
            <text:p>Mariners Cove::20.25::186::548</text:p>
          </table:table-cell>
        </table:table-row>
        <table:table-row table:style-name="ro1">
          <table:table-cell office:value-type="string" calcext:value-type="string">
            <text:p>John Wall</text:p>
          </table:table-cell>
          <table:table-cell table:formula="of:=RANDBETWEEN(1;30) + RANDBETWEEN(1;100)/100" office:value-type="float" office:value="11.28" calcext:value-type="float">
            <text:p>11.28</text:p>
          </table:table-cell>
          <table:table-cell table:formula="of:=RANDBETWEEN(1;200)" office:value-type="float" office:value="48" calcext:value-type="float">
            <text:p>48</text:p>
          </table:table-cell>
          <table:table-cell table:formula="of:=RANDBETWEEN(1;1830)" office:value-type="float" office:value="678" calcext:value-type="float">
            <text:p>678</text:p>
          </table:table-cell>
          <table:table-cell table:formula="of:=CONCATENATE([.A156];&quot;::&quot;;[.B156];&quot;::&quot;;[.C156];&quot;::&quot;;[.D156])" office:value-type="string" office:string-value="John Wall::11.28::48::678" calcext:value-type="string">
            <text:p>John Wall::11.28::48::678</text:p>
          </table:table-cell>
        </table:table-row>
        <table:table-row table:style-name="ro1">
          <table:table-cell office:value-type="string" calcext:value-type="string">
            <text:p>Eagan</text:p>
          </table:table-cell>
          <table:table-cell table:formula="of:=RANDBETWEEN(1;30) + RANDBETWEEN(1;100)/100" office:value-type="float" office:value="2.87" calcext:value-type="float">
            <text:p>2.87</text:p>
          </table:table-cell>
          <table:table-cell table:formula="of:=RANDBETWEEN(1;200)" office:value-type="float" office:value="103" calcext:value-type="float">
            <text:p>103</text:p>
          </table:table-cell>
          <table:table-cell table:formula="of:=RANDBETWEEN(1;1830)" office:value-type="float" office:value="519" calcext:value-type="float">
            <text:p>519</text:p>
          </table:table-cell>
          <table:table-cell table:formula="of:=CONCATENATE([.A157];&quot;::&quot;;[.B157];&quot;::&quot;;[.C157];&quot;::&quot;;[.D157])" office:value-type="string" office:string-value="Eagan::2.87::103::519" calcext:value-type="string">
            <text:p>Eagan::2.87::103::519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table:formula="of:=RANDBETWEEN(1;30) + RANDBETWEEN(1;100)/100" office:value-type="float" office:value="11.81" calcext:value-type="float">
            <text:p>11.81</text:p>
          </table:table-cell>
          <table:table-cell table:formula="of:=RANDBETWEEN(1;200)" office:value-type="float" office:value="174" calcext:value-type="float">
            <text:p>174</text:p>
          </table:table-cell>
          <table:table-cell table:formula="of:=RANDBETWEEN(1;1830)" office:value-type="float" office:value="1595" calcext:value-type="float">
            <text:p>1595</text:p>
          </table:table-cell>
          <table:table-cell table:formula="of:=CONCATENATE([.A158];&quot;::&quot;;[.B158];&quot;::&quot;;[.C158];&quot;::&quot;;[.D158])" office:value-type="string" office:string-value="Grim::11.81::174::1595" calcext:value-type="string">
            <text:p>Grim::11.81::174::1595</text:p>
          </table:table-cell>
        </table:table-row>
        <table:table-row table:style-name="ro1">
          <table:table-cell office:value-type="string" calcext:value-type="string">
            <text:p>Hintze</text:p>
          </table:table-cell>
          <table:table-cell table:formula="of:=RANDBETWEEN(1;30) + RANDBETWEEN(1;100)/100" office:value-type="float" office:value="11.88" calcext:value-type="float">
            <text:p>11.88</text:p>
          </table:table-cell>
          <table:table-cell table:formula="of:=RANDBETWEEN(1;200)" office:value-type="float" office:value="68" calcext:value-type="float">
            <text:p>68</text:p>
          </table:table-cell>
          <table:table-cell table:formula="of:=RANDBETWEEN(1;1830)" office:value-type="float" office:value="1291" calcext:value-type="float">
            <text:p>1291</text:p>
          </table:table-cell>
          <table:table-cell table:formula="of:=CONCATENATE([.A159];&quot;::&quot;;[.B159];&quot;::&quot;;[.C159];&quot;::&quot;;[.D159])" office:value-type="string" office:string-value="Hintze::11.88::68::1291" calcext:value-type="string">
            <text:p>Hintze::11.88::68::1291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table:formula="of:=RANDBETWEEN(1;30) + RANDBETWEEN(1;100)/100" office:value-type="float" office:value="14.45" calcext:value-type="float">
            <text:p>14.45</text:p>
          </table:table-cell>
          <table:table-cell table:formula="of:=RANDBETWEEN(1;200)" office:value-type="float" office:value="166" calcext:value-type="float">
            <text:p>166</text:p>
          </table:table-cell>
          <table:table-cell table:formula="of:=RANDBETWEEN(1;1830)" office:value-type="float" office:value="7" calcext:value-type="float">
            <text:p>7</text:p>
          </table:table-cell>
          <table:table-cell table:formula="of:=CONCATENATE([.A160];&quot;::&quot;;[.B160];&quot;::&quot;;[.C160];&quot;::&quot;;[.D160])" office:value-type="string" office:string-value="Iowa::14.45::166::7" calcext:value-type="string">
            <text:p>Iowa::14.45::166::7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table:formula="of:=RANDBETWEEN(1;30) + RANDBETWEEN(1;100)/100" office:value-type="float" office:value="5.32" calcext:value-type="float">
            <text:p>5.32</text:p>
          </table:table-cell>
          <table:table-cell table:formula="of:=RANDBETWEEN(1;200)" office:value-type="float" office:value="176" calcext:value-type="float">
            <text:p>176</text:p>
          </table:table-cell>
          <table:table-cell table:formula="of:=RANDBETWEEN(1;1830)" office:value-type="float" office:value="1497" calcext:value-type="float">
            <text:p>1497</text:p>
          </table:table-cell>
          <table:table-cell table:formula="of:=CONCATENATE([.A161];&quot;::&quot;;[.B161];&quot;::&quot;;[.C161];&quot;::&quot;;[.D161])" office:value-type="string" office:string-value="Londonderry::5.32::176::1497" calcext:value-type="string">
            <text:p>Londonderry::5.32::176::1497</text:p>
          </table:table-cell>
        </table:table-row>
        <table:table-row table:style-name="ro1">
          <table:table-cell office:value-type="string" calcext:value-type="string">
            <text:p>Mandrake</text:p>
          </table:table-cell>
          <table:table-cell table:formula="of:=RANDBETWEEN(1;30) + RANDBETWEEN(1;100)/100" office:value-type="float" office:value="18.49" calcext:value-type="float">
            <text:p>18.49</text:p>
          </table:table-cell>
          <table:table-cell table:formula="of:=RANDBETWEEN(1;200)" office:value-type="float" office:value="56" calcext:value-type="float">
            <text:p>56</text:p>
          </table:table-cell>
          <table:table-cell table:formula="of:=RANDBETWEEN(1;1830)" office:value-type="float" office:value="1481" calcext:value-type="float">
            <text:p>1481</text:p>
          </table:table-cell>
          <table:table-cell table:formula="of:=CONCATENATE([.A162];&quot;::&quot;;[.B162];&quot;::&quot;;[.C162];&quot;::&quot;;[.D162])" office:value-type="string" office:string-value="Mandrake::18.49::56::1481" calcext:value-type="string">
            <text:p>Mandrake::18.49::56::1481</text:p>
          </table:table-cell>
        </table:table-row>
        <table:table-row table:style-name="ro1">
          <table:table-cell office:value-type="string" calcext:value-type="string">
            <text:p>Kenwood</text:p>
          </table:table-cell>
          <table:table-cell table:formula="of:=RANDBETWEEN(1;30) + RANDBETWEEN(1;100)/100" office:value-type="float" office:value="15.13" calcext:value-type="float">
            <text:p>15.13</text:p>
          </table:table-cell>
          <table:table-cell table:formula="of:=RANDBETWEEN(1;200)" office:value-type="float" office:value="187" calcext:value-type="float">
            <text:p>187</text:p>
          </table:table-cell>
          <table:table-cell table:formula="of:=RANDBETWEEN(1;1830)" office:value-type="float" office:value="1810" calcext:value-type="float">
            <text:p>1810</text:p>
          </table:table-cell>
          <table:table-cell table:formula="of:=CONCATENATE([.A163];&quot;::&quot;;[.B163];&quot;::&quot;;[.C163];&quot;::&quot;;[.D163])" office:value-type="string" office:string-value="Kenwood::15.13::187::1810" calcext:value-type="string">
            <text:p>Kenwood::15.13::187::1810</text:p>
          </table:table-cell>
        </table:table-row>
        <table:table-row table:style-name="ro1">
          <table:table-cell office:value-type="string" calcext:value-type="string">
            <text:p>Northview</text:p>
          </table:table-cell>
          <table:table-cell table:formula="of:=RANDBETWEEN(1;30) + RANDBETWEEN(1;100)/100" office:value-type="float" office:value="29.99" calcext:value-type="float">
            <text:p>29.99</text:p>
          </table:table-cell>
          <table:table-cell table:formula="of:=RANDBETWEEN(1;200)" office:value-type="float" office:value="100" calcext:value-type="float">
            <text:p>100</text:p>
          </table:table-cell>
          <table:table-cell table:formula="of:=RANDBETWEEN(1;1830)" office:value-type="float" office:value="674" calcext:value-type="float">
            <text:p>674</text:p>
          </table:table-cell>
          <table:table-cell table:formula="of:=CONCATENATE([.A164];&quot;::&quot;;[.B164];&quot;::&quot;;[.C164];&quot;::&quot;;[.D164])" office:value-type="string" office:string-value="Northview::29.99::100::674" calcext:value-type="string">
            <text:p>Northview::29.99::100::674</text:p>
          </table:table-cell>
        </table:table-row>
        <table:table-row table:style-name="ro1">
          <table:table-cell office:value-type="string" calcext:value-type="string">
            <text:p>Butterfield</text:p>
          </table:table-cell>
          <table:table-cell table:formula="of:=RANDBETWEEN(1;30) + RANDBETWEEN(1;100)/100" office:value-type="float" office:value="21.54" calcext:value-type="float">
            <text:p>21.54</text:p>
          </table:table-cell>
          <table:table-cell table:formula="of:=RANDBETWEEN(1;200)" office:value-type="float" office:value="162" calcext:value-type="float">
            <text:p>162</text:p>
          </table:table-cell>
          <table:table-cell table:formula="of:=RANDBETWEEN(1;1830)" office:value-type="float" office:value="484" calcext:value-type="float">
            <text:p>484</text:p>
          </table:table-cell>
          <table:table-cell table:formula="of:=CONCATENATE([.A165];&quot;::&quot;;[.B165];&quot;::&quot;;[.C165];&quot;::&quot;;[.D165])" office:value-type="string" office:string-value="Butterfield::21.54::162::484" calcext:value-type="string">
            <text:p>Butterfield::21.54::162::484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table:formula="of:=RANDBETWEEN(1;30) + RANDBETWEEN(1;100)/100" office:value-type="float" office:value="9.65" calcext:value-type="float">
            <text:p>9.65</text:p>
          </table:table-cell>
          <table:table-cell table:formula="of:=RANDBETWEEN(1;200)" office:value-type="float" office:value="134" calcext:value-type="float">
            <text:p>134</text:p>
          </table:table-cell>
          <table:table-cell table:formula="of:=RANDBETWEEN(1;1830)" office:value-type="float" office:value="1176" calcext:value-type="float">
            <text:p>1176</text:p>
          </table:table-cell>
          <table:table-cell table:formula="of:=CONCATENATE([.A166];&quot;::&quot;;[.B166];&quot;::&quot;;[.C166];&quot;::&quot;;[.D166])" office:value-type="string" office:string-value="Melvin::9.65::134::1176" calcext:value-type="string">
            <text:p>Melvin::9.65::134::1176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table:formula="of:=RANDBETWEEN(1;30) + RANDBETWEEN(1;100)/100" office:value-type="float" office:value="13.74" calcext:value-type="float">
            <text:p>13.74</text:p>
          </table:table-cell>
          <table:table-cell table:formula="of:=RANDBETWEEN(1;200)" office:value-type="float" office:value="184" calcext:value-type="float">
            <text:p>184</text:p>
          </table:table-cell>
          <table:table-cell table:formula="of:=RANDBETWEEN(1;1830)" office:value-type="float" office:value="1049" calcext:value-type="float">
            <text:p>1049</text:p>
          </table:table-cell>
          <table:table-cell table:formula="of:=CONCATENATE([.A167];&quot;::&quot;;[.B167];&quot;::&quot;;[.C167];&quot;::&quot;;[.D167])" office:value-type="string" office:string-value="Donald::13.74::184::1049" calcext:value-type="string">
            <text:p>Donald::13.74::184::1049</text:p>
          </table:table-cell>
        </table:table-row>
        <table:table-row table:style-name="ro1">
          <table:table-cell office:value-type="string" calcext:value-type="string">
            <text:p>Bartelt</text:p>
          </table:table-cell>
          <table:table-cell table:formula="of:=RANDBETWEEN(1;30) + RANDBETWEEN(1;100)/100" office:value-type="float" office:value="1.47" calcext:value-type="float">
            <text:p>1.47</text:p>
          </table:table-cell>
          <table:table-cell table:formula="of:=RANDBETWEEN(1;200)" office:value-type="float" office:value="123" calcext:value-type="float">
            <text:p>123</text:p>
          </table:table-cell>
          <table:table-cell table:formula="of:=RANDBETWEEN(1;1830)" office:value-type="float" office:value="920" calcext:value-type="float">
            <text:p>920</text:p>
          </table:table-cell>
          <table:table-cell table:formula="of:=CONCATENATE([.A168];&quot;::&quot;;[.B168];&quot;::&quot;;[.C168];&quot;::&quot;;[.D168])" office:value-type="string" office:string-value="Bartelt::1.47::123::920" calcext:value-type="string">
            <text:p>Bartelt::1.47::123::920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table:formula="of:=RANDBETWEEN(1;30) + RANDBETWEEN(1;100)/100" office:value-type="float" office:value="18.76" calcext:value-type="float">
            <text:p>18.76</text:p>
          </table:table-cell>
          <table:table-cell table:formula="of:=RANDBETWEEN(1;200)" office:value-type="float" office:value="57" calcext:value-type="float">
            <text:p>57</text:p>
          </table:table-cell>
          <table:table-cell table:formula="of:=RANDBETWEEN(1;1830)" office:value-type="float" office:value="1468" calcext:value-type="float">
            <text:p>1468</text:p>
          </table:table-cell>
          <table:table-cell table:formula="of:=CONCATENATE([.A169];&quot;::&quot;;[.B169];&quot;::&quot;;[.C169];&quot;::&quot;;[.D169])" office:value-type="string" office:string-value="Randy::18.76::57::1468" calcext:value-type="string">
            <text:p>Randy::18.76::57::1468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table:formula="of:=RANDBETWEEN(1;30) + RANDBETWEEN(1;100)/100" office:value-type="float" office:value="5.12" calcext:value-type="float">
            <text:p>5.12</text:p>
          </table:table-cell>
          <table:table-cell table:formula="of:=RANDBETWEEN(1;200)" office:value-type="float" office:value="16" calcext:value-type="float">
            <text:p>16</text:p>
          </table:table-cell>
          <table:table-cell table:formula="of:=RANDBETWEEN(1;1830)" office:value-type="float" office:value="587" calcext:value-type="float">
            <text:p>587</text:p>
          </table:table-cell>
          <table:table-cell table:formula="of:=CONCATENATE([.A170];&quot;::&quot;;[.B170];&quot;::&quot;;[.C170];&quot;::&quot;;[.D170])" office:value-type="string" office:string-value="Moose::5.12::16::587" calcext:value-type="string">
            <text:p>Moose::5.12::16::587</text:p>
          </table:table-cell>
        </table:table-row>
        <table:table-row table:style-name="ro1">
          <table:table-cell office:value-type="string" calcext:value-type="string">
            <text:p>Grasskamp</text:p>
          </table:table-cell>
          <table:table-cell table:formula="of:=RANDBETWEEN(1;30) + RANDBETWEEN(1;100)/100" office:value-type="float" office:value="30.78" calcext:value-type="float">
            <text:p>30.78</text:p>
          </table:table-cell>
          <table:table-cell table:formula="of:=RANDBETWEEN(1;200)" office:value-type="float" office:value="158" calcext:value-type="float">
            <text:p>158</text:p>
          </table:table-cell>
          <table:table-cell table:formula="of:=RANDBETWEEN(1;1830)" office:value-type="float" office:value="408" calcext:value-type="float">
            <text:p>408</text:p>
          </table:table-cell>
          <table:table-cell table:formula="of:=CONCATENATE([.A171];&quot;::&quot;;[.B171];&quot;::&quot;;[.C171];&quot;::&quot;;[.D171])" office:value-type="string" office:string-value="Grasskamp::30.78::158::408" calcext:value-type="string">
            <text:p>Grasskamp::30.78::158::408</text:p>
          </table:table-cell>
        </table:table-row>
        <table:table-row table:style-name="ro1">
          <table:table-cell office:value-type="string" calcext:value-type="string">
            <text:p>Emmet</text:p>
          </table:table-cell>
          <table:table-cell table:formula="of:=RANDBETWEEN(1;30) + RANDBETWEEN(1;100)/100" office:value-type="float" office:value="20.27" calcext:value-type="float">
            <text:p>20.27</text:p>
          </table:table-cell>
          <table:table-cell table:formula="of:=RANDBETWEEN(1;200)" office:value-type="float" office:value="8" calcext:value-type="float">
            <text:p>8</text:p>
          </table:table-cell>
          <table:table-cell table:formula="of:=RANDBETWEEN(1;1830)" office:value-type="float" office:value="382" calcext:value-type="float">
            <text:p>382</text:p>
          </table:table-cell>
          <table:table-cell table:formula="of:=CONCATENATE([.A172];&quot;::&quot;;[.B172];&quot;::&quot;;[.C172];&quot;::&quot;;[.D172])" office:value-type="string" office:string-value="Emmet::20.27::8::382" calcext:value-type="string">
            <text:p>Emmet::20.27::8::382</text:p>
          </table:table-cell>
        </table:table-row>
        <table:table-row table:style-name="ro1">
          <table:table-cell office:value-type="string" calcext:value-type="string">
            <text:p>Armistice</text:p>
          </table:table-cell>
          <table:table-cell table:formula="of:=RANDBETWEEN(1;30) + RANDBETWEEN(1;100)/100" office:value-type="float" office:value="8.31" calcext:value-type="float">
            <text:p>8.31</text:p>
          </table:table-cell>
          <table:table-cell table:formula="of:=RANDBETWEEN(1;200)" office:value-type="float" office:value="132" calcext:value-type="float">
            <text:p>132</text:p>
          </table:table-cell>
          <table:table-cell table:formula="of:=RANDBETWEEN(1;1830)" office:value-type="float" office:value="1077" calcext:value-type="float">
            <text:p>1077</text:p>
          </table:table-cell>
          <table:table-cell table:formula="of:=CONCATENATE([.A173];&quot;::&quot;;[.B173];&quot;::&quot;;[.C173];&quot;::&quot;;[.D173])" office:value-type="string" office:string-value="Armistice::8.31::132::1077" calcext:value-type="string">
            <text:p>Armistice::8.31::132::1077</text:p>
          </table:table-cell>
        </table:table-row>
        <table:table-row table:style-name="ro1">
          <table:table-cell office:value-type="string" calcext:value-type="string">
            <text:p>Hoepker</text:p>
          </table:table-cell>
          <table:table-cell table:formula="of:=RANDBETWEEN(1;30) + RANDBETWEEN(1;100)/100" office:value-type="float" office:value="21.25" calcext:value-type="float">
            <text:p>21.25</text:p>
          </table:table-cell>
          <table:table-cell table:formula="of:=RANDBETWEEN(1;200)" office:value-type="float" office:value="66" calcext:value-type="float">
            <text:p>66</text:p>
          </table:table-cell>
          <table:table-cell table:formula="of:=RANDBETWEEN(1;1830)" office:value-type="float" office:value="75" calcext:value-type="float">
            <text:p>75</text:p>
          </table:table-cell>
          <table:table-cell table:formula="of:=CONCATENATE([.A174];&quot;::&quot;;[.B174];&quot;::&quot;;[.C174];&quot;::&quot;;[.D174])" office:value-type="string" office:string-value="Hoepker::21.25::66::75" calcext:value-type="string">
            <text:p>Hoepker::21.25::66::75</text:p>
          </table:table-cell>
        </table:table-row>
        <table:table-row table:style-name="ro1">
          <table:table-cell office:value-type="string" calcext:value-type="string">
            <text:p>Forest Dale</text:p>
          </table:table-cell>
          <table:table-cell table:formula="of:=RANDBETWEEN(1;30) + RANDBETWEEN(1;100)/100" office:value-type="float" office:value="7.05" calcext:value-type="float">
            <text:p>7.05</text:p>
          </table:table-cell>
          <table:table-cell table:formula="of:=RANDBETWEEN(1;200)" office:value-type="float" office:value="46" calcext:value-type="float">
            <text:p>46</text:p>
          </table:table-cell>
          <table:table-cell table:formula="of:=RANDBETWEEN(1;1830)" office:value-type="float" office:value="228" calcext:value-type="float">
            <text:p>228</text:p>
          </table:table-cell>
          <table:table-cell table:formula="of:=CONCATENATE([.A175];&quot;::&quot;;[.B175];&quot;::&quot;;[.C175];&quot;::&quot;;[.D175])" office:value-type="string" office:string-value="Forest Dale::7.05::46::228" calcext:value-type="string">
            <text:p>Forest Dale::7.05::46::228</text:p>
          </table:table-cell>
        </table:table-row>
        <table:table-row table:style-name="ro1">
          <table:table-cell office:value-type="string" calcext:value-type="string">
            <text:p>Vernon</text:p>
          </table:table-cell>
          <table:table-cell table:formula="of:=RANDBETWEEN(1;30) + RANDBETWEEN(1;100)/100" office:value-type="float" office:value="7.33" calcext:value-type="float">
            <text:p>7.33</text:p>
          </table:table-cell>
          <table:table-cell table:formula="of:=RANDBETWEEN(1;200)" office:value-type="float" office:value="86" calcext:value-type="float">
            <text:p>86</text:p>
          </table:table-cell>
          <table:table-cell table:formula="of:=RANDBETWEEN(1;1830)" office:value-type="float" office:value="1767" calcext:value-type="float">
            <text:p>1767</text:p>
          </table:table-cell>
          <table:table-cell table:formula="of:=CONCATENATE([.A176];&quot;::&quot;;[.B176];&quot;::&quot;;[.C176];&quot;::&quot;;[.D176])" office:value-type="string" office:string-value="Vernon::7.33::86::1767" calcext:value-type="string">
            <text:p>Vernon::7.33::86::1767</text:p>
          </table:table-cell>
        </table:table-row>
        <table:table-row table:style-name="ro1">
          <table:table-cell office:value-type="string" calcext:value-type="string">
            <text:p>Lotheville</text:p>
          </table:table-cell>
          <table:table-cell table:formula="of:=RANDBETWEEN(1;30) + RANDBETWEEN(1;100)/100" office:value-type="float" office:value="14.9" calcext:value-type="float">
            <text:p>14.9</text:p>
          </table:table-cell>
          <table:table-cell table:formula="of:=RANDBETWEEN(1;200)" office:value-type="float" office:value="191" calcext:value-type="float">
            <text:p>191</text:p>
          </table:table-cell>
          <table:table-cell table:formula="of:=RANDBETWEEN(1;1830)" office:value-type="float" office:value="1155" calcext:value-type="float">
            <text:p>1155</text:p>
          </table:table-cell>
          <table:table-cell table:formula="of:=CONCATENATE([.A177];&quot;::&quot;;[.B177];&quot;::&quot;;[.C177];&quot;::&quot;;[.D177])" office:value-type="string" office:string-value="Lotheville::14.9::191::1155" calcext:value-type="string">
            <text:p>Lotheville::14.9::191::1155</text:p>
          </table:table-cell>
        </table:table-row>
        <table:table-row table:style-name="ro1">
          <table:table-cell office:value-type="string" calcext:value-type="string">
            <text:p>Crownhardt</text:p>
          </table:table-cell>
          <table:table-cell table:formula="of:=RANDBETWEEN(1;30) + RANDBETWEEN(1;100)/100" office:value-type="float" office:value="8.44" calcext:value-type="float">
            <text:p>8.44</text:p>
          </table:table-cell>
          <table:table-cell table:formula="of:=RANDBETWEEN(1;200)" office:value-type="float" office:value="171" calcext:value-type="float">
            <text:p>171</text:p>
          </table:table-cell>
          <table:table-cell table:formula="of:=RANDBETWEEN(1;1830)" office:value-type="float" office:value="511" calcext:value-type="float">
            <text:p>511</text:p>
          </table:table-cell>
          <table:table-cell table:formula="of:=CONCATENATE([.A178];&quot;::&quot;;[.B178];&quot;::&quot;;[.C178];&quot;::&quot;;[.D178])" office:value-type="string" office:string-value="Crownhardt::8.44::171::511" calcext:value-type="string">
            <text:p>Crownhardt::8.44::171::51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formula="of:=RANDBETWEEN(1;30) + RANDBETWEEN(1;100)/100" office:value-type="float" office:value="14.39" calcext:value-type="float">
            <text:p>14.39</text:p>
          </table:table-cell>
          <table:table-cell table:formula="of:=RANDBETWEEN(1;200)" office:value-type="float" office:value="120" calcext:value-type="float">
            <text:p>120</text:p>
          </table:table-cell>
          <table:table-cell table:formula="of:=RANDBETWEEN(1;1830)" office:value-type="float" office:value="1109" calcext:value-type="float">
            <text:p>1109</text:p>
          </table:table-cell>
          <table:table-cell table:formula="of:=CONCATENATE([.A179];&quot;::&quot;;[.B179];&quot;::&quot;;[.C179];&quot;::&quot;;[.D179])" office:value-type="string" office:string-value="Montana::14.39::120::1109" calcext:value-type="string">
            <text:p>Montana::14.39::120::1109</text:p>
          </table:table-cell>
        </table:table-row>
        <table:table-row table:style-name="ro1">
          <table:table-cell office:value-type="string" calcext:value-type="string">
            <text:p>Melrose</text:p>
          </table:table-cell>
          <table:table-cell table:formula="of:=RANDBETWEEN(1;30) + RANDBETWEEN(1;100)/100" office:value-type="float" office:value="8.73" calcext:value-type="float">
            <text:p>8.73</text:p>
          </table:table-cell>
          <table:table-cell table:formula="of:=RANDBETWEEN(1;200)" office:value-type="float" office:value="143" calcext:value-type="float">
            <text:p>143</text:p>
          </table:table-cell>
          <table:table-cell table:formula="of:=RANDBETWEEN(1;1830)" office:value-type="float" office:value="986" calcext:value-type="float">
            <text:p>986</text:p>
          </table:table-cell>
          <table:table-cell table:formula="of:=CONCATENATE([.A180];&quot;::&quot;;[.B180];&quot;::&quot;;[.C180];&quot;::&quot;;[.D180])" office:value-type="string" office:string-value="Melrose::8.73::143::986" calcext:value-type="string">
            <text:p>Melrose::8.73::143::986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table:formula="of:=RANDBETWEEN(1;30) + RANDBETWEEN(1;100)/100" office:value-type="float" office:value="10.18" calcext:value-type="float">
            <text:p>10.18</text:p>
          </table:table-cell>
          <table:table-cell table:formula="of:=RANDBETWEEN(1;200)" office:value-type="float" office:value="161" calcext:value-type="float">
            <text:p>161</text:p>
          </table:table-cell>
          <table:table-cell table:formula="of:=RANDBETWEEN(1;1830)" office:value-type="float" office:value="1145" calcext:value-type="float">
            <text:p>1145</text:p>
          </table:table-cell>
          <table:table-cell table:formula="of:=CONCATENATE([.A181];&quot;::&quot;;[.B181];&quot;::&quot;;[.C181];&quot;::&quot;;[.D181])" office:value-type="string" office:string-value="Texas::10.18::161::1145" calcext:value-type="string">
            <text:p>Texas::10.18::161::1145</text:p>
          </table:table-cell>
        </table:table-row>
        <table:table-row table:style-name="ro1">
          <table:table-cell office:value-type="string" calcext:value-type="string">
            <text:p>Calypso</text:p>
          </table:table-cell>
          <table:table-cell table:formula="of:=RANDBETWEEN(1;30) + RANDBETWEEN(1;100)/100" office:value-type="float" office:value="29.59" calcext:value-type="float">
            <text:p>29.59</text:p>
          </table:table-cell>
          <table:table-cell table:formula="of:=RANDBETWEEN(1;200)" office:value-type="float" office:value="156" calcext:value-type="float">
            <text:p>156</text:p>
          </table:table-cell>
          <table:table-cell table:formula="of:=RANDBETWEEN(1;1830)" office:value-type="float" office:value="469" calcext:value-type="float">
            <text:p>469</text:p>
          </table:table-cell>
          <table:table-cell table:formula="of:=CONCATENATE([.A182];&quot;::&quot;;[.B182];&quot;::&quot;;[.C182];&quot;::&quot;;[.D182])" office:value-type="string" office:string-value="Calypso::29.59::156::469" calcext:value-type="string">
            <text:p>Calypso::29.59::156::469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table:formula="of:=RANDBETWEEN(1;30) + RANDBETWEEN(1;100)/100" office:value-type="float" office:value="29.14" calcext:value-type="float">
            <text:p>29.14</text:p>
          </table:table-cell>
          <table:table-cell table:formula="of:=RANDBETWEEN(1;200)" office:value-type="float" office:value="7" calcext:value-type="float">
            <text:p>7</text:p>
          </table:table-cell>
          <table:table-cell table:formula="of:=RANDBETWEEN(1;1830)" office:value-type="float" office:value="677" calcext:value-type="float">
            <text:p>677</text:p>
          </table:table-cell>
          <table:table-cell table:formula="of:=CONCATENATE([.A183];&quot;::&quot;;[.B183];&quot;::&quot;;[.C183];&quot;::&quot;;[.D183])" office:value-type="string" office:string-value="Delaware::29.14::7::677" calcext:value-type="string">
            <text:p>Delaware::29.14::7::677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table:formula="of:=RANDBETWEEN(1;30) + RANDBETWEEN(1;100)/100" office:value-type="float" office:value="14.87" calcext:value-type="float">
            <text:p>14.87</text:p>
          </table:table-cell>
          <table:table-cell table:formula="of:=RANDBETWEEN(1;200)" office:value-type="float" office:value="97" calcext:value-type="float">
            <text:p>97</text:p>
          </table:table-cell>
          <table:table-cell table:formula="of:=RANDBETWEEN(1;1830)" office:value-type="float" office:value="1091" calcext:value-type="float">
            <text:p>1091</text:p>
          </table:table-cell>
          <table:table-cell table:formula="of:=CONCATENATE([.A184];&quot;::&quot;;[.B184];&quot;::&quot;;[.C184];&quot;::&quot;;[.D184])" office:value-type="string" office:string-value="Ohio::14.87::97::1091" calcext:value-type="string">
            <text:p>Ohio::14.87::97::1091</text:p>
          </table:table-cell>
        </table:table-row>
        <table:table-row table:style-name="ro1">
          <table:table-cell office:value-type="string" calcext:value-type="string">
            <text:p>Drewry</text:p>
          </table:table-cell>
          <table:table-cell table:formula="of:=RANDBETWEEN(1;30) + RANDBETWEEN(1;100)/100" office:value-type="float" office:value="16.78" calcext:value-type="float">
            <text:p>16.78</text:p>
          </table:table-cell>
          <table:table-cell table:formula="of:=RANDBETWEEN(1;200)" office:value-type="float" office:value="97" calcext:value-type="float">
            <text:p>97</text:p>
          </table:table-cell>
          <table:table-cell table:formula="of:=RANDBETWEEN(1;1830)" office:value-type="float" office:value="784" calcext:value-type="float">
            <text:p>784</text:p>
          </table:table-cell>
          <table:table-cell table:formula="of:=CONCATENATE([.A185];&quot;::&quot;;[.B185];&quot;::&quot;;[.C185];&quot;::&quot;;[.D185])" office:value-type="string" office:string-value="Drewry::16.78::97::784" calcext:value-type="string">
            <text:p>Drewry::16.78::97::784</text:p>
          </table:table-cell>
        </table:table-row>
        <table:table-row table:style-name="ro1">
          <table:table-cell office:value-type="string" calcext:value-type="string">
            <text:p>Vidon</text:p>
          </table:table-cell>
          <table:table-cell table:formula="of:=RANDBETWEEN(1;30) + RANDBETWEEN(1;100)/100" office:value-type="float" office:value="14.54" calcext:value-type="float">
            <text:p>14.54</text:p>
          </table:table-cell>
          <table:table-cell table:formula="of:=RANDBETWEEN(1;200)" office:value-type="float" office:value="129" calcext:value-type="float">
            <text:p>129</text:p>
          </table:table-cell>
          <table:table-cell table:formula="of:=RANDBETWEEN(1;1830)" office:value-type="float" office:value="563" calcext:value-type="float">
            <text:p>563</text:p>
          </table:table-cell>
          <table:table-cell table:formula="of:=CONCATENATE([.A186];&quot;::&quot;;[.B186];&quot;::&quot;;[.C186];&quot;::&quot;;[.D186])" office:value-type="string" office:string-value="Vidon::14.54::129::563" calcext:value-type="string">
            <text:p>Vidon::14.54::129::563</text:p>
          </table:table-cell>
        </table:table-row>
        <table:table-row table:style-name="ro1">
          <table:table-cell office:value-type="string" calcext:value-type="string">
            <text:p>Sundown</text:p>
          </table:table-cell>
          <table:table-cell table:formula="of:=RANDBETWEEN(1;30) + RANDBETWEEN(1;100)/100" office:value-type="float" office:value="29.87" calcext:value-type="float">
            <text:p>29.87</text:p>
          </table:table-cell>
          <table:table-cell table:formula="of:=RANDBETWEEN(1;200)" office:value-type="float" office:value="114" calcext:value-type="float">
            <text:p>114</text:p>
          </table:table-cell>
          <table:table-cell table:formula="of:=RANDBETWEEN(1;1830)" office:value-type="float" office:value="267" calcext:value-type="float">
            <text:p>267</text:p>
          </table:table-cell>
          <table:table-cell table:formula="of:=CONCATENATE([.A187];&quot;::&quot;;[.B187];&quot;::&quot;;[.C187];&quot;::&quot;;[.D187])" office:value-type="string" office:string-value="Sundown::29.87::114::267" calcext:value-type="string">
            <text:p>Sundown::29.87::114::267</text:p>
          </table:table-cell>
        </table:table-row>
        <table:table-row table:style-name="ro1">
          <table:table-cell office:value-type="string" calcext:value-type="string">
            <text:p>Lotheville</text:p>
          </table:table-cell>
          <table:table-cell table:formula="of:=RANDBETWEEN(1;30) + RANDBETWEEN(1;100)/100" office:value-type="float" office:value="24.74" calcext:value-type="float">
            <text:p>24.74</text:p>
          </table:table-cell>
          <table:table-cell table:formula="of:=RANDBETWEEN(1;200)" office:value-type="float" office:value="185" calcext:value-type="float">
            <text:p>185</text:p>
          </table:table-cell>
          <table:table-cell table:formula="of:=RANDBETWEEN(1;1830)" office:value-type="float" office:value="79" calcext:value-type="float">
            <text:p>79</text:p>
          </table:table-cell>
          <table:table-cell table:formula="of:=CONCATENATE([.A188];&quot;::&quot;;[.B188];&quot;::&quot;;[.C188];&quot;::&quot;;[.D188])" office:value-type="string" office:string-value="Lotheville::24.74::185::79" calcext:value-type="string">
            <text:p>Lotheville::24.74::185::79</text:p>
          </table:table-cell>
        </table:table-row>
        <table:table-row table:style-name="ro1">
          <table:table-cell office:value-type="string" calcext:value-type="string">
            <text:p>Oakridge</text:p>
          </table:table-cell>
          <table:table-cell table:formula="of:=RANDBETWEEN(1;30) + RANDBETWEEN(1;100)/100" office:value-type="float" office:value="13.7" calcext:value-type="float">
            <text:p>13.7</text:p>
          </table:table-cell>
          <table:table-cell table:formula="of:=RANDBETWEEN(1;200)" office:value-type="float" office:value="5" calcext:value-type="float">
            <text:p>5</text:p>
          </table:table-cell>
          <table:table-cell table:formula="of:=RANDBETWEEN(1;1830)" office:value-type="float" office:value="427" calcext:value-type="float">
            <text:p>427</text:p>
          </table:table-cell>
          <table:table-cell table:formula="of:=CONCATENATE([.A189];&quot;::&quot;;[.B189];&quot;::&quot;;[.C189];&quot;::&quot;;[.D189])" office:value-type="string" office:string-value="Oakridge::13.7::5::427" calcext:value-type="string">
            <text:p>Oakridge::13.7::5::427</text:p>
          </table:table-cell>
        </table:table-row>
        <table:table-row table:style-name="ro1">
          <table:table-cell office:value-type="string" calcext:value-type="string">
            <text:p>Corry</text:p>
          </table:table-cell>
          <table:table-cell table:formula="of:=RANDBETWEEN(1;30) + RANDBETWEEN(1;100)/100" office:value-type="float" office:value="1.13" calcext:value-type="float">
            <text:p>1.13</text:p>
          </table:table-cell>
          <table:table-cell table:formula="of:=RANDBETWEEN(1;200)" office:value-type="float" office:value="41" calcext:value-type="float">
            <text:p>41</text:p>
          </table:table-cell>
          <table:table-cell table:formula="of:=RANDBETWEEN(1;1830)" office:value-type="float" office:value="1176" calcext:value-type="float">
            <text:p>1176</text:p>
          </table:table-cell>
          <table:table-cell table:formula="of:=CONCATENATE([.A190];&quot;::&quot;;[.B190];&quot;::&quot;;[.C190];&quot;::&quot;;[.D190])" office:value-type="string" office:string-value="Corry::1.13::41::1176" calcext:value-type="string">
            <text:p>Corry::1.13::41::1176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formula="of:=RANDBETWEEN(1;30) + RANDBETWEEN(1;100)/100" office:value-type="float" office:value="17.46" calcext:value-type="float">
            <text:p>17.46</text:p>
          </table:table-cell>
          <table:table-cell table:formula="of:=RANDBETWEEN(1;200)" office:value-type="float" office:value="62" calcext:value-type="float">
            <text:p>62</text:p>
          </table:table-cell>
          <table:table-cell table:formula="of:=RANDBETWEEN(1;1830)" office:value-type="float" office:value="1514" calcext:value-type="float">
            <text:p>1514</text:p>
          </table:table-cell>
          <table:table-cell table:formula="of:=CONCATENATE([.A191];&quot;::&quot;;[.B191];&quot;::&quot;;[.C191];&quot;::&quot;;[.D191])" office:value-type="string" office:string-value="Montana::17.46::62::1514" calcext:value-type="string">
            <text:p>Montana::17.46::62::1514</text:p>
          </table:table-cell>
        </table:table-row>
        <table:table-row table:style-name="ro1">
          <table:table-cell office:value-type="string" calcext:value-type="string">
            <text:p>Fair Oaks</text:p>
          </table:table-cell>
          <table:table-cell table:formula="of:=RANDBETWEEN(1;30) + RANDBETWEEN(1;100)/100" office:value-type="float" office:value="25.34" calcext:value-type="float">
            <text:p>25.34</text:p>
          </table:table-cell>
          <table:table-cell table:formula="of:=RANDBETWEEN(1;200)" office:value-type="float" office:value="157" calcext:value-type="float">
            <text:p>157</text:p>
          </table:table-cell>
          <table:table-cell table:formula="of:=RANDBETWEEN(1;1830)" office:value-type="float" office:value="825" calcext:value-type="float">
            <text:p>825</text:p>
          </table:table-cell>
          <table:table-cell table:formula="of:=CONCATENATE([.A192];&quot;::&quot;;[.B192];&quot;::&quot;;[.C192];&quot;::&quot;;[.D192])" office:value-type="string" office:string-value="Fair Oaks::25.34::157::825" calcext:value-type="string">
            <text:p>Fair Oaks::25.34::157::825</text:p>
          </table:table-cell>
        </table:table-row>
        <table:table-row table:style-name="ro1">
          <table:table-cell office:value-type="string" calcext:value-type="string">
            <text:p>Schurz</text:p>
          </table:table-cell>
          <table:table-cell table:formula="of:=RANDBETWEEN(1;30) + RANDBETWEEN(1;100)/100" office:value-type="float" office:value="29.28" calcext:value-type="float">
            <text:p>29.28</text:p>
          </table:table-cell>
          <table:table-cell table:formula="of:=RANDBETWEEN(1;200)" office:value-type="float" office:value="145" calcext:value-type="float">
            <text:p>145</text:p>
          </table:table-cell>
          <table:table-cell table:formula="of:=RANDBETWEEN(1;1830)" office:value-type="float" office:value="172" calcext:value-type="float">
            <text:p>172</text:p>
          </table:table-cell>
          <table:table-cell table:formula="of:=CONCATENATE([.A193];&quot;::&quot;;[.B193];&quot;::&quot;;[.C193];&quot;::&quot;;[.D193])" office:value-type="string" office:string-value="Schurz::29.28::145::172" calcext:value-type="string">
            <text:p>Schurz::29.28::145::172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table:formula="of:=RANDBETWEEN(1;30) + RANDBETWEEN(1;100)/100" office:value-type="float" office:value="5.38" calcext:value-type="float">
            <text:p>5.38</text:p>
          </table:table-cell>
          <table:table-cell table:formula="of:=RANDBETWEEN(1;200)" office:value-type="float" office:value="133" calcext:value-type="float">
            <text:p>133</text:p>
          </table:table-cell>
          <table:table-cell table:formula="of:=RANDBETWEEN(1;1830)" office:value-type="float" office:value="337" calcext:value-type="float">
            <text:p>337</text:p>
          </table:table-cell>
          <table:table-cell table:formula="of:=CONCATENATE([.A194];&quot;::&quot;;[.B194];&quot;::&quot;;[.C194];&quot;::&quot;;[.D194])" office:value-type="string" office:string-value="Columbus::5.38::133::337" calcext:value-type="string">
            <text:p>Columbus::5.38::133::337</text:p>
          </table:table-cell>
        </table:table-row>
        <table:table-row table:style-name="ro1">
          <table:table-cell office:value-type="string" calcext:value-type="string">
            <text:p>Northport</text:p>
          </table:table-cell>
          <table:table-cell table:formula="of:=RANDBETWEEN(1;30) + RANDBETWEEN(1;100)/100" office:value-type="float" office:value="7.66" calcext:value-type="float">
            <text:p>7.66</text:p>
          </table:table-cell>
          <table:table-cell table:formula="of:=RANDBETWEEN(1;200)" office:value-type="float" office:value="194" calcext:value-type="float">
            <text:p>194</text:p>
          </table:table-cell>
          <table:table-cell table:formula="of:=RANDBETWEEN(1;1830)" office:value-type="float" office:value="1323" calcext:value-type="float">
            <text:p>1323</text:p>
          </table:table-cell>
          <table:table-cell table:formula="of:=CONCATENATE([.A195];&quot;::&quot;;[.B195];&quot;::&quot;;[.C195];&quot;::&quot;;[.D195])" office:value-type="string" office:string-value="Northport::7.66::194::1323" calcext:value-type="string">
            <text:p>Northport::7.66::194::1323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8.85" calcext:value-type="float">
            <text:p>28.85</text:p>
          </table:table-cell>
          <table:table-cell table:formula="of:=RANDBETWEEN(1;200)" office:value-type="float" office:value="89" calcext:value-type="float">
            <text:p>89</text:p>
          </table:table-cell>
          <table:table-cell table:formula="of:=RANDBETWEEN(1;1830)" office:value-type="float" office:value="433" calcext:value-type="float">
            <text:p>433</text:p>
          </table:table-cell>
          <table:table-cell table:formula="of:=CONCATENATE([.A196];&quot;::&quot;;[.B196];&quot;::&quot;;[.C196];&quot;::&quot;;[.D196])" office:value-type="string" office:string-value="Vera::28.85::89::433" calcext:value-type="string">
            <text:p>Vera::28.85::89::433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table:formula="of:=RANDBETWEEN(1;30) + RANDBETWEEN(1;100)/100" office:value-type="float" office:value="5.28" calcext:value-type="float">
            <text:p>5.28</text:p>
          </table:table-cell>
          <table:table-cell table:formula="of:=RANDBETWEEN(1;200)" office:value-type="float" office:value="131" calcext:value-type="float">
            <text:p>131</text:p>
          </table:table-cell>
          <table:table-cell table:formula="of:=RANDBETWEEN(1;1830)" office:value-type="float" office:value="1066" calcext:value-type="float">
            <text:p>1066</text:p>
          </table:table-cell>
          <table:table-cell table:formula="of:=CONCATENATE([.A197];&quot;::&quot;;[.B197];&quot;::&quot;;[.C197];&quot;::&quot;;[.D197])" office:value-type="string" office:string-value="Gerald::5.28::131::1066" calcext:value-type="string">
            <text:p>Gerald::5.28::131::1066</text:p>
          </table:table-cell>
        </table:table-row>
        <table:table-row table:style-name="ro1">
          <table:table-cell office:value-type="string" calcext:value-type="string">
            <text:p>Ridgeway</text:p>
          </table:table-cell>
          <table:table-cell table:formula="of:=RANDBETWEEN(1;30) + RANDBETWEEN(1;100)/100" office:value-type="float" office:value="29.89" calcext:value-type="float">
            <text:p>29.89</text:p>
          </table:table-cell>
          <table:table-cell table:formula="of:=RANDBETWEEN(1;200)" office:value-type="float" office:value="110" calcext:value-type="float">
            <text:p>110</text:p>
          </table:table-cell>
          <table:table-cell table:formula="of:=RANDBETWEEN(1;1830)" office:value-type="float" office:value="1727" calcext:value-type="float">
            <text:p>1727</text:p>
          </table:table-cell>
          <table:table-cell table:formula="of:=CONCATENATE([.A198];&quot;::&quot;;[.B198];&quot;::&quot;;[.C198];&quot;::&quot;;[.D198])" office:value-type="string" office:string-value="Ridgeway::29.89::110::1727" calcext:value-type="string">
            <text:p>Ridgeway::29.89::110::1727</text:p>
          </table:table-cell>
        </table:table-row>
        <table:table-row table:style-name="ro1">
          <table:table-cell office:value-type="string" calcext:value-type="string">
            <text:p>Chive</text:p>
          </table:table-cell>
          <table:table-cell table:formula="of:=RANDBETWEEN(1;30) + RANDBETWEEN(1;100)/100" office:value-type="float" office:value="4.99" calcext:value-type="float">
            <text:p>4.99</text:p>
          </table:table-cell>
          <table:table-cell table:formula="of:=RANDBETWEEN(1;200)" office:value-type="float" office:value="26" calcext:value-type="float">
            <text:p>26</text:p>
          </table:table-cell>
          <table:table-cell table:formula="of:=RANDBETWEEN(1;1830)" office:value-type="float" office:value="102" calcext:value-type="float">
            <text:p>102</text:p>
          </table:table-cell>
          <table:table-cell table:formula="of:=CONCATENATE([.A199];&quot;::&quot;;[.B199];&quot;::&quot;;[.C199];&quot;::&quot;;[.D199])" office:value-type="string" office:string-value="Chive::4.99::26::102" calcext:value-type="string">
            <text:p>Chive::4.99::26::102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table:formula="of:=RANDBETWEEN(1;30) + RANDBETWEEN(1;100)/100" office:value-type="float" office:value="8.36" calcext:value-type="float">
            <text:p>8.36</text:p>
          </table:table-cell>
          <table:table-cell table:formula="of:=RANDBETWEEN(1;200)" office:value-type="float" office:value="63" calcext:value-type="float">
            <text:p>63</text:p>
          </table:table-cell>
          <table:table-cell table:formula="of:=RANDBETWEEN(1;1830)" office:value-type="float" office:value="1074" calcext:value-type="float">
            <text:p>1074</text:p>
          </table:table-cell>
          <table:table-cell table:formula="of:=CONCATENATE([.A200];&quot;::&quot;;[.B200];&quot;::&quot;;[.C200];&quot;::&quot;;[.D200])" office:value-type="string" office:string-value="Columbus::8.36::63::1074" calcext:value-type="string">
            <text:p>Columbus::8.36::63::1074</text:p>
          </table:table-cell>
        </table:table-row>
        <table:table-row table:style-name="ro1">
          <table:table-cell office:value-type="string" calcext:value-type="string">
            <text:p>Lunder</text:p>
          </table:table-cell>
          <table:table-cell table:formula="of:=RANDBETWEEN(1;30) + RANDBETWEEN(1;100)/100" office:value-type="float" office:value="20.86" calcext:value-type="float">
            <text:p>20.86</text:p>
          </table:table-cell>
          <table:table-cell table:formula="of:=RANDBETWEEN(1;200)" office:value-type="float" office:value="193" calcext:value-type="float">
            <text:p>193</text:p>
          </table:table-cell>
          <table:table-cell table:formula="of:=RANDBETWEEN(1;1830)" office:value-type="float" office:value="150" calcext:value-type="float">
            <text:p>150</text:p>
          </table:table-cell>
          <table:table-cell table:formula="of:=CONCATENATE([.A201];&quot;::&quot;;[.B201];&quot;::&quot;;[.C201];&quot;::&quot;;[.D201])" office:value-type="string" office:string-value="Lunder::20.86::193::150" calcext:value-type="string">
            <text:p>Lunder::20.86::193::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1:20:34.0752576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9:47.119353339</meta:creation-date>
    <dc:date>2017-11-17T11:21:45.337911672</dc:date>
    <meta:editing-duration>PT24M2S</meta:editing-duration>
    <meta:editing-cycles>8</meta:editing-cycles>
    <meta:generator>LibreOffice/5.1.6.2$Linux_X86_64 LibreOffice_project/10m0$Build-2</meta:generator>
    <meta:document-statistic meta:table-count="3" meta:cell-count="2316" meta:object-count="0"/>
  </office:meta>
</office:document-meta>
</file>